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файл_20_остатки">
      <style:table-properties table:display="true" style:writing-mode="lr-tb"/>
    </style:style>
    <style:style style:name="ta2" style:family="table" style:master-page-name="PageStyle_5f_планирование_20_суточное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52">
      <style:table-cell-properties style:rotation-align="none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айл остатки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Отчет от</text:p>
          </table:table-cell>
          <table:table-cell table:style-name="ce2" office:value-type="date" office:date-value="2020-10-06" calcext:value-type="date">
            <text:p>2020-10-06 00:00:00</text:p>
          </table:table-cell>
          <table:table-cell table:style-name="ce1" office:value-type="string" calcext:value-type="string">
            <text:p>Unnamed: 2</text:p>
          </table:table-cell>
          <table:table-cell table:style-name="ce1" office:value-type="string" calcext:value-type="string">
            <text:p>Unnamed: 3</text:p>
          </table:table-cell>
          <table:table-cell table:style-name="ce1" office:value-type="string" calcext:value-type="string">
            <text:p>Unnamed: 4</text:p>
          </table:table-cell>
          <table:table-cell table:style-name="ce1" office:value-type="string" calcext:value-type="string">
            <text:p>Unnamed: 5</text:p>
          </table:table-cell>
          <table:table-cell table:style-name="ce1" office:value-type="string" calcext:value-type="string">
            <text:p>Unnamed: 6</text:p>
          </table:table-cell>
          <table:table-cell table:style-name="ce1" office:value-type="string" calcext:value-type="string">
            <text:p>Unnamed: 7</text:p>
          </table:table-cell>
          <table:table-cell table:style-name="ce1" office:value-type="string" calcext:value-type="string">
            <text:p>Unnamed: 8</text:p>
          </table:table-cell>
          <table:table-cell table:style-name="ce1" office:value-type="string" calcext:value-type="string">
            <text:p>Unnamed: 9</text:p>
          </table:table-cell>
          <table:table-cell table:style-name="ce1" office:value-type="string" calcext:value-type="string">
            <text:p>Unnamed: 10</text:p>
          </table:table-cell>
          <table:table-cell table:style-name="ce1" office:value-type="string" calcext:value-type="string">
            <text:p>Unnamed: 11</text:p>
          </table:table-cell>
          <table:table-cell table:style-name="ce1" office:value-type="string" calcext:value-type="string">
            <text:p>Unnamed: 12</text:p>
          </table:table-cell>
          <table:table-cell table:style-name="ce1" office:value-type="string" calcext:value-type="string">
            <text:p>Unnamed: 13</text:p>
          </table:table-cell>
          <table:table-cell table:style-name="ce1" office:value-type="string" calcext:value-type="string">
            <text:p>Unnamed: 14</text:p>
          </table:table-cell>
          <table:table-cell table:style-name="ce1" office:value-type="string" calcext:value-type="string">
            <text:p>Unnamed: 15</text:p>
          </table:table-cell>
          <table:table-cell table:style-name="ce1" office:value-type="string" calcext:value-type="string">
            <text:p>Unnamed: 16</text:p>
          </table:table-cell>
          <table:table-cell table:style-name="ce1" office:value-type="string" calcext:value-type="string">
            <text:p>Unnamed: 17</text:p>
          </table:table-cell>
          <table:table-cell table:style-name="ce1" office:value-type="string" calcext:value-type="string">
            <text:p>Unnamed: 18</text:p>
          </table:table-cell>
          <table:table-cell table:style-name="ce1" office:value-type="string" calcext:value-type="string">
            <text:p>Unnamed: 19</text:p>
          </table:table-cell>
          <table:table-cell table:style-name="ce1" office:value-type="string" calcext:value-type="string">
            <text:p>Unnamed: 20</text:p>
          </table:table-cell>
          <table:table-cell table:style-name="ce1" office:value-type="string" calcext:value-type="string">
            <text:p>Unnamed: 21</text:p>
          </table:table-cell>
          <table:table-cell table:style-name="ce1" office:value-type="string" calcext:value-type="string">
            <text:p>Unnamed: 22</text:p>
          </table:table-cell>
          <table:table-cell table:style-name="ce1" office:value-type="string" calcext:value-type="string">
            <text:p>Unnamed: 23</text:p>
          </table:table-cell>
          <table:table-cell table:style-name="ce1" office:value-type="string" calcext:value-type="string">
            <text:p>Unnamed: 24</text:p>
          </table:table-cell>
          <table:table-cell table:style-name="ce1" office:value-type="string" calcext:value-type="string">
            <text:p>Unnamed: 25</text:p>
          </table:table-cell>
          <table:table-cell table:style-name="ce1" office:value-type="string" calcext:value-type="string">
            <text:p>Unnamed: 26</text:p>
          </table:table-cell>
          <table:table-cell table:style-name="ce1" office:value-type="string" calcext:value-type="string">
            <text:p>Unnamed: 27</text:p>
          </table:table-cell>
          <table:table-cell table:style-name="ce1" office:value-type="string" calcext:value-type="string">
            <text:p>Unnamed: 28</text:p>
          </table:table-cell>
          <table:table-cell table:style-name="ce1" office:value-type="string" calcext:value-type="string">
            <text:p>Unnamed: 29</text:p>
          </table:table-cell>
          <table:table-cell table:style-name="ce1" office:value-type="string" calcext:value-type="string">
            <text:p>Unnamed: 30</text:p>
          </table:table-cell>
          <table:table-cell table:style-name="ce1" office:value-type="string" calcext:value-type="string">
            <text:p>Unnamed: 31</text:p>
          </table:table-cell>
          <table:table-cell table:style-name="ce1" office:value-type="string" calcext:value-type="string">
            <text:p>Unnamed: 32</text:p>
          </table:table-cell>
          <table:table-cell table:style-name="ce1" office:value-type="string" calcext:value-type="string">
            <text:p>Unnamed: 33</text:p>
          </table:table-cell>
          <table:table-cell table:style-name="ce1" office:value-type="string" calcext:value-type="string">
            <text:p>Unnamed: 34</text:p>
          </table:table-cell>
          <table:table-cell table:style-name="ce1" office:value-type="string" calcext:value-type="string">
            <text:p>Unnamed: 35</text:p>
          </table:table-cell>
          <table:table-cell table:style-name="ce1" office:value-type="string" calcext:value-type="string">
            <text:p>Unnamed: 36</text:p>
          </table:table-cell>
          <table:table-cell table:style-name="ce1" office:value-type="string" calcext:value-type="string">
            <text:p>Unnamed: 37</text:p>
          </table:table-cell>
          <table:table-cell table:style-name="ce1" office:value-type="string" calcext:value-type="string">
            <text:p>Unnamed: 38</text:p>
          </table:table-cell>
          <table:table-cell table:style-name="ce1" office:value-type="string" calcext:value-type="string">
            <text:p>Unnamed: 39</text:p>
          </table:table-cell>
          <table:table-cell table:style-name="ce1" office:value-type="string" calcext:value-type="string">
            <text:p>Unnamed: 40</text:p>
          </table:table-cell>
          <table:table-cell table:style-name="ce1" office:value-type="string" calcext:value-type="string">
            <text:p>Unnamed: 41</text:p>
          </table:table-cell>
          <table:table-cell table:style-name="ce1" office:value-type="string" calcext:value-type="string">
            <text:p>Unnamed: 42</text:p>
          </table:table-cell>
          <table:table-cell table:style-name="ce1" office:value-type="string" calcext:value-type="string">
            <text:p>Unnamed: 43</text:p>
          </table:table-cell>
          <table:table-cell table:style-name="ce1" office:value-type="string" calcext:value-type="string">
            <text:p>Unnamed: 44</text:p>
          </table:table-cell>
          <table:table-cell table:style-name="ce1" office:value-type="string" calcext:value-type="string">
            <text:p>Unnamed: 45</text:p>
          </table:table-cell>
          <table:table-cell table:style-name="ce1" office:value-type="string" calcext:value-type="string">
            <text:p>Unnamed: 46</text:p>
          </table:table-cell>
          <table:table-cell table:style-name="ce1" office:value-type="string" calcext:value-type="string">
            <text:p>Unnamed: 47</text:p>
          </table:table-cell>
          <table:table-cell table:style-name="ce1" office:value-type="string" calcext:value-type="string">
            <text:p>Unnamed: 48</text:p>
          </table:table-cell>
          <table:table-cell table:style-name="ce1" office:value-type="string" calcext:value-type="string">
            <text:p>Unnamed: 49</text:p>
          </table:table-cell>
          <table:table-cell table:style-name="ce1" office:value-type="string" calcext:value-type="string">
            <text:p>Unnamed: 50</text:p>
          </table:table-cell>
          <table:table-cell table:style-name="ce1" office:value-type="string" calcext:value-type="string">
            <text:p>Unnamed: 51</text:p>
          </table:table-cell>
          <table:table-cell table:style-name="ce1" office:value-type="string" calcext:value-type="string">
            <text:p>Unnamed: 52</text:p>
          </table:table-cell>
          <table:table-cell table:style-name="ce1" office:value-type="string" calcext:value-type="string">
            <text:p>Unnamed: 53</text:p>
          </table:table-cell>
          <table:table-cell table:style-name="ce1" office:value-type="string" calcext:value-type="string">
            <text:p>Unnamed: 54</text:p>
          </table:table-cell>
          <table:table-cell table:style-name="ce1" office:value-type="string" calcext:value-type="string">
            <text:p>Unnamed: 55</text:p>
          </table:table-cell>
          <table:table-cell table:style-name="ce1" office:value-type="string" calcext:value-type="string">
            <text:p>Unnamed: 56</text:p>
          </table:table-cell>
          <table:table-cell table:style-name="ce1" office:value-type="string" calcext:value-type="string">
            <text:p>Unnamed: 57</text:p>
          </table:table-cell>
          <table:table-cell table:style-name="ce1" office:value-type="string" calcext:value-type="string">
            <text:p>Unnamed: 58</text:p>
          </table:table-cell>
          <table:table-cell table:style-name="ce1" office:value-type="string" calcext:value-type="string">
            <text:p>Unnamed: 59</text:p>
          </table:table-cell>
          <table:table-cell table:style-name="ce1" office:value-type="string" calcext:value-type="string">
            <text:p>Unnamed: 60</text:p>
          </table:table-cell>
          <table:table-cell table:style-name="ce1" office:value-type="string" calcext:value-type="string">
            <text:p>Unnamed: 61</text:p>
          </table:table-cell>
          <table:table-cell table:style-name="ce1" office:value-type="string" calcext:value-type="string">
            <text:p>Unnamed: 62</text:p>
          </table:table-cell>
          <table:table-cell table:style-name="ce1" office:value-type="string" calcext:value-type="string">
            <text:p>Unnamed: 63</text:p>
          </table:table-cell>
          <table:table-cell table:style-name="ce1" office:value-type="string" calcext:value-type="string">
            <text:p>Unnamed: 64</text:p>
          </table:table-cell>
          <table:table-cell table:style-name="ce1" office:value-type="string" calcext:value-type="string">
            <text:p>Unnamed: 65</text:p>
          </table:table-cell>
          <table:table-cell table:style-name="ce1" office:value-type="string" calcext:value-type="string">
            <text:p>Unnamed: 66</text:p>
          </table:table-cell>
          <table:table-cell table:style-name="ce1" office:value-type="string" calcext:value-type="string">
            <text:p>Unnamed: 67</text:p>
          </table:table-cell>
          <table:table-cell table:style-name="ce1" office:value-type="string" calcext:value-type="string">
            <text:p>Unnamed: 68</text:p>
          </table:table-cell>
          <table:table-cell table:style-name="ce1" office:value-type="string" calcext:value-type="string">
            <text:p>Unnamed: 69</text:p>
          </table:table-cell>
          <table:table-cell table:style-name="ce1" office:value-type="string" calcext:value-type="string">
            <text:p>Unnamed: 70</text:p>
          </table:table-cell>
          <table:table-cell table:style-name="ce1" office:value-type="string" calcext:value-type="string">
            <text:p>Unnamed: 71</text:p>
          </table:table-cell>
          <table:table-cell table:style-name="ce1" office:value-type="string" calcext:value-type="string">
            <text:p>Unnamed: 72</text:p>
          </table:table-cell>
          <table:table-cell table:style-name="ce1" office:value-type="string" calcext:value-type="string">
            <text:p>Unnamed: 73</text:p>
          </table:table-cell>
          <table:table-cell table:style-name="ce1" office:value-type="string" calcext:value-type="string">
            <text:p>Unnamed: 74</text:p>
          </table:table-cell>
          <table:table-cell table:style-name="ce1" office:value-type="string" calcext:value-type="string">
            <text:p>Unnamed: 75</text:p>
          </table:table-cell>
          <table:table-cell table:style-name="ce1" office:value-type="string" calcext:value-type="string">
            <text:p>Unnamed: 76</text:p>
          </table:table-cell>
          <table:table-cell table:style-name="ce1" office:value-type="string" calcext:value-type="string">
            <text:p>Unnamed: 77</text:p>
          </table:table-cell>
          <table:table-cell table:style-name="ce1" office:value-type="string" calcext:value-type="string">
            <text:p>Unnamed: 78</text:p>
          </table:table-cell>
          <table:table-cell table:style-name="ce1" office:value-type="string" calcext:value-type="string">
            <text:p>Unnamed: 79</text:p>
          </table:table-cell>
          <table:table-cell table:style-name="ce1" office:value-type="string" calcext:value-type="string">
            <text:p>Unnamed: 80</text:p>
          </table:table-cell>
          <table:table-cell table:style-name="ce1" office:value-type="string" calcext:value-type="string">
            <text:p>Unnamed: 81</text:p>
          </table:table-cell>
          <table:table-cell table:style-name="ce1" office:value-type="string" calcext:value-type="string">
            <text:p>Unnamed: 82</text:p>
          </table:table-cell>
          <table:table-cell table:style-name="ce1" office:value-type="string" calcext:value-type="string">
            <text:p>Unnamed: 83</text:p>
          </table:table-cell>
          <table:table-cell table:style-name="ce1" office:value-type="string" calcext:value-type="string">
            <text:p>Unnamed: 84</text:p>
          </table:table-cell>
          <table:table-cell table:style-name="ce1" office:value-type="string" calcext:value-type="string">
            <text:p>Unnamed: 85</text:p>
          </table:table-cell>
          <table:table-cell table:style-name="ce1" office:value-type="string" calcext:value-type="string">
            <text:p>Unnamed: 86</text:p>
          </table:table-cell>
          <table:table-cell table:style-name="ce1" office:value-type="string" calcext:value-type="string">
            <text:p>Unnamed: 87</text:p>
          </table:table-cell>
          <table:table-cell table:style-name="ce1" office:value-type="string" calcext:value-type="string">
            <text:p>Unnamed: 88</text:p>
          </table:table-cell>
          <table:table-cell table:style-name="ce1" office:value-type="string" calcext:value-type="string">
            <text:p>Unnamed: 89</text:p>
          </table:table-cell>
          <table:table-cell table:style-name="ce1" office:value-type="string" calcext:value-type="string">
            <text:p>Unnamed: 90</text:p>
          </table:table-cell>
          <table:table-cell table:style-name="ce1" office:value-type="string" calcext:value-type="string">
            <text:p>Unnamed: 91</text:p>
          </table:table-cell>
          <table:table-cell table:style-name="ce1" office:value-type="string" calcext:value-type="string">
            <text:p>Unnamed: 92</text:p>
          </table:table-cell>
          <table:table-cell table:style-name="ce1" office:value-type="string" calcext:value-type="string">
            <text:p>Unnamed: 93</text:p>
          </table:table-cell>
          <table:table-cell table:style-name="ce1" office:value-type="string" calcext:value-type="string">
            <text:p>Unnamed: 94</text:p>
          </table:table-cell>
          <table:table-cell table:style-name="ce1" office:value-type="string" calcext:value-type="string">
            <text:p>Unnamed: 95</text:p>
          </table:table-cell>
          <table:table-cell table:style-name="ce1" office:value-type="string" calcext:value-type="string">
            <text:p>Unnamed: 96</text:p>
          </table:table-cell>
          <table:table-cell table:style-name="ce1" office:value-type="string" calcext:value-type="string">
            <text:p>Unnamed: 97</text:p>
          </table:table-cell>
          <table:table-cell table:style-name="ce1" office:value-type="string" calcext:value-type="string">
            <text:p>Unnamed: 98</text:p>
          </table:table-cell>
          <table:table-cell table:style-name="ce1" office:value-type="string" calcext:value-type="string">
            <text:p>Unnamed: 99</text:p>
          </table:table-cell>
          <table:table-cell table:style-name="ce1" office:value-type="string" calcext:value-type="string">
            <text:p>Unnamed: 100</text:p>
          </table:table-cell>
          <table:table-cell table:style-name="ce1" office:value-type="string" calcext:value-type="string">
            <text:p>Unnamed: 101</text:p>
          </table:table-cell>
          <table:table-cell table:style-name="ce1" office:value-type="string" calcext:value-type="string">
            <text:p>Unnamed: 102</text:p>
          </table:table-cell>
          <table:table-cell table:style-name="ce1" office:value-type="string" calcext:value-type="string">
            <text:p>Unnamed: 103</text:p>
          </table:table-cell>
          <table:table-cell table:style-name="ce1" office:value-type="string" calcext:value-type="string">
            <text:p>Unnamed: 104</text:p>
          </table:table-cell>
          <table:table-cell table:style-name="ce1" office:value-type="string" calcext:value-type="string">
            <text:p>Unnamed: 105</text:p>
          </table:table-cell>
          <table:table-cell table:style-name="ce1" office:value-type="string" calcext:value-type="string">
            <text:p>Unnamed: 106</text:p>
          </table:table-cell>
          <table:table-cell table:style-name="ce1" office:value-type="string" calcext:value-type="string">
            <text:p>Unnamed: 107</text:p>
          </table:table-cell>
          <table:table-cell table:style-name="ce1" office:value-type="string" calcext:value-type="string">
            <text:p>Unnamed: 108</text:p>
          </table:table-cell>
          <table:table-cell table:style-name="ce1" office:value-type="string" calcext:value-type="string">
            <text:p>Unnamed: 109</text:p>
          </table:table-cell>
          <table:table-cell table:style-name="ce1" office:value-type="string" calcext:value-type="string">
            <text:p>Unnamed: 110</text:p>
          </table:table-cell>
          <table:table-cell table:style-name="ce1" office:value-type="string" calcext:value-type="string">
            <text:p>Unnamed: 111</text:p>
          </table:table-cell>
          <table:table-cell table:style-name="ce1" office:value-type="string" calcext:value-type="string">
            <text:p>Unnamed: 112</text:p>
          </table:table-cell>
          <table:table-cell table:style-name="ce1" office:value-type="string" calcext:value-type="string">
            <text:p>Unnamed: 113</text:p>
          </table:table-cell>
          <table:table-cell table:style-name="ce1" office:value-type="string" calcext:value-type="string">
            <text:p>Unnamed: 114</text:p>
          </table:table-cell>
          <table:table-cell table:number-columns-repeated="909"/>
        </table:table-row>
        <table:table-row table:style-name="ro1">
          <table:table-cell table:style-name="ce1" office:value-type="string" calcext:value-type="string">
            <text:p>Группа</text:p>
          </table:table-cell>
          <table:table-cell office:value-type="string" calcext:value-type="string">
            <text:p>Кавказский</text:p>
          </table:table-cell>
          <table:table-cell table:number-columns-repeated="6"/>
          <table:table-cell office:value-type="string" calcext:value-type="string">
            <text:p>Черкесский</text:p>
          </table:table-cell>
          <table:table-cell table:number-columns-repeated="7"/>
          <table:table-cell office:value-type="string" calcext:value-type="string">
            <text:p>Сулугуни 0,28</text:p>
          </table:table-cell>
          <table:table-cell table:number-columns-repeated="2"/>
          <table:table-cell office:value-type="string" calcext:value-type="string">
            <text:p>Сулугуни 0,2</text:p>
          </table:table-cell>
          <table:table-cell office:value-type="string" calcext:value-type="string">
            <text:p>Сулугуни 0,12</text:p>
          </table:table-cell>
          <table:table-cell table:number-columns-repeated="4"/>
          <table:table-cell office:value-type="string" calcext:value-type="string">
            <text:p>Моцарелла для пиццы </text:p>
          </table:table-cell>
          <table:table-cell table:number-columns-repeated="16"/>
          <table:table-cell office:value-type="string" calcext:value-type="string">
            <text:p>Чечил</text:p>
          </table:table-cell>
          <table:table-cell/>
          <table:table-cell office:value-type="string" calcext:value-type="string">
            <text:p>Моцарелла в воде Фиор Ди Латте</text:p>
          </table:table-cell>
          <table:table-cell table:number-columns-repeated="9"/>
          <table:table-cell office:value-type="string" calcext:value-type="string">
            <text:p>Грандиоза </text:p>
          </table:table-cell>
          <table:table-cell office:value-type="string" calcext:value-type="string">
            <text:p>Моцарелла Чильеджина в воде</text:p>
          </table:table-cell>
          <table:table-cell table:number-columns-repeated="6"/>
          <table:table-cell office:value-type="string" calcext:value-type="string">
            <text:p>Рикотта</text:p>
          </table:table-cell>
          <table:table-cell table:number-columns-repeated="17"/>
          <table:table-cell office:value-type="string" calcext:value-type="string">
            <text:p>Сливки</text:p>
          </table:table-cell>
          <table:table-cell office:value-type="string" calcext:value-type="string">
            <text:p>Cливочный </text:p>
          </table:table-cell>
          <table:table-cell table:number-columns-repeated="4"/>
          <table:table-cell office:value-type="string" calcext:value-type="string">
            <text:p>Творожный</text:p>
          </table:table-cell>
          <table:table-cell table:number-columns-repeated="3"/>
          <table:table-cell office:value-type="string" calcext:value-type="string">
            <text:p>Маскарпоне</text:p>
          </table:table-cell>
          <table:table-cell table:number-columns-repeated="8"/>
          <table:table-cell office:value-type="string" calcext:value-type="string">
            <text:p>Масло</text:p>
          </table:table-cell>
          <table:table-cell table:number-columns-repeated="5"/>
          <table:table-cell office:value-type="string" calcext:value-type="string">
            <text:p>Некондиционная продукция</text:p>
          </table:table-cell>
          <table:table-cell office:value-type="string" calcext:value-type="string">
            <text:p>Полуфабрикаты</text:p>
          </table:table-cell>
          <table:table-cell table:number-columns-repeated="4"/>
          <table:table-cell office:value-type="string" calcext:value-type="string">
            <text:p>Итого</text:p>
          </table:table-cell>
          <table:table-cell office:value-type="string" calcext:value-type="string">
            <text:p>Группа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дгруппа</text:p>
          </table:table-cell>
          <table:table-cell table:number-columns-repeated="7" office:value-type="string" calcext:value-type="string">
            <text:p>Кавказский</text:p>
          </table:table-cell>
          <table:table-cell table:number-columns-repeated="4" office:value-type="string" calcext:value-type="string">
            <text:p>Черкесский </text:p>
          </table:table-cell>
          <table:table-cell office:value-type="string" calcext:value-type="string">
            <text:p>Свели-Квели </text:p>
          </table:table-cell>
          <table:table-cell office:value-type="string" calcext:value-type="string">
            <text:p>Четук </text:p>
          </table:table-cell>
          <table:table-cell office:value-type="string" calcext:value-type="string">
            <text:p>Качорикотта</text:p>
          </table:table-cell>
          <table:table-cell office:value-type="string" calcext:value-type="string">
            <text:p>Рикотта</text:p>
          </table:table-cell>
          <table:table-cell table:number-columns-repeated="8" office:value-type="string" calcext:value-type="string">
            <text:p>Сулугуни </text:p>
          </table:table-cell>
          <table:table-cell table:number-columns-repeated="14" office:value-type="string" calcext:value-type="string">
            <text:p>Для пиццы </text:p>
          </table:table-cell>
          <table:table-cell table:number-columns-repeated="4" office:value-type="string" calcext:value-type="string">
            <text:p>Качокавалло</text:p>
          </table:table-cell>
          <table:table-cell table:number-columns-repeated="2" office:value-type="string" calcext:value-type="string">
            <text:p>Чечил</text:p>
          </table:table-cell>
          <table:table-cell table:number-columns-repeated="10" office:value-type="string" calcext:value-type="string">
            <text:p>Фиор ди Латте</text:p>
          </table:table-cell>
          <table:table-cell office:value-type="string" calcext:value-type="string">
            <text:p>Грандиоза </text:p>
          </table:table-cell>
          <table:table-cell table:number-columns-repeated="7" office:value-type="string" calcext:value-type="string">
            <text:p>Чильеджина</text:p>
          </table:table-cell>
          <table:table-cell table:number-columns-repeated="18" office:value-type="string" calcext:value-type="string">
            <text:p>Рикотта</text:p>
          </table:table-cell>
          <table:table-cell office:value-type="string" calcext:value-type="string">
            <text:p>Сливки</text:p>
          </table:table-cell>
          <table:table-cell table:number-columns-repeated="5" office:value-type="string" calcext:value-type="string">
            <text:p>Крем-чиз </text:p>
          </table:table-cell>
          <table:table-cell table:number-columns-repeated="2" office:value-type="string" calcext:value-type="string">
            <text:p>Творожный</text:p>
          </table:table-cell>
          <table:table-cell table:number-columns-repeated="2" office:value-type="string" calcext:value-type="string">
            <text:p>Робиола </text:p>
          </table:table-cell>
          <table:table-cell table:number-columns-repeated="9" office:value-type="string" calcext:value-type="string">
            <text:p>Маскарпоне</text:p>
          </table:table-cell>
          <table:table-cell table:number-columns-repeated="6" office:value-type="string" calcext:value-type="string">
            <text:p>Масло</text:p>
          </table:table-cell>
          <table:table-cell office:value-type="string" calcext:value-type="string">
            <text:p>Некондиционная продукция</text:p>
          </table:table-cell>
          <table:table-cell office:value-type="string" calcext:value-type="string">
            <text:p>Полуфабрикаты</text:p>
          </table:table-cell>
          <table:table-cell table:number-columns-repeated="5"/>
          <table:table-cell office:value-type="string" calcext:value-type="string">
            <text:p>Подгруппа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Бренд</text:p>
          </table:table-cell>
          <table:table-cell table:number-columns-repeated="5" office:value-type="string" calcext:value-type="string">
            <text:p>Умалат</text:p>
          </table:table-cell>
          <table:table-cell office:value-type="string" calcext:value-type="string">
            <text:p>Глобус</text:p>
          </table:table-cell>
          <table:table-cell table:number-columns-repeated="7" office:value-type="string" calcext:value-type="string">
            <text:p>Умалат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ВкусВилл</text:p>
          </table:table-cell>
          <table:table-cell table:number-columns-repeated="4" office:value-type="string" calcext:value-type="string">
            <text:p>Умалат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Fine Life</text:p>
          </table:table-cell>
          <table:table-cell table:number-columns-repeated="2" office:value-type="string" calcext:value-type="string">
            <text:p>Unagrande</text:p>
          </table:table-cell>
          <table:table-cell office:value-type="string" calcext:value-type="string">
            <text:p>Бонджорно</text:p>
          </table:table-cell>
          <table:table-cell office:value-type="string" calcext:value-type="string">
            <text:p>ВкусВилл</text:p>
          </table:table-cell>
          <table:table-cell table:number-columns-repeated="2" office:value-type="string" calcext:value-type="string">
            <text:p>Unagrande</text:p>
          </table:table-cell>
          <table:table-cell table:number-columns-repeated="3" office:value-type="string" calcext:value-type="string">
            <text:p>Pretto</text:p>
          </table:table-cell>
          <table:table-cell office:value-type="string" calcext:value-type="string">
            <text:p>Фермерская коллекция</text:p>
          </table:table-cell>
          <table:table-cell table:number-columns-repeated="2" office:value-type="string" calcext:value-type="string">
            <text:p>Unagrande</text:p>
          </table:table-cell>
          <table:table-cell office:value-type="string" calcext:value-type="string">
            <text:p>Metro Chef</text:p>
          </table:table-cell>
          <table:table-cell table:number-columns-repeated="4" office:value-type="string" calcext:value-type="string">
            <text:p>Unagrande</text:p>
          </table:table-cell>
          <table:table-cell table:number-columns-repeated="2" office:value-type="string" calcext:value-type="string">
            <text:p>Эсперсон</text:p>
          </table:table-cell>
          <table:table-cell table:number-columns-repeated="2" office:value-type="string" calcext:value-type="string">
            <text:p>Unagrande</text:p>
          </table:table-cell>
          <table:table-cell table:number-columns-repeated="2" office:value-type="string" calcext:value-type="string">
            <text:p>Pretto</text:p>
          </table:table-cell>
          <table:table-cell office:value-type="string" calcext:value-type="string">
            <text:p>Ваш выбор</text:p>
          </table:table-cell>
          <table:table-cell office:value-type="string" calcext:value-type="string">
            <text:p>Красная птица</text:p>
          </table:table-cell>
          <table:table-cell office:value-type="string" calcext:value-type="string">
            <text:p>Fine Life</text:p>
          </table:table-cell>
          <table:table-cell office:value-type="string" calcext:value-type="string">
            <text:p>Orecchio Oro</text:p>
          </table:table-cell>
          <table:table-cell office:value-type="string" calcext:value-type="string">
            <text:p>ВкусВилл</text:p>
          </table:table-cell>
          <table:table-cell table:number-columns-repeated="4" office:value-type="string" calcext:value-type="string">
            <text:p>Unagrande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Fine Life</text:p>
          </table:table-cell>
          <table:table-cell office:value-type="string" calcext:value-type="string">
            <text:p>Orecchio Oro</text:p>
          </table:table-cell>
          <table:table-cell office:value-type="string" calcext:value-type="string">
            <text:p>Ваш выбор</text:p>
          </table:table-cell>
          <table:table-cell office:value-type="string" calcext:value-type="string">
            <text:p>Красная птица</text:p>
          </table:table-cell>
          <table:table-cell table:number-columns-repeated="7" office:value-type="string" calcext:value-type="string">
            <text:p>Unagrande</text:p>
          </table:table-cell>
          <table:table-cell office:value-type="string" calcext:value-type="string">
            <text:p>ВкусВилл</text:p>
          </table:table-cell>
          <table:table-cell table:number-columns-repeated="2" office:value-type="string" calcext:value-type="string">
            <text:p>Pretto</text:p>
          </table:table-cell>
          <table:table-cell office:value-type="string" calcext:value-type="string">
            <text:p>Фермерская коллекция</text:p>
          </table:table-cell>
          <table:table-cell office:value-type="string" calcext:value-type="string">
            <text:p>Избёнка</text:p>
          </table:table-cell>
          <table:table-cell office:value-type="string" calcext:value-type="string">
            <text:p>Красная птица</text:p>
          </table:table-cell>
          <table:table-cell office:value-type="string" calcext:value-type="string">
            <text:p>SPAR</text:p>
          </table:table-cell>
          <table:table-cell table:number-columns-repeated="3" office:value-type="string" calcext:value-type="string">
            <text:p>Бонджорно</text:p>
          </table:table-cell>
          <table:table-cell office:value-type="string" calcext:value-type="string">
            <text:p>Глобус</text:p>
          </table:table-cell>
          <table:table-cell table:number-columns-repeated="2" office:value-type="string" calcext:value-type="string">
            <text:p>Unagrande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Избёнка</text:p>
          </table:table-cell>
          <table:table-cell office:value-type="string" calcext:value-type="string">
            <text:p>Фермерская коллекция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Фермерская коллекция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Избёнка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Ungrande</text:p>
          </table:table-cell>
          <table:table-cell table:number-columns-repeated="2" office:value-type="string" calcext:value-type="string">
            <text:p>Pretto</text:p>
          </table:table-cell>
          <table:table-cell office:value-type="string" calcext:value-type="string">
            <text:p>Красная птица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Глобус</text:p>
          </table:table-cell>
          <table:table-cell office:value-type="string" calcext:value-type="string">
            <text:p>Ungrande</text:p>
          </table:table-cell>
          <table:table-cell office:value-type="string" calcext:value-type="string">
            <text:p>Бонджорно</text:p>
          </table:table-cell>
          <table:table-cell office:value-type="string" calcext:value-type="string">
            <text:p>Ungrande</text:p>
          </table:table-cell>
          <table:table-cell table:number-columns-repeated="2" office:value-type="string" calcext:value-type="string">
            <text:p>Умалат</text:p>
          </table:table-cell>
          <table:table-cell/>
          <table:table-cell table:number-columns-repeated="2" office:value-type="string" calcext:value-type="string">
            <text:p>Unagrande</text:p>
          </table:table-cell>
          <table:table-cell table:number-columns-repeated="8"/>
          <table:table-cell office:value-type="string" calcext:value-type="string">
            <text:p>Бренд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Дата выработки продукции:</text:p>
          </table:table-cell>
          <table:table-cell office:value-type="string" calcext:value-type="string">
            <text:p>Кавказский "Умалат" (Перекресток), 45%, кг, в/у</text:p>
          </table:table-cell>
          <table:table-cell office:value-type="string" calcext:value-type="string">
            <text:p>Кавказский "Умалат" (Окей), 45%, кг, в/у</text:p>
          </table:table-cell>
          <table:table-cell office:value-type="string" calcext:value-type="string">
            <text:p>Кавказский "Умалат" (Тандер), 45%, кг , в/у</text:p>
          </table:table-cell>
          <table:table-cell office:value-type="string" calcext:value-type="string">
            <text:p>Кавказский "Умалат" (Метро), 45%, кг, в/у</text:p>
          </table:table-cell>
          <table:table-cell office:value-type="string" calcext:value-type="string">
            <text:p>Кавказский "Умалат", 45%, 0,37 кг, в/у</text:p>
          </table:table-cell>
          <table:table-cell office:value-type="string" calcext:value-type="string">
            <text:p>Кавказский "Глобус", 45%, кг, в/у</text:p>
          </table:table-cell>
          <table:table-cell office:value-type="string" calcext:value-type="string">
            <text:p>Кавказский "Умалат", 45%, кг, в/у</text:p>
          </table:table-cell>
          <table:table-cell office:value-type="string" calcext:value-type="string">
            <text:p>Сыр Черкесский "Умалат", 45%, 0,28 кг, т/ф</text:p>
          </table:table-cell>
          <table:table-cell office:value-type="string" calcext:value-type="string">
            <text:p>Сыр Черкесский "Умалат", 45%, кг, т/ф, ВЕС</text:p>
          </table:table-cell>
          <table:table-cell office:value-type="string" calcext:value-type="string">
            <text:p>Сыр Черкесский "Умалат" (БИЛЛА), 45%, т/ф, ВЕС</text:p>
          </table:table-cell>
          <table:table-cell office:value-type="string" calcext:value-type="string">
            <text:p>Сыр Черкесский "Умалат" (ДИКСИ), 45%, т/ф, ВЕС</text:p>
          </table:table-cell>
          <table:table-cell office:value-type="string" calcext:value-type="string">
            <text:p>Свели-Квели "Умалат", 30%, 0,37 кг, в/у</text:p>
          </table:table-cell>
          <table:table-cell office:value-type="string" calcext:value-type="string">
            <text:p>Четук "Умалат", 45%, 0,37 кг, в/у</text:p>
          </table:table-cell>
          <table:table-cell office:value-type="string" calcext:value-type="string">
            <text:p>Качорикотта "Unagrande", 45%, 0,37 кг, в/у</text:p>
          </table:table-cell>
          <table:table-cell office:value-type="string" calcext:value-type="string">
            <text:p>Рикотта "Pretto" (зернистая), 30%, 0,37 кг, в/у</text:p>
          </table:table-cell>
          <table:table-cell office:value-type="string" calcext:value-type="string">
            <text:p>Сулугуни "Маркет Перекресток", 45%, 0,28 кг, т/ф</text:p>
          </table:table-cell>
          <table:table-cell office:value-type="string" calcext:value-type="string">
            <text:p>Сулугуни "ВкусВилл", 45%, 0,28 кг, т/ф</text:p>
          </table:table-cell>
          <table:table-cell office:value-type="string" calcext:value-type="string">
            <text:p>Сулугуни "Умалат", 45%, 0,28 кг, т/ф, (8 шт)</text:p>
          </table:table-cell>
          <table:table-cell office:value-type="string" calcext:value-type="string">
            <text:p>Сулугуни "Умалат", 45%, 0,2 кг, т/ф, (9 шт)</text:p>
          </table:table-cell>
          <table:table-cell office:value-type="string" calcext:value-type="string">
            <text:p>Сулугуни палочки "Умалат", 45%, 0,12 кг, т/ф (10 шт.)</text:p>
          </table:table-cell>
          <table:table-cell office:value-type="string" calcext:value-type="string">
            <text:p>Сулугуни "Умалат" (для хачапури), 45%, 0,12 кг, ф/п</text:p>
          </table:table-cell>
          <table:table-cell office:value-type="string" calcext:value-type="string">
            <text:p>Сулугуни кубики "ВкусВилл", 45%, 0,12 кг, ф/п</text:p>
          </table:table-cell>
          <table:table-cell office:value-type="string" calcext:value-type="string">
            <text:p>Сулугуни <text:s/>"Умалат", 45%, 0,37 кг, т/ф, (6 шт)</text:p>
          </table:table-cell>
          <table:table-cell office:value-type="string" calcext:value-type="string">
            <text:p>Моцарелла для пиццы «Fine Life», 45%, 0,37 кг, т/ф, (6 шт)</text:p>
          </table:table-cell>
          <table:table-cell office:value-type="string" calcext:value-type="string">
            <text:p>Моцарелла для пиццы "Unagrande", 45%, 0,46 кг, в/у, (8 шт)</text:p>
          </table:table-cell>
          <table:table-cell office:value-type="string" calcext:value-type="string">
            <text:p>Моцарелла палочки "Unagrande", 45%, 0,12 кг, т/ф</text:p>
          </table:table-cell>
          <table:table-cell office:value-type="string" calcext:value-type="string">
            <text:p>Моцарелла палочки "Бонджорно", 45%, 0,12 кг, т/ф</text:p>
          </table:table-cell>
          <table:table-cell office:value-type="string" calcext:value-type="string">
            <text:p>Моцарелла палочки "ВкусВилл", 45%, 0,12 кг, т/ф</text:p>
          </table:table-cell>
          <table:table-cell office:value-type="string" calcext:value-type="string">
            <text:p>Моцарелла для сэндвичей "Unagrande", 45%, 0,28 кг, т/ф, (8 шт)</text:p>
          </table:table-cell>
          <table:table-cell office:value-type="string" calcext:value-type="string">
            <text:p>Моцарелла без лактозы для сэндвичей "Unagrande", 45%, 0,28 кг, т/ф</text:p>
          </table:table-cell>
          <table:table-cell office:value-type="string" calcext:value-type="string">
            <text:p>Моцарелла "Pretto", 45%, 1,2 кг, в/у</text:p>
          </table:table-cell>
          <table:table-cell office:value-type="string" calcext:value-type="string">
            <text:p>Моцарелла для пиццы "Pretto", 45%, 0,46 кг, т/ф, (8 шт)</text:p>
          </table:table-cell>
          <table:table-cell office:value-type="string" calcext:value-type="string">
            <text:p>Моцарелла "Pretto" (для бутербродов), 45%, 0,2 кг, т/ф, (9 шт)</text:p>
          </table:table-cell>
          <table:table-cell office:value-type="string" calcext:value-type="string">
            <text:p>Моцарелла для пиццы "Фермерская коллекция", 45%, 0,2 кг, т/ф</text:p>
          </table:table-cell>
          <table:table-cell office:value-type="string" calcext:value-type="string">
            <text:p>Моцарелла "Unagrande", 45%, 3 кг, пл/л</text:p>
          </table:table-cell>
          <table:table-cell office:value-type="string" calcext:value-type="string">
            <text:p>Моцарелла "Unagrande", 45%, 0,12 кг, ф/п (кубики)</text:p>
          </table:table-cell>
          <table:table-cell office:value-type="string" calcext:value-type="string">
            <text:p>Моцарелла шары "Metro Chef", 45%, кг, в/у</text:p>
          </table:table-cell>
          <table:table-cell office:value-type="string" calcext:value-type="string">
            <text:p>Качокавалло "Unagrande", 45%, 0,26 кг, в/у, (8 шт)</text:p>
          </table:table-cell>
          <table:table-cell office:value-type="string" calcext:value-type="string">
            <text:p>Качокавалло "Unagrande", 45%, кг</text:p>
          </table:table-cell>
          <table:table-cell office:value-type="string" calcext:value-type="string">
            <text:p>Качокавалло "Unagrande" (ОК), 45%, кг</text:p>
          </table:table-cell>
          <table:table-cell office:value-type="string" calcext:value-type="string">
            <text:p>Качокавалло "Unagrande" (Метро), 45%, кг</text:p>
          </table:table-cell>
          <table:table-cell office:value-type="string" calcext:value-type="string">
            <text:p>Моцарелла палочки 7,5 гр Эсперсен, 45%, кг, пл/л</text:p>
          </table:table-cell>
          <table:table-cell office:value-type="string" calcext:value-type="string">
            <text:p>Моцарелла (палочки), 45%, кг, пл/л</text:p>
          </table:table-cell>
          <table:table-cell office:value-type="string" calcext:value-type="string">
            <text:p>Моцарелла Фиор ди латте в воде "Unagrande", 50%, 0,125 кг, ф/п, (8 шт)</text:p>
          </table:table-cell>
          <table:table-cell office:value-type="string" calcext:value-type="string">
            <text:p>Моцарелла в воде Фиор Ди Латте без лактозы “Unagrande", 45%, 0,125 кг, ф/п, (8 шт)</text:p>
          </table:table-cell>
          <table:table-cell office:value-type="string" calcext:value-type="string">
            <text:p>Моцарелла Фиор Ди Латте в воде "Pretto", 45%, 0,125 кг, ф/п, (8 шт)</text:p>
          </table:table-cell>
          <table:table-cell office:value-type="string" calcext:value-type="string">
            <text:p>Моцарелла Фиор Ди Латте в воде "Pretto", 45%, 0,1 кг, ф/п, (8 шт)</text:p>
          </table:table-cell>
          <table:table-cell office:value-type="string" calcext:value-type="string">
            <text:p>Моцарелла Фиор ди Латте в воде "Ваш выбор", 50%, 0,1 кг, ф/п</text:p>
          </table:table-cell>
          <table:table-cell office:value-type="string" calcext:value-type="string">
            <text:p>Моцарелла Фиор ди Латте в воде "Красная птица", 45%, 0,125 кг, ф/п</text:p>
          </table:table-cell>
          <table:table-cell office:value-type="string" calcext:value-type="string">
            <text:p>Моцарелла Фиор ди латте в воде "Fine Life", 45%, 0,125 кг, ф/п</text:p>
          </table:table-cell>
          <table:table-cell office:value-type="string" calcext:value-type="string">
            <text:p>Моцарелла в воде Фиор Ди Латте "Orecchio Oro", 45%, 0,1 кг, ф/п</text:p>
          </table:table-cell>
          <table:table-cell office:value-type="string" calcext:value-type="string">
            <text:p>Моцарелла в воде Фиор Ди Латте без лактозы "ВкусВилл", 45%, 0,125 кг, ф/п (8 шт)</text:p>
          </table:table-cell>
          <table:table-cell office:value-type="string" calcext:value-type="string">
            <text:p>Моцарелла сердечки в воде "Unagrande", 45%, 0,125 кг, ф/п, (8 шт)</text:p>
          </table:table-cell>
          <table:table-cell office:value-type="string" calcext:value-type="string">
            <text:p>Моцарелла Грандиоза в воде "Unagrande", 50%, 0,2 кг, ф/п</text:p>
          </table:table-cell>
          <table:table-cell office:value-type="string" calcext:value-type="string">
            <text:p>Моцарелла Чильеджина в воде "Unagrande", 50%, 0,125, ф/п, (8 шт)</text:p>
          </table:table-cell>
          <table:table-cell office:value-type="string" calcext:value-type="string">
            <text:p>Моцарелла в воде Чильеджина без лактозы "Unagrande", 45%, 0,125 кг, ф/п</text:p>
          </table:table-cell>
          <table:table-cell office:value-type="string" calcext:value-type="string">
            <text:p>Моцарелла Чильеджина в воде "Pretto", 45%, 0,1 кг, ф/п, (8 шт)</text:p>
          </table:table-cell>
          <table:table-cell office:value-type="string" calcext:value-type="string">
            <text:p>Моцарелла Чильеджина в воде "Fine Life", 45%, 0,125 кг, ф/п</text:p>
          </table:table-cell>
          <table:table-cell office:value-type="string" calcext:value-type="string">
            <text:p>Моцарелла в воде Чильеджина "Orecchio Oro", 45%, 0,1 кг, ф/п</text:p>
          </table:table-cell>
          <table:table-cell office:value-type="string" calcext:value-type="string">
            <text:p>Моцарелла Чильеджина в воде "Ваш выбор", 50%, 0,1 кг, ф/п</text:p>
          </table:table-cell>
          <table:table-cell office:value-type="string" calcext:value-type="string">
            <text:p>Моцарелла Чильеджина в воде "Красная птица", 45%, 0,125 кг, ф/п</text:p>
          </table:table-cell>
          <table:table-cell office:value-type="string" calcext:value-type="string">
            <text:p>Рикотта "Unagrande", 50%, 0,25 кг, пл/с</text:p>
          </table:table-cell>
          <table:table-cell office:value-type="string" calcext:value-type="string">
            <text:p>Рикотта "Unagrande", 50%, 0,5 кг, пл/с</text:p>
          </table:table-cell>
          <table:table-cell office:value-type="string" calcext:value-type="string">
            <text:p>Рикотта "Unagrande Professionale", 45%, 0,5 кг, пл/с</text:p>
          </table:table-cell>
          <table:table-cell office:value-type="string" calcext:value-type="string">
            <text:p>Рикотта с шоколадом "Unagrande", 30%, 0,18 кг, пл/с</text:p>
          </table:table-cell>
          <table:table-cell office:value-type="string" calcext:value-type="string">
            <text:p>Рикотта с шоколадом "Unagrande", 30%, 0,14 кг, пл/с</text:p>
          </table:table-cell>
          <table:table-cell office:value-type="string" calcext:value-type="string">
            <text:p>Рикотта сицилийская "Unagrande", 55%, 0,3 кг, пл/с</text:p>
          </table:table-cell>
          <table:table-cell office:value-type="string" calcext:value-type="string">
            <text:p>Рикотта сицилийская "Unagrande", 55%, ВЕС, пл/с</text:p>
          </table:table-cell>
          <table:table-cell office:value-type="string" calcext:value-type="string">
            <text:p>Рикотта с шоколадом "ВкусВилл", 30%, 0,14 кг, пл/с</text:p>
          </table:table-cell>
          <table:table-cell office:value-type="string" calcext:value-type="string">
            <text:p>Рикотта "Pretto", 45%, 0,5 кг, пл/с</text:p>
          </table:table-cell>
          <table:table-cell office:value-type="string" calcext:value-type="string">
            <text:p>Рикотта "Pretto", 45%, 0,2 кг, пл/с</text:p>
          </table:table-cell>
          <table:table-cell office:value-type="string" calcext:value-type="string">
            <text:p>Рикотта "Фермерская коллекция", 45%, 0,2 кг, пл/с</text:p>
          </table:table-cell>
          <table:table-cell office:value-type="string" calcext:value-type="string">
            <text:p>Рикотта "Избёнка", 45%, 0,18 кг, пл/с (6 шт)</text:p>
          </table:table-cell>
          <table:table-cell office:value-type="string" calcext:value-type="string">
            <text:p>Рикотта "Красная птица", 30%, <text:s/>0,25 кг, пл/с (6 шт)</text:p>
          </table:table-cell>
          <table:table-cell office:value-type="string" calcext:value-type="string">
            <text:p>Рикотта "SPAR", 30%, 0,2 кг, пл/с (6 шт)</text:p>
          </table:table-cell>
          <table:table-cell office:value-type="string" calcext:value-type="string">
            <text:p>Рикотта с ванилью "Бонджорно", 30%, 0,2 кг, пл/с</text:p>
          </table:table-cell>
          <table:table-cell office:value-type="string" calcext:value-type="string">
            <text:p>Рикотта с шоколадом "Бонджорно", 30%, 0,2 кг, пл/с</text:p>
          </table:table-cell>
          <table:table-cell office:value-type="string" calcext:value-type="string">
            <text:p>Рикотта шоколадно-ореховая "Бонджорно", 35%, 0,2 кг, пл/с</text:p>
          </table:table-cell>
          <table:table-cell office:value-type="string" calcext:value-type="string">
            <text:p>Рикотта "Глобус", 45%, 0,25 кг, пл/с</text:p>
          </table:table-cell>
          <table:table-cell office:value-type="string" calcext:value-type="string">
            <text:p>Сливки Panna Fresca "Unagrande", 38%, 0,5 л, пл/с</text:p>
          </table:table-cell>
          <table:table-cell office:value-type="string" calcext:value-type="string">
            <text:p>Кремчиз № 1 "Unagrande Professionale", 70%, 0,5 кг, пл/с</text:p>
          </table:table-cell>
          <table:table-cell office:value-type="string" calcext:value-type="string">
            <text:p>Кремчиз "Pretto", 75%, 0,2 кг, пл/с</text:p>
          </table:table-cell>
          <table:table-cell office:value-type="string" calcext:value-type="string">
            <text:p>Кремчиз "Избёнка", 70%, 0,18 кг, пл/с (6шт)</text:p>
          </table:table-cell>
          <table:table-cell office:value-type="string" calcext:value-type="string">
            <text:p>Кремчиз "Фермерская коллекция", 75%, 0,2 кг, пл/с</text:p>
          </table:table-cell>
          <table:table-cell office:value-type="string" calcext:value-type="string">
            <text:p>Кремчиз "Unagrande", 70%, 0,18 кг, пл/с</text:p>
          </table:table-cell>
          <table:table-cell office:value-type="string" calcext:value-type="string">
            <text:p>Творожный "Фермерская коллекция", 65%,0,18 кг,пл/с</text:p>
          </table:table-cell>
          <table:table-cell office:value-type="string" calcext:value-type="string">
            <text:p>Творожный "Pretto", 65%, 0,18 кг, пл/с</text:p>
          </table:table-cell>
          <table:table-cell office:value-type="string" calcext:value-type="string">
            <text:p>Робиола "Избёнка", 65%, 0,18 кг, пл/с (6 шт)</text:p>
          </table:table-cell>
          <table:table-cell office:value-type="string" calcext:value-type="string">
            <text:p>Робиола "Unagrande", 65%, 0,18 кг, пл/с</text:p>
          </table:table-cell>
          <table:table-cell office:value-type="string" calcext:value-type="string">
            <text:p>Маскарпоне "Unagrande", 80%, 0,25 кг, пл/с</text:p>
          </table:table-cell>
          <table:table-cell office:value-type="string" calcext:value-type="string">
            <text:p>Маскарпоне "Pretto", 80%, 0,25 кг, пл/с</text:p>
          </table:table-cell>
          <table:table-cell office:value-type="string" calcext:value-type="string">
            <text:p>Маскарпоне "Pretto", 80%, 0,5 кг, пл/с</text:p>
          </table:table-cell>
          <table:table-cell office:value-type="string" calcext:value-type="string">
            <text:p>Маскарпоне "Красная птица", 80%, <text:s/>0,25 кг, пл/с, (6 шт)</text:p>
          </table:table-cell>
          <table:table-cell office:value-type="string" calcext:value-type="string">
            <text:p>Маскарпоне "ВкусВилл", 80%, 0,25 кг, пл/с (6 шт)</text:p>
          </table:table-cell>
          <table:table-cell office:value-type="string" calcext:value-type="string">
            <text:p>Маскарпоне "Глобус", 80%, 0,25 кг, пл/с</text:p>
          </table:table-cell>
          <table:table-cell office:value-type="string" calcext:value-type="string">
            <text:p>Маскарпоне "Unаgrande", 80%, 0,5 кг, пл/с</text:p>
          </table:table-cell>
          <table:table-cell office:value-type="string" calcext:value-type="string">
            <text:p>Маскарпоне с шоколадом "Бонджорно", 50%, 0,2 кг, пл/с</text:p>
          </table:table-cell>
          <table:table-cell office:value-type="string" calcext:value-type="string">
            <text:p>Маскарпоне с шоколадом "Unagrande", 50%, 0,18 кг, пл/с</text:p>
          </table:table-cell>
          <table:table-cell office:value-type="string" calcext:value-type="string">
            <text:p>Масло сливочное "Умалат", 72,5% <text:s/>0,5 кг, к/к</text:p>
          </table:table-cell>
          <table:table-cell office:value-type="string" calcext:value-type="string">
            <text:p>Масло сливочное "Умалат", 72,5%, 2 кг, к/к</text:p>
          </table:table-cell>
          <table:table-cell office:value-type="string" calcext:value-type="string">
            <text:p>Масло сладко-сливочное традиционное 84%, 2 кг, кор (3 вложения)</text:p>
          </table:table-cell>
          <table:table-cell office:value-type="string" calcext:value-type="string">
            <text:p>Масло сладко-сливочное традиционное "Unagrande", 82,5%, 0,5 кг, к/к</text:p>
          </table:table-cell>
          <table:table-cell office:value-type="string" calcext:value-type="string">
            <text:p>Масло сладко-сливочное традиционное солёное "Unagrande", 82,5%, 0,5 кг, к/к</text:p>
          </table:table-cell>
          <table:table-cell office:value-type="string" calcext:value-type="string">
            <text:p>Масло сладко-сливочное Традиционное, 82,5%, 2 кг, к/к</text:p>
          </table:table-cell>
          <table:table-cell office:value-type="string" calcext:value-type="string">
            <text:p>Некондиционная продукция</text:p>
          </table:table-cell>
          <table:table-cell office:value-type="string" calcext:value-type="string">
            <text:p>п/ф Рикотта промышленная</text:p>
          </table:table-cell>
          <table:table-cell office:value-type="string" calcext:value-type="string">
            <text:p>П/ф Качокавалло 45%, кг</text:p>
          </table:table-cell>
          <table:table-cell/>
          <table:table-cell office:value-type="string" calcext:value-type="string">
            <text:p>П/ф Качокавалло 45% большие головки</text:p>
          </table:table-cell>
          <table:table-cell table:number-columns-repeated="2"/>
          <table:table-cell office:value-type="string" calcext:value-type="string">
            <text:p>Дата выработки продукции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од номенклатуры в 1C</text:p>
          </table:table-cell>
          <table:table-cell office:value-type="string" calcext:value-type="string">
            <text:p>Н0000086159</text:p>
          </table:table-cell>
          <table:table-cell office:value-type="string" calcext:value-type="string">
            <text:p>Н0000086487</text:p>
          </table:table-cell>
          <table:table-cell office:value-type="string" calcext:value-type="string">
            <text:p>Н0000086542</text:p>
          </table:table-cell>
          <table:table-cell office:value-type="string" calcext:value-type="string">
            <text:p>Н0000088745</text:p>
          </table:table-cell>
          <table:table-cell office:value-type="string" calcext:value-type="string">
            <text:p>Н0000084595</text:p>
          </table:table-cell>
          <table:table-cell office:value-type="string" calcext:value-type="string">
            <text:p>Н0000090511</text:p>
          </table:table-cell>
          <table:table-cell office:value-type="string" calcext:value-type="string">
            <text:p>Н0000080826</text:p>
          </table:table-cell>
          <table:table-cell office:value-type="string" calcext:value-type="string">
            <text:p>Н0000094227</text:p>
          </table:table-cell>
          <table:table-cell office:value-type="string" calcext:value-type="string">
            <text:p>Н0000094228</text:p>
          </table:table-cell>
          <table:table-cell office:value-type="string" calcext:value-type="string">
            <text:p>Н0000094632</text:p>
          </table:table-cell>
          <table:table-cell office:value-type="string" calcext:value-type="string">
            <text:p>Н0000094779</text:p>
          </table:table-cell>
          <table:table-cell office:value-type="string" calcext:value-type="string">
            <text:p>Н0000088771</text:p>
          </table:table-cell>
          <table:table-cell office:value-type="string" calcext:value-type="string">
            <text:p>Н0000088717</text:p>
          </table:table-cell>
          <table:table-cell office:value-type="string" calcext:value-type="string">
            <text:p>Н0000082882</text:p>
          </table:table-cell>
          <table:table-cell office:value-type="string" calcext:value-type="string">
            <text:p>Н0000088470</text:p>
          </table:table-cell>
          <table:table-cell office:value-type="float" office:value="3503984" calcext:value-type="float">
            <text:p>3503984</text:p>
          </table:table-cell>
          <table:table-cell office:value-type="string" calcext:value-type="string">
            <text:p>Н0000095992</text:p>
          </table:table-cell>
          <table:table-cell office:value-type="string" calcext:value-type="string">
            <text:p>Н0000081879</text:p>
          </table:table-cell>
          <table:table-cell office:value-type="string" calcext:value-type="string">
            <text:p>Н0000094741</text:p>
          </table:table-cell>
          <table:table-cell office:value-type="string" calcext:value-type="string">
            <text:p>Н0000093444</text:p>
          </table:table-cell>
          <table:table-cell office:value-type="string" calcext:value-type="string">
            <text:p>Н0000090330</text:p>
          </table:table-cell>
          <table:table-cell office:value-type="string" calcext:value-type="string">
            <text:p>Н0000094903</text:p>
          </table:table-cell>
          <table:table-cell office:value-type="string" calcext:value-type="string">
            <text:p>Н0000094742</text:p>
          </table:table-cell>
          <table:table-cell office:value-type="string" calcext:value-type="string">
            <text:p>Н0000094745</text:p>
          </table:table-cell>
          <table:table-cell office:value-type="string" calcext:value-type="string">
            <text:p>Н0000094725</text:p>
          </table:table-cell>
          <table:table-cell office:value-type="string" calcext:value-type="string">
            <text:p>Н0000093998</text:p>
          </table:table-cell>
          <table:table-cell office:value-type="string" calcext:value-type="string">
            <text:p>Н0000095934</text:p>
          </table:table-cell>
          <table:table-cell office:value-type="string" calcext:value-type="string">
            <text:p>Н0000094497</text:p>
          </table:table-cell>
          <table:table-cell office:value-type="string" calcext:value-type="string">
            <text:p>Н0000094726</text:p>
          </table:table-cell>
          <table:table-cell office:value-type="string" calcext:value-type="string">
            <text:p>Н0000095554</text:p>
          </table:table-cell>
          <table:table-cell office:value-type="string" calcext:value-type="string">
            <text:p>Н0000095251</text:p>
          </table:table-cell>
          <table:table-cell office:value-type="string" calcext:value-type="string">
            <text:p>Н0000094734</text:p>
          </table:table-cell>
          <table:table-cell office:value-type="string" calcext:value-type="string">
            <text:p>Н0000094735</text:p>
          </table:table-cell>
          <table:table-cell office:value-type="string" calcext:value-type="string">
            <text:p>Н0000095396</text:p>
          </table:table-cell>
          <table:table-cell office:value-type="string" calcext:value-type="string">
            <text:p>Н0000094274</text:p>
          </table:table-cell>
          <table:table-cell office:value-type="string" calcext:value-type="string">
            <text:p>Н0000090331</text:p>
          </table:table-cell>
          <table:table-cell office:value-type="string" calcext:value-type="string">
            <text:p>Н0000089109</text:p>
          </table:table-cell>
          <table:table-cell office:value-type="string" calcext:value-type="string">
            <text:p>Н0000094740</text:p>
          </table:table-cell>
          <table:table-cell office:value-type="string" calcext:value-type="string">
            <text:p>Н0000091561</text:p>
          </table:table-cell>
          <table:table-cell office:value-type="string" calcext:value-type="string">
            <text:p>Н0000093316</text:p>
          </table:table-cell>
          <table:table-cell office:value-type="string" calcext:value-type="string">
            <text:p>Н0000092242</text:p>
          </table:table-cell>
          <table:table-cell office:value-type="string" calcext:value-type="string">
            <text:p>Н0000093343</text:p>
          </table:table-cell>
          <table:table-cell office:value-type="string" calcext:value-type="string">
            <text:p>Н0000088954</text:p>
          </table:table-cell>
          <table:table-cell office:value-type="string" calcext:value-type="string">
            <text:p>Н0000094736</text:p>
          </table:table-cell>
          <table:table-cell office:value-type="string" calcext:value-type="string">
            <text:p>Н0000094698</text:p>
          </table:table-cell>
          <table:table-cell office:value-type="string" calcext:value-type="string">
            <text:p>Н0000094729</text:p>
          </table:table-cell>
          <table:table-cell office:value-type="string" calcext:value-type="string">
            <text:p>Н0000094728</text:p>
          </table:table-cell>
          <table:table-cell office:value-type="float" office:value="327193010" calcext:value-type="float">
            <text:p>327193010</text:p>
          </table:table-cell>
          <table:table-cell office:value-type="string" calcext:value-type="string">
            <text:p>Н0000090381</text:p>
          </table:table-cell>
          <table:table-cell office:value-type="string" calcext:value-type="string">
            <text:p>Н0000087862</text:p>
          </table:table-cell>
          <table:table-cell office:value-type="string" calcext:value-type="string">
            <text:p>Н0000095981</text:p>
          </table:table-cell>
          <table:table-cell office:value-type="string" calcext:value-type="string">
            <text:p>Н0000095415</text:p>
          </table:table-cell>
          <table:table-cell office:value-type="string" calcext:value-type="string">
            <text:p>Н0000094739</text:p>
          </table:table-cell>
          <table:table-cell office:value-type="string" calcext:value-type="string">
            <text:p>Н0000094897</text:p>
          </table:table-cell>
          <table:table-cell office:value-type="string" calcext:value-type="string">
            <text:p>Н0000094737</text:p>
          </table:table-cell>
          <table:table-cell office:value-type="string" calcext:value-type="string">
            <text:p>Н0000095553</text:p>
          </table:table-cell>
          <table:table-cell office:value-type="string" calcext:value-type="string">
            <text:p>Н0000094727</text:p>
          </table:table-cell>
          <table:table-cell office:value-type="string" calcext:value-type="string">
            <text:p>Н0000087861</text:p>
          </table:table-cell>
          <table:table-cell office:value-type="string" calcext:value-type="string">
            <text:p>Н0000095985</text:p>
          </table:table-cell>
          <table:table-cell office:value-type="float" office:value="327192013" calcext:value-type="float">
            <text:p>327192013</text:p>
          </table:table-cell>
          <table:table-cell office:value-type="string" calcext:value-type="string">
            <text:p>Н0000090380</text:p>
          </table:table-cell>
          <table:table-cell office:value-type="string" calcext:value-type="string">
            <text:p>Н0000094030</text:p>
          </table:table-cell>
          <table:table-cell office:value-type="string" calcext:value-type="string">
            <text:p>Н0000094029</text:p>
          </table:table-cell>
          <table:table-cell office:value-type="string" calcext:value-type="string">
            <text:p>Н0000086349</text:p>
          </table:table-cell>
          <table:table-cell office:value-type="string" calcext:value-type="string">
            <text:p>Н0000086350</text:p>
          </table:table-cell>
          <table:table-cell office:value-type="string" calcext:value-type="string">
            <text:p>Н0000094994</text:p>
          </table:table-cell>
          <table:table-cell office:value-type="string" calcext:value-type="string">
            <text:p>Н0000095662</text:p>
          </table:table-cell>
          <table:table-cell office:value-type="string" calcext:value-type="string">
            <text:p>Н0000095663</text:p>
          </table:table-cell>
          <table:table-cell office:value-type="string" calcext:value-type="string">
            <text:p>Н0000094993</text:p>
          </table:table-cell>
          <table:table-cell office:value-type="string" calcext:value-type="string">
            <text:p>Н0000086888</text:p>
          </table:table-cell>
          <table:table-cell office:value-type="string" calcext:value-type="string">
            <text:p>Н0000088471</text:p>
          </table:table-cell>
          <table:table-cell office:value-type="string" calcext:value-type="string">
            <text:p>Н0000095392</text:p>
          </table:table-cell>
          <table:table-cell office:value-type="string" calcext:value-type="string">
            <text:p>Н0000093950</text:p>
          </table:table-cell>
          <table:table-cell office:value-type="string" calcext:value-type="string">
            <text:p>Н0000095119</text:p>
          </table:table-cell>
          <table:table-cell office:value-type="string" calcext:value-type="string">
            <text:p>Н0000092930</text:p>
          </table:table-cell>
          <table:table-cell office:value-type="string" calcext:value-type="string">
            <text:p>Н0000095930</text:p>
          </table:table-cell>
          <table:table-cell office:value-type="string" calcext:value-type="string">
            <text:p>Н0000095931</text:p>
          </table:table-cell>
          <table:table-cell office:value-type="string" calcext:value-type="string">
            <text:p>Н0000095932</text:p>
          </table:table-cell>
          <table:table-cell office:value-type="float" office:value="326635016" calcext:value-type="float">
            <text:p>326635016</text:p>
          </table:table-cell>
          <table:table-cell office:value-type="string" calcext:value-type="string">
            <text:p>Н0000090708</text:p>
          </table:table-cell>
          <table:table-cell office:value-type="string" calcext:value-type="string">
            <text:p>Н0000085588</text:p>
          </table:table-cell>
          <table:table-cell office:value-type="string" calcext:value-type="string">
            <text:p>Н0000089213</text:p>
          </table:table-cell>
          <table:table-cell office:value-type="string" calcext:value-type="string">
            <text:p>Н0000093541</text:p>
          </table:table-cell>
          <table:table-cell office:value-type="string" calcext:value-type="string">
            <text:p>Н0000095395</text:p>
          </table:table-cell>
          <table:table-cell office:value-type="string" calcext:value-type="string">
            <text:p>Н0000085591</text:p>
          </table:table-cell>
          <table:table-cell office:value-type="string" calcext:value-type="string">
            <text:p>Н0000095394</text:p>
          </table:table-cell>
          <table:table-cell office:value-type="string" calcext:value-type="string">
            <text:p>Н0000085590</text:p>
          </table:table-cell>
          <table:table-cell office:value-type="string" calcext:value-type="string">
            <text:p>Н0000093542</text:p>
          </table:table-cell>
          <table:table-cell office:value-type="string" calcext:value-type="string">
            <text:p>Н0000086352</text:p>
          </table:table-cell>
          <table:table-cell office:value-type="string" calcext:value-type="string">
            <text:p>Н0000079142</text:p>
          </table:table-cell>
          <table:table-cell office:value-type="string" calcext:value-type="string">
            <text:p>Н0000083955</text:p>
          </table:table-cell>
          <table:table-cell office:value-type="string" calcext:value-type="string">
            <text:p>Н0000083957</text:p>
          </table:table-cell>
          <table:table-cell office:value-type="string" calcext:value-type="string">
            <text:p>Н0000095118</text:p>
          </table:table-cell>
          <table:table-cell office:value-type="string" calcext:value-type="string">
            <text:p>Н0000094363</text:p>
          </table:table-cell>
          <table:table-cell office:value-type="float" office:value="326636013" calcext:value-type="float">
            <text:p>326636013</text:p>
          </table:table-cell>
          <table:table-cell office:value-type="string" calcext:value-type="string">
            <text:p>Н0000085587</text:p>
          </table:table-cell>
          <table:table-cell office:value-type="string" calcext:value-type="string">
            <text:p>Н0000095933</text:p>
          </table:table-cell>
          <table:table-cell office:value-type="string" calcext:value-type="string">
            <text:p>Н0000086351</text:p>
          </table:table-cell>
          <table:table-cell office:value-type="string" calcext:value-type="string">
            <text:p>Н0000079144</text:p>
          </table:table-cell>
          <table:table-cell office:value-type="string" calcext:value-type="string">
            <text:p>Н0000084378</text:p>
          </table:table-cell>
          <table:table-cell office:value-type="string" calcext:value-type="string">
            <text:p>Н0000093768</text:p>
          </table:table-cell>
          <table:table-cell office:value-type="string" calcext:value-type="string">
            <text:p>Н0000094161</text:p>
          </table:table-cell>
          <table:table-cell office:value-type="string" calcext:value-type="string">
            <text:p>Н0000094162</text:p>
          </table:table-cell>
          <table:table-cell office:value-type="string" calcext:value-type="string">
            <text:p>Н0000088626</text:p>
          </table:table-cell>
          <table:table-cell/>
          <table:table-cell office:value-type="string" calcext:value-type="string">
            <text:p>Н0000079224</text:p>
          </table:table-cell>
          <table:table-cell office:value-type="string" calcext:value-type="string">
            <text:p>Н0000083041</text:p>
          </table:table-cell>
          <table:table-cell/>
          <table:table-cell office:value-type="string" calcext:value-type="string">
            <text:p>Н0000092414</text:p>
          </table:table-cell>
          <table:table-cell table:number-columns-repeated="2"/>
          <table:table-cell office:value-type="string" calcext:value-type="string">
            <text:p>Код номенклатуры в 1C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Вес продукта в коробке: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96" calcext:value-type="float">
            <text:p>2.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table:number-columns-repeated="3" office:value-type="float" office:value="2.32" calcext:value-type="float">
            <text:p>2.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96" calcext:value-type="float">
            <text:p>2.96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office:value-type="float" office:value="2.39" calcext:value-type="float">
            <text:p>2.39</text:p>
          </table:table-cell>
          <table:table-cell office:value-type="float" office:value="2.24" calcext:value-type="float">
            <text:p>2.24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.35" calcext:value-type="float">
            <text:p>1.3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2.22" calcext:value-type="float">
            <text:p>2.22</text:p>
          </table:table-cell>
          <table:table-cell office:value-type="float" office:value="3.68" calcext:value-type="float">
            <text:p>3.68</text:p>
          </table:table-cell>
          <table:table-cell office:value-type="float" office:value="1.2" calcext:value-type="float">
            <text:p>1.2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9.6" calcext:value-type="float">
            <text:p>9.6</text:p>
          </table:table-cell>
          <table:table-cell office:value-type="float" office:value="3.68" calcext:value-type="float">
            <text:p>3.68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.35" calcext:value-type="float">
            <text:p>1.35</text:p>
          </table:table-cell>
          <table:table-cell office:value-type="float" office:value="9.2" calcext:value-type="float">
            <text:p>9.2</text:p>
          </table:table-cell>
          <table:table-cell office:value-type="float" office:value="2.08" calcext:value-type="float">
            <text:p>2.08</text:p>
          </table:table-cell>
          <table:table-cell table:number-columns-repeated="3" office:value-type="float" office:value="1.94" calcext:value-type="float">
            <text:p>1.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1.54" calcext:value-type="float">
            <text:p>1.5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0.84" calcext:value-type="float">
            <text:p>0.84</text:p>
          </table:table-cell>
          <table:table-cell office:value-type="float" office:value="1.8" calcext:value-type="float">
            <text:p>1.8</text:p>
          </table:table-cell>
          <table:table-cell office:value-type="float" office:value="2.04" calcext:value-type="float">
            <text:p>2.04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.42" calcext:value-type="float">
            <text:p>1.4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1.08" calcext:value-type="float">
            <text:p>1.08</text:p>
          </table:table-cell>
          <table:table-cell office:value-type="string" calcext:value-type="string">
            <text:p>1,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Вес продукта в коробке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статки на Складе ГП</text:p>
          </table:table-cell>
          <table:table-cell office:value-type="string" calcext:value-type="string">
            <text:p><text:s text:c="2"/></text:p>
          </table:table-cell>
          <table:table-cell table:number-columns-repeated="69"/>
          <table:table-cell office:value-type="string" calcext:value-type="string">
            <text:p><text:s/></text:p>
          </table:table-cell>
          <table:table-cell table:number-columns-repeated="35"/>
          <table:table-cell office:value-type="string" calcext:value-type="string">
            <text:p>Кол-во шт.</text:p>
          </table:table-cell>
          <table:table-cell office:value-type="string" calcext:value-type="string">
            <text:p>Дата созревания</text:p>
          </table:table-cell>
          <table:table-cell office:value-type="string" calcext:value-type="string">
            <text:p>Кол-во шт.</text:p>
          </table:table-cell>
          <table:table-cell office:value-type="string" calcext:value-type="string">
            <text:p>Дата созревания</text:p>
          </table:table-cell>
          <table:table-cell/>
          <table:table-cell office:value-type="string" calcext:value-type="string">
            <text:p>Остатки на Складе ГП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7-29" calcext:value-type="date">
            <text:p>2020-07-29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9"/>
          <table:table-cell table:number-columns-repeated="3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" office:value-type="date" office:date-value="2020-07-29" calcext:value-type="date">
            <text:p>2020-07-2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7-30" calcext:value-type="date">
            <text:p>2020-07-30 00:00:00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4"/>
          <table:table-cell office:value-type="string" calcext:value-type="string">
            <text:p><text:s/></text:p>
          </table:table-cell>
          <table:table-cell table:number-columns-repeated="71"/>
          <table:table-cell office:value-type="float" office:value="0" calcext:value-type="float">
            <text:p>0</text:p>
          </table:table-cell>
          <table:table-cell table:style-name="ce3" office:value-type="date" office:date-value="2020-07-30" calcext:value-type="date">
            <text:p>2020-07-3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7-31" calcext:value-type="date">
            <text:p>2020-07-31 00:00: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3" office:value-type="date" office:date-value="2020-07-31" calcext:value-type="date">
            <text:p>2020-07-3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1" calcext:value-type="date">
            <text:p>2020-08-01 00:00:00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3" office:value-type="date" office:date-value="2020-08-01" calcext:value-type="date">
            <text:p>2020-08-0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2" calcext:value-type="date">
            <text:p>2020-08-02 00:00: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style-name="ce3" office:value-type="date" office:date-value="2020-08-02" calcext:value-type="date">
            <text:p>2020-08-0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3" calcext:value-type="date">
            <text:p>2020-08-03 00:00:00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table:number-columns-repeated="78"/>
          <table:table-cell office:value-type="float" office:value="0" calcext:value-type="float">
            <text:p>0</text:p>
          </table:table-cell>
          <table:table-cell table:style-name="ce3" office:value-type="date" office:date-value="2020-08-03" calcext:value-type="date">
            <text:p>2020-08-0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4" calcext:value-type="date">
            <text:p>2020-08-04 00:00:00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04" calcext:value-type="date">
            <text:p>2020-08-0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5" calcext:value-type="date">
            <text:p>2020-08-05 00:00:0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" office:value-type="date" office:date-value="2020-08-05" calcext:value-type="date">
            <text:p>2020-08-0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6" calcext:value-type="date">
            <text:p>2020-08-06 00:00:00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86"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06" calcext:value-type="date">
            <text:p>2020-08-0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7" calcext:value-type="date">
            <text:p>2020-08-07 00:00:00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8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18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07" calcext:value-type="date">
            <text:p>2020-08-0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8" calcext:value-type="date">
            <text:p>2020-08-08 00:00:00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08" calcext:value-type="date">
            <text:p>2020-08-0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9" calcext:value-type="date">
            <text:p>2020-08-09 00:00:00</text:p>
          </table:table-cell>
          <table:table-cell table:number-columns-repeated="5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7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09" calcext:value-type="date">
            <text:p>2020-08-0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0" calcext:value-type="date">
            <text:p>2020-08-10 00:00:0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8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5"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10" calcext:value-type="date">
            <text:p>2020-08-1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1" calcext:value-type="date">
            <text:p>2020-08-11 00:00:00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5"/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table:number-columns-repeated="7"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11" calcext:value-type="date">
            <text:p>2020-08-1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2" calcext:value-type="date">
            <text:p>2020-08-12 00:00:0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12" calcext:value-type="date">
            <text:p>2020-08-1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3" calcext:value-type="date">
            <text:p>2020-08-13 00:00:00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style-name="ce3" office:value-type="date" office:date-value="2020-08-13" calcext:value-type="date">
            <text:p>2020-08-1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4" calcext:value-type="date">
            <text:p>2020-08-14 00:00:00</text:p>
          </table:table-cell>
          <table:table-cell/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table:number-columns-repeated="3"/>
          <table:table-cell table:number-columns-repeated="7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14" calcext:value-type="date">
            <text:p>2020-08-1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5" calcext:value-type="date">
            <text:p>2020-08-15 00:00:00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" office:value-type="date" office:date-value="2020-08-15" calcext:value-type="date">
            <text:p>2020-08-1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6" calcext:value-type="date">
            <text:p>2020-08-16 00:00:0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8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" office:value-type="date" office:date-value="2020-08-16" calcext:value-type="date">
            <text:p>2020-08-1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7" calcext:value-type="date">
            <text:p>2020-08-17 00:00:0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7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3" office:value-type="date" office:date-value="2020-08-17" calcext:value-type="date">
            <text:p>2020-08-1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8" calcext:value-type="date">
            <text:p>2020-08-18 00:00:00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table:number-columns-repeated="4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ce3" office:value-type="date" office:date-value="2020-08-18" calcext:value-type="date">
            <text:p>2020-08-1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9" calcext:value-type="date">
            <text:p>2020-08-19 00:00:0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19" calcext:value-type="date">
            <text:p>2020-08-1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0" calcext:value-type="date">
            <text:p>2020-08-20 00:00:0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0" calcext:value-type="date">
            <text:p>2020-08-2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1" calcext:value-type="date">
            <text:p>2020-08-21 00:00:00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7"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1" calcext:value-type="date">
            <text:p>2020-08-2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2" calcext:value-type="date">
            <text:p>2020-08-22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table:number-columns-repeated="3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2" calcext:value-type="date">
            <text:p>2020-08-2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3" calcext:value-type="date">
            <text:p>2020-08-23 00:00: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3" calcext:value-type="date">
            <text:p>2020-08-2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4" calcext:value-type="date">
            <text:p>2020-08-24 00:00:0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number-columns-repeated="4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style-name="ce3" office:value-type="date" office:date-value="2020-08-24" calcext:value-type="date">
            <text:p>2020-08-2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5" calcext:value-type="date">
            <text:p>2020-08-25 00:00: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25" calcext:value-type="date">
            <text:p>2020-08-2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6" calcext:value-type="date">
            <text:p>2020-08-26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6" calcext:value-type="date">
            <text:p>2020-08-2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7" calcext:value-type="date">
            <text:p>2020-08-27 00:00:0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9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6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7" calcext:value-type="date">
            <text:p>2020-08-2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8" calcext:value-type="date">
            <text:p>2020-08-28 00:00:0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7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8" calcext:value-type="date">
            <text:p>2020-08-2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9" calcext:value-type="date">
            <text:p>2020-08-29 00:00:0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29" calcext:value-type="date">
            <text:p>2020-08-2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30" calcext:value-type="date">
            <text:p>2020-08-30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6" office:value-type="string" calcext:value-type="string">
            <text:p><text:s/>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style-name="ce3" office:value-type="date" office:date-value="2020-08-30" calcext:value-type="date">
            <text:p>2020-08-3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31" calcext:value-type="date">
            <text:p>2020-08-31 00:00:0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31" calcext:value-type="date">
            <text:p>2020-08-3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1" calcext:value-type="date">
            <text:p>2020-09-01 00:00:00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6"/>
          <table:table-cell table:number-columns-repeated="3" office:value-type="string" calcext:value-type="string">
            <text:p><text:s/></text:p>
          </table:table-cell>
          <table:table-cell table:number-columns-repeated="9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style-name="ce3" office:value-type="date" office:date-value="2020-09-01" calcext:value-type="date">
            <text:p>2020-09-0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2" calcext:value-type="date">
            <text:p>2020-09-02 00:00:00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 table:number-columns-repeated="6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3" office:value-type="date" office:date-value="2020-09-02" calcext:value-type="date">
            <text:p>2020-09-0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3" calcext:value-type="date">
            <text:p>2020-09-03 00:00:00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style-name="ce3" office:value-type="date" office:date-value="2020-09-03" calcext:value-type="date">
            <text:p>2020-09-0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4" calcext:value-type="date">
            <text:p>2020-09-04 00:00:00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1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style-name="ce3" office:value-type="date" office:date-value="2020-09-04" calcext:value-type="date">
            <text:p>2020-09-0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5" calcext:value-type="date">
            <text:p>2020-09-05 00:00: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style-name="ce3" office:value-type="date" office:date-value="2020-09-05" calcext:value-type="date">
            <text:p>2020-09-0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6" calcext:value-type="date">
            <text:p>2020-09-06 00:00:00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table:style-name="ce3" office:value-type="date" office:date-value="2020-09-06" calcext:value-type="date">
            <text:p>2020-09-0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7" calcext:value-type="date">
            <text:p>2020-09-07 00:00:00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71"/>
          <table:table-cell office:value-type="float" office:value="0" calcext:value-type="float">
            <text:p>0</text:p>
          </table:table-cell>
          <table:table-cell table:style-name="ce3" office:value-type="date" office:date-value="2020-09-07" calcext:value-type="date">
            <text:p>2020-09-0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8" calcext:value-type="date">
            <text:p>2020-09-08 00:00:00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9-08" calcext:value-type="date">
            <text:p>2020-09-0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9" calcext:value-type="date">
            <text:p>2020-09-09 00:00:00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21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style-name="ce3" office:value-type="date" office:date-value="2020-09-09" calcext:value-type="date">
            <text:p>2020-09-0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0" calcext:value-type="date">
            <text:p>2020-09-10 00:00:00</text:p>
          </table:table-cell>
          <table:table-cell table:number-columns-repeated="30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71"/>
          <table:table-cell office:value-type="float" office:value="0" calcext:value-type="float">
            <text:p>0</text:p>
          </table:table-cell>
          <table:table-cell table:style-name="ce3" office:value-type="date" office:date-value="2020-09-10" calcext:value-type="date">
            <text:p>2020-09-1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1" calcext:value-type="date">
            <text:p>2020-09-11 00:00:00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 table:number-columns-repeated="4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" office:value-type="date" office:date-value="2020-09-11" calcext:value-type="date">
            <text:p>2020-09-1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2" calcext:value-type="date">
            <text:p>2020-09-12 00:00:00</text:p>
          </table:table-cell>
          <table:table-cell table:number-columns-repeated="6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11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8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9-12" calcext:value-type="date">
            <text:p>2020-09-1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3" calcext:value-type="date">
            <text:p>2020-09-13 00:00: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table:style-name="ce3" office:value-type="date" office:date-value="2020-09-13" calcext:value-type="date">
            <text:p>2020-09-1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4" calcext:value-type="date">
            <text:p>2020-09-14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09-14" calcext:value-type="date">
            <text:p>2020-09-1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5" calcext:value-type="date">
            <text:p>2020-09-15 00:00:00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4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8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style-name="ce3" office:value-type="date" office:date-value="2020-09-15" calcext:value-type="date">
            <text:p>2020-09-1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6" calcext:value-type="date">
            <text:p>2020-09-16 00:00:00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18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0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3" office:value-type="date" office:date-value="2020-09-16" calcext:value-type="date">
            <text:p>2020-09-1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7" calcext:value-type="date">
            <text:p>2020-09-17 00:00:00</text:p>
          </table:table-cell>
          <table:table-cell/>
          <table:table-cell table:number-columns-repeated="8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1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7"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9-17" calcext:value-type="date">
            <text:p>2020-09-1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8" calcext:value-type="date">
            <text:p>2020-09-18 00:00:00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27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style-name="ce3" office:value-type="date" office:date-value="2020-09-18" calcext:value-type="date">
            <text:p>2020-09-1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9" calcext:value-type="date">
            <text:p>2020-09-19 00:00:0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number-columns-repeated="4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1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9-19" calcext:value-type="date">
            <text:p>2020-09-1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0" calcext:value-type="date">
            <text:p>2020-09-20 00:00:00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3"/>
          <table:table-cell table:number-columns-repeated="2" office:value-type="string" calcext:value-type="string">
            <text:p><text:s/></text:p>
          </table:table-cell>
          <table:table-cell table:number-columns-repeated="30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table:number-columns-repeated="3" office:value-type="string" calcext:value-type="string">
            <text:p><text:s/>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style-name="ce3" office:value-type="date" office:date-value="2020-09-20" calcext:value-type="date">
            <text:p>2020-09-2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1" calcext:value-type="date">
            <text:p>2020-09-21 00:00: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71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style-name="ce3" office:value-type="date" office:date-value="2020-09-21" calcext:value-type="date">
            <text:p>2020-09-2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2" calcext:value-type="date">
            <text:p>2020-09-22 00:00:00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9-22" calcext:value-type="date">
            <text:p>2020-09-2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3" calcext:value-type="date">
            <text:p>2020-09-23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9"/>
          <table:table-cell office:value-type="float" office:value="113.4" calcext:value-type="float">
            <text:p>113.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2"/>
          <table:table-cell office:value-type="float" office:value="113.4" calcext:value-type="float">
            <text:p>113.4</text:p>
          </table:table-cell>
          <table:table-cell table:style-name="ce3" office:value-type="date" office:date-value="2020-09-23" calcext:value-type="date">
            <text:p>2020-09-2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4" calcext:value-type="date">
            <text:p>2020-09-24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09-24" calcext:value-type="date">
            <text:p>2020-09-2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5" calcext:value-type="date">
            <text:p>2020-09-25 00:00: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4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office:value-type="float" office:value="114" calcext:value-type="float">
            <text:p>114</text:p>
          </table:table-cell>
          <table:table-cell table:number-columns-repeated="10"/>
          <table:table-cell office:value-type="float" office:value="591" calcext:value-type="float">
            <text:p>591</text:p>
          </table:table-cell>
          <table:table-cell table:style-name="ce3" office:value-type="date" office:date-value="2020-09-25" calcext:value-type="date">
            <text:p>2020-09-2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6" calcext:value-type="date">
            <text:p>2020-09-26 00:00:00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4" office:value-type="string" calcext:value-type="string">
            <text:p><text:s/></text:p>
          </table:table-cell>
          <table:table-cell table:number-columns-repeated="5"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table:number-columns-repeated="12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546" calcext:value-type="float">
            <text:p>546</text:p>
          </table:table-cell>
          <table:table-cell table:number-columns-repeated="10"/>
          <table:table-cell office:value-type="float" office:value="819" calcext:value-type="float">
            <text:p>819</text:p>
          </table:table-cell>
          <table:table-cell table:style-name="ce3" office:value-type="date" office:date-value="2020-09-26" calcext:value-type="date">
            <text:p>2020-09-2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7" calcext:value-type="date">
            <text:p>2020-09-27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062" calcext:value-type="float">
            <text:p>1062</text:p>
          </table:table-cell>
          <table:table-cell table:style-name="ce3" office:value-type="date" office:date-value="2020-09-27" calcext:value-type="date">
            <text:p>2020-09-2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8" calcext:value-type="date">
            <text:p>2020-09-28 00:00:00</text:p>
          </table:table-cell>
          <table:table-cell table:number-columns-repeated="24"/>
          <table:table-cell office:value-type="string" calcext:value-type="string">
            <text:p><text:s/></text:p>
          </table:table-cell>
          <table:table-cell table:number-columns-repeated="85"/>
          <table:table-cell office:value-type="float" office:value="0" calcext:value-type="float">
            <text:p>0</text:p>
          </table:table-cell>
          <table:table-cell table:style-name="ce3" office:value-type="date" office:date-value="2020-09-28" calcext:value-type="date">
            <text:p>2020-09-2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9" calcext:value-type="date">
            <text:p>2020-09-29 00:00:00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4" office:value-type="string" calcext:value-type="string">
            <text:p><text:s/></text:p>
          </table:table-cell>
          <table:table-cell office:value-type="float" office:value="91.84" calcext:value-type="float">
            <text:p>91.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  <table:table-cell table:number-columns-repeated="3" office:value-type="string" calcext:value-type="string">
            <text:p><text:s/>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519.24" calcext:value-type="float">
            <text:p>519.24</text:p>
          </table:table-cell>
          <table:table-cell table:style-name="ce3" office:value-type="date" office:date-value="2020-09-29" calcext:value-type="date">
            <text:p>2020-09-2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30" calcext:value-type="date">
            <text:p>2020-09-30 00:00:00</text:p>
          </table:table-cell>
          <table:table-cell table:number-columns-repeated="18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.1" calcext:value-type="float">
            <text:p>122.1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4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655.2" calcext:value-type="float">
            <text:p>655.2</text:p>
          </table:table-cell>
          <table:table-cell table:style-name="ce3" office:value-type="date" office:date-value="2020-09-30" calcext:value-type="date">
            <text:p>2020-09-3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1" calcext:value-type="date">
            <text:p>2020-10-01 00:00:0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8"/>
          <table:table-cell office:value-type="string" calcext:value-type="string">
            <text:p><text:s/>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style-name="ce3" office:value-type="date" office:date-value="2020-10-01" calcext:value-type="date">
            <text:p>2020-10-0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2" calcext:value-type="date">
            <text:p>2020-10-02 00:00:00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office:value-type="float" office:value="26.64" calcext:value-type="float">
            <text:p>26.6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44.8" calcext:value-type="float">
            <text:p>44.8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206.08" calcext:value-type="float">
            <text:p>206.08</text:p>
          </table:table-cell>
          <table:table-cell office:value-type="float" office:value="194.88" calcext:value-type="float">
            <text:p>194.88</text:p>
          </table:table-cell>
          <table:table-cell/>
          <table:table-cell office:value-type="float" office:value="445.28" calcext:value-type="float">
            <text:p>445.28</text:p>
          </table:table-cell>
          <table:table-cell office:value-type="float" office:value="502.2" calcext:value-type="float">
            <text:p>502.2</text:p>
          </table:table-cell>
          <table:table-cell table:number-columns-repeated="2"/>
          <table:table-cell office:value-type="float" office:value="26.4" calcext:value-type="float">
            <text:p>26.4</text:p>
          </table:table-cell>
          <table:table-cell table:number-columns-repeated="30"/>
          <table:table-cell office:value-type="string" calcext:value-type="string">
            <text:p><text:s/></text:p>
          </table:table-cell>
          <table:table-cell/>
          <table:table-cell office:value-type="float" office:value="10.92" calcext:value-type="float">
            <text:p>10.9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94.5" calcext:value-type="float">
            <text:p>94.5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240.84" calcext:value-type="float">
            <text:p>240.84</text:p>
          </table:table-cell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number-columns-repeated="7"/>
          <table:table-cell office:value-type="float" office:value="3208.74" calcext:value-type="float">
            <text:p>3208.74</text:p>
          </table:table-cell>
          <table:table-cell table:style-name="ce3" office:value-type="date" office:date-value="2020-10-02" calcext:value-type="date">
            <text:p>2020-10-0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3" calcext:value-type="date">
            <text:p>2020-10-03 00:00:00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office:value-type="float" office:value="6.72" calcext:value-type="float">
            <text:p>6.72</text:p>
          </table:table-cell>
          <table:table-cell table:number-columns-repeated="2"/>
          <table:table-cell office:value-type="float" office:value="26.64" calcext:value-type="float">
            <text:p>26.64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23.68" calcext:value-type="float">
            <text:p>23.68</text:p>
          </table:table-cell>
          <table:table-cell table:number-columns-repeated="4"/>
          <table:table-cell office:value-type="float" office:value="493.2" calcext:value-type="float">
            <text:p>493.2</text:p>
          </table:table-cell>
          <table:table-cell table:number-columns-repeated="4"/>
          <table:table-cell office:value-type="float" office:value="949.44" calcext:value-type="float">
            <text:p>949.4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67.2" calcext:value-type="float">
            <text:p>1267.2</text:p>
          </table:table-cell>
          <table:table-cell table:number-columns-repeated="5"/>
          <table:table-cell office:value-type="float" office:value="837.2" calcext:value-type="float">
            <text:p>837.2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94.5" calcext:value-type="float">
            <text:p>94.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39.32" calcext:value-type="float">
            <text:p>139.32</text:p>
          </table:table-cell>
          <table:table-cell office:value-type="float" office:value="233.52" calcext:value-type="float">
            <text:p>233.52</text:p>
          </table:table-cell>
          <table:table-cell office:value-type="float" office:value="624.6" calcext:value-type="float">
            <text:p>624.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16.4" calcext:value-type="float">
            <text:p>116.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145.2" calcext:value-type="float">
            <text:p>145.2</text:p>
          </table:table-cell>
          <table:table-cell office:value-type="float" office:value="419.04" calcext:value-type="float">
            <text:p>419.04</text:p>
          </table:table-cell>
          <table:table-cell/>
          <table:table-cell office:value-type="float" office:value="1.08" calcext:value-type="float">
            <text:p>1.08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office:value-type="float" office:value="1413" calcext:value-type="float">
            <text:p>1413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7"/>
          <table:table-cell office:value-type="float" office:value="750" calcext:value-type="float">
            <text:p>750</text:p>
          </table:table-cell>
          <table:table-cell table:number-columns-repeated="6"/>
          <table:table-cell office:value-type="float" office:value="9379.14" calcext:value-type="float">
            <text:p>9379.14</text:p>
          </table:table-cell>
          <table:table-cell table:style-name="ce3" office:value-type="date" office:date-value="2020-10-03" calcext:value-type="date">
            <text:p>2020-10-0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4" calcext:value-type="date">
            <text:p>2020-10-04 00:00:00</text:p>
          </table:table-cell>
          <table:table-cell office:value-type="float" office:value="567" calcext:value-type="float">
            <text:p>56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28.56" calcext:value-type="float">
            <text:p>328.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12.32" calcext:value-type="float">
            <text:p>712.32</text:p>
          </table:table-cell>
          <table:table-cell office:value-type="float" office:value="42.56" calcext:value-type="float">
            <text:p>42.56</text:p>
          </table:table-cell>
          <table:table-cell table:number-columns-repeated="8"/>
          <table:table-cell office:value-type="float" office:value="6249.6" calcext:value-type="float">
            <text:p>6249.6</text:p>
          </table:table-cell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703.74" calcext:value-type="float">
            <text:p>703.74</text:p>
          </table:table-cell>
          <table:table-cell/>
          <table:table-cell office:value-type="float" office:value="3525.44" calcext:value-type="float">
            <text:p>3525.44</text:p>
          </table:table-cell>
          <table:table-cell table:number-columns-repeated="7"/>
          <table:table-cell office:value-type="float" office:value="3018.6" calcext:value-type="float">
            <text:p>3018.6</text:p>
          </table:table-cell>
          <table:table-cell table:number-columns-repeated="4"/>
          <table:table-cell office:value-type="float" office:value="18.72" calcext:value-type="float">
            <text:p>18.7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0"/>
          <table:table-cell office:value-type="float" office:value="1987.2" calcext:value-type="float">
            <text:p>1987.2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57.68" calcext:value-type="float">
            <text:p>157.68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859.5" calcext:value-type="float">
            <text:p>859.5</text:p>
          </table:table-cell>
          <table:table-cell office:value-type="float" office:value="966" calcext:value-type="float">
            <text:p>966</text:p>
          </table:table-cell>
          <table:table-cell table:number-columns-repeated="19"/>
          <table:table-cell office:value-type="float" office:value="19556.08" calcext:value-type="float">
            <text:p>19556.08</text:p>
          </table:table-cell>
          <table:table-cell table:style-name="ce3" office:value-type="date" office:date-value="2020-10-04" calcext:value-type="date">
            <text:p>2020-10-0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5" calcext:value-type="date">
            <text:p>2020-10-05 00:00:0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<text:s/></text:p>
          </table:table-cell>
          <table:table-cell office:value-type="float" office:value="972" calcext:value-type="float">
            <text:p>972</text:p>
          </table:table-cell>
          <table:table-cell office:value-type="float" office:value="102" calcext:value-type="float">
            <text:p>102</text:p>
          </table:table-cell>
          <table:table-cell office:value-type="float" office:value="923.52" calcext:value-type="float">
            <text:p>923.5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1"/>
          <table:table-cell office:value-type="float" office:value="204" calcext:value-type="float">
            <text:p>204</text:p>
          </table:table-cell>
          <table:table-cell office:value-type="float" office:value="613.44" calcext:value-type="float">
            <text:p>613.44</text:p>
          </table:table-cell>
          <table:table-cell office:value-type="float" office:value="123.6" calcext:value-type="float">
            <text:p>123.6</text:p>
          </table:table-cell>
          <table:table-cell table:number-columns-repeated="2"/>
          <table:table-cell office:value-type="float" office:value="375.84" calcext:value-type="float">
            <text:p>375.84</text:p>
          </table:table-cell>
          <table:table-cell/>
          <table:table-cell office:value-type="float" office:value="200.88" calcext:value-type="float">
            <text:p>200.88</text:p>
          </table:table-cell>
          <table:table-cell table:number-columns-repeated="21"/>
          <table:table-cell office:value-type="float" office:value="4416.78" calcext:value-type="float">
            <text:p>4416.78</text:p>
          </table:table-cell>
          <table:table-cell table:style-name="ce3" office:value-type="date" office:date-value="2020-10-05" calcext:value-type="date">
            <text:p>2020-10-0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6" calcext:value-type="date">
            <text:p>2020-10-06 00:00:00</text:p>
          </table:table-cell>
          <table:table-cell table:number-columns-repeated="43"/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9.6" calcext:value-type="float">
            <text:p>189.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22" calcext:value-type="float">
            <text:p>22</text:p>
          </table:table-cell>
          <table:table-cell office:value-type="float" office:value="735.2" calcext:value-type="float">
            <text:p>735.2</text:p>
          </table:table-cell>
          <table:table-cell office:value-type="float" office:value="25.5" calcext:value-type="float">
            <text:p>25.5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table:number-columns-repeated="8"/>
          <table:table-cell office:value-type="float" office:value="842.4" calcext:value-type="float">
            <text:p>842.4</text:p>
          </table:table-cell>
          <table:table-cell office:value-type="float" office:value="151.2" calcext:value-type="float">
            <text:p>151.2</text:p>
          </table:table-cell>
          <table:table-cell office:value-type="float" office:value="1658.88" calcext:value-type="float">
            <text:p>1658.88</text:p>
          </table:table-cell>
          <table:table-cell office:value-type="float" office:value="241.5" calcext:value-type="float">
            <text:p>241.5</text:p>
          </table:table-cell>
          <table:table-cell table:number-columns-repeated="16"/>
          <table:table-cell office:value-type="float" office:value="1810.5" calcext:value-type="float">
            <text:p>1810.5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450" calcext:value-type="float">
            <text:p>450</text:p>
          </table:table-cell>
          <table:table-cell table:number-columns-repeated="16"/>
          <table:table-cell office:value-type="float" office:value="9439.78" calcext:value-type="float">
            <text:p>9439.78</text:p>
          </table:table-cell>
          <table:table-cell table:style-name="ce3" office:value-type="date" office:date-value="2020-10-06" calcext:value-type="date">
            <text:p>2020-10-0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7" calcext:value-type="date">
            <text:p>2020-10-07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07" calcext:value-type="date">
            <text:p>2020-10-0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8" calcext:value-type="date">
            <text:p>2020-10-08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08" calcext:value-type="date">
            <text:p>2020-10-0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9" calcext:value-type="date">
            <text:p>2020-10-09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09" calcext:value-type="date">
            <text:p>2020-10-0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10" calcext:value-type="date">
            <text:p>2020-10-10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10" calcext:value-type="date">
            <text:p>2020-10-1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11" calcext:value-type="date">
            <text:p>2020-10-11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11" calcext:value-type="date">
            <text:p>2020-10-1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12" calcext:value-type="date">
            <text:p>2020-10-12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12" calcext:value-type="date">
            <text:p>2020-10-12 00:00:00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Фактические остатки на складах, ИТОГО, кг, в т.ч.: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02" calcext:value-type="float">
            <text:p>102</text:p>
          </table:table-cell>
          <table:table-cell office:value-type="float" office:value="1252.08" calcext:value-type="float">
            <text:p>1252.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2.32" calcext:value-type="float">
            <text:p>712.32</text:p>
          </table:table-cell>
          <table:table-cell office:value-type="float" office:value="49.28" calcext:value-type="float">
            <text:p>49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.64" calcext:value-type="float">
            <text:p>26.64</text:p>
          </table:table-cell>
          <table:table-cell office:value-type="float" office:value="14.8" calcext:value-type="float">
            <text:p>14.8</text:p>
          </table:table-cell>
          <table:table-cell office:value-type="float" office:value="23.68" calcext:value-type="float">
            <text:p>23.68</text:p>
          </table:table-cell>
          <table:table-cell office:value-type="float" office:value="91.84" calcext:value-type="float">
            <text:p>91.84</text:p>
          </table:table-cell>
          <table:table-cell office:value-type="float" office:value="8.96" calcext:value-type="float">
            <text:p>8.96</text:p>
          </table:table-cell>
          <table:table-cell office:value-type="float" office:value="6294.4" calcext:value-type="float">
            <text:p>6294.4</text:p>
          </table:table-cell>
          <table:table-cell office:value-type="float" office:value="387" calcext:value-type="float">
            <text:p>387</text:p>
          </table:table-cell>
          <table:table-cell office:value-type="float" office:value="493.2" calcext:value-type="float">
            <text:p>493.2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703.74" calcext:value-type="float">
            <text:p>703.74</text:p>
          </table:table-cell>
          <table:table-cell office:value-type="float" office:value="122.1" calcext:value-type="float">
            <text:p>122.1</text:p>
          </table:table-cell>
          <table:table-cell office:value-type="float" office:value="4474.88" calcext:value-type="float">
            <text:p>4474.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6.08" calcext:value-type="float">
            <text:p>206.08</text:p>
          </table:table-cell>
          <table:table-cell office:value-type="float" office:value="194.88" calcext:value-type="float">
            <text:p>194.88</text:p>
          </table:table-cell>
          <table:table-cell office:value-type="float" office:value="1267.2" calcext:value-type="float">
            <text:p>1267.2</text:p>
          </table:table-cell>
          <table:table-cell office:value-type="float" office:value="445.28" calcext:value-type="float">
            <text:p>445.28</text:p>
          </table:table-cell>
          <table:table-cell office:value-type="float" office:value="3520.8" calcext:value-type="float">
            <text:p>352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837.2" calcext:value-type="float">
            <text:p>837.2</text:p>
          </table:table-cell>
          <table:table-cell office:value-type="float" office:value="18.72" calcext:value-type="float">
            <text:p>18.7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283.2" calcext:value-type="float">
            <text:p>283.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1043" calcext:value-type="float">
            <text:p>1043</text:p>
          </table:table-cell>
          <table:table-cell office:value-type="float" office:value="37" calcext:value-type="float">
            <text:p>37</text:p>
          </table:table-cell>
          <table:table-cell office:value-type="float" office:value="757.6" calcext:value-type="float">
            <text:p>757.6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438" calcext:value-type="float">
            <text:p>438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139.32" calcext:value-type="float">
            <text:p>139.32</text:p>
          </table:table-cell>
          <table:table-cell office:value-type="float" office:value="233.52" calcext:value-type="float">
            <text:p>233.52</text:p>
          </table:table-cell>
          <table:table-cell office:value-type="float" office:value="624.6" calcext:value-type="float">
            <text:p>624.6</text:p>
          </table:table-cell>
          <table:table-cell office:value-type="float" office:value="21.6" calcext:value-type="float">
            <text:p>21.6</text:p>
          </table:table-cell>
          <table:table-cell office:value-type="float" office:value="10.92" calcext:value-type="float">
            <text:p>10.92</text:p>
          </table:table-cell>
          <table:table-cell office:value-type="float" office:value="192" calcext:value-type="float">
            <text:p>192</text:p>
          </table:table-cell>
          <table:table-cell office:value-type="float" office:value="2829.6" calcext:value-type="float">
            <text:p>2829.6</text:p>
          </table:table-cell>
          <table:table-cell office:value-type="float" office:value="154.8" calcext:value-type="float">
            <text:p>154.8</text:p>
          </table:table-cell>
          <table:table-cell office:value-type="float" office:value="1667.52" calcext:value-type="float">
            <text:p>1667.52</text:p>
          </table:table-cell>
          <table:table-cell office:value-type="float" office:value="336" calcext:value-type="float">
            <text:p>336</text:p>
          </table:table-cell>
          <table:table-cell office:value-type="float" office:value="1.2" calcext:value-type="float">
            <text:p>1.2</text:p>
          </table:table-cell>
          <table:table-cell office:value-type="float" office:value="13.2" calcext:value-type="float">
            <text:p>13.2</text:p>
          </table:table-cell>
          <table:table-cell office:value-type="float" office:value="150" calcext:value-type="float">
            <text:p>150</text:p>
          </table:table-cell>
          <table:table-cell office:value-type="float" office:value="116.4" calcext:value-type="float">
            <text:p>116.4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349.2" calcext:value-type="float">
            <text:p>349.2</text:p>
          </table:table-cell>
          <table:table-cell office:value-type="float" office:value="1032.48" calcext:value-type="float">
            <text:p>1032.48</text:p>
          </table:table-cell>
          <table:table-cell office:value-type="float" office:value="129.6" calcext:value-type="float">
            <text:p>129.6</text:p>
          </table:table-cell>
          <table:table-cell office:value-type="float" office:value="158.76" calcext:value-type="float">
            <text:p>158.76</text:p>
          </table:table-cell>
          <table:table-cell office:value-type="float" office:value="8.64" calcext:value-type="float">
            <text:p>8.64</text:p>
          </table:table-cell>
          <table:table-cell office:value-type="float" office:value="375.84" calcext:value-type="float">
            <text:p>375.84</text:p>
          </table:table-cell>
          <table:table-cell office:value-type="float" office:value="113.4" calcext:value-type="float">
            <text:p>113.4</text:p>
          </table:table-cell>
          <table:table-cell office:value-type="float" office:value="205.2" calcext:value-type="float">
            <text:p>205.2</text:p>
          </table:table-cell>
          <table:table-cell office:value-type="float" office:value="1123.5" calcext:value-type="float">
            <text:p>1123.5</text:p>
          </table:table-cell>
          <table:table-cell office:value-type="float" office:value="3424.5" calcext:value-type="float">
            <text:p>3424.5</text:p>
          </table:table-cell>
          <table:table-cell office:value-type="float" office:value="1854" calcext:value-type="float">
            <text:p>1854</text:p>
          </table:table-cell>
          <table:table-cell office:value-type="float" office:value="717" calcext:value-type="float">
            <text:p>717</text:p>
          </table:table-cell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43.2" calcext:value-type="float">
            <text:p>43.2</text:p>
          </table:table-cell>
          <table:table-cell office:value-type="float" office:value="240.84" calcext:value-type="float">
            <text:p>240.84</text:p>
          </table:table-cell>
          <table:table-cell office:value-type="float" office:value="1089" calcext:value-type="float">
            <text:p>1089</text:p>
          </table:table-cell>
          <table:table-cell office:value-type="float" office:value="1068" calcext:value-type="float">
            <text:p>1068</text:p>
          </table:table-cell>
          <table:table-cell office:value-type="float" office:value="582" calcext:value-type="float">
            <text:p>582</text:p>
          </table:table-cell>
          <table:table-cell office:value-type="float" office:value="318" calcext:value-type="float">
            <text:p>318</text:p>
          </table:table-cell>
          <table:table-cell office:value-type="float" office:value="402" calcext:value-type="float">
            <text:p>402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760.36" calcext:value-type="float">
            <text:p>49760.36</text:p>
          </table:table-cell>
          <table:table-cell office:value-type="string" calcext:value-type="string">
            <text:p>Фактические остатки на складах, ИТОГО, кг, в т.ч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ГП на 18-00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02" calcext:value-type="float">
            <text:p>102</text:p>
          </table:table-cell>
          <table:table-cell office:value-type="float" office:value="1252.08" calcext:value-type="float">
            <text:p>1252.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2.32" calcext:value-type="float">
            <text:p>712.32</text:p>
          </table:table-cell>
          <table:table-cell office:value-type="float" office:value="49.28" calcext:value-type="float">
            <text:p>49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.64" calcext:value-type="float">
            <text:p>26.64</text:p>
          </table:table-cell>
          <table:table-cell office:value-type="float" office:value="14.8" calcext:value-type="float">
            <text:p>14.8</text:p>
          </table:table-cell>
          <table:table-cell office:value-type="float" office:value="23.68" calcext:value-type="float">
            <text:p>23.68</text:p>
          </table:table-cell>
          <table:table-cell office:value-type="float" office:value="91.84" calcext:value-type="float">
            <text:p>91.84</text:p>
          </table:table-cell>
          <table:table-cell office:value-type="float" office:value="8.96" calcext:value-type="float">
            <text:p>8.96</text:p>
          </table:table-cell>
          <table:table-cell office:value-type="float" office:value="6294.4" calcext:value-type="float">
            <text:p>6294.4</text:p>
          </table:table-cell>
          <table:table-cell office:value-type="float" office:value="387" calcext:value-type="float">
            <text:p>387</text:p>
          </table:table-cell>
          <table:table-cell office:value-type="float" office:value="493.2" calcext:value-type="float">
            <text:p>493.2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703.74" calcext:value-type="float">
            <text:p>703.74</text:p>
          </table:table-cell>
          <table:table-cell office:value-type="float" office:value="122.1" calcext:value-type="float">
            <text:p>122.1</text:p>
          </table:table-cell>
          <table:table-cell office:value-type="float" office:value="4474.88" calcext:value-type="float">
            <text:p>4474.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6.08" calcext:value-type="float">
            <text:p>206.08</text:p>
          </table:table-cell>
          <table:table-cell office:value-type="float" office:value="194.88" calcext:value-type="float">
            <text:p>194.88</text:p>
          </table:table-cell>
          <table:table-cell office:value-type="float" office:value="1267.2" calcext:value-type="float">
            <text:p>1267.2</text:p>
          </table:table-cell>
          <table:table-cell office:value-type="float" office:value="445.28" calcext:value-type="float">
            <text:p>445.28</text:p>
          </table:table-cell>
          <table:table-cell office:value-type="float" office:value="3520.8" calcext:value-type="float">
            <text:p>352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837.2" calcext:value-type="float">
            <text:p>837.2</text:p>
          </table:table-cell>
          <table:table-cell office:value-type="float" office:value="18.72" calcext:value-type="float">
            <text:p>18.7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283.2" calcext:value-type="float">
            <text:p>283.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1043" calcext:value-type="float">
            <text:p>1043</text:p>
          </table:table-cell>
          <table:table-cell office:value-type="float" office:value="37" calcext:value-type="float">
            <text:p>37</text:p>
          </table:table-cell>
          <table:table-cell office:value-type="float" office:value="757.6" calcext:value-type="float">
            <text:p>757.6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438" calcext:value-type="float">
            <text:p>438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139.32" calcext:value-type="float">
            <text:p>139.32</text:p>
          </table:table-cell>
          <table:table-cell office:value-type="float" office:value="233.52" calcext:value-type="float">
            <text:p>233.52</text:p>
          </table:table-cell>
          <table:table-cell office:value-type="float" office:value="624.6" calcext:value-type="float">
            <text:p>624.6</text:p>
          </table:table-cell>
          <table:table-cell office:value-type="float" office:value="21.6" calcext:value-type="float">
            <text:p>21.6</text:p>
          </table:table-cell>
          <table:table-cell office:value-type="float" office:value="10.92" calcext:value-type="float">
            <text:p>10.92</text:p>
          </table:table-cell>
          <table:table-cell office:value-type="float" office:value="192" calcext:value-type="float">
            <text:p>192</text:p>
          </table:table-cell>
          <table:table-cell office:value-type="float" office:value="2829.6" calcext:value-type="float">
            <text:p>2829.6</text:p>
          </table:table-cell>
          <table:table-cell office:value-type="float" office:value="154.8" calcext:value-type="float">
            <text:p>154.8</text:p>
          </table:table-cell>
          <table:table-cell office:value-type="float" office:value="1667.52" calcext:value-type="float">
            <text:p>1667.52</text:p>
          </table:table-cell>
          <table:table-cell office:value-type="float" office:value="336" calcext:value-type="float">
            <text:p>336</text:p>
          </table:table-cell>
          <table:table-cell office:value-type="float" office:value="1.2" calcext:value-type="float">
            <text:p>1.2</text:p>
          </table:table-cell>
          <table:table-cell office:value-type="float" office:value="13.2" calcext:value-type="float">
            <text:p>13.2</text:p>
          </table:table-cell>
          <table:table-cell office:value-type="float" office:value="150" calcext:value-type="float">
            <text:p>150</text:p>
          </table:table-cell>
          <table:table-cell office:value-type="float" office:value="116.4" calcext:value-type="float">
            <text:p>116.4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349.2" calcext:value-type="float">
            <text:p>349.2</text:p>
          </table:table-cell>
          <table:table-cell office:value-type="float" office:value="1032.48" calcext:value-type="float">
            <text:p>1032.48</text:p>
          </table:table-cell>
          <table:table-cell office:value-type="float" office:value="129.6" calcext:value-type="float">
            <text:p>129.6</text:p>
          </table:table-cell>
          <table:table-cell office:value-type="float" office:value="158.76" calcext:value-type="float">
            <text:p>158.76</text:p>
          </table:table-cell>
          <table:table-cell office:value-type="float" office:value="8.64" calcext:value-type="float">
            <text:p>8.64</text:p>
          </table:table-cell>
          <table:table-cell office:value-type="float" office:value="375.84" calcext:value-type="float">
            <text:p>375.84</text:p>
          </table:table-cell>
          <table:table-cell office:value-type="float" office:value="113.4" calcext:value-type="float">
            <text:p>113.4</text:p>
          </table:table-cell>
          <table:table-cell office:value-type="float" office:value="205.2" calcext:value-type="float">
            <text:p>205.2</text:p>
          </table:table-cell>
          <table:table-cell office:value-type="float" office:value="1123.5" calcext:value-type="float">
            <text:p>1123.5</text:p>
          </table:table-cell>
          <table:table-cell office:value-type="float" office:value="3424.5" calcext:value-type="float">
            <text:p>3424.5</text:p>
          </table:table-cell>
          <table:table-cell office:value-type="float" office:value="1854" calcext:value-type="float">
            <text:p>1854</text:p>
          </table:table-cell>
          <table:table-cell office:value-type="float" office:value="717" calcext:value-type="float">
            <text:p>717</text:p>
          </table:table-cell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43.2" calcext:value-type="float">
            <text:p>43.2</text:p>
          </table:table-cell>
          <table:table-cell office:value-type="float" office:value="240.84" calcext:value-type="float">
            <text:p>240.84</text:p>
          </table:table-cell>
          <table:table-cell office:value-type="float" office:value="1089" calcext:value-type="float">
            <text:p>1089</text:p>
          </table:table-cell>
          <table:table-cell office:value-type="float" office:value="1068" calcext:value-type="float">
            <text:p>1068</text:p>
          </table:table-cell>
          <table:table-cell office:value-type="float" office:value="582" calcext:value-type="float">
            <text:p>582</text:p>
          </table:table-cell>
          <table:table-cell office:value-type="float" office:value="318" calcext:value-type="float">
            <text:p>318</text:p>
          </table:table-cell>
          <table:table-cell office:value-type="float" office:value="402" calcext:value-type="float">
            <text:p>402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760.36" calcext:value-type="float">
            <text:p>49760.36</text:p>
          </table:table-cell>
          <table:table-cell office:value-type="string" calcext:value-type="string">
            <text:p>Склад ГП на 18-00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ПроФреш на 12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 ПроФреш на 12-00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Складе ИП Антошина (Брянск) на 18-00 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ИП Антошина (Брянск) на 18-00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амере созревания (производство) на 18-00</text:p>
          </table:table-cell>
          <table:table-cell table:number-columns-repeated="10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Камере созревания (производство) на 18-00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Резерв под заказ на складах, ИТОГО, кг, в т.ч.:</text:p>
          </table:table-cell>
          <table:table-cell table:number-columns-repeated="106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Резерв под заказ на складах, ИТОГО, кг, в т.ч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ГП на 18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ГП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ПроФреш на 12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Прайм, на 12-00 Складе ГП, на 18-00 00.01.1900, кг: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Складе ИП Антошина (Брянск) на 18-00 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ИП Антошина (Брянск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амере созревания (производство) на 18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Камере созревания (производство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Неликвид на складах, ИТОГО, кг, в т.ч.: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Неликвид на складах, ИТОГО, кг, в т.ч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ГП на 18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ГП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ПроФреш на 12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Прайм, на 12-00 Складе ГП, на 18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10"/>
          <table:table-cell table:number-columns-repeated="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10"/>
          <table:table-cell table:number-columns-repeated="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е ИП Антошина (Брянск) на 18-00 </text:p>
          </table:table-cell>
          <table:table-cell table:number-columns-repeated="111"/>
          <table:table-cell office:value-type="string" calcext:value-type="string">
            <text:p>Складе ИП Антошина (Брянск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амере созревания (производство) на 18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Камере созревания (производство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ИТОГО = Фактические остатки + Резерв + Неликвид, ИТОГО, кг, в т.ч.: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02" calcext:value-type="float">
            <text:p>102</text:p>
          </table:table-cell>
          <table:table-cell office:value-type="float" office:value="1252.08" calcext:value-type="float">
            <text:p>1252.0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number-columns-repeated="2" office:value-type="float" office:value="26.64" calcext:value-type="float">
            <text:p>26.64</text:p>
          </table:table-cell>
          <table:table-cell office:value-type="float" office:value="14.8" calcext:value-type="float">
            <text:p>14.8</text:p>
          </table:table-cell>
          <table:table-cell office:value-type="float" office:value="23.68" calcext:value-type="float">
            <text:p>23.68</text:p>
          </table:table-cell>
          <table:table-cell office:value-type="float" office:value="91.84" calcext:value-type="float">
            <text:p>91.84</text:p>
          </table:table-cell>
          <table:table-cell table:number-columns-repeated="4"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703.74" calcext:value-type="float">
            <text:p>703.74</text:p>
          </table:table-cell>
          <table:table-cell office:value-type="float" office:value="122.1" calcext:value-type="float">
            <text:p>122.1</text:p>
          </table:table-cell>
          <table:table-cell office:value-type="float" office:value="4474.88" calcext:value-type="float">
            <text:p>4474.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45.28" calcext:value-type="float">
            <text:p>445.28</text:p>
          </table:table-cell>
          <table:table-cell table:number-columns-repeated="3"/>
          <table:table-cell office:value-type="float" office:value="26.4" calcext:value-type="float">
            <text:p>26.4</text:p>
          </table:table-cell>
          <table:table-cell office:value-type="float" office:value="837.2" calcext:value-type="float">
            <text:p>837.2</text:p>
          </table:table-cell>
          <table:table-cell office:value-type="float" office:value="18.72" calcext:value-type="float">
            <text:p>18.7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83.2" calcext:value-type="float">
            <text:p>283.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float" office:value="757.6" calcext:value-type="float">
            <text:p>757.6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9.32" calcext:value-type="float">
            <text:p>139.32</text:p>
          </table:table-cell>
          <table:table-cell office:value-type="float" office:value="233.52" calcext:value-type="float">
            <text:p>233.52</text:p>
          </table:table-cell>
          <table:table-cell table:number-columns-repeated="2"/>
          <table:table-cell office:value-type="float" office:value="10.92" calcext:value-type="float">
            <text:p>10.92</text:p>
          </table:table-cell>
          <table:table-cell office:value-type="float" office:value="192" calcext:value-type="float">
            <text:p>192</text:p>
          </table:table-cell>
          <table:table-cell office:value-type="float" office:value="2829.6" calcext:value-type="float">
            <text:p>2829.6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9.2" calcext:value-type="float">
            <text:p>349.2</text:p>
          </table:table-cell>
          <table:table-cell table:number-columns-repeated="2"/>
          <table:table-cell office:value-type="float" office:value="158.76" calcext:value-type="float">
            <text:p>158.76</text:p>
          </table:table-cell>
          <table:table-cell/>
          <table:table-cell office:value-type="float" office:value="375.84" calcext:value-type="float">
            <text:p>375.84</text:p>
          </table:table-cell>
          <table:table-cell/>
          <table:table-cell office:value-type="float" office:value="205.2" calcext:value-type="float">
            <text:p>205.2</text:p>
          </table:table-cell>
          <table:table-cell office:value-type="float" office:value="1123.5" calcext:value-type="float">
            <text:p>1123.5</text:p>
          </table:table-cell>
          <table:table-cell office:value-type="float" office:value="3424.5" calcext:value-type="float">
            <text:p>3424.5</text:p>
          </table:table-cell>
          <table:table-cell office:value-type="float" office:value="1854" calcext:value-type="float">
            <text:p>18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40.84" calcext:value-type="float">
            <text:p>240.84</text:p>
          </table:table-cell>
          <table:table-cell office:value-type="float" office:value="1089" calcext:value-type="float">
            <text:p>1089</text:p>
          </table:table-cell>
          <table:table-cell office:value-type="float" office:value="1068" calcext:value-type="float">
            <text:p>1068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8305.1" calcext:value-type="float">
            <text:p>28305.1</text:p>
          </table:table-cell>
          <table:table-cell office:value-type="string" calcext:value-type="string">
            <text:p>ИТОГО = Фактические остатки + Резерв + Неликвид, ИТОГО, кг, в т.ч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ГП на 18-00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02" calcext:value-type="float">
            <text:p>102</text:p>
          </table:table-cell>
          <table:table-cell office:value-type="float" office:value="1252.08" calcext:value-type="float">
            <text:p>1252.0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number-columns-repeated="2" office:value-type="float" office:value="26.64" calcext:value-type="float">
            <text:p>26.64</text:p>
          </table:table-cell>
          <table:table-cell office:value-type="float" office:value="14.8" calcext:value-type="float">
            <text:p>14.8</text:p>
          </table:table-cell>
          <table:table-cell office:value-type="float" office:value="23.68" calcext:value-type="float">
            <text:p>23.68</text:p>
          </table:table-cell>
          <table:table-cell office:value-type="float" office:value="91.84" calcext:value-type="float">
            <text:p>91.84</text:p>
          </table:table-cell>
          <table:table-cell table:number-columns-repeated="4"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703.74" calcext:value-type="float">
            <text:p>703.74</text:p>
          </table:table-cell>
          <table:table-cell office:value-type="float" office:value="122.1" calcext:value-type="float">
            <text:p>122.1</text:p>
          </table:table-cell>
          <table:table-cell office:value-type="float" office:value="4474.88" calcext:value-type="float">
            <text:p>4474.88</text:p>
          </table:table-cell>
          <table:table-cell table:number-columns-repeated="6"/>
          <table:table-cell office:value-type="float" office:value="445.28" calcext:value-type="float">
            <text:p>445.28</text:p>
          </table:table-cell>
          <table:table-cell table:number-columns-repeated="3"/>
          <table:table-cell office:value-type="float" office:value="26.4" calcext:value-type="float">
            <text:p>26.4</text:p>
          </table:table-cell>
          <table:table-cell office:value-type="float" office:value="837.2" calcext:value-type="float">
            <text:p>837.2</text:p>
          </table:table-cell>
          <table:table-cell office:value-type="float" office:value="18.72" calcext:value-type="float">
            <text:p>18.7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83.2" calcext:value-type="float">
            <text:p>283.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float" office:value="757.6" calcext:value-type="float">
            <text:p>757.6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9.32" calcext:value-type="float">
            <text:p>139.32</text:p>
          </table:table-cell>
          <table:table-cell office:value-type="float" office:value="233.52" calcext:value-type="float">
            <text:p>233.52</text:p>
          </table:table-cell>
          <table:table-cell table:number-columns-repeated="2"/>
          <table:table-cell office:value-type="float" office:value="10.92" calcext:value-type="float">
            <text:p>10.92</text:p>
          </table:table-cell>
          <table:table-cell office:value-type="float" office:value="192" calcext:value-type="float">
            <text:p>192</text:p>
          </table:table-cell>
          <table:table-cell office:value-type="float" office:value="2829.6" calcext:value-type="float">
            <text:p>2829.6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9.2" calcext:value-type="float">
            <text:p>349.2</text:p>
          </table:table-cell>
          <table:table-cell table:number-columns-repeated="2"/>
          <table:table-cell office:value-type="float" office:value="158.76" calcext:value-type="float">
            <text:p>158.76</text:p>
          </table:table-cell>
          <table:table-cell/>
          <table:table-cell office:value-type="float" office:value="375.84" calcext:value-type="float">
            <text:p>375.84</text:p>
          </table:table-cell>
          <table:table-cell/>
          <table:table-cell office:value-type="float" office:value="205.2" calcext:value-type="float">
            <text:p>205.2</text:p>
          </table:table-cell>
          <table:table-cell office:value-type="float" office:value="1123.5" calcext:value-type="float">
            <text:p>1123.5</text:p>
          </table:table-cell>
          <table:table-cell office:value-type="float" office:value="3424.5" calcext:value-type="float">
            <text:p>3424.5</text:p>
          </table:table-cell>
          <table:table-cell office:value-type="float" office:value="1854" calcext:value-type="float">
            <text:p>18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40.84" calcext:value-type="float">
            <text:p>240.84</text:p>
          </table:table-cell>
          <table:table-cell office:value-type="float" office:value="1089" calcext:value-type="float">
            <text:p>1089</text:p>
          </table:table-cell>
          <table:table-cell office:value-type="float" office:value="1068" calcext:value-type="float">
            <text:p>1068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8305.1" calcext:value-type="float">
            <text:p>28305.1</text:p>
          </table:table-cell>
          <table:table-cell office:value-type="string" calcext:value-type="string">
            <text:p>Складе ГП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ПроФреш на 12-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Складе Прайм, на 12-00 Складе ГП, на 18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е ИП Антошина (Брянск) на 18-00 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Складе ИП Антошина (Брянск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амере созревания (производство) на 18-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Камере созревания (производство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Остатки: короба</text:p>
          </table:table-cell>
          <table:table-cell office:value-type="float" office:value="454.6875" calcext:value-type="float">
            <text:p>454.687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.88" calcext:value-type="float">
            <text:p>8.88</text:p>
          </table:table-cell>
          <table:table-cell office:value-type="float" office:value="5" calcext:value-type="float">
            <text:p>5</text:p>
          </table:table-cell>
          <table:table-cell office:value-type="float" office:value="7.89333333333333" calcext:value-type="float">
            <text:p>7.89333333333333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22222222222222" calcext:value-type="float">
            <text:p>6.2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55" calcext:value-type="float">
            <text:p>55</text:p>
          </table:table-cell>
          <table:table-cell office:value-type="float" office:value="1216" calcext:value-type="float">
            <text:p>1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5555555555556" calcext:value-type="float">
            <text:p>19.5555555555556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2358" calcext:value-type="float">
            <text:p>23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749" calcext:value-type="float">
            <text:p>749</text:p>
          </table:table-cell>
          <table:table-cell office:value-type="float" office:value="2283" calcext:value-type="float">
            <text:p>2283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63" calcext:value-type="float">
            <text:p>363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4870.1186111111" calcext:value-type="float">
            <text:p>14870.1186111111</text:p>
          </table:table-cell>
          <table:table-cell office:value-type="string" calcext:value-type="string">
            <text:p>Остатки: короба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Нормативные остатки, кг</text:p>
          </table:table-cell>
          <table:table-cell office:value-type="float" office:value="931.986571428572" calcext:value-type="float">
            <text:p>931.986571428572</text:p>
          </table:table-cell>
          <table:table-cell office:value-type="float" office:value="91.6029523809524" calcext:value-type="float">
            <text:p>91.6029523809524</text:p>
          </table:table-cell>
          <table:table-cell office:value-type="float" office:value="680.220952380952" calcext:value-type="float">
            <text:p>680.220952380952</text:p>
          </table:table-cell>
          <table:table-cell office:value-type="float" office:value="105.966380952381" calcext:value-type="float">
            <text:p>105.966380952381</text:p>
          </table:table-cell>
          <table:table-cell office:value-type="float" office:value="747.470476190476" calcext:value-type="float">
            <text:p>747.470476190476</text:p>
          </table:table-cell>
          <table:table-cell office:value-type="float" office:value="52.2857142857143" calcext:value-type="float">
            <text:p>52.2857142857143</text:p>
          </table:table-cell>
          <table:table-cell office:value-type="float" office:value="858.544523809524" calcext:value-type="float">
            <text:p>858.544523809524</text:p>
          </table:table-cell>
          <table:table-cell office:value-type="float" office:value="588.053333333334" calcext:value-type="float">
            <text:p>588.053333333334</text:p>
          </table:table-cell>
          <table:table-cell office:value-type="float" office:value="121.541333333333" calcext:value-type="float">
            <text:p>121.541333333333</text:p>
          </table:table-cell>
          <table:table-cell office:value-type="float" office:value="124.658571428571" calcext:value-type="float">
            <text:p>124.658571428571</text:p>
          </table:table-cell>
          <table:table-cell office:value-type="float" office:value="1251.73695238095" calcext:value-type="float">
            <text:p>1251.73695238095</text:p>
          </table:table-cell>
          <table:table-cell office:value-type="float" office:value="125.412380952381" calcext:value-type="float">
            <text:p>125.412380952381</text:p>
          </table:table-cell>
          <table:table-cell office:value-type="float" office:value="433.375714285714" calcext:value-type="float">
            <text:p>433.375714285714</text:p>
          </table:table-cell>
          <table:table-cell office:value-type="float" office:value="655.992380952381" calcext:value-type="float">
            <text:p>655.992380952381</text:p>
          </table:table-cell>
          <table:table-cell office:value-type="float" office:value="257.467142857143" calcext:value-type="float">
            <text:p>257.467142857143</text:p>
          </table:table-cell>
          <table:table-cell office:value-type="float" office:value="1229.65333333333" calcext:value-type="float">
            <text:p>1229.65333333333</text:p>
          </table:table-cell>
          <table:table-cell office:value-type="float" office:value="0" calcext:value-type="float">
            <text:p>0</text:p>
          </table:table-cell>
          <table:table-cell office:value-type="float" office:value="3386.92" calcext:value-type="float">
            <text:p>3386.92</text:p>
          </table:table-cell>
          <table:table-cell office:value-type="float" office:value="106.028571428571" calcext:value-type="float">
            <text:p>106.028571428571</text:p>
          </table:table-cell>
          <table:table-cell office:value-type="float" office:value="809.017142857143" calcext:value-type="float">
            <text:p>809.017142857143</text:p>
          </table:table-cell>
          <table:table-cell office:value-type="float" office:value="136.697142857143" calcext:value-type="float">
            <text:p>136.697142857143</text:p>
          </table:table-cell>
          <table:table-cell office:value-type="float" office:value="0" calcext:value-type="float">
            <text:p>0</text:p>
          </table:table-cell>
          <table:table-cell office:value-type="float" office:value="461.971428571428" calcext:value-type="float">
            <text:p>461.971428571428</text:p>
          </table:table-cell>
          <table:table-cell office:value-type="float" office:value="0" calcext:value-type="float">
            <text:p>0</text:p>
          </table:table-cell>
          <table:table-cell office:value-type="float" office:value="1944.79238095238" calcext:value-type="float">
            <text:p>1944.79238095238</text:p>
          </table:table-cell>
          <table:table-cell office:value-type="float" office:value="322.491428571429" calcext:value-type="float">
            <text:p>322.491428571429</text:p>
          </table:table-cell>
          <table:table-cell office:value-type="float" office:value="0" calcext:value-type="float">
            <text:p>0</text:p>
          </table:table-cell>
          <table:table-cell office:value-type="float" office:value="316.742857142857" calcext:value-type="float">
            <text:p>316.742857142857</text:p>
          </table:table-cell>
          <table:table-cell office:value-type="float" office:value="672.426666666667" calcext:value-type="float">
            <text:p>672.42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.167619047619" calcext:value-type="float">
            <text:p>574.167619047619</text:p>
          </table:table-cell>
          <table:table-cell office:value-type="float" office:value="2144.87619047619" calcext:value-type="float">
            <text:p>2144.87619047619</text:p>
          </table:table-cell>
          <table:table-cell office:value-type="float" office:value="0" calcext:value-type="float">
            <text:p>0</text:p>
          </table:table-cell>
          <table:table-cell office:value-type="float" office:value="121.857142857143" calcext:value-type="float">
            <text:p>121.857142857143</text:p>
          </table:table-cell>
          <table:table-cell office:value-type="float" office:value="36.8685714285714" calcext:value-type="float">
            <text:p>36.8685714285714</text:p>
          </table:table-cell>
          <table:table-cell office:value-type="float" office:value="576.533333333333" calcext:value-type="float">
            <text:p>576.533333333333</text:p>
          </table:table-cell>
          <table:table-cell office:value-type="float" office:value="262.562857142857" calcext:value-type="float">
            <text:p>262.562857142857</text:p>
          </table:table-cell>
          <table:table-cell office:value-type="float" office:value="28.5084428571429" calcext:value-type="float">
            <text:p>28.5084428571429</text:p>
          </table:table-cell>
          <table:table-cell office:value-type="float" office:value="18.439" calcext:value-type="float">
            <text:p>18.439</text:p>
          </table:table-cell>
          <table:table-cell office:value-type="float" office:value="11.568" calcext:value-type="float">
            <text:p>11.56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604.64285714286" calcext:value-type="float">
            <text:p>2604.64285714286</text:p>
          </table:table-cell>
          <table:table-cell office:value-type="float" office:value="246.571428571429" calcext:value-type="float">
            <text:p>246.571428571429</text:p>
          </table:table-cell>
          <table:table-cell office:value-type="float" office:value="240.857142857143" calcext:value-type="float">
            <text:p>240.857142857143</text:p>
          </table:table-cell>
          <table:table-cell office:value-type="float" office:value="1851.89142857143" calcext:value-type="float">
            <text:p>1851.89142857143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6" calcext:value-type="float">
            <text:p>131.6</text:p>
          </table:table-cell>
          <table:table-cell office:value-type="float" office:value="13169" calcext:value-type="float">
            <text:p>13169</text:p>
          </table:table-cell>
          <table:table-cell office:value-type="float" office:value="9089.02857142857" calcext:value-type="float">
            <text:p>9089.02857142857</text:p>
          </table:table-cell>
          <table:table-cell office:value-type="float" office:value="0" calcext:value-type="float">
            <text:p>0</text:p>
          </table:table-cell>
          <table:table-cell office:value-type="float" office:value="2730.24" calcext:value-type="float">
            <text:p>2730.24</text:p>
          </table:table-cell>
          <table:table-cell office:value-type="float" office:value="0" calcext:value-type="float">
            <text:p>0</text:p>
          </table:table-cell>
          <table:table-cell office:value-type="float" office:value="156.857142857143" calcext:value-type="float">
            <text:p>156.8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0714285714286" calcext:value-type="float">
            <text:p>70.0714285714286</text:p>
          </table:table-cell>
          <table:table-cell office:value-type="float" office:value="116.095238095238" calcext:value-type="float">
            <text:p>116.095238095238</text:p>
          </table:table-cell>
          <table:table-cell office:value-type="float" office:value="164.142857142857" calcext:value-type="float">
            <text:p>164.142857142857</text:p>
          </table:table-cell>
          <table:table-cell office:value-type="float" office:value="315.257142857143" calcext:value-type="float">
            <text:p>315.257142857143</text:p>
          </table:table-cell>
          <table:table-cell office:value-type="float" office:value="1137.6" calcext:value-type="float">
            <text:p>1137.6</text:p>
          </table:table-cell>
          <table:table-cell office:value-type="float" office:value="0" calcext:value-type="float">
            <text:p>0</text:p>
          </table:table-cell>
          <table:table-cell office:value-type="float" office:value="1090.23428571429" calcext:value-type="float">
            <text:p>1090.23428571429</text:p>
          </table:table-cell>
          <table:table-cell office:value-type="float" office:value="0" calcext:value-type="float">
            <text:p>0</text:p>
          </table:table-cell>
          <table:table-cell office:value-type="float" office:value="645.531428571429" calcext:value-type="float">
            <text:p>645.531428571429</text:p>
          </table:table-cell>
          <table:table-cell office:value-type="float" office:value="0" calcext:value-type="float">
            <text:p>0</text:p>
          </table:table-cell>
          <table:table-cell office:value-type="float" office:value="291.96" calcext:value-type="float">
            <text:p>291.96</text:p>
          </table:table-cell>
          <table:table-cell office:value-type="float" office:value="1769.07142857143" calcext:value-type="float">
            <text:p>1769.07142857143</text:p>
          </table:table-cell>
          <table:table-cell office:value-type="float" office:value="3757.85714285714" calcext:value-type="float">
            <text:p>3757.85714285714</text:p>
          </table:table-cell>
          <table:table-cell office:value-type="float" office:value="2233.28571428571" calcext:value-type="float">
            <text:p>2233.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520.57142857143" calcext:value-type="float">
            <text:p>1520.57142857143</text:p>
          </table:table-cell>
          <table:table-cell office:value-type="float" office:value="31.5" calcext:value-type="float">
            <text:p>31.5</text:p>
          </table:table-cell>
          <table:table-cell office:value-type="float" office:value="331.285714285714" calcext:value-type="float">
            <text:p>331.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99.288571428572" calcext:value-type="float">
            <text:p>299.288571428572</text:p>
          </table:table-cell>
          <table:table-cell office:value-type="float" office:value="548.476190476191" calcext:value-type="float">
            <text:p>548.476190476191</text:p>
          </table:table-cell>
          <table:table-cell office:value-type="float" office:value="453.142857142857" calcext:value-type="float">
            <text:p>453.142857142857</text:p>
          </table:table-cell>
          <table:table-cell office:value-type="float" office:value="96.7619047619048" calcext:value-type="float">
            <text:p>96.7619047619048</text:p>
          </table:table-cell>
          <table:table-cell office:value-type="float" office:value="114" calcext:value-type="float">
            <text:p>114</text:p>
          </table:table-cell>
          <table:table-cell office:value-type="float" office:value="159.238095238095" calcext:value-type="float">
            <text:p>159.238095238095</text:p>
          </table:table-cell>
          <table:table-cell office:value-type="float" office:value="250.285714285714" calcext:value-type="float">
            <text:p>250.2857142857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806.7632047619" calcext:value-type="float">
            <text:p>65806.7632047619</text:p>
          </table:table-cell>
          <table:table-cell office:value-type="string" calcext:value-type="string">
            <text:p>Нормативные остатки, кг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Сводная заявка Департамента Продаж:</text:p>
          </table:table-cell>
          <table:table-cell table:number-columns-repeated="111"/>
          <table:table-cell office:value-type="string" calcext:value-type="string">
            <text:p>Сводная заявка Департамента Продаж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водная заявка на 07.10.20</text:p>
          </table:table-cell>
          <table:table-cell office:value-type="float" office:value="95.7" calcext:value-type="float">
            <text:p>9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89.04" calcext:value-type="float">
            <text:p>589.0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7.28" calcext:value-type="float">
            <text:p>217.28</text:p>
          </table:table-cell>
          <table:table-cell office:value-type="float" office:value="48.72" calcext:value-type="float">
            <text:p>48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76" calcext:value-type="float">
            <text:p>17.76</text:p>
          </table:table-cell>
          <table:table-cell office:value-type="float" office:value="20.72" calcext:value-type="float">
            <text:p>20.72</text:p>
          </table:table-cell>
          <table:table-cell office:value-type="float" office:value="14.8" calcext:value-type="float">
            <text:p>14.8</text:p>
          </table:table-cell>
          <table:table-cell office:value-type="float" office:value="8.88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5302.08" calcext:value-type="float">
            <text:p>5302.08</text:p>
          </table:table-cell>
          <table:table-cell office:value-type="float" office:value="23.4" calcext:value-type="float">
            <text:p>23.4</text:p>
          </table:table-cell>
          <table:table-cell office:value-type="float" office:value="308.4" calcext:value-type="float">
            <text:p>308.4</text:p>
          </table:table-cell>
          <table:table-cell office:value-type="float" office:value="129.6" calcext:value-type="float">
            <text:p>129.6</text:p>
          </table:table-cell>
          <table:table-cell office:value-type="float" office:value="0" calcext:value-type="float">
            <text:p>0</text:p>
          </table:table-cell>
          <table:table-cell office:value-type="float" office:value="490.62" calcext:value-type="float">
            <text:p>490.62</text:p>
          </table:table-cell>
          <table:table-cell office:value-type="float" office:value="26.64" calcext:value-type="float">
            <text:p>26.64</text:p>
          </table:table-cell>
          <table:table-cell office:value-type="float" office:value="772.8" calcext:value-type="float">
            <text:p>772.8</text:p>
          </table:table-cell>
          <table:table-cell office:value-type="float" office:value="56.4" calcext:value-type="float">
            <text:p>56.4</text:p>
          </table:table-cell>
          <table:table-cell office:value-type="float" office:value="3.6" calcext:value-type="float">
            <text:p>3.6</text:p>
          </table:table-cell>
          <table:table-cell office:value-type="float" office:value="938.4" calcext:value-type="float">
            <text:p>938.4</text:p>
          </table:table-cell>
          <table:table-cell office:value-type="float" office:value="154.56" calcext:value-type="float">
            <text:p>154.56</text:p>
          </table:table-cell>
          <table:table-cell office:value-type="float" office:value="64.96" calcext:value-type="float">
            <text:p>64.96</text:p>
          </table:table-cell>
          <table:table-cell office:value-type="float" office:value="1257.6" calcext:value-type="float">
            <text:p>1257.6</text:p>
          </table:table-cell>
          <table:table-cell office:value-type="float" office:value="84.64" calcext:value-type="float">
            <text:p>84.64</text:p>
          </table:table-cell>
          <table:table-cell office:value-type="float" office:value="721.8" calcext:value-type="float">
            <text:p>721.8</text:p>
          </table:table-cell>
          <table:table-cell office:value-type="float" office:value="129.6" calcext:value-type="float">
            <text:p>129.6</text:p>
          </table:table-cell>
          <table:table-cell office:value-type="float" office:value="300" calcext:value-type="float">
            <text:p>300</text:p>
          </table:table-cell>
          <table:table-cell office:value-type="float" office:value="9.6" calcext:value-type="float">
            <text:p>9.6</text:p>
          </table:table-cell>
          <table:table-cell office:value-type="float" office:value="119.6" calcext:value-type="float">
            <text:p>119.6</text:p>
          </table:table-cell>
          <table:table-cell office:value-type="float" office:value="31.2" calcext:value-type="float">
            <text:p>3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48" calcext:value-type="float">
            <text:p>48</text:p>
          </table:table-cell>
          <table:table-cell office:value-type="float" office:value="105.5" calcext:value-type="float">
            <text:p>105.5</text:p>
          </table:table-cell>
          <table:table-cell office:value-type="float" office:value="342.4" calcext:value-type="float">
            <text:p>342.4</text:p>
          </table:table-cell>
          <table:table-cell office:value-type="float" office:value="0" calcext:value-type="float">
            <text:p>0</text:p>
          </table:table-cell>
          <table:table-cell office:value-type="float" office:value="271.5" calcext:value-type="float">
            <text:p>271.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9" calcext:value-type="float">
            <text:p>19</text:p>
          </table:table-cell>
          <table:table-cell office:value-type="float" office:value="27.2" calcext:value-type="float">
            <text:p>27.2</text:p>
          </table:table-cell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float" office:value="810.4" calcext:value-type="float">
            <text:p>810.4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2.36" calcext:value-type="float">
            <text:p>72.36</text:p>
          </table:table-cell>
          <table:table-cell office:value-type="float" office:value="66.36" calcext:value-type="float">
            <text:p>66.36</text:p>
          </table:table-cell>
          <table:table-cell office:value-type="float" office:value="124.2" calcext:value-type="float">
            <text:p>124.2</text:p>
          </table:table-cell>
          <table:table-cell office:value-type="float" office:value="0" calcext:value-type="float">
            <text:p>0</text:p>
          </table:table-cell>
          <table:table-cell office:value-type="float" office:value="346.08" calcext:value-type="float">
            <text:p>346.08</text:p>
          </table:table-cell>
          <table:table-cell office:value-type="float" office:value="342" calcext:value-type="float">
            <text:p>342</text:p>
          </table:table-cell>
          <table:table-cell office:value-type="float" office:value="769.2" calcext:value-type="float">
            <text:p>769.2</text:p>
          </table:table-cell>
          <table:table-cell office:value-type="float" office:value="144" calcext:value-type="float">
            <text:p>144</text:p>
          </table:table-cell>
          <table:table-cell office:value-type="float" office:value="1620" calcext:value-type="float">
            <text:p>162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7.2" calcext:value-type="float">
            <text:p>77.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63.6" calcext:value-type="float">
            <text:p>63.6</text:p>
          </table:table-cell>
          <table:table-cell office:value-type="float" office:value="1123.2" calcext:value-type="float">
            <text:p>1123.2</text:p>
          </table:table-cell>
          <table:table-cell office:value-type="float" office:value="60" calcext:value-type="float">
            <text:p>60</text:p>
          </table:table-cell>
          <table:table-cell office:value-type="float" office:value="155.52" calcext:value-type="float">
            <text:p>155.52</text:p>
          </table:table-cell>
          <table:table-cell office:value-type="float" office:value="0" calcext:value-type="float">
            <text:p>0</text:p>
          </table:table-cell>
          <table:table-cell office:value-type="float" office:value="95.04" calcext:value-type="float">
            <text:p>95.04</text:p>
          </table:table-cell>
          <table:table-cell office:value-type="float" office:value="0" calcext:value-type="float">
            <text:p>0</text:p>
          </table:table-cell>
          <table:table-cell office:value-type="float" office:value="29.16" calcext:value-type="float">
            <text:p>29.16</text:p>
          </table:table-cell>
          <table:table-cell office:value-type="float" office:value="178.5" calcext:value-type="float">
            <text:p>178.5</text:p>
          </table:table-cell>
          <table:table-cell office:value-type="float" office:value="1359" calcext:value-type="float">
            <text:p>1359</text:p>
          </table:table-cell>
          <table:table-cell office:value-type="float" office:value="381" calcext:value-type="float">
            <text:p>381</text:p>
          </table:table-cell>
          <table:table-cell office:value-type="float" office:value="273" calcext:value-type="float">
            <text:p>273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62.8" calcext:value-type="float">
            <text:p>62.8</text:p>
          </table:table-cell>
          <table:table-cell office:value-type="float" office:value="43.2" calcext:value-type="float">
            <text:p>43.2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float" office:value="25527.12" calcext:value-type="float">
            <text:p>25527.12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Сводная заявка на 08.10.20</text:p>
          </table:table-cell>
          <table:table-cell office:value-type="float" office:value="260.7" calcext:value-type="float">
            <text:p>260.7</text:p>
          </table:table-cell>
          <table:table-cell office:value-type="float" office:value="225" calcext:value-type="float">
            <text:p>225</text:p>
          </table:table-cell>
          <table:table-cell office:value-type="float" office:value="708" calcext:value-type="float">
            <text:p>708</text:p>
          </table:table-cell>
          <table:table-cell office:value-type="float" office:value="81" calcext:value-type="float">
            <text:p>81</text:p>
          </table:table-cell>
          <table:table-cell office:value-type="float" office:value="740.74" calcext:value-type="float">
            <text:p>740.7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15.2" calcext:value-type="float">
            <text:p>515.2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44" calcext:value-type="float">
            <text:p>115.44</text:p>
          </table:table-cell>
          <table:table-cell office:value-type="float" office:value="178.34" calcext:value-type="float">
            <text:p>178.34</text:p>
          </table:table-cell>
          <table:table-cell office:value-type="float" office:value="74" calcext:value-type="float">
            <text:p>74</text:p>
          </table:table-cell>
          <table:table-cell office:value-type="float" office:value="165.76" calcext:value-type="float">
            <text:p>165.76</text:p>
          </table:table-cell>
          <table:table-cell office:value-type="float" office:value="78.4" calcext:value-type="float">
            <text:p>78.4</text:p>
          </table:table-cell>
          <table:table-cell office:value-type="float" office:value="0" calcext:value-type="float">
            <text:p>0</text:p>
          </table:table-cell>
          <table:table-cell office:value-type="float" office:value="2540.16" calcext:value-type="float">
            <text:p>2540.16</text:p>
          </table:table-cell>
          <table:table-cell office:value-type="float" office:value="149.4" calcext:value-type="float">
            <text:p>149.4</text:p>
          </table:table-cell>
          <table:table-cell office:value-type="float" office:value="706.2" calcext:value-type="float">
            <text:p>706.2</text:p>
          </table:table-cell>
          <table:table-cell office:value-type="float" office:value="149.04" calcext:value-type="float">
            <text:p>149.04</text:p>
          </table:table-cell>
          <table:table-cell office:value-type="float" office:value="0" calcext:value-type="float">
            <text:p>0</text:p>
          </table:table-cell>
          <table:table-cell office:value-type="float" office:value="444.74" calcext:value-type="float">
            <text:p>444.74</text:p>
          </table:table-cell>
          <table:table-cell office:value-type="float" office:value="46.62" calcext:value-type="float">
            <text:p>46.62</text:p>
          </table:table-cell>
          <table:table-cell office:value-type="float" office:value="1799.52" calcext:value-type="float">
            <text:p>1799.52</text:p>
          </table:table-cell>
          <table:table-cell office:value-type="float" office:value="222.6" calcext:value-type="float">
            <text:p>222.6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266.56" calcext:value-type="float">
            <text:p>266.56</text:p>
          </table:table-cell>
          <table:table-cell office:value-type="float" office:value="20.72" calcext:value-type="float">
            <text:p>20.72</text:p>
          </table:table-cell>
          <table:table-cell office:value-type="float" office:value="1008" calcext:value-type="float">
            <text:p>1008</text:p>
          </table:table-cell>
          <table:table-cell office:value-type="float" office:value="246.56" calcext:value-type="float">
            <text:p>246.56</text:p>
          </table:table-cell>
          <table:table-cell office:value-type="float" office:value="2563.2" calcext:value-type="float">
            <text:p>2563.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5.2" calcext:value-type="float">
            <text:p>25.2</text:p>
          </table:table-cell>
          <table:table-cell office:value-type="float" office:value="414" calcext:value-type="float">
            <text:p>414</text:p>
          </table:table-cell>
          <table:table-cell office:value-type="float" office:value="214.24" calcext:value-type="float">
            <text:p>214.24</text:p>
          </table:table-cell>
          <table:table-cell office:value-type="float" office:value="21.4" calcext:value-type="float">
            <text:p>21.4</text:p>
          </table:table-cell>
          <table:table-cell office:value-type="float" office:value="17.1" calcext:value-type="float">
            <text:p>1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87.2" calcext:value-type="float">
            <text:p>387.2</text:p>
          </table:table-cell>
          <table:table-cell office:value-type="float" office:value="99.6" calcext:value-type="float">
            <text:p>99.6</text:p>
          </table:table-cell>
          <table:table-cell office:value-type="float" office:value="84" calcext:value-type="float">
            <text:p>84</text:p>
          </table:table-cell>
          <table:table-cell office:value-type="float" office:value="43.5" calcext:value-type="float">
            <text:p>4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6.8" calcext:value-type="float">
            <text:p>116.8</text:p>
          </table:table-cell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float" office:value="622.4" calcext:value-type="float">
            <text:p>622.4</text:p>
          </table:table-cell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 office:value-type="float" office:value="157.2" calcext:value-type="float">
            <text:p>157.2</text:p>
          </table:table-cell>
          <table:table-cell office:value-type="float" office:value="91.5" calcext:value-type="float">
            <text:p>91.5</text:p>
          </table:table-cell>
          <table:table-cell office:value-type="float" office:value="706.5" calcext:value-type="float">
            <text:p>706.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67.2" calcext:value-type="float">
            <text:p>367.2</text:p>
          </table:table-cell>
          <table:table-cell office:value-type="float" office:value="162.96" calcext:value-type="float">
            <text:p>162.96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float" office:value="2115.6" calcext:value-type="float">
            <text:p>21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5" calcext:value-type="float">
            <text:p>145.5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46.8" calcext:value-type="float">
            <text:p>46.8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.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57.2" calcext:value-type="float">
            <text:p>1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.56" calcext:value-type="float">
            <text:p>655.56</text:p>
          </table:table-cell>
          <table:table-cell office:value-type="float" office:value="0" calcext:value-type="float">
            <text:p>0</text:p>
          </table:table-cell>
          <table:table-cell office:value-type="float" office:value="224.64" calcext:value-type="float">
            <text:p>224.64</text:p>
          </table:table-cell>
          <table:table-cell office:value-type="float" office:value="0" calcext:value-type="float">
            <text:p>0</text:p>
          </table:table-cell>
          <table:table-cell office:value-type="float" office:value="61.56" calcext:value-type="float">
            <text:p>61.56</text:p>
          </table:table-cell>
          <table:table-cell office:value-type="float" office:value="1534.5" calcext:value-type="float">
            <text:p>1534.5</text:p>
          </table:table-cell>
          <table:table-cell office:value-type="float" office:value="2556" calcext:value-type="float">
            <text:p>2556</text:p>
          </table:table-cell>
          <table:table-cell office:value-type="float" office:value="1044" calcext:value-type="float">
            <text:p>1044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5" calcext:value-type="float">
            <text:p>285</text:p>
          </table:table-cell>
          <table:table-cell office:value-type="float" office:value="24" calcext:value-type="float">
            <text:p>24</text:p>
          </table:table-cell>
          <table:table-cell office:value-type="float" office:value="126.36" calcext:value-type="float">
            <text:p>126.36</text:p>
          </table:table-cell>
          <table:table-cell office:value-type="float" office:value="426" calcext:value-type="float">
            <text:p>426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192" calcext:value-type="float">
            <text:p>192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float" office:value="47242.94" calcext:value-type="float">
            <text:p>47242.94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6" office:value-type="string" calcext:value-type="string">
            <text:p><text:s/>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  <table:table-cell table:number-columns-repeated="15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/>
          <table:table-cell table:number-columns-repeated="16" office:value-type="string" calcext:value-type="string">
            <text:p><text:s/></text:p>
          </table:table-cell>
          <table:table-cell table:number-columns-repeated="3"/>
          <table:table-cell table:number-columns-repeated="18"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лено всего, кг:</text:p>
          </table:table-cell>
          <table:table-cell office:value-type="float" office:value="356.4" calcext:value-type="float">
            <text:p>356.4</text:p>
          </table:table-cell>
          <table:table-cell office:value-type="float" office:value="225" calcext:value-type="float">
            <text:p>225</text:p>
          </table:table-cell>
          <table:table-cell office:value-type="float" office:value="759" calcext:value-type="float">
            <text:p>759</text:p>
          </table:table-cell>
          <table:table-cell office:value-type="float" office:value="102" calcext:value-type="float">
            <text:p>102</text:p>
          </table:table-cell>
          <table:table-cell office:value-type="float" office:value="1329.78" calcext:value-type="float">
            <text:p>1329.7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32.48" calcext:value-type="float">
            <text:p>732.48</text:p>
          </table:table-cell>
          <table:table-cell office:value-type="float" office:value="53.04" calcext:value-type="float">
            <text:p>53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2" calcext:value-type="float">
            <text:p>133.2</text:p>
          </table:table-cell>
          <table:table-cell office:value-type="float" office:value="199.06" calcext:value-type="float">
            <text:p>199.06</text:p>
          </table:table-cell>
          <table:table-cell office:value-type="float" office:value="88.8" calcext:value-type="float">
            <text:p>88.8</text:p>
          </table:table-cell>
          <table:table-cell office:value-type="float" office:value="174.64" calcext:value-type="float">
            <text:p>174.64</text:p>
          </table:table-cell>
          <table:table-cell office:value-type="float" office:value="78.4" calcext:value-type="float">
            <text:p>78.4</text:p>
          </table:table-cell>
          <table:table-cell office:value-type="float" office:value="204" calcext:value-type="float">
            <text:p>204</text:p>
          </table:table-cell>
          <table:table-cell office:value-type="float" office:value="7842.24" calcext:value-type="float">
            <text:p>7842.24</text:p>
          </table:table-cell>
          <table:table-cell office:value-type="float" office:value="172.8" calcext:value-type="float">
            <text:p>172.8</text:p>
          </table:table-cell>
          <table:table-cell office:value-type="float" office:value="1014.6" calcext:value-type="float">
            <text:p>1014.6</text:p>
          </table:table-cell>
          <table:table-cell office:value-type="float" office:value="278.64" calcext:value-type="float">
            <text:p>278.64</text:p>
          </table:table-cell>
          <table:table-cell office:value-type="float" office:value="0" calcext:value-type="float">
            <text:p>0</text:p>
          </table:table-cell>
          <table:table-cell office:value-type="float" office:value="935.36" calcext:value-type="float">
            <text:p>935.36</text:p>
          </table:table-cell>
          <table:table-cell office:value-type="float" office:value="73.26" calcext:value-type="float">
            <text:p>73.26</text:p>
          </table:table-cell>
          <table:table-cell office:value-type="float" office:value="2572.32" calcext:value-type="float">
            <text:p>2572.32</text:p>
          </table:table-cell>
          <table:table-cell office:value-type="float" office:value="279" calcext:value-type="float">
            <text:p>279</text:p>
          </table:table-cell>
          <table:table-cell office:value-type="float" office:value="7.2" calcext:value-type="float">
            <text:p>7.2</text:p>
          </table:table-cell>
          <table:table-cell office:value-type="float" office:value="938.4" calcext:value-type="float">
            <text:p>938.4</text:p>
          </table:table-cell>
          <table:table-cell office:value-type="float" office:value="421.12" calcext:value-type="float">
            <text:p>421.12</text:p>
          </table:table-cell>
          <table:table-cell office:value-type="float" office:value="85.68" calcext:value-type="float">
            <text:p>85.68</text:p>
          </table:table-cell>
          <table:table-cell office:value-type="float" office:value="2265.6" calcext:value-type="float">
            <text:p>2265.6</text:p>
          </table:table-cell>
          <table:table-cell office:value-type="float" office:value="331.2" calcext:value-type="float">
            <text:p>331.2</text:p>
          </table:table-cell>
          <table:table-cell office:value-type="float" office:value="3285" calcext:value-type="float">
            <text:p>3285</text:p>
          </table:table-cell>
          <table:table-cell office:value-type="float" office:value="129.6" calcext:value-type="float">
            <text:p>129.6</text:p>
          </table:table-cell>
          <table:table-cell office:value-type="float" office:value="570" calcext:value-type="float">
            <text:p>570</text:p>
          </table:table-cell>
          <table:table-cell office:value-type="float" office:value="34.8" calcext:value-type="float">
            <text:p>34.8</text:p>
          </table:table-cell>
          <table:table-cell office:value-type="float" office:value="533.6" calcext:value-type="float">
            <text:p>533.6</text:p>
          </table:table-cell>
          <table:table-cell office:value-type="float" office:value="245.44" calcext:value-type="float">
            <text:p>245.44</text:p>
          </table:table-cell>
          <table:table-cell office:value-type="float" office:value="21.4" calcext:value-type="float">
            <text:p>21.4</text:p>
          </table:table-cell>
          <table:table-cell office:value-type="float" office:value="17.1" calcext:value-type="float">
            <text:p>1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27" calcext:value-type="float">
            <text:p>127</text:p>
          </table:table-cell>
          <table:table-cell office:value-type="float" office:value="122.5" calcext:value-type="float">
            <text:p>122.5</text:p>
          </table:table-cell>
          <table:table-cell office:value-type="float" office:value="729.6" calcext:value-type="float">
            <text:p>729.6</text:p>
          </table:table-cell>
          <table:table-cell office:value-type="float" office:value="99.6" calcext:value-type="float">
            <text:p>99.6</text:p>
          </table:table-cell>
          <table:table-cell office:value-type="float" office:value="355.5" calcext:value-type="float">
            <text:p>355.5</text:p>
          </table:table-cell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office:value-type="float" office:value="2134" calcext:value-type="float">
            <text:p>2134</text:p>
          </table:table-cell>
          <table:table-cell office:value-type="float" office:value="5" calcext:value-type="float">
            <text:p>5</text:p>
          </table:table-cell>
          <table:table-cell office:value-type="float" office:value="1432.8" calcext:value-type="float">
            <text:p>1432.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7.2" calcext:value-type="float">
            <text:p>157.2</text:p>
          </table:table-cell>
          <table:table-cell office:value-type="float" office:value="424.5" calcext:value-type="float">
            <text:p>424.5</text:p>
          </table:table-cell>
          <table:table-cell office:value-type="float" office:value="955.5" calcext:value-type="float">
            <text:p>955.5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439.56" calcext:value-type="float">
            <text:p>439.56</text:p>
          </table:table-cell>
          <table:table-cell office:value-type="float" office:value="229.32" calcext:value-type="float">
            <text:p>229.32</text:p>
          </table:table-cell>
          <table:table-cell office:value-type="float" office:value="421.2" calcext:value-type="float">
            <text:p>421.2</text:p>
          </table:table-cell>
          <table:table-cell office:value-type="float" office:value="0" calcext:value-type="float">
            <text:p>0</text:p>
          </table:table-cell>
          <table:table-cell office:value-type="float" office:value="346.08" calcext:value-type="float">
            <text:p>346.08</text:p>
          </table:table-cell>
          <table:table-cell office:value-type="float" office:value="17817" calcext:value-type="float">
            <text:p>17817</text:p>
          </table:table-cell>
          <table:table-cell office:value-type="float" office:value="2884.8" calcext:value-type="float">
            <text:p>2884.8</text:p>
          </table:table-cell>
          <table:table-cell office:value-type="float" office:value="144" calcext:value-type="float">
            <text:p>144</text:p>
          </table:table-cell>
          <table:table-cell office:value-type="float" office:value="1620" calcext:value-type="float">
            <text:p>1620</text:p>
          </table:table-cell>
          <table:table-cell office:value-type="float" office:value="328.5" calcext:value-type="float">
            <text:p>328.5</text:p>
          </table:table-cell>
          <table:table-cell office:value-type="float" office:value="0" calcext:value-type="float">
            <text:p>0</text:p>
          </table:table-cell>
          <table:table-cell office:value-type="float" office:value="156.4" calcext:value-type="float">
            <text:p>156.4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7.5" calcext:value-type="float">
            <text:p>7.5</text:p>
          </table:table-cell>
          <table:table-cell office:value-type="float" office:value="172" calcext:value-type="float">
            <text:p>172</text:p>
          </table:table-cell>
          <table:table-cell office:value-type="float" office:value="87" calcext:value-type="float">
            <text:p>87</text:p>
          </table:table-cell>
          <table:table-cell office:value-type="float" office:value="220.8" calcext:value-type="float">
            <text:p>220.8</text:p>
          </table:table-cell>
          <table:table-cell office:value-type="float" office:value="1123.2" calcext:value-type="float">
            <text:p>1123.2</text:p>
          </table:table-cell>
          <table:table-cell office:value-type="float" office:value="60" calcext:value-type="float">
            <text:p>60</text:p>
          </table:table-cell>
          <table:table-cell office:value-type="float" office:value="811.08" calcext:value-type="float">
            <text:p>811.08</text:p>
          </table:table-cell>
          <table:table-cell office:value-type="float" office:value="0" calcext:value-type="float">
            <text:p>0</text:p>
          </table:table-cell>
          <table:table-cell office:value-type="float" office:value="319.68" calcext:value-type="float">
            <text:p>319.68</text:p>
          </table:table-cell>
          <table:table-cell office:value-type="float" office:value="0" calcext:value-type="float">
            <text:p>0</text:p>
          </table:table-cell>
          <table:table-cell office:value-type="float" office:value="90.72" calcext:value-type="float">
            <text:p>90.72</text:p>
          </table:table-cell>
          <table:table-cell office:value-type="float" office:value="1713" calcext:value-type="float">
            <text:p>1713</text:p>
          </table:table-cell>
          <table:table-cell office:value-type="float" office:value="3915" calcext:value-type="float">
            <text:p>3915</text:p>
          </table:table-cell>
          <table:table-cell office:value-type="float" office:value="1425" calcext:value-type="float">
            <text:p>1425</text:p>
          </table:table-cell>
          <table:table-cell office:value-type="float" office:value="489" calcext:value-type="float">
            <text:p>489</text:p>
          </table:table-cell>
          <table:table-cell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float" office:value="546" calcext:value-type="float">
            <text:p>546</text:p>
          </table:table-cell>
          <table:table-cell office:value-type="float" office:value="86.8" calcext:value-type="float">
            <text:p>86.8</text:p>
          </table:table-cell>
          <table:table-cell office:value-type="float" office:value="169.56" calcext:value-type="float">
            <text:p>169.56</text:p>
          </table:table-cell>
          <table:table-cell office:value-type="float" office:value="471" calcext:value-type="float">
            <text:p>471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2770.06" calcext:value-type="float">
            <text:p>72770.06</text:p>
          </table:table-cell>
          <table:table-cell office:value-type="string" calcext:value-type="string">
            <text:p>Заявлено всего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лено, короба:</text:p>
          </table:table-cell>
          <table:table-cell office:value-type="float" office:value="111.375" calcext:value-type="float">
            <text:p>111.375</text:p>
          </table:table-cell>
          <table:table-cell office:value-type="float" office:value="75" calcext:value-type="float">
            <text:p>75</text:p>
          </table:table-cell>
          <table:table-cell office:value-type="float" office:value="253" calcext:value-type="float">
            <text:p>253</text:p>
          </table:table-cell>
          <table:table-cell office:value-type="float" office:value="34" calcext:value-type="float">
            <text:p>34</text:p>
          </table:table-cell>
          <table:table-cell office:value-type="float" office:value="449.25" calcext:value-type="float">
            <text:p>449.25</text:p>
          </table:table-cell>
          <table:table-cell office:value-type="float" office:value="7" calcext:value-type="float">
            <text:p>7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327" calcext:value-type="float">
            <text:p>327</text:p>
          </table:table-cell>
          <table:table-cell office:value-type="float" office:value="22.8620689655172" calcext:value-type="float">
            <text:p>22.8620689655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" calcext:value-type="float">
            <text:p>44.4</text:p>
          </table:table-cell>
          <table:table-cell office:value-type="float" office:value="66.3533333333333" calcext:value-type="float">
            <text:p>66.353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58.2133333333333" calcext:value-type="float">
            <text:p>58.2133333333333</text:p>
          </table:table-cell>
          <table:table-cell office:value-type="float" office:value="35" calcext:value-type="float">
            <text:p>35</text:p>
          </table:table-cell>
          <table:table-cell office:value-type="float" office:value="85.3556485355649" calcext:value-type="float">
            <text:p>85.3556485355649</text:p>
          </table:table-cell>
          <table:table-cell office:value-type="float" office:value="3501" calcext:value-type="float">
            <text:p>3501</text:p>
          </table:table-cell>
          <table:table-cell office:value-type="float" office:value="96" calcext:value-type="float">
            <text:p>96</text:p>
          </table:table-cell>
          <table:table-cell office:value-type="float" office:value="845.5" calcext:value-type="float">
            <text:p>845.5</text:p>
          </table:table-cell>
          <table:table-cell office:value-type="float" office:value="206.4" calcext:value-type="float">
            <text:p>206.4</text:p>
          </table:table-cell>
          <table:table-cell office:value-type="float" office:value="0" calcext:value-type="float">
            <text:p>0</text:p>
          </table:table-cell>
          <table:table-cell office:value-type="float" office:value="421.333333333334" calcext:value-type="float">
            <text:p>421.333333333334</text:p>
          </table:table-cell>
          <table:table-cell office:value-type="float" office:value="33" calcext:value-type="float">
            <text:p>33</text:p>
          </table:table-cell>
          <table:table-cell office:value-type="float" office:value="699" calcext:value-type="float">
            <text:p>699</text:p>
          </table:table-cell>
          <table:table-cell office:value-type="float" office:value="232.5" calcext:value-type="float">
            <text:p>232.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782" calcext:value-type="float">
            <text:p>782</text:p>
          </table:table-cell>
          <table:table-cell office:value-type="float" office:value="188" calcext:value-type="float">
            <text:p>188</text:p>
          </table:table-cell>
          <table:table-cell office:value-type="float" office:value="38.25" calcext:value-type="float">
            <text:p>38.25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office:value-type="float" office:value="1825" calcext:value-type="float">
            <text:p>1825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25.7777777777778" calcext:value-type="float">
            <text:p>25.7777777777778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office:value-type="float" office:value="11.0309278350516" calcext:value-type="float">
            <text:p>11.0309278350516</text:p>
          </table:table-cell>
          <table:table-cell office:value-type="float" office:value="8.81443298969072" calcext:value-type="float">
            <text:p>8.81443298969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27" calcext:value-type="float">
            <text:p>127</text:p>
          </table:table-cell>
          <table:table-cell office:value-type="float" office:value="122.5" calcext:value-type="float">
            <text:p>122.5</text:p>
          </table:table-cell>
          <table:table-cell office:value-type="float" office:value="912" calcext:value-type="float">
            <text:p>912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2134" calcext:value-type="float">
            <text:p>2134</text:p>
          </table:table-cell>
          <table:table-cell office:value-type="float" office:value="5" calcext:value-type="float">
            <text:p>5</text:p>
          </table:table-cell>
          <table:table-cell office:value-type="float" office:value="1791" calcext:value-type="float">
            <text:p>179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637" calcext:value-type="float">
            <text:p>63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07" calcext:value-type="float">
            <text:p>407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5939" calcext:value-type="float">
            <text:p>5939</text:p>
          </table:table-cell>
          <table:table-cell office:value-type="float" office:value="2404" calcext:value-type="float">
            <text:p>2404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10.140845070423" calcext:value-type="float">
            <text:p>110.140845070423</text:p>
          </table:table-cell>
          <table:table-cell office:value-type="float" office:value="87.3239436619718" calcext:value-type="float">
            <text:p>87.3239436619718</text:p>
          </table:table-cell>
          <table:table-cell office:value-type="float" office:value="74.6478873239437" calcext:value-type="float">
            <text:p>74.6478873239437</text:p>
          </table:table-cell>
          <table:table-cell office:value-type="float" office:value="5" calcext:value-type="float">
            <text:p>5</text:p>
          </table:table-cell>
          <table:table-cell office:value-type="float" office:value="57.3333333333333" calcext:value-type="float">
            <text:p>57.3333333333333</text:p>
          </table:table-cell>
          <table:table-cell office:value-type="float" office:value="29" calcext:value-type="float">
            <text:p>29</text:p>
          </table:table-cell>
          <table:table-cell office:value-type="float" office:value="184" calcext:value-type="float">
            <text:p>184</text:p>
          </table:table-cell>
          <table:table-cell office:value-type="float" office:value="1040" calcext:value-type="float">
            <text:p>1040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42" calcext:value-type="float">
            <text:p>1142</text:p>
          </table:table-cell>
          <table:table-cell office:value-type="float" office:value="2610" calcext:value-type="float">
            <text:p>2610</text:p>
          </table:table-cell>
          <table:table-cell office:value-type="float" office:value="475" calcext:value-type="float">
            <text:p>475</text:p>
          </table:table-cell>
          <table:table-cell office:value-type="float" office:value="326" calcext:value-type="float">
            <text:p>326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  <table:table-cell office:value-type="float" office:value="61.1267605633803" calcext:value-type="float">
            <text:p>61.1267605633803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9115.1552927233" calcext:value-type="float">
            <text:p>39115.1552927233</text:p>
          </table:table-cell>
          <table:table-cell office:value-type="string" calcext:value-type="string">
            <text:p>Заявлено, короба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Фактические остатки на складах - Заявлено, кг:</text:p>
          </table:table-cell>
          <table:table-cell office:value-type="float" office:value="1098.6" calcext:value-type="float">
            <text:p>1098.6</text:p>
          </table:table-cell>
          <table:table-cell office:value-type="float" office:value="-225" calcext:value-type="float">
            <text:p>-22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77.7000000000001" calcext:value-type="float">
            <text:p>-77.7000000000001</text:p>
          </table:table-cell>
          <table:table-cell office:value-type="float" office:value="-42" calcext:value-type="float">
            <text:p>-42</text:p>
          </table:table-cell>
          <table:table-cell office:value-type="float" office:value="-16" calcext:value-type="float">
            <text:p>-16</text:p>
          </table:table-cell>
          <table:table-cell office:value-type="float" office:value="-20.16" calcext:value-type="float">
            <text:p>-20.16</text:p>
          </table:table-cell>
          <table:table-cell office:value-type="float" office:value="-3.76" calcext:value-type="float">
            <text:p>-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56" calcext:value-type="float">
            <text:p>-106.56</text:p>
          </table:table-cell>
          <table:table-cell office:value-type="float" office:value="-172.42" calcext:value-type="float">
            <text:p>-172.42</text:p>
          </table:table-cell>
          <table:table-cell office:value-type="float" office:value="-74" calcext:value-type="float">
            <text:p>-74</text:p>
          </table:table-cell>
          <table:table-cell office:value-type="float" office:value="-150.96" calcext:value-type="float">
            <text:p>-150.96</text:p>
          </table:table-cell>
          <table:table-cell office:value-type="float" office:value="13.44" calcext:value-type="float">
            <text:p>13.44</text:p>
          </table:table-cell>
          <table:table-cell office:value-type="float" office:value="-195.04" calcext:value-type="float">
            <text:p>-195.04</text:p>
          </table:table-cell>
          <table:table-cell office:value-type="float" office:value="-1547.84" calcext:value-type="float">
            <text:p>-1547.84</text:p>
          </table:table-cell>
          <table:table-cell office:value-type="float" office:value="214.2" calcext:value-type="float">
            <text:p>214.2</text:p>
          </table:table-cell>
          <table:table-cell office:value-type="float" office:value="-521.4" calcext:value-type="float">
            <text:p>-521.4</text:p>
          </table:table-cell>
          <table:table-cell office:value-type="float" office:value="-270.24" calcext:value-type="float">
            <text:p>-270.24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.62</text:p>
          </table:table-cell>
          <table:table-cell office:value-type="float" office:value="48.84" calcext:value-type="float">
            <text:p>48.84</text:p>
          </table:table-cell>
          <table:table-cell office:value-type="float" office:value="1902.56" calcext:value-type="float">
            <text:p>1902.56</text:p>
          </table:table-cell>
          <table:table-cell office:value-type="float" office:value="-279" calcext:value-type="float">
            <text:p>-279</text:p>
          </table:table-cell>
          <table:table-cell office:value-type="float" office:value="-1.2" calcext:value-type="float">
            <text:p>-1.2</text:p>
          </table:table-cell>
          <table:table-cell office:value-type="float" office:value="-938.4" calcext:value-type="float">
            <text:p>-938.4</text:p>
          </table:table-cell>
          <table:table-cell office:value-type="float" office:value="-215.04" calcext:value-type="float">
            <text:p>-215.04</text:p>
          </table:table-cell>
          <table:table-cell office:value-type="float" office:value="109.2" calcext:value-type="float">
            <text:p>109.2</text:p>
          </table:table-cell>
          <table:table-cell office:value-type="float" office:value="-998.4" calcext:value-type="float">
            <text:p>-998.4</text:p>
          </table:table-cell>
          <table:table-cell office:value-type="float" office:value="114.08" calcext:value-type="float">
            <text:p>114.08</text:p>
          </table:table-cell>
          <table:table-cell office:value-type="float" office:value="235.8" calcext:value-type="float">
            <text:p>235.8</text:p>
          </table:table-cell>
          <table:table-cell office:value-type="float" office:value="-129.6" calcext:value-type="float">
            <text:p>-129.6</text:p>
          </table:table-cell>
          <table:table-cell office:value-type="float" office:value="-570" calcext:value-type="float">
            <text:p>-570</text:p>
          </table:table-cell>
          <table:table-cell office:value-type="float" office:value="-8.4" calcext:value-type="float">
            <text:p>-8.4</text:p>
          </table:table-cell>
          <table:table-cell office:value-type="float" office:value="303.6" calcext:value-type="float">
            <text:p>303.6</text:p>
          </table:table-cell>
          <table:table-cell office:value-type="float" office:value="-226.72" calcext:value-type="float">
            <text:p>-226.72</text:p>
          </table:table-cell>
          <table:table-cell office:value-type="float" office:value="-12.4" calcext:value-type="float">
            <text:p>-12.4</text:p>
          </table:table-cell>
          <table:table-cell office:value-type="float" office:value="-12.6" calcext:value-type="float">
            <text:p>-1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6" calcext:value-type="float">
            <text:p>-336</text:p>
          </table:table-cell>
          <table:table-cell office:value-type="float" office:value="-47" calcext:value-type="float">
            <text:p>-47</text:p>
          </table:table-cell>
          <table:table-cell office:value-type="float" office:value="-10.5" calcext:value-type="float">
            <text:p>-10.5</text:p>
          </table:table-cell>
          <table:table-cell office:value-type="float" office:value="-446.4" calcext:value-type="float">
            <text:p>-446.4</text:p>
          </table:table-cell>
          <table:table-cell office:value-type="float" office:value="-99.6" calcext:value-type="float">
            <text:p>-99.6</text:p>
          </table:table-cell>
          <table:table-cell office:value-type="float" office:value="-157.5" calcext:value-type="float">
            <text:p>-157.5</text:p>
          </table:table-cell>
          <table:table-cell office:value-type="float" office:value="-43.5" calcext:value-type="float">
            <text:p>-4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24.8" calcext:value-type="float">
            <text:p>-124.8</text:p>
          </table:table-cell>
          <table:table-cell office:value-type="float" office:value="-1091" calcext:value-type="float">
            <text:p>-1091</text:p>
          </table:table-cell>
          <table:table-cell office:value-type="float" office:value="32" calcext:value-type="float">
            <text:p>32</text:p>
          </table:table-cell>
          <table:table-cell office:value-type="float" office:value="-675.2" calcext:value-type="float">
            <text:p>-675.2</text:p>
          </table:table-cell>
          <table:table-cell office:value-type="float" office:value="-34.5" calcext:value-type="float">
            <text:p>-34.5</text:p>
          </table:table-cell>
          <table:table-cell office:value-type="float" office:value="0" calcext:value-type="float">
            <text:p>0</text:p>
          </table:table-cell>
          <table:table-cell office:value-type="float" office:value="-157.2" calcext:value-type="float">
            <text:p>-157.2</text:p>
          </table:table-cell>
          <table:table-cell office:value-type="float" office:value="-85.5" calcext:value-type="float">
            <text:p>-85.5</text:p>
          </table:table-cell>
          <table:table-cell office:value-type="float" office:value="-517.5" calcext:value-type="float">
            <text:p>-517.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-300.24" calcext:value-type="float">
            <text:p>-300.24</text:p>
          </table:table-cell>
          <table:table-cell office:value-type="float" office:value="4.20000000000002" calcext:value-type="float">
            <text:p>4.20000000000002</text:p>
          </table:table-cell>
          <table:table-cell office:value-type="float" office:value="203.4" calcext:value-type="float">
            <text:p>203.4</text:p>
          </table:table-cell>
          <table:table-cell office:value-type="float" office:value="21.6" calcext:value-type="float">
            <text:p>21.6</text:p>
          </table:table-cell>
          <table:table-cell office:value-type="float" office:value="-335.16" calcext:value-type="float">
            <text:p>-335.16</text:p>
          </table:table-cell>
          <table:table-cell office:value-type="float" office:value="-17625" calcext:value-type="float">
            <text:p>-17625</text:p>
          </table:table-cell>
          <table:table-cell office:value-type="float" office:value="-55.2000000000003" calcext:value-type="float">
            <text:p>-55.2000000000003</text:p>
          </table:table-cell>
          <table:table-cell office:value-type="float" office:value="10.8" calcext:value-type="float">
            <text:p>10.8</text:p>
          </table:table-cell>
          <table:table-cell office:value-type="float" office:value="47.5200000000002" calcext:value-type="float">
            <text:p>47.5200000000002</text:p>
          </table:table-cell>
          <table:table-cell office:value-type="float" office:value="7.5" calcext:value-type="float">
            <text:p>7.5</text:p>
          </table:table-cell>
          <table:table-cell office:value-type="float" office:value="1.2" calcext:value-type="float">
            <text:p>1.2</text:p>
          </table:table-cell>
          <table:table-cell office:value-type="float" office:value="-143.2" calcext:value-type="float">
            <text:p>-143.2</text:p>
          </table:table-cell>
          <table:table-cell office:value-type="float" office:value="26" calcext:value-type="float">
            <text:p>26</text:p>
          </table:table-cell>
          <table:table-cell office:value-type="float" office:value="10.4" calcext:value-type="float">
            <text:p>10.4</text:p>
          </table:table-cell>
          <table:table-cell office:value-type="float" office:value="46.5" calcext:value-type="float">
            <text:p>46.5</text:p>
          </table:table-cell>
          <table:table-cell office:value-type="float" office:value="38" calcext:value-type="float">
            <text:p>38</text:p>
          </table:table-cell>
          <table:table-cell office:value-type="float" office:value="-36" calcext:value-type="float">
            <text:p>-36</text:p>
          </table:table-cell>
          <table:table-cell office:value-type="float" office:value="128.4" calcext:value-type="float">
            <text:p>128.4</text:p>
          </table:table-cell>
          <table:table-cell office:value-type="float" office:value="-90.72" calcext:value-type="float">
            <text:p>-90.72</text:p>
          </table:table-cell>
          <table:table-cell office:value-type="float" office:value="69.6" calcext:value-type="float">
            <text:p>69.6</text:p>
          </table:table-cell>
          <table:table-cell office:value-type="float" office:value="-652.32" calcext:value-type="float">
            <text:p>-652.32</text:p>
          </table:table-cell>
          <table:table-cell office:value-type="float" office:value="8.64" calcext:value-type="float">
            <text:p>8.64</text:p>
          </table:table-cell>
          <table:table-cell office:value-type="float" office:value="56.16" calcext:value-type="float">
            <text:p>56.16</text:p>
          </table:table-cell>
          <table:table-cell office:value-type="float" office:value="113.4" calcext:value-type="float">
            <text:p>113.4</text:p>
          </table:table-cell>
          <table:table-cell office:value-type="float" office:value="114.48" calcext:value-type="float">
            <text:p>114.48</text:p>
          </table:table-cell>
          <table:table-cell office:value-type="float" office:value="-589.5" calcext:value-type="float">
            <text:p>-589.5</text:p>
          </table:table-cell>
          <table:table-cell office:value-type="float" office:value="-490.5" calcext:value-type="float">
            <text:p>-490.5</text:p>
          </table:table-cell>
          <table:table-cell office:value-type="float" office:value="429" calcext:value-type="float">
            <text:p>429</text:p>
          </table:table-cell>
          <table:table-cell office:value-type="float" office:value="228" calcext:value-type="float">
            <text:p>228</text:p>
          </table:table-cell>
          <table:table-cell office:value-type="float" office:value="-270" calcext:value-type="float">
            <text:p>-270</text:p>
          </table:table-cell>
          <table:table-cell office:value-type="float" office:value="24" calcext:value-type="float">
            <text:p>24</text:p>
          </table:table-cell>
          <table:table-cell office:value-type="float" office:value="-186" calcext:value-type="float">
            <text:p>-186</text:p>
          </table:table-cell>
          <table:table-cell office:value-type="float" office:value="-43.6" calcext:value-type="float">
            <text:p>-43.6</text:p>
          </table:table-cell>
          <table:table-cell office:value-type="float" office:value="71.28" calcext:value-type="float">
            <text:p>71.28</text:p>
          </table:table-cell>
          <table:table-cell office:value-type="float" office:value="618" calcext:value-type="float">
            <text:p>618</text:p>
          </table:table-cell>
          <table:table-cell office:value-type="float" office:value="642" calcext:value-type="float">
            <text:p>642</text:p>
          </table:table-cell>
          <table:table-cell office:value-type="float" office:value="582" calcext:value-type="float">
            <text:p>582</text:p>
          </table:table-cell>
          <table:table-cell office:value-type="float" office:value="219" calcext:value-type="float">
            <text:p>219</text:p>
          </table:table-cell>
          <table:table-cell office:value-type="float" office:value="261" calcext:value-type="float">
            <text:p>261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23009.7" calcext:value-type="float">
            <text:p>-23009.7</text:p>
          </table:table-cell>
          <table:table-cell office:value-type="string" calcext:value-type="string">
            <text:p>Фактические остатки на складах - Заявлено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Названия цехов / <text:s/>групп продуктов</text:p>
          </table:table-cell>
          <table:table-cell office:value-type="string" calcext:value-type="string">
            <text:p>Цех адыгейского</text:p>
          </table:table-cell>
          <table:table-cell table:number-columns-repeated="10"/>
          <table:table-cell office:value-type="string" calcext:value-type="string">
            <text:p>Милк Проджект    </text:p>
            <text:p/>
          </table:table-cell>
          <table:table-cell table:number-columns-repeated="3"/>
          <table:table-cell office:value-type="string" calcext:value-type="string">
            <text:p>Чеддерные сыры</text:p>
          </table:table-cell>
          <table:table-cell table:number-columns-repeated="27"/>
          <table:table-cell office:value-type="string" calcext:value-type="string">
            <text:p>Цех Моцареллы в воде</text:p>
          </table:table-cell>
          <table:table-cell table:number-columns-repeated="17"/>
          <table:table-cell office:value-type="string" calcext:value-type="string">
            <text:p>Цех Рикотты</text:p>
          </table:table-cell>
          <table:table-cell table:number-columns-repeated="18"/>
          <table:table-cell office:value-type="string" calcext:value-type="string">
            <text:p>Цех маскарпоне. Сливочные сыры</text:p>
          </table:table-cell>
          <table:table-cell table:number-columns-repeated="8"/>
          <table:table-cell office:value-type="string" calcext:value-type="string">
            <text:p>Маскарпоне</text:p>
          </table:table-cell>
          <table:table-cell table:number-columns-repeated="8"/>
          <table:table-cell office:value-type="string" calcext:value-type="string">
            <text:p>Маслоцех</text:p>
          </table:table-cell>
          <table:table-cell table:number-columns-repeated="12"/>
          <table:table-cell office:value-type="string" calcext:value-type="string">
            <text:p>Названия цехов / <text:s/>групп продуктов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Фактические остатки на складе по группе продуктов, кг</text:p>
          </table:table-cell>
          <table:table-cell office:value-type="float" office:value="4554.68" calcext:value-type="float">
            <text:p>4554.68</text:p>
          </table:table-cell>
          <table:table-cell table:number-columns-repeated="10"/>
          <table:table-cell office:value-type="float" office:value="91.76" calcext:value-type="float">
            <text:p>91.76</text:p>
          </table:table-cell>
          <table:table-cell table:number-columns-repeated="3"/>
          <table:table-cell office:value-type="float" office:value="19120.58" calcext:value-type="float">
            <text:p>19120.58</text:p>
          </table:table-cell>
          <table:table-cell table:number-columns-repeated="27"/>
          <table:table-cell office:value-type="float" office:value="3699.5" calcext:value-type="float">
            <text:p>3699.5</text:p>
          </table:table-cell>
          <table:table-cell table:number-columns-repeated="17"/>
          <table:table-cell office:value-type="float" office:value="7402.68" calcext:value-type="float">
            <text:p>7402.68</text:p>
          </table:table-cell>
          <table:table-cell table:number-columns-repeated="18"/>
          <table:table-cell office:value-type="float" office:value="2424.12" calcext:value-type="float">
            <text:p>2424.12</text:p>
          </table:table-cell>
          <table:table-cell table:number-columns-repeated="8"/>
          <table:table-cell office:value-type="float" office:value="8258.04" calcext:value-type="float">
            <text:p>8258.04</text:p>
          </table:table-cell>
          <table:table-cell table:number-columns-repeated="8"/>
          <table:table-cell office:value-type="float" office:value="4209" calcext:value-type="float">
            <text:p>4209</text:p>
          </table:table-cell>
          <table:table-cell table:number-columns-repeated="11"/>
          <table:table-cell office:value-type="float" office:value="46060.86" calcext:value-type="float">
            <text:p>46060.86</text:p>
          </table:table-cell>
          <table:table-cell office:value-type="string" calcext:value-type="string">
            <text:p>Фактические остатки на складе по группе продуктов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по группе продуктов, кг</text:p>
          </table:table-cell>
          <table:table-cell office:value-type="float" office:value="3627.7" calcext:value-type="float">
            <text:p>3627.7</text:p>
          </table:table-cell>
          <table:table-cell table:number-columns-repeated="10"/>
          <table:table-cell office:value-type="float" office:value="595.7" calcext:value-type="float">
            <text:p>595.7</text:p>
          </table:table-cell>
          <table:table-cell table:number-columns-repeated="3"/>
          <table:table-cell office:value-type="float" office:value="22336.76" calcext:value-type="float">
            <text:p>22336.76</text:p>
          </table:table-cell>
          <table:table-cell table:number-columns-repeated="27"/>
          <table:table-cell office:value-type="float" office:value="7001.2" calcext:value-type="float">
            <text:p>7001.2</text:p>
          </table:table-cell>
          <table:table-cell table:number-columns-repeated="17"/>
          <table:table-cell office:value-type="float" office:value="25883.86" calcext:value-type="float">
            <text:p>25883.86</text:p>
          </table:table-cell>
          <table:table-cell table:number-columns-repeated="18"/>
          <table:table-cell office:value-type="float" office:value="2712.48" calcext:value-type="float">
            <text:p>2712.48</text:p>
          </table:table-cell>
          <table:table-cell table:number-columns-repeated="8"/>
          <table:table-cell office:value-type="float" office:value="9085.36" calcext:value-type="float">
            <text:p>9085.36</text:p>
          </table:table-cell>
          <table:table-cell table:number-columns-repeated="8"/>
          <table:table-cell office:value-type="float" office:value="1527" calcext:value-type="float">
            <text:p>1527</text:p>
          </table:table-cell>
          <table:table-cell table:number-columns-repeated="11"/>
          <table:table-cell office:value-type="float" office:value="65768.86" calcext:value-type="float">
            <text:p>65768.86</text:p>
          </table:table-cell>
          <table:table-cell office:value-type="string" calcext:value-type="string">
            <text:p>Заявка на производство по группе продуктов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11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статки общие по группе, кг:</text:p>
          </table:table-cell>
          <table:table-cell table:number-columns-repeated="20"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8.72" calcext:value-type="float">
            <text:p>18.72</text:p>
          </table:table-cell>
          <table:table-cell table:number-columns-repeated="51"/>
          <table:table-cell office:value-type="float" office:value="7974" calcext:value-type="float">
            <text:p>7974</text:p>
          </table:table-cell>
          <table:table-cell table:number-columns-repeated="8"/>
          <table:table-cell office:value-type="float" office:value="2157" calcext:value-type="float">
            <text:p>215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158.12" calcext:value-type="float">
            <text:p>10158.12</text:p>
          </table:table-cell>
          <table:table-cell office:value-type="string" calcext:value-type="string">
            <text:p>Остатки общие по группе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Нормативный запас по группе, кг :</text:p>
          </table:table-cell>
          <table:table-cell table:number-columns-repeated="20"/>
          <table:table-cell office:value-type="float" office:value="136.697142857143" calcext:value-type="float">
            <text:p>136.697142857143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262.562857142857" calcext:value-type="float">
            <text:p>262.562857142857</text:p>
          </table:table-cell>
          <table:table-cell table:number-columns-repeated="51"/>
          <table:table-cell office:value-type="float" office:value="9643.57142857143" calcext:value-type="float">
            <text:p>9643.57142857143</text:p>
          </table:table-cell>
          <table:table-cell table:number-columns-repeated="8"/>
          <table:table-cell office:value-type="float" office:value="1001.61904761905" calcext:value-type="float">
            <text:p>1001.6190476190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044.4504761905" calcext:value-type="float">
            <text:p>11044.4504761905</text:p>
          </table:table-cell>
          <table:table-cell office:value-type="string" calcext:value-type="string">
            <text:p>Нормативный запас по группе, кг 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Избыток (+) / Потребность (-), кг:</text:p>
          </table:table-cell>
          <table:table-cell table:number-columns-repeated="20"/>
          <table:table-cell office:value-type="float" office:value="-128.297142857143" calcext:value-type="float">
            <text:p>-128.297142857143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-243.842857142857" calcext:value-type="float">
            <text:p>-243.842857142857</text:p>
          </table:table-cell>
          <table:table-cell table:number-columns-repeated="51"/>
          <table:table-cell office:value-type="float" office:value="-1669.57142857143" calcext:value-type="float">
            <text:p>-1669.57142857143</text:p>
          </table:table-cell>
          <table:table-cell table:number-columns-repeated="8"/>
          <table:table-cell office:value-type="float" office:value="1155.38095238095" calcext:value-type="float">
            <text:p>1155.3809523809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Избыток (+) / Потребность (-)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5"/>
          <table:table-cell office:value-type="float" office:value="1870.72" calcext:value-type="float">
            <text:p>1870.72</text:p>
          </table:table-cell>
          <table:table-cell/>
          <table:table-cell office:value-type="float" office:value="5144.64" calcext:value-type="float">
            <text:p>5144.64</text:p>
          </table:table-cell>
          <table:table-cell table:number-columns-repeated="6"/>
          <table:table-cell office:value-type="float" office:value="662.4" calcext:value-type="float">
            <text:p>662.4</text:p>
          </table:table-cell>
          <table:table-cell table:number-columns-repeated="4"/>
          <table:table-cell office:value-type="float" office:value="1067.2" calcext:value-type="float">
            <text:p>1067.2</text:p>
          </table:table-cell>
          <table:table-cell office:value-type="float" office:value="490.88" calcext:value-type="float">
            <text:p>490.88</text:p>
          </table:table-cell>
          <table:table-cell table:number-columns-repeated="5"/>
          <table:table-cell office:value-type="float" office:value="1204" calcext:value-type="float">
            <text:p>120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459.2" calcext:value-type="float">
            <text:p>1459.2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4268" calcext:value-type="float">
            <text:p>4268</text:p>
          </table:table-cell>
          <table:table-cell/>
          <table:table-cell office:value-type="float" office:value="2865.6" calcext:value-type="float">
            <text:p>2865.6</text:p>
          </table:table-cell>
          <table:table-cell table:number-columns-repeated="32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942" calcext:value-type="float">
            <text:p>94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3989.64" calcext:value-type="float">
            <text:p>23989.64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План Департамента Продаж на ближайшие 10 дней, кг</text:p>
          </table:table-cell>
          <table:table-cell office:value-type="float" office:value="6657.2" calcext:value-type="float">
            <text:p>6657.2</text:p>
          </table:table-cell>
          <table:table-cell office:value-type="float" office:value="230" calcext:value-type="float">
            <text:p>230</text:p>
          </table:table-cell>
          <table:table-cell office:value-type="float" office:value="4180" calcext:value-type="float">
            <text:p>4180</text:p>
          </table:table-cell>
          <table:table-cell office:value-type="float" office:value="233" calcext:value-type="float">
            <text:p>233</text:p>
          </table:table-cell>
          <table:table-cell office:value-type="float" office:value="4650.17" calcext:value-type="float">
            <text:p>4650.17</text:p>
          </table:table-cell>
          <table:table-cell office:value-type="float" office:value="180" calcext:value-type="float">
            <text:p>180</text:p>
          </table:table-cell>
          <table:table-cell office:value-type="float" office:value="916.75" calcext:value-type="float">
            <text:p>916.75</text:p>
          </table:table-cell>
          <table:table-cell office:value-type="float" office:value="3918.24" calcext:value-type="float">
            <text:p>3918.24</text:p>
          </table:table-cell>
          <table:table-cell office:value-type="float" office:value="636" calcext:value-type="float">
            <text:p>636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56.24" calcext:value-type="float">
            <text:p>356.24</text:p>
          </table:table-cell>
          <table:table-cell office:value-type="float" office:value="977.04" calcext:value-type="float">
            <text:p>977.04</text:p>
          </table:table-cell>
          <table:table-cell office:value-type="float" office:value="349.92" calcext:value-type="float">
            <text:p>349.92</text:p>
          </table:table-cell>
          <table:table-cell office:value-type="float" office:value="843.32" calcext:value-type="float">
            <text:p>843.32</text:p>
          </table:table-cell>
          <table:table-cell office:value-type="float" office:value="983.68" calcext:value-type="float">
            <text:p>983.68</text:p>
          </table:table-cell>
          <table:table-cell office:value-type="float" office:value="800" calcext:value-type="float">
            <text:p>800</text:p>
          </table:table-cell>
          <table:table-cell office:value-type="float" office:value="27174.98" calcext:value-type="float">
            <text:p>27174.98</text:p>
          </table:table-cell>
          <table:table-cell office:value-type="float" office:value="954.65" calcext:value-type="float">
            <text:p>954.65</text:p>
          </table:table-cell>
          <table:table-cell office:value-type="float" office:value="1890.09" calcext:value-type="float">
            <text:p>1890.09</text:p>
          </table:table-cell>
          <table:table-cell office:value-type="float" office:value="1832.83" calcext:value-type="float">
            <text:p>1832.83</text:p>
          </table:table-cell>
          <table:table-cell office:value-type="float" office:value="680" calcext:value-type="float">
            <text:p>680</text:p>
          </table:table-cell>
          <table:table-cell office:value-type="float" office:value="2921.285" calcext:value-type="float">
            <text:p>2921.285</text:p>
          </table:table-cell>
          <table:table-cell office:value-type="float" office:value="161.08" calcext:value-type="float">
            <text:p>161.08</text:p>
          </table:table-cell>
          <table:table-cell office:value-type="float" office:value="19571.54" calcext:value-type="float">
            <text:p>19571.54</text:p>
          </table:table-cell>
          <table:table-cell office:value-type="float" office:value="931.844047619047" calcext:value-type="float">
            <text:p>931.84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931.6" calcext:value-type="float">
            <text:p>1931.6</text:p>
          </table:table-cell>
          <table:table-cell office:value-type="float" office:value="1733.01" calcext:value-type="float">
            <text:p>1733.01</text:p>
          </table:table-cell>
          <table:table-cell office:value-type="float" office:value="66.8" calcext:value-type="float">
            <text:p>66.8</text:p>
          </table:table-cell>
          <table:table-cell office:value-type="float" office:value="4789.6" calcext:value-type="float">
            <text:p>4789.6</text:p>
          </table:table-cell>
          <table:table-cell office:value-type="float" office:value="1767.36" calcext:value-type="float">
            <text:p>1767.36</text:p>
          </table:table-cell>
          <table:table-cell office:value-type="float" office:value="5706.7" calcext:value-type="float">
            <text:p>5706.7</text:p>
          </table:table-cell>
          <table:table-cell office:value-type="float" office:value="120" calcext:value-type="float">
            <text:p>120</text:p>
          </table:table-cell>
          <table:table-cell office:value-type="float" office:value="2592" calcext:value-type="float">
            <text:p>2592</text:p>
          </table:table-cell>
          <table:table-cell office:value-type="float" office:value="143.93" calcext:value-type="float">
            <text:p>143.93</text:p>
          </table:table-cell>
          <table:table-cell office:value-type="float" office:value="1611.6" calcext:value-type="float">
            <text:p>1611.6</text:p>
          </table:table-cell>
          <table:table-cell office:value-type="float" office:value="597.32" calcext:value-type="float">
            <text:p>597.32</text:p>
          </table:table-cell>
          <table:table-cell office:value-type="float" office:value="52.85" calcext:value-type="float">
            <text:p>52.85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274.5" calcext:value-type="float">
            <text:p>3274.5</text:p>
          </table:table-cell>
          <table:table-cell office:value-type="float" office:value="580.75" calcext:value-type="float">
            <text:p>580.75</text:p>
          </table:table-cell>
          <table:table-cell office:value-type="float" office:value="1168.5" calcext:value-type="float">
            <text:p>1168.5</text:p>
          </table:table-cell>
          <table:table-cell office:value-type="float" office:value="1747.25" calcext:value-type="float">
            <text:p>1747.25</text:p>
          </table:table-cell>
          <table:table-cell office:value-type="float" office:value="582" calcext:value-type="float">
            <text:p>582</text:p>
          </table:table-cell>
          <table:table-cell office:value-type="float" office:value="1637" calcext:value-type="float">
            <text:p>1637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186" calcext:value-type="float">
            <text:p>186</text:p>
          </table:table-cell>
          <table:table-cell office:value-type="float" office:value="47.2" calcext:value-type="float">
            <text:p>47.2</text:p>
          </table:table-cell>
          <table:table-cell office:value-type="float" office:value="3574.75" calcext:value-type="float">
            <text:p>3574.75</text:p>
          </table:table-cell>
          <table:table-cell office:value-type="float" office:value="21.5" calcext:value-type="float">
            <text:p>21.5</text:p>
          </table:table-cell>
          <table:table-cell office:value-type="float" office:value="5316.9" calcext:value-type="float">
            <text:p>5316.9</text:p>
          </table:table-cell>
          <table:table-cell office:value-type="float" office:value="143.5" calcext:value-type="float">
            <text:p>143.5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692" calcext:value-type="float">
            <text:p>692</text:p>
          </table:table-cell>
          <table:table-cell office:value-type="float" office:value="2332.5" calcext:value-type="float">
            <text:p>2332.5</text:p>
          </table:table-cell>
          <table:table-cell office:value-type="float" office:value="288" calcext:value-type="float">
            <text:p>288</text:p>
          </table:table-cell>
          <table:table-cell office:value-type="float" office:value="314" calcext:value-type="float">
            <text:p>314</text:p>
          </table:table-cell>
          <table:table-cell office:value-type="float" office:value="1200.64" calcext:value-type="float">
            <text:p>1200.64</text:p>
          </table:table-cell>
          <table:table-cell office:value-type="float" office:value="803.96" calcext:value-type="float">
            <text:p>803.96</text:p>
          </table:table-cell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872.6" calcext:value-type="float">
            <text:p>872.6</text:p>
          </table:table-cell>
          <table:table-cell office:value-type="float" office:value="18262" calcext:value-type="float">
            <text:p>18262</text:p>
          </table:table-cell>
          <table:table-cell office:value-type="float" office:value="13902.05" calcext:value-type="float">
            <text:p>13902.05</text:p>
          </table:table-cell>
          <table:table-cell office:value-type="float" office:value="220" calcext:value-type="float">
            <text:p>220</text:p>
          </table:table-cell>
          <table:table-cell office:value-type="float" office:value="3515.2" calcext:value-type="float">
            <text:p>3515.2</text:p>
          </table:table-cell>
          <table:table-cell office:value-type="float" office:value="1157" calcext:value-type="float">
            <text:p>1157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709" calcext:value-type="float">
            <text:p>709</text:p>
          </table:table-cell>
          <table:table-cell office:value-type="float" office:value="351" calcext:value-type="float">
            <text:p>351</text:p>
          </table:table-cell>
          <table:table-cell office:value-type="float" office:value="548.45" calcext:value-type="float">
            <text:p>548.45</text:p>
          </table:table-cell>
          <table:table-cell office:value-type="float" office:value="2381.508" calcext:value-type="float">
            <text:p>2381.508</text:p>
          </table:table-cell>
          <table:table-cell office:value-type="float" office:value="80" calcext:value-type="float">
            <text:p>80</text:p>
          </table:table-cell>
          <table:table-cell office:value-type="float" office:value="2649.9" calcext:value-type="float">
            <text:p>2649.9</text:p>
          </table:table-cell>
          <table:table-cell office:value-type="float" office:value="70" calcext:value-type="float">
            <text:p>70</text:p>
          </table:table-cell>
          <table:table-cell office:value-type="float" office:value="1482.01" calcext:value-type="float">
            <text:p>1482.01</text:p>
          </table:table-cell>
          <table:table-cell office:value-type="float" office:value="372.36" calcext:value-type="float">
            <text:p>372.36</text:p>
          </table:table-cell>
          <table:table-cell office:value-type="float" office:value="406.02" calcext:value-type="float">
            <text:p>406.02</text:p>
          </table:table-cell>
          <table:table-cell office:value-type="float" office:value="1149.25" calcext:value-type="float">
            <text:p>1149.25</text:p>
          </table:table-cell>
          <table:table-cell office:value-type="float" office:value="7508.0625" calcext:value-type="float">
            <text:p>7508.0625</text:p>
          </table:table-cell>
          <table:table-cell office:value-type="float" office:value="2518.5" calcext:value-type="float">
            <text:p>2518.5</text:p>
          </table:table-cell>
          <table:table-cell office:value-type="float" office:value="1370.5" calcext:value-type="float">
            <text:p>1370.5</text:p>
          </table:table-cell>
          <table:table-cell office:value-type="float" office:value="1390" calcext:value-type="float">
            <text:p>1390</text:p>
          </table:table-cell>
          <table:table-cell office:value-type="float" office:value="27.5" calcext:value-type="float">
            <text:p>27.5</text:p>
          </table:table-cell>
          <table:table-cell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float" office:value="638.74" calcext:value-type="float">
            <text:p>638.74</text:p>
          </table:table-cell>
          <table:table-cell office:value-type="float" office:value="1163" calcext:value-type="float">
            <text:p>1163</text:p>
          </table:table-cell>
          <table:table-cell office:value-type="float" office:value="1538" calcext:value-type="float">
            <text:p>1538</text:p>
          </table:table-cell>
          <table:table-cell office:value-type="float" office:value="560" calcext:value-type="float">
            <text:p>560</text:p>
          </table:table-cell>
          <table:table-cell office:value-type="float" office:value="358.75" calcext:value-type="float">
            <text:p>358.75</text:p>
          </table:table-cell>
          <table:table-cell office:value-type="float" office:value="319" calcext:value-type="float">
            <text:p>319</text:p>
          </table:table-cell>
          <table:table-cell office:value-type="float" office:value="796" calcext:value-type="float">
            <text:p>7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8553.159547619" calcext:value-type="float">
            <text:p>198553.159547619</text:p>
          </table:table-cell>
          <table:table-cell office:value-type="string" calcext:value-type="string">
            <text:p>План Департамента Продаж на ближайшие 10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2 октября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на 02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3 октября</text:p>
          </table:table-cell>
          <table:table-cell office:value-type="float" office:value="5474.7" calcext:value-type="float">
            <text:p>5474.7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office:value-type="float" office:value="1240.24" calcext:value-type="float">
            <text:p>124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04" calcext:value-type="float">
            <text:p>159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64" calcext:value-type="float">
            <text:p>26.64</text:p>
          </table:table-cell>
          <table:table-cell office:value-type="float" office:value="20.72" calcext:value-type="float">
            <text:p>20.72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73.92" calcext:value-type="float">
            <text:p>2873.92</text:p>
          </table:table-cell>
          <table:table-cell office:value-type="float" office:value="18" calcext:value-type="float">
            <text:p>18</text:p>
          </table:table-cell>
          <table:table-cell office:value-type="float" office:value="121.2" calcext:value-type="float">
            <text:p>121.2</text:p>
          </table:table-cell>
          <table:table-cell office:value-type="float" office:value="15.6" calcext:value-type="float">
            <text:p>15.6</text:p>
          </table:table-cell>
          <table:table-cell office:value-type="float" office:value="10.8" calcext:value-type="float">
            <text:p>10.8</text:p>
          </table:table-cell>
          <table:table-cell office:value-type="float" office:value="77.7" calcext:value-type="float">
            <text:p>77.7</text:p>
          </table:table-cell>
          <table:table-cell office:value-type="float" office:value="0" calcext:value-type="float">
            <text:p>0</text:p>
          </table:table-cell>
          <table:table-cell office:value-type="float" office:value="415.84" calcext:value-type="float">
            <text:p>415.84</text:p>
          </table:table-cell>
          <table:table-cell office:value-type="float" office:value="91.32" calcext:value-type="float">
            <text:p>91.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70.52" calcext:value-type="float">
            <text:p>170.52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325.8" calcext:value-type="float">
            <text:p>325.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49.92" calcext:value-type="float">
            <text:p>49.92</text:p>
          </table:table-cell>
          <table:table-cell office:value-type="float" office:value="2.85" calcext:value-type="float">
            <text:p>2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.25" calcext:value-type="float">
            <text:p>161.2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9.75" calcext:value-type="float">
            <text:p>49.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8.18" calcext:value-type="float">
            <text:p>108.18</text:p>
          </table:table-cell>
          <table:table-cell office:value-type="float" office:value="1.68" calcext:value-type="float">
            <text:p>1.6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035" calcext:value-type="float">
            <text:p>1035</text:p>
          </table:table-cell>
          <table:table-cell office:value-type="float" office:value="1299.6" calcext:value-type="float">
            <text:p>1299.6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43.2" calcext:value-type="float">
            <text:p>43.2</text:p>
          </table:table-cell>
          <table:table-cell office:value-type="float" office:value="0" calcext:value-type="float">
            <text:p>0</text:p>
          </table:table-cell>
          <table:table-cell office:value-type="float" office:value="164.16" calcext:value-type="float">
            <text:p>164.16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.32</text:p>
          </table:table-cell>
          <table:table-cell office:value-type="float" office:value="5.4" calcext:value-type="float">
            <text:p>5.4</text:p>
          </table:table-cell>
          <table:table-cell office:value-type="float" office:value="5.58" calcext:value-type="float">
            <text:p>5.58</text:p>
          </table:table-cell>
          <table:table-cell office:value-type="float" office:value="18.25" calcext:value-type="float">
            <text:p>18.25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2.12" calcext:value-type="float">
            <text:p>42.1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6931.92" calcext:value-type="float">
            <text:p>16931.92</text:p>
          </table:table-cell>
          <table:table-cell office:value-type="string" calcext:value-type="string">
            <text:p>на 03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4 октября</text:p>
          </table:table-cell>
          <table:table-cell office:value-type="float" office:value="82.5" calcext:value-type="float">
            <text:p>82.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133.68" calcext:value-type="float">
            <text:p>1133.68</text:p>
          </table:table-cell>
          <table:table-cell office:value-type="float" office:value="60" calcext:value-type="float">
            <text:p>60</text:p>
          </table:table-cell>
          <table:table-cell office:value-type="float" office:value="253" calcext:value-type="float">
            <text:p>253</text:p>
          </table:table-cell>
          <table:table-cell office:value-type="float" office:value="571.2" calcext:value-type="float">
            <text:p>571.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24" calcext:value-type="float">
            <text:p>56.24</text:p>
          </table:table-cell>
          <table:table-cell office:value-type="float" office:value="245.68" calcext:value-type="float">
            <text:p>245.68</text:p>
          </table:table-cell>
          <table:table-cell office:value-type="float" office:value="59.2" calcext:value-type="float">
            <text:p>59.2</text:p>
          </table:table-cell>
          <table:table-cell office:value-type="float" office:value="183.52" calcext:value-type="float">
            <text:p>183.52</text:p>
          </table:table-cell>
          <table:table-cell office:value-type="float" office:value="183.68" calcext:value-type="float">
            <text:p>183.68</text:p>
          </table:table-cell>
          <table:table-cell/>
          <table:table-cell office:value-type="float" office:value="5270.72" calcext:value-type="float">
            <text:p>5270.72</text:p>
          </table:table-cell>
          <table:table-cell office:value-type="float" office:value="68.4" calcext:value-type="float">
            <text:p>68.4</text:p>
          </table:table-cell>
          <table:table-cell office:value-type="float" office:value="434.4" calcext:value-type="float">
            <text:p>434.4</text:p>
          </table:table-cell>
          <table:table-cell office:value-type="float" office:value="690.48" calcext:value-type="float">
            <text:p>690.48</text:p>
          </table:table-cell>
          <table:table-cell office:value-type="float" office:value="169.2" calcext:value-type="float">
            <text:p>169.2</text:p>
          </table:table-cell>
          <table:table-cell office:value-type="float" office:value="517.26" calcext:value-type="float">
            <text:p>517.26</text:p>
          </table:table-cell>
          <table:table-cell office:value-type="float" office:value="31.08" calcext:value-type="float">
            <text:p>31.08</text:p>
          </table:table-cell>
          <table:table-cell office:value-type="float" office:value="1527.2" calcext:value-type="float">
            <text:p>1527.2</text:p>
          </table:table-cell>
          <table:table-cell office:value-type="float" office:value="147.6" calcext:value-type="float">
            <text:p>147.6</text:p>
          </table:table-cell>
          <table:table-cell/>
          <table:table-cell office:value-type="float" office:value="483.6" calcext:value-type="float">
            <text:p>483.6</text:p>
          </table:table-cell>
          <table:table-cell office:value-type="float" office:value="226.24" calcext:value-type="float">
            <text:p>226.24</text:p>
          </table:table-cell>
          <table:table-cell office:value-type="float" office:value="10.08" calcext:value-type="float">
            <text:p>10.08</text:p>
          </table:table-cell>
          <table:table-cell office:value-type="float" office:value="789.6" calcext:value-type="float">
            <text:p>789.6</text:p>
          </table:table-cell>
          <table:table-cell office:value-type="float" office:value="283.36" calcext:value-type="float">
            <text:p>283.36</text:p>
          </table:table-cell>
          <table:table-cell office:value-type="float" office:value="617.4" calcext:value-type="float">
            <text:p>617.4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6.48" calcext:value-type="float">
            <text:p>6.48</text:p>
          </table:table-cell>
          <table:table-cell office:value-type="float" office:value="211.6" calcext:value-type="float">
            <text:p>211.6</text:p>
          </table:table-cell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.5" calcext:value-type="float">
            <text:p>309.5</text:p>
          </table:table-cell>
          <table:table-cell office:value-type="float" office:value="72.5" calcext:value-type="float">
            <text:p>72.5</text:p>
          </table:table-cell>
          <table:table-cell office:value-type="float" office:value="156" calcext:value-type="float">
            <text:p>156</text:p>
          </table:table-cell>
          <table:table-cell office:value-type="float" office:value="456" calcext:value-type="float">
            <text:p>456</text:p>
          </table:table-cell>
          <table:table-cell office:value-type="float" office:value="222" calcext:value-type="float">
            <text:p>222</text:p>
          </table:table-cell>
          <table:table-cell office:value-type="float" office:value="643.5" calcext:value-type="float">
            <text:p>643.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5.6" calcext:value-type="float">
            <text:p>5.6</text:p>
          </table:table-cell>
          <table:table-cell office:value-type="float" office:value="844.5" calcext:value-type="float">
            <text:p>844.5</text:p>
          </table:table-cell>
          <table:table-cell office:value-type="float" office:value="8.5" calcext:value-type="float">
            <text:p>8.5</text:p>
          </table:table-cell>
          <table:table-cell office:value-type="float" office:value="1368" calcext:value-type="float">
            <text:p>1368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8" calcext:value-type="float">
            <text:p>168</text:p>
          </table:table-cell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268.92" calcext:value-type="float">
            <text:p>268.92</text:p>
          </table:table-cell>
          <table:table-cell office:value-type="float" office:value="7.28" calcext:value-type="float">
            <text:p>7.28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205.8" calcext:value-type="float">
            <text:p>205.8</text:p>
          </table:table-cell>
          <table:table-cell office:value-type="float" office:value="3177" calcext:value-type="float">
            <text:p>3177</text:p>
          </table:table-cell>
          <table:table-cell office:value-type="float" office:value="2138.4" calcext:value-type="float">
            <text:p>2138.4</text:p>
          </table:table-cell>
          <table:table-cell office:value-type="float" office:value="0" calcext:value-type="float">
            <text:p>0</text:p>
          </table:table-cell>
          <table:table-cell office:value-type="float" office:value="939.6" calcext:value-type="float">
            <text:p>939.6</text:p>
          </table:table-cell>
          <table:table-cell office:value-type="float" office:value="313.5" calcext:value-type="float">
            <text:p>313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712.8" calcext:value-type="float">
            <text:p>712.8</text:p>
          </table:table-cell>
          <table:table-cell office:value-type="float" office:value="0" calcext:value-type="float">
            <text:p>0</text:p>
          </table:table-cell>
          <table:table-cell office:value-type="float" office:value="273.24" calcext:value-type="float">
            <text:p>273.24</text:p>
          </table:table-cell>
          <table:table-cell office:value-type="float" office:value="0" calcext:value-type="float">
            <text:p>0</text:p>
          </table:table-cell>
          <table:table-cell office:value-type="float" office:value="127.44" calcext:value-type="float">
            <text:p>127.44</text:p>
          </table:table-cell>
          <table:table-cell office:value-type="float" office:value="66.96" calcext:value-type="float">
            <text:p>66.96</text:p>
          </table:table-cell>
          <table:table-cell office:value-type="float" office:value="100.44" calcext:value-type="float">
            <text:p>100.44</text:p>
          </table:table-cell>
          <table:table-cell office:value-type="float" office:value="493.5" calcext:value-type="float">
            <text:p>493.5</text:p>
          </table:table-cell>
          <table:table-cell office:value-type="float" office:value="523.5" calcext:value-type="float">
            <text:p>523.5</text:p>
          </table:table-cell>
          <table:table-cell office:value-type="float" office:value="612" calcext:value-type="float">
            <text:p>612</text:p>
          </table:table-cell>
          <table:table-cell office:value-type="float" office:value="348" calcext:value-type="float">
            <text:p>348</text:p>
          </table:table-cell>
          <table:table-cell office:value-type="float" office:value="367.5" calcext:value-type="float">
            <text:p>367.5</text:p>
          </table:table-cell>
          <table:table-cell office:value-type="float" office:value="7.5" calcext:value-type="float">
            <text:p>7.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.88" calcext:value-type="float">
            <text:p>92.88</text:p>
          </table:table-cell>
          <table:table-cell office:value-type="float" office:value="327" calcext:value-type="float">
            <text:p>327</text:p>
          </table:table-cell>
          <table:table-cell office:value-type="float" office:value="226" calcext:value-type="float">
            <text:p>22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2833.26" calcext:value-type="float">
            <text:p>32833.26</text:p>
          </table:table-cell>
          <table:table-cell office:value-type="string" calcext:value-type="string">
            <text:p>на 04 октября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План Департамента Продаж на ближайшие 04-10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2276.25" calcext:value-type="float">
            <text:p>22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3188" calcext:value-type="float">
            <text:p>31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9030.34" calcext:value-type="float">
            <text:p>19030.34</text:p>
          </table:table-cell>
          <table:table-cell office:value-type="float" office:value="868.25" calcext:value-type="float">
            <text:p>868.25</text:p>
          </table:table-cell>
          <table:table-cell office:value-type="float" office:value="1334.49" calcext:value-type="float">
            <text:p>1334.49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500" calcext:value-type="float">
            <text:p>500</text:p>
          </table:table-cell>
          <table:table-cell office:value-type="float" office:value="2326.325" calcext:value-type="float">
            <text:p>2326.325</text:p>
          </table:table-cell>
          <table:table-cell office:value-type="float" office:value="130" calcext:value-type="float">
            <text:p>130</text:p>
          </table:table-cell>
          <table:table-cell office:value-type="float" office:value="17628.5" calcext:value-type="float">
            <text:p>176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336.25" calcext:value-type="float">
            <text:p>1336.25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300" calcext:value-type="float">
            <text:p>1300</text:p>
          </table:table-cell>
          <table:table-cell office:value-type="float" office:value="4763.5" calcext:value-type="float">
            <text:p>476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485" calcext:value-type="float">
            <text:p>48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803.75" calcext:value-type="float">
            <text:p>280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1279.25" calcext:value-type="float">
            <text:p>127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511.25" calcext:value-type="float">
            <text:p>2511.25</text:p>
          </table:table-cell>
          <table:table-cell office:value-type="float" office:value="10" calcext:value-type="float">
            <text:p>10</text:p>
          </table:table-cell>
          <table:table-cell office:value-type="float" office:value="3874.5" calcext:value-type="float">
            <text:p>38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921.75" calcext:value-type="float">
            <text:p>19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795" calcext:value-type="float">
            <text:p>79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0464.05" calcext:value-type="float">
            <text:p>104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10" calcext:value-type="float">
            <text:p>61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2212.5" calcext:value-type="float">
            <text:p>2212.5</text:p>
          </table:table-cell>
          <table:table-cell office:value-type="float" office:value="70" calcext:value-type="float">
            <text:p>70</text:p>
          </table:table-cell>
          <table:table-cell office:value-type="float" office:value="1323.25" calcext:value-type="float">
            <text:p>1323.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6954.5625" calcext:value-type="float">
            <text:p>6954.5625</text:p>
          </table:table-cell>
          <table:table-cell office:value-type="float" office:value="1792.5" calcext:value-type="float">
            <text:p>1792.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503.74" calcext:value-type="float">
            <text:p>503.74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48787.979547619" calcext:value-type="float">
            <text:p>148787.979547619</text:p>
          </table:table-cell>
          <table:table-cell office:value-type="string" calcext:value-type="string">
            <text:p>План Департамента Продаж на ближайшие 04-10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11-17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3188" calcext:value-type="float">
            <text:p>31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office:value-type="float" office:value="17530.34" calcext:value-type="float">
            <text:p>1753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334.49" calcext:value-type="float">
            <text:p>1334.49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500" calcext:value-type="float">
            <text:p>500</text:p>
          </table:table-cell>
          <table:table-cell office:value-type="float" office:value="2326.325" calcext:value-type="float">
            <text:p>23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836.25" calcext:value-type="float">
            <text:p>836.25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300" calcext:value-type="float">
            <text:p>1300</text:p>
          </table:table-cell>
          <table:table-cell office:value-type="float" office:value="11713.5" calcext:value-type="float">
            <text:p>1171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803.75" calcext:value-type="float">
            <text:p>280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3229.25" calcext:value-type="float">
            <text:p>322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686.25" calcext:value-type="float">
            <text:p>1686.25</text:p>
          </table:table-cell>
          <table:table-cell office:value-type="float" office:value="10" calcext:value-type="float">
            <text:p>10</text:p>
          </table:table-cell>
          <table:table-cell office:value-type="float" office:value="5674.5" calcext:value-type="float">
            <text:p>56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0964.05" calcext:value-type="float">
            <text:p>109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972.5" calcext:value-type="float">
            <text:p>1972.5</text:p>
          </table:table-cell>
          <table:table-cell office:value-type="float" office:value="70" calcext:value-type="float">
            <text:p>70</text:p>
          </table:table-cell>
          <table:table-cell office:value-type="float" office:value="823.25" calcext:value-type="float">
            <text:p>823.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954.5625" calcext:value-type="float">
            <text:p>1954.5625</text:p>
          </table:table-cell>
          <table:table-cell office:value-type="float" office:value="2742.5" calcext:value-type="float">
            <text:p>2742.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363.74" calcext:value-type="float">
            <text:p>363.74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43022.979547619" calcext:value-type="float">
            <text:p>143022.979547619</text:p>
          </table:table-cell>
          <table:table-cell office:value-type="string" calcext:value-type="string">
            <text:p>План Департамента Продаж на ближайшие 11-17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18-24 дней, кг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2588" calcext:value-type="float">
            <text:p>25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23190.34" calcext:value-type="float">
            <text:p>2319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934.49" calcext:value-type="float">
            <text:p>1934.49</text:p>
          </table:table-cell>
          <table:table-cell office:value-type="float" office:value="1026.75" calcext:value-type="float">
            <text:p>1026.75</text:p>
          </table:table-cell>
          <table:table-cell office:value-type="float" office:value="500" calcext:value-type="float">
            <text:p>500</text:p>
          </table:table-cell>
          <table:table-cell office:value-type="float" office:value="2626.325" calcext:value-type="float">
            <text:p>26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3636.25" calcext:value-type="float">
            <text:p>3636.25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8513.5" calcext:value-type="float">
            <text:p>851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53.75" calcext:value-type="float">
            <text:p>255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2479.25" calcext:value-type="float">
            <text:p>247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486.25" calcext:value-type="float">
            <text:p>1486.25</text:p>
          </table:table-cell>
          <table:table-cell office:value-type="float" office:value="10" calcext:value-type="float">
            <text:p>10</text:p>
          </table:table-cell>
          <table:table-cell office:value-type="float" office:value="4074.5" calcext:value-type="float">
            <text:p>40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7755" calcext:value-type="float">
            <text:p>77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7464.05" calcext:value-type="float">
            <text:p>174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972.5" calcext:value-type="float">
            <text:p>1972.5</text:p>
          </table:table-cell>
          <table:table-cell office:value-type="float" office:value="70" calcext:value-type="float">
            <text:p>70</text:p>
          </table:table-cell>
          <table:table-cell office:value-type="float" office:value="823.25" calcext:value-type="float">
            <text:p>823.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354.5625" calcext:value-type="float">
            <text:p>1354.5625</text:p>
          </table:table-cell>
          <table:table-cell office:value-type="float" office:value="1642.5" calcext:value-type="float">
            <text:p>1642.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363.74" calcext:value-type="float">
            <text:p>363.74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54582.979547619" calcext:value-type="float">
            <text:p>154582.979547619</text:p>
          </table:table-cell>
          <table:table-cell office:value-type="string" calcext:value-type="string">
            <text:p>План Департамента Продаж на ближайшие 18-24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25-31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2288" calcext:value-type="float">
            <text:p>22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3930.34" calcext:value-type="float">
            <text:p>1393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984.49" calcext:value-type="float">
            <text:p>1984.49</text:p>
          </table:table-cell>
          <table:table-cell office:value-type="float" office:value="1026.75" calcext:value-type="float">
            <text:p>1026.75</text:p>
          </table:table-cell>
          <table:table-cell office:value-type="float" office:value="500" calcext:value-type="float">
            <text:p>500</text:p>
          </table:table-cell>
          <table:table-cell office:value-type="float" office:value="2626.325" calcext:value-type="float">
            <text:p>26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636.25" calcext:value-type="float">
            <text:p>1636.25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763.5" calcext:value-type="float">
            <text:p>476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453.75" calcext:value-type="float">
            <text:p>545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2229.25" calcext:value-type="float">
            <text:p>222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86.25" calcext:value-type="float">
            <text:p>6086.25</text:p>
          </table:table-cell>
          <table:table-cell office:value-type="float" office:value="10" calcext:value-type="float">
            <text:p>10</text:p>
          </table:table-cell>
          <table:table-cell office:value-type="float" office:value="4074.5" calcext:value-type="float">
            <text:p>40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7755" calcext:value-type="float">
            <text:p>77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5964.05" calcext:value-type="float">
            <text:p>159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622.5" calcext:value-type="float">
            <text:p>1622.5</text:p>
          </table:table-cell>
          <table:table-cell office:value-type="float" office:value="70" calcext:value-type="float">
            <text:p>70</text:p>
          </table:table-cell>
          <table:table-cell office:value-type="float" office:value="623.25" calcext:value-type="float">
            <text:p>623.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229.5625" calcext:value-type="float">
            <text:p>1229.5625</text:p>
          </table:table-cell>
          <table:table-cell office:value-type="float" office:value="1692.5" calcext:value-type="float">
            <text:p>1692.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63.74" calcext:value-type="float">
            <text:p>363.74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42647.979547619" calcext:value-type="float">
            <text:p>142647.979547619</text:p>
          </table:table-cell>
          <table:table-cell office:value-type="string" calcext:value-type="string">
            <text:p>План Департамента Продаж на ближайшие 25-31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32-38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office:value-type="float" office:value="19500" calcext:value-type="float">
            <text:p>19500</text:p>
          </table:table-cell>
          <table:table-cell office:value-type="float" office:value="500" calcext:value-type="float">
            <text:p>500</text:p>
          </table:table-cell>
          <table:table-cell office:value-type="float" office:value="1350" calcext:value-type="float">
            <text:p>135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  <table:table-cell office:value-type="float" office:value="5300" calcext:value-type="float">
            <text:p>5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800" calcext:value-type="float">
            <text:p>4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700" calcext:value-type="float">
            <text:p>270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3800" calcext:value-type="float">
            <text:p>38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7750" calcext:value-type="float">
            <text:p>77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6950" calcext:value-type="float">
            <text:p>695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37774.462047619" calcext:value-type="float">
            <text:p>137774.462047619</text:p>
          </table:table-cell>
          <table:table-cell office:value-type="string" calcext:value-type="string">
            <text:p>План Департамента Продаж на ближайшие 32-38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39-45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7750" calcext:value-type="float">
            <text:p>77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00" calcext:value-type="float">
            <text:p>1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6950" calcext:value-type="float">
            <text:p>695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28174.462047619" calcext:value-type="float">
            <text:p>128174.462047619</text:p>
          </table:table-cell>
          <table:table-cell office:value-type="string" calcext:value-type="string">
            <text:p>План Департамента Продаж на ближайшие 39-45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46-52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3800" calcext:value-type="float">
            <text:p>3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7750" calcext:value-type="float">
            <text:p>77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00" calcext:value-type="float">
            <text:p>1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26074.462047619" calcext:value-type="float">
            <text:p>126074.462047619</text:p>
          </table:table-cell>
          <table:table-cell office:value-type="string" calcext:value-type="string">
            <text:p>План Департамента Продаж на ближайшие 46-52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53-59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3000" calcext:value-type="float">
            <text:p>1300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3800" calcext:value-type="float">
            <text:p>3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700" calcext:value-type="float">
            <text:p>270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850" calcext:value-type="float">
            <text:p>85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5300" calcext:value-type="float">
            <text:p>25300</text:p>
          </table:table-cell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32974.462047619" calcext:value-type="float">
            <text:p>132974.462047619</text:p>
          </table:table-cell>
          <table:table-cell office:value-type="string" calcext:value-type="string">
            <text:p>План Департамента Продаж на ближайшие 53-59 дней, кг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Заявка на Производство на ближайшие 10 дней, кг </text:p>
          </table:table-cell>
          <table:table-cell office:value-type="float" office:value="6134.18657142857" calcext:value-type="float">
            <text:p>6134.18657142857</text:p>
          </table:table-cell>
          <table:table-cell office:value-type="float" office:value="321.602952380952" calcext:value-type="float">
            <text:p>321.602952380952</text:p>
          </table:table-cell>
          <table:table-cell office:value-type="float" office:value="3888.22095238095" calcext:value-type="float">
            <text:p>3888.22095238095</text:p>
          </table:table-cell>
          <table:table-cell office:value-type="float" office:value="236.966380952381" calcext:value-type="float">
            <text:p>236.966380952381</text:p>
          </table:table-cell>
          <table:table-cell office:value-type="float" office:value="4145.56047619048" calcext:value-type="float">
            <text:p>4145.56047619048</text:p>
          </table:table-cell>
          <table:table-cell office:value-type="float" office:value="232.285714285714" calcext:value-type="float">
            <text:p>232.285714285714</text:p>
          </table:table-cell>
          <table:table-cell office:value-type="float" office:value="1763.29452380952" calcext:value-type="float">
            <text:p>1763.29452380952</text:p>
          </table:table-cell>
          <table:table-cell office:value-type="float" office:value="3793.97333333333" calcext:value-type="float">
            <text:p>3793.97333333333</text:p>
          </table:table-cell>
          <table:table-cell office:value-type="float" office:value="708.261333333333" calcext:value-type="float">
            <text:p>708.261333333333</text:p>
          </table:table-cell>
          <table:table-cell office:value-type="float" office:value="281.688571428571" calcext:value-type="float">
            <text:p>281.688571428571</text:p>
          </table:table-cell>
          <table:table-cell office:value-type="float" office:value="1251.73695238095" calcext:value-type="float">
            <text:p>1251.73695238095</text:p>
          </table:table-cell>
          <table:table-cell office:value-type="float" office:value="455.012380952381" calcext:value-type="float">
            <text:p>455.012380952381</text:p>
          </table:table-cell>
          <table:table-cell office:value-type="float" office:value="1383.77571428571" calcext:value-type="float">
            <text:p>1383.77571428571</text:p>
          </table:table-cell>
          <table:table-cell office:value-type="float" office:value="991.112380952381" calcext:value-type="float">
            <text:p>991.112380952381</text:p>
          </table:table-cell>
          <table:table-cell office:value-type="float" office:value="1077.10714285714" calcext:value-type="float">
            <text:p>1077.10714285714</text:p>
          </table:table-cell>
          <table:table-cell office:value-type="float" office:value="2121.49333333333" calcext:value-type="float">
            <text:p>2121.49333333333</text:p>
          </table:table-cell>
          <table:table-cell office:value-type="float" office:value="791.04" calcext:value-type="float">
            <text:p>791.04</text:p>
          </table:table-cell>
          <table:table-cell office:value-type="float" office:value="24267.5" calcext:value-type="float">
            <text:p>24267.5</text:p>
          </table:table-cell>
          <table:table-cell office:value-type="float" office:value="673.678571428571" calcext:value-type="float">
            <text:p>673.678571428571</text:p>
          </table:table-cell>
          <table:table-cell office:value-type="float" office:value="2205.90714285714" calcext:value-type="float">
            <text:p>2205.90714285714</text:p>
          </table:table-cell>
          <table:table-cell office:value-type="float" office:value="1961.12714285714" calcext:value-type="float">
            <text:p>1961.12714285714</text:p>
          </table:table-cell>
          <table:table-cell office:value-type="float" office:value="680" calcext:value-type="float">
            <text:p>680</text:p>
          </table:table-cell>
          <table:table-cell office:value-type="float" office:value="2679.51642857143" calcext:value-type="float">
            <text:p>2679.51642857143</text:p>
          </table:table-cell>
          <table:table-cell office:value-type="float" office:value="38.98" calcext:value-type="float">
            <text:p>38.98</text:p>
          </table:table-cell>
          <table:table-cell office:value-type="float" office:value="17041.4523809524" calcext:value-type="float">
            <text:p>17041.4523809524</text:p>
          </table:table-cell>
          <table:table-cell office:value-type="float" office:value="1254.33547619048" calcext:value-type="float">
            <text:p>1254.33547619048</text:p>
          </table:table-cell>
          <table:table-cell office:value-type="float" office:value="14" calcext:value-type="float">
            <text:p>14</text:p>
          </table:table-cell>
          <table:table-cell office:value-type="float" office:value="2248.34285714286" calcext:value-type="float">
            <text:p>2248.34285714286</text:p>
          </table:table-cell>
          <table:table-cell office:value-type="float" office:value="2199.35666666667" calcext:value-type="float">
            <text:p>2199.35666666667</text:p>
          </table:table-cell>
          <table:table-cell office:value-type="float" office:value="0" calcext:value-type="float">
            <text:p>0</text:p>
          </table:table-cell>
          <table:table-cell office:value-type="float" office:value="3522.4" calcext:value-type="float">
            <text:p>3522.4</text:p>
          </table:table-cell>
          <table:table-cell office:value-type="float" office:value="1896.24761904762" calcext:value-type="float">
            <text:p>1896.24761904762</text:p>
          </table:table-cell>
          <table:table-cell office:value-type="float" office:value="4330.77619047619" calcext:value-type="float">
            <text:p>4330.77619047619</text:p>
          </table:table-cell>
          <table:table-cell office:value-type="float" office:value="120" calcext:value-type="float">
            <text:p>120</text:p>
          </table:table-cell>
          <table:table-cell office:value-type="float" office:value="2713.85714285714" calcext:value-type="float">
            <text:p>2713.85714285714</text:p>
          </table:table-cell>
          <table:table-cell office:value-type="float" office:value="154.398571428572" calcext:value-type="float">
            <text:p>154.398571428572</text:p>
          </table:table-cell>
          <table:table-cell office:value-type="float" office:value="1350.93333333333" calcext:value-type="float">
            <text:p>1350.93333333333</text:p>
          </table:table-cell>
          <table:table-cell office:value-type="float" office:value="841.162857142857" calcext:value-type="float">
            <text:p>841.162857142857</text:p>
          </table:table-cell>
          <table:table-cell office:value-type="float" office:value="72.3584428571429" calcext:value-type="float">
            <text:p>72.3584428571429</text:p>
          </table:table-cell>
          <table:table-cell office:value-type="float" office:value="47.739" calcext:value-type="float">
            <text:p>47.739</text:p>
          </table:table-cell>
          <table:table-cell office:value-type="float" office:value="11.568" calcext:value-type="float">
            <text:p>11.56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008.5" calcext:value-type="float">
            <text:p>3008.5</text:p>
          </table:table-cell>
          <table:table-cell office:value-type="float" office:value="500.75" calcext:value-type="float">
            <text:p>500.75</text:p>
          </table:table-cell>
          <table:table-cell office:value-type="float" office:value="1056.5" calcext:value-type="float">
            <text:p>1056.5</text:p>
          </table:table-cell>
          <table:table-cell office:value-type="float" office:value="1464.05" calcext:value-type="float">
            <text:p>1464.05</text:p>
          </table:table-cell>
          <table:table-cell office:value-type="float" office:value="582" calcext:value-type="float">
            <text:p>582</text:p>
          </table:table-cell>
          <table:table-cell office:value-type="float" office:value="1439" calcext:value-type="float">
            <text:p>143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float" office:value="2531.75" calcext:value-type="float">
            <text:p>2531.75</text:p>
          </table:table-cell>
          <table:table-cell office:value-type="float" office:value="0" calcext:value-type="float">
            <text:p>0</text:p>
          </table:table-cell>
          <table:table-cell office:value-type="float" office:value="4559.3" calcext:value-type="float">
            <text:p>4559.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353" calcext:value-type="float">
            <text:p>353</text:p>
          </table:table-cell>
          <table:table-cell office:value-type="float" office:value="4499.14285714286" calcext:value-type="float">
            <text:p>4499.14285714286</text:p>
          </table:table-cell>
          <table:table-cell office:value-type="float" office:value="369.571428571429" calcext:value-type="float">
            <text:p>369.571428571429</text:p>
          </table:table-cell>
          <table:table-cell office:value-type="float" office:value="509.857142857143" calcext:value-type="float">
            <text:p>509.857142857143</text:p>
          </table:table-cell>
          <table:table-cell office:value-type="float" office:value="2913.21142857143" calcext:value-type="float">
            <text:p>2913.21142857143</text:p>
          </table:table-cell>
          <table:table-cell office:value-type="float" office:value="572.42" calcext:value-type="float">
            <text:p>57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3.28" calcext:value-type="float">
            <text:p>993.28</text:p>
          </table:table-cell>
          <table:table-cell office:value-type="float" office:value="31239" calcext:value-type="float">
            <text:p>31239</text:p>
          </table:table-cell>
          <table:table-cell office:value-type="float" office:value="20161.4785714286" calcext:value-type="float">
            <text:p>20161.4785714286</text:p>
          </table:table-cell>
          <table:table-cell office:value-type="float" office:value="65.2" calcext:value-type="float">
            <text:p>65.2</text:p>
          </table:table-cell>
          <table:table-cell office:value-type="float" office:value="4577.92" calcext:value-type="float">
            <text:p>4577.92</text:p>
          </table:table-cell>
          <table:table-cell office:value-type="float" office:value="821" calcext:value-type="float">
            <text:p>821</text:p>
          </table:table-cell>
          <table:table-cell office:value-type="float" office:value="405.657142857143" calcext:value-type="float">
            <text:p>405.657142857143</text:p>
          </table:table-cell>
          <table:table-cell office:value-type="float" office:value="74.3" calcext:value-type="float">
            <text:p>74.3</text:p>
          </table:table-cell>
          <table:table-cell office:value-type="float" office:value="201.25" calcext:value-type="float">
            <text:p>201.25</text:p>
          </table:table-cell>
          <table:table-cell office:value-type="float" office:value="143.6" calcext:value-type="float">
            <text:p>143.6</text:p>
          </table:table-cell>
          <table:table-cell office:value-type="float" office:value="96.0714285714286" calcext:value-type="float">
            <text:p>96.0714285714286</text:p>
          </table:table-cell>
          <table:table-cell office:value-type="float" office:value="615.095238095238" calcext:value-type="float">
            <text:p>615.095238095238</text:p>
          </table:table-cell>
          <table:table-cell office:value-type="float" office:value="464.142857142857" calcext:value-type="float">
            <text:p>464.142857142857</text:p>
          </table:table-cell>
          <table:table-cell office:value-type="float" office:value="514.507142857143" calcext:value-type="float">
            <text:p>514.507142857143</text:p>
          </table:table-cell>
          <table:table-cell office:value-type="float" office:value="2486.628" calcext:value-type="float">
            <text:p>2486.628</text:p>
          </table:table-cell>
          <table:table-cell office:value-type="float" office:value="0" calcext:value-type="float">
            <text:p>0</text:p>
          </table:table-cell>
          <table:table-cell office:value-type="float" office:value="3581.37428571429" calcext:value-type="float">
            <text:p>3581.37428571429</text:p>
          </table:table-cell>
          <table:table-cell office:value-type="float" office:value="61.36" calcext:value-type="float">
            <text:p>61.36</text:p>
          </table:table-cell>
          <table:table-cell office:value-type="float" office:value="1751.70142857143" calcext:value-type="float">
            <text:p>1751.70142857143</text:p>
          </table:table-cell>
          <table:table-cell office:value-type="float" office:value="258.96" calcext:value-type="float">
            <text:p>258.96</text:p>
          </table:table-cell>
          <table:table-cell office:value-type="float" office:value="492.78" calcext:value-type="float">
            <text:p>492.78</text:p>
          </table:table-cell>
          <table:table-cell office:value-type="float" office:value="1794.82142857143" calcext:value-type="float">
            <text:p>1794.82142857143</text:p>
          </table:table-cell>
          <table:table-cell office:value-type="float" office:value="7841.41964285714" calcext:value-type="float">
            <text:p>7841.41964285714</text:p>
          </table:table-cell>
          <table:table-cell office:value-type="float" office:value="2897.78571428571" calcext:value-type="float">
            <text:p>2897.78571428571</text:p>
          </table:table-cell>
          <table:table-cell office:value-type="float" office:value="653.5" calcext:value-type="float">
            <text:p>653.5</text:p>
          </table:table-cell>
          <table:table-cell office:value-type="float" office:value="2460.57142857143" calcext:value-type="float">
            <text:p>2460.57142857143</text:p>
          </table:table-cell>
          <table:table-cell office:value-type="float" office:value="14" calcext:value-type="float">
            <text:p>14</text:p>
          </table:table-cell>
          <table:table-cell office:value-type="float" office:value="646.285714285714" calcext:value-type="float">
            <text:p>646.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697.188571428571" calcext:value-type="float">
            <text:p>697.188571428571</text:p>
          </table:table-cell>
          <table:table-cell office:value-type="float" office:value="622.47619047619" calcext:value-type="float">
            <text:p>622.47619047619</text:p>
          </table:table-cell>
          <table:table-cell office:value-type="float" office:value="923.142857142857" calcext:value-type="float">
            <text:p>923.142857142857</text:p>
          </table:table-cell>
          <table:table-cell office:value-type="float" office:value="74.7619047619048" calcext:value-type="float">
            <text:p>74.7619047619048</text:p>
          </table:table-cell>
          <table:table-cell office:value-type="float" office:value="154.75" calcext:value-type="float">
            <text:p>154.75</text:p>
          </table:table-cell>
          <table:table-cell office:value-type="float" office:value="76.2380952380952" calcext:value-type="float">
            <text:p>76.2380952380952</text:p>
          </table:table-cell>
          <table:table-cell office:value-type="float" office:value="296.285714285714" calcext:value-type="float">
            <text:p>296.2857142857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5305.542752381" calcext:value-type="float">
            <text:p>215305.542752381</text:p>
          </table:table-cell>
          <table:table-cell office:value-type="string" calcext:value-type="string">
            <text:p>Заявка на Производство на ближайшие 10 дней, кг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2 октября</text:p>
          </table:table-cell>
          <table:table-cell office:value-type="float" office:value="0" calcext:value-type="float">
            <text:p>0</text:p>
          </table:table-cell>
          <table:table-cell office:value-type="float" office:value="91.6029523809524" calcext:value-type="float">
            <text:p>91.6029523809524</text:p>
          </table:table-cell>
          <table:table-cell office:value-type="float" office:value="0" calcext:value-type="float">
            <text:p>0</text:p>
          </table:table-cell>
          <table:table-cell office:value-type="float" office:value="3.96638095238095" calcext:value-type="float">
            <text:p>3.96638095238095</text:p>
          </table:table-cell>
          <table:table-cell office:value-type="float" office:value="0" calcext:value-type="float">
            <text:p>0</text:p>
          </table:table-cell>
          <table:table-cell office:value-type="float" office:value="52.2857142857143" calcext:value-type="float">
            <text:p>52.2857142857143</text:p>
          </table:table-cell>
          <table:table-cell office:value-type="float" office:value="846.544523809524" calcext:value-type="float">
            <text:p>846.544523809524</text:p>
          </table:table-cell>
          <table:table-cell office:value-type="float" office:value="0" calcext:value-type="float">
            <text:p>0</text:p>
          </table:table-cell>
          <table:table-cell office:value-type="float" office:value="72.2613333333334" calcext:value-type="float">
            <text:p>72.2613333333334</text:p>
          </table:table-cell>
          <table:table-cell office:value-type="float" office:value="124.658571428571" calcext:value-type="float">
            <text:p>124.658571428571</text:p>
          </table:table-cell>
          <table:table-cell office:value-type="float" office:value="1251.73695238095" calcext:value-type="float">
            <text:p>1251.73695238095</text:p>
          </table:table-cell>
          <table:table-cell office:value-type="float" office:value="98.772380952381" calcext:value-type="float">
            <text:p>98.772380952381</text:p>
          </table:table-cell>
          <table:table-cell office:value-type="float" office:value="406.735714285714" calcext:value-type="float">
            <text:p>406.735714285714</text:p>
          </table:table-cell>
          <table:table-cell office:value-type="float" office:value="641.192380952381" calcext:value-type="float">
            <text:p>641.192380952381</text:p>
          </table:table-cell>
          <table:table-cell office:value-type="float" office:value="233.787142857143" calcext:value-type="float">
            <text:p>233.787142857143</text:p>
          </table:table-cell>
          <table:table-cell office:value-type="float" office:value="1137.81333333333" calcext:value-type="float">
            <text:p>1137.81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.817142857143" calcext:value-type="float">
            <text:p>315.817142857143</text:p>
          </table:table-cell>
          <table:table-cell office:value-type="float" office:value="128.297142857143" calcext:value-type="float">
            <text:p>128.29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.491428571429" calcext:value-type="float">
            <text:p>322.491428571429</text:p>
          </table:table-cell>
          <table:table-cell office:value-type="float" office:value="0" calcext:value-type="float">
            <text:p>0</text:p>
          </table:table-cell>
          <table:table-cell office:value-type="float" office:value="316.742857142857" calcext:value-type="float">
            <text:p>316.742857142857</text:p>
          </table:table-cell>
          <table:table-cell office:value-type="float" office:value="466.346666666667" calcext:value-type="float">
            <text:p>466.34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.887619047619" calcext:value-type="float">
            <text:p>128.88761904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857142857143" calcext:value-type="float">
            <text:p>121.857142857143</text:p>
          </table:table-cell>
          <table:table-cell office:value-type="float" office:value="10.4685714285714" calcext:value-type="float">
            <text:p>10.46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43.842857142857" calcext:value-type="float">
            <text:p>243.842857142857</text:p>
          </table:table-cell>
          <table:table-cell office:value-type="float" office:value="19.5084428571429" calcext:value-type="float">
            <text:p>19.5084428571429</text:p>
          </table:table-cell>
          <table:table-cell office:value-type="float" office:value="13.939" calcext:value-type="float">
            <text:p>13.939</text:p>
          </table:table-cell>
          <table:table-cell office:value-type="float" office:value="11.568" calcext:value-type="float">
            <text:p>11.56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166.64285714286" calcext:value-type="float">
            <text:p>2166.64285714286</text:p>
          </table:table-cell>
          <table:table-cell office:value-type="float" office:value="81.5714285714286" calcext:value-type="float">
            <text:p>81.5714285714286</text:p>
          </table:table-cell>
          <table:table-cell office:value-type="float" office:value="195.857142857143" calcext:value-type="float">
            <text:p>195.857142857143</text:p>
          </table:table-cell>
          <table:table-cell office:value-type="float" office:value="1712.57142857143" calcext:value-type="float">
            <text:p>1712.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68" calcext:value-type="float">
            <text:p>120.68</text:p>
          </table:table-cell>
          <table:table-cell office:value-type="float" office:value="12977" calcext:value-type="float">
            <text:p>12977</text:p>
          </table:table-cell>
          <table:table-cell office:value-type="float" office:value="6259.42857142857" calcext:value-type="float">
            <text:p>6259.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062.72" calcext:value-type="float">
            <text:p>1062.72</text:p>
          </table:table-cell>
          <table:table-cell office:value-type="float" office:value="0" calcext:value-type="float">
            <text:p>0</text:p>
          </table:table-cell>
          <table:table-cell office:value-type="float" office:value="155.657142857143" calcext:value-type="float">
            <text:p>155.6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0714285714286" calcext:value-type="float">
            <text:p>16.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13.142857142857" calcext:value-type="float">
            <text:p>113.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05.12" calcext:value-type="float">
            <text:p>105.12</text:p>
          </table:table-cell>
          <table:table-cell office:value-type="float" office:value="0" calcext:value-type="float">
            <text:p>0</text:p>
          </table:table-cell>
          <table:table-cell office:value-type="float" office:value="931.474285714286" calcext:value-type="float">
            <text:p>931.47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9.691428571429" calcext:value-type="float">
            <text:p>269.691428571429</text:p>
          </table:table-cell>
          <table:table-cell office:value-type="float" office:value="0" calcext:value-type="float">
            <text:p>0</text:p>
          </table:table-cell>
          <table:table-cell office:value-type="float" office:value="86.76" calcext:value-type="float">
            <text:p>86.76</text:p>
          </table:table-cell>
          <table:table-cell office:value-type="float" office:value="645.571428571428" calcext:value-type="float">
            <text:p>645.571428571428</text:p>
          </table:table-cell>
          <table:table-cell office:value-type="float" office:value="333.357142857143" calcext:value-type="float">
            <text:p>333.357142857143</text:p>
          </table:table-cell>
          <table:table-cell office:value-type="float" office:value="379.285714285714" calcext:value-type="float">
            <text:p>379.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070.57142857143" calcext:value-type="float">
            <text:p>1070.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4485714285715" calcext:value-type="float">
            <text:p>58.44857142857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02.7471095238" calcext:value-type="float">
            <text:p>35802.7471095238</text:p>
          </table:table-cell>
          <table:table-cell office:value-type="string" calcext:value-type="string">
            <text:p>на 02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3 октября</text:p>
          </table:table-cell>
          <table:table-cell office:value-type="float" office:value="4951.68657142857" calcext:value-type="float">
            <text:p>4951.68657142857</text:p>
          </table:table-cell>
          <table:table-cell office:value-type="float" office:value="0" calcext:value-type="float">
            <text:p>0</text:p>
          </table:table-cell>
          <table:table-cell office:value-type="float" office:value="1328.22095238095" calcext:value-type="float">
            <text:p>1328.22095238095</text:p>
          </table:table-cell>
          <table:table-cell office:value-type="float" office:value="0" calcext:value-type="float">
            <text:p>0</text:p>
          </table:table-cell>
          <table:table-cell office:value-type="float" office:value="735.630476190476" calcext:value-type="float">
            <text:p>735.63047619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733333333334" calcext:value-type="float">
            <text:p>34.7733333333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64" calcext:value-type="float">
            <text:p>26.64</text:p>
          </table:table-cell>
          <table:table-cell office:value-type="float" office:value="20.72" calcext:value-type="float">
            <text:p>20.72</text:p>
          </table:table-cell>
          <table:table-cell office:value-type="float" office:value="14.8" calcext:value-type="float">
            <text:p>14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.2" calcext:value-type="float">
            <text:p>121.2</text:p>
          </table:table-cell>
          <table:table-cell office:value-type="float" office:value="15.6" calcext:value-type="float">
            <text:p>15.6</text:p>
          </table:table-cell>
          <table:table-cell office:value-type="float" office:value="10.8" calcext:value-type="float">
            <text:p>1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32" calcext:value-type="float">
            <text:p>91.3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0.52" calcext:value-type="float">
            <text:p>17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49.92" calcext:value-type="float">
            <text:p>49.92</text:p>
          </table:table-cell>
          <table:table-cell office:value-type="float" office:value="2.85" calcext:value-type="float">
            <text:p>2.8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9.75" calcext:value-type="float">
            <text:p>49.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8.18" calcext:value-type="float">
            <text:p>10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035" calcext:value-type="float">
            <text:p>1035</text:p>
          </table:table-cell>
          <table:table-cell office:value-type="float" office:value="1299.6" calcext:value-type="float">
            <text:p>1299.6</text:p>
          </table:table-cell>
          <table:table-cell office:value-type="float" office:value="0" calcext:value-type="float">
            <text:p>0</text:p>
          </table:table-cell>
          <table:table-cell office:value-type="float" office:value="75.5999999999999" calcext:value-type="float">
            <text:p>75.59999999999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000000000001" calcext:value-type="float">
            <text:p>43.2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164.16" calcext:value-type="float">
            <text:p>164.16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.32</text:p>
          </table:table-cell>
          <table:table-cell office:value-type="float" office:value="0" calcext:value-type="float">
            <text:p>0</text:p>
          </table:table-cell>
          <table:table-cell office:value-type="float" office:value="5.57999999999998" calcext:value-type="float">
            <text:p>5.57999999999998</text:p>
          </table:table-cell>
          <table:table-cell office:value-type="float" office:value="18.25" calcext:value-type="float">
            <text:p>18.25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19.2857142857143" calcext:value-type="float">
            <text:p>19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42.12" calcext:value-type="float">
            <text:p>42.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19.2270476191" calcext:value-type="float">
            <text:p>10919.2270476191</text:p>
          </table:table-cell>
          <table:table-cell office:value-type="string" calcext:value-type="string">
            <text:p>на 03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4 октября</text:p>
          </table:table-cell>
          <table:table-cell office:value-type="float" office:value="82.5" calcext:value-type="float">
            <text:p>82.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133.68" calcext:value-type="float">
            <text:p>1133.68</text:p>
          </table:table-cell>
          <table:table-cell office:value-type="float" office:value="60" calcext:value-type="float">
            <text:p>60</text:p>
          </table:table-cell>
          <table:table-cell office:value-type="float" office:value="253" calcext:value-type="float">
            <text:p>253</text:p>
          </table:table-cell>
          <table:table-cell office:value-type="float" office:value="571.2" calcext:value-type="float">
            <text:p>571.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24" calcext:value-type="float">
            <text:p>56.24</text:p>
          </table:table-cell>
          <table:table-cell office:value-type="float" office:value="245.68" calcext:value-type="float">
            <text:p>245.68</text:p>
          </table:table-cell>
          <table:table-cell office:value-type="float" office:value="59.1999999999999" calcext:value-type="float">
            <text:p>59.1999999999999</text:p>
          </table:table-cell>
          <table:table-cell office:value-type="float" office:value="183.52" calcext:value-type="float">
            <text:p>183.52</text:p>
          </table:table-cell>
          <table:table-cell office:value-type="float" office:value="183.68" calcext:value-type="float">
            <text:p>183.68</text:p>
          </table:table-cell>
          <table:table-cell office:value-type="float" office:value="0" calcext:value-type="float">
            <text:p>0</text:p>
          </table:table-cell>
          <table:table-cell office:value-type="float" office:value="5237.16" calcext:value-type="float">
            <text:p>5237.16</text:p>
          </table:table-cell>
          <table:table-cell office:value-type="float" office:value="0" calcext:value-type="float">
            <text:p>0</text:p>
          </table:table-cell>
          <table:table-cell office:value-type="float" office:value="434.4" calcext:value-type="float">
            <text:p>434.4</text:p>
          </table:table-cell>
          <table:table-cell office:value-type="float" office:value="690.48" calcext:value-type="float">
            <text:p>690.48</text:p>
          </table:table-cell>
          <table:table-cell office:value-type="float" office:value="169.2" calcext:value-type="float">
            <text:p>169.2</text:p>
          </table:table-cell>
          <table:table-cell office:value-type="float" office:value="353.191428571429" calcext:value-type="float">
            <text:p>353.19142857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6" calcext:value-type="float">
            <text:p>147.6</text:p>
          </table:table-cell>
          <table:table-cell office:value-type="float" office:value="0" calcext:value-type="float">
            <text:p>0</text:p>
          </table:table-cell>
          <table:table-cell office:value-type="float" office:value="483.6" calcext:value-type="float">
            <text:p>483.6</text:p>
          </table:table-cell>
          <table:table-cell office:value-type="float" office:value="226.24" calcext:value-type="float">
            <text:p>22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36" calcext:value-type="float">
            <text:p>28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75" calcext:value-type="float">
            <text:p>204.75</text:p>
          </table:table-cell>
          <table:table-cell office:value-type="float" office:value="54.5" calcext:value-type="float">
            <text:p>54.5</text:p>
          </table:table-cell>
          <table:table-cell office:value-type="float" office:value="44" calcext:value-type="float">
            <text:p>44</text:p>
          </table:table-cell>
          <table:table-cell office:value-type="float" office:value="184.8" calcext:value-type="float">
            <text:p>184.8</text:p>
          </table:table-cell>
          <table:table-cell office:value-type="float" office:value="222" calcext:value-type="float">
            <text:p>222</text:p>
          </table:table-cell>
          <table:table-cell office:value-type="float" office:value="489" calcext:value-type="float">
            <text:p>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684.8" calcext:value-type="float">
            <text:p>68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268.92" calcext:value-type="float">
            <text:p>26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8" calcext:value-type="float">
            <text:p>205.8</text:p>
          </table:table-cell>
          <table:table-cell office:value-type="float" office:value="3177" calcext:value-type="float">
            <text:p>3177</text:p>
          </table:table-cell>
          <table:table-cell office:value-type="float" office:value="2138.4" calcext:value-type="float">
            <text:p>2138.4</text:p>
          </table:table-cell>
          <table:table-cell office:value-type="float" office:value="0" calcext:value-type="float">
            <text:p>0</text:p>
          </table:table-cell>
          <table:table-cell office:value-type="float" office:value="939.6" calcext:value-type="float">
            <text:p>939.6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.0952380952381" calcext:value-type="float">
            <text:p>5.0952380952381</text:p>
          </table:table-cell>
          <table:table-cell office:value-type="float" office:value="36" calcext:value-type="float">
            <text:p>36</text:p>
          </table:table-cell>
          <table:table-cell office:value-type="float" office:value="59.2571428571429" calcext:value-type="float">
            <text:p>59.2571428571429</text:p>
          </table:table-cell>
          <table:table-cell office:value-type="float" office:value="712.8" calcext:value-type="float">
            <text:p>712.8</text:p>
          </table:table-cell>
          <table:table-cell office:value-type="float" office:value="0" calcext:value-type="float">
            <text:p>0</text:p>
          </table:table-cell>
          <table:table-cell office:value-type="float" office:value="273.24" calcext:value-type="float">
            <text:p>273.24</text:p>
          </table:table-cell>
          <table:table-cell office:value-type="float" office:value="0" calcext:value-type="float">
            <text:p>0</text:p>
          </table:table-cell>
          <table:table-cell office:value-type="float" office:value="127.44" calcext:value-type="float">
            <text:p>127.44</text:p>
          </table:table-cell>
          <table:table-cell office:value-type="float" office:value="0" calcext:value-type="float">
            <text:p>0</text:p>
          </table:table-cell>
          <table:table-cell office:value-type="float" office:value="100.44" calcext:value-type="float">
            <text:p>100.44</text:p>
          </table:table-cell>
          <table:table-cell office:value-type="float" office:value="493.5" calcext:value-type="float">
            <text:p>493.5</text:p>
          </table:table-cell>
          <table:table-cell office:value-type="float" office:value="523.5" calcext:value-type="float">
            <text:p>523.5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67.5" calcext:value-type="float">
            <text:p>367.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2.88" calcext:value-type="float">
            <text:p>92.8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926.3338095238" calcext:value-type="float">
            <text:p>24926.3338095238</text:p>
          </table:table-cell>
          <table:table-cell office:value-type="string" calcext:value-type="string">
            <text:p>на 04 октября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30" office:value-type="float" office:value="0" calcext:value-type="float">
            <text:p>0</text:p>
          </table:table-cell>
          <table:table-cell/>
          <table:table-cell table:number-columns-repeated="61"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30" office:value-type="float" office:value="0" calcext:value-type="float">
            <text:p>0</text:p>
          </table:table-cell>
          <table:table-cell/>
          <table:table-cell table:number-columns-repeated="61"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Заявка на Производство на ближайшие 04-10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2276.25" calcext:value-type="float">
            <text:p>22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3188" calcext:value-type="float">
            <text:p>31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office:value-type="float" office:value="800" calcext:value-type="float">
            <text:p>800</text:p>
          </table:table-cell>
          <table:table-cell office:value-type="float" office:value="791.04" calcext:value-type="float">
            <text:p>791.04</text:p>
          </table:table-cell>
          <table:table-cell office:value-type="float" office:value="19030.34" calcext:value-type="float">
            <text:p>19030.34</text:p>
          </table:table-cell>
          <table:table-cell office:value-type="float" office:value="673.678571428571" calcext:value-type="float">
            <text:p>673.678571428571</text:p>
          </table:table-cell>
          <table:table-cell office:value-type="float" office:value="1334.49" calcext:value-type="float">
            <text:p>1334.49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500" calcext:value-type="float">
            <text:p>500</text:p>
          </table:table-cell>
          <table:table-cell office:value-type="float" office:value="2326.325" calcext:value-type="float">
            <text:p>2326.325</text:p>
          </table:table-cell>
          <table:table-cell office:value-type="float" office:value="38.98" calcext:value-type="float">
            <text:p>38.98</text:p>
          </table:table-cell>
          <table:table-cell office:value-type="float" office:value="17041.4523809524" calcext:value-type="float">
            <text:p>17041.4523809524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1336.25" calcext:value-type="float">
            <text:p>1336.25</text:p>
          </table:table-cell>
          <table:table-cell office:value-type="float" office:value="0" calcext:value-type="float">
            <text:p>0</text:p>
          </table:table-cell>
          <table:table-cell office:value-type="float" office:value="3522.4" calcext:value-type="float">
            <text:p>3522.4</text:p>
          </table:table-cell>
          <table:table-cell office:value-type="float" office:value="1300" calcext:value-type="float">
            <text:p>1300</text:p>
          </table:table-cell>
          <table:table-cell office:value-type="float" office:value="4330.77619047619" calcext:value-type="float">
            <text:p>4330.77619047619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350.93333333333" calcext:value-type="float">
            <text:p>1350.93333333333</text:p>
          </table:table-cell>
          <table:table-cell office:value-type="float" office:value="485" calcext:value-type="float">
            <text:p>48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803.75" calcext:value-type="float">
            <text:p>280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1279.25" calcext:value-type="float">
            <text:p>127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float" office:value="2511.25" calcext:value-type="float">
            <text:p>2511.25</text:p>
          </table:table-cell>
          <table:table-cell office:value-type="float" office:value="0" calcext:value-type="float">
            <text:p>0</text:p>
          </table:table-cell>
          <table:table-cell office:value-type="float" office:value="3874.5" calcext:value-type="float">
            <text:p>3874.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353" calcext:value-type="float">
            <text:p>353</text:p>
          </table:table-cell>
          <table:table-cell office:value-type="float" office:value="1921.75" calcext:value-type="float">
            <text:p>19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572.42" calcext:value-type="float">
            <text:p>57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0464.05" calcext:value-type="float">
            <text:p>10464.05</text:p>
          </table:table-cell>
          <table:table-cell office:value-type="float" office:value="65.2" calcext:value-type="float">
            <text:p>65.2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74.3" calcext:value-type="float">
            <text:p>74.3</text:p>
          </table:table-cell>
          <table:table-cell office:value-type="float" office:value="201.25" calcext:value-type="float">
            <text:p>201.25</text:p>
          </table:table-cell>
          <table:table-cell office:value-type="float" office:value="143.6" calcext:value-type="float">
            <text:p>143.6</text:p>
          </table:table-cell>
          <table:table-cell office:value-type="float" office:value="50" calcext:value-type="float">
            <text:p>50</text:p>
          </table:table-cell>
          <table:table-cell office:value-type="float" office:value="610" calcext:value-type="float">
            <text:p>61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0" calcext:value-type="float">
            <text:p>0</text:p>
          </table:table-cell>
          <table:table-cell office:value-type="float" office:value="2212.5" calcext:value-type="float">
            <text:p>2212.5</text:p>
          </table:table-cell>
          <table:table-cell office:value-type="float" office:value="61.36" calcext:value-type="float">
            <text:p>61.36</text:p>
          </table:table-cell>
          <table:table-cell office:value-type="float" office:value="1323.25" calcext:value-type="float">
            <text:p>1323.25</text:p>
          </table:table-cell>
          <table:table-cell office:value-type="float" office:value="258.96" calcext:value-type="float">
            <text:p>258.96</text:p>
          </table:table-cell>
          <table:table-cell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6954.5625" calcext:value-type="float">
            <text:p>6954.5625</text:p>
          </table:table-cell>
          <table:table-cell office:value-type="float" office:value="1792.5" calcext:value-type="float">
            <text:p>1792.5</text:p>
          </table:table-cell>
          <table:table-cell office:value-type="float" office:value="653.5" calcext:value-type="float">
            <text:p>653.5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3.74" calcext:value-type="float">
            <text:p>503.74</text:p>
          </table:table-cell>
          <table:table-cell office:value-type="float" office:value="622.47619047619" calcext:value-type="float">
            <text:p>622.47619047619</text:p>
          </table:table-cell>
          <table:table-cell office:value-type="float" office:value="923.142857142857" calcext:value-type="float">
            <text:p>923.142857142857</text:p>
          </table:table-cell>
          <table:table-cell office:value-type="float" office:value="74.7619047619048" calcext:value-type="float">
            <text:p>74.7619047619048</text:p>
          </table:table-cell>
          <table:table-cell office:value-type="float" office:value="154.75" calcext:value-type="float">
            <text:p>154.75</text:p>
          </table:table-cell>
          <table:table-cell office:value-type="float" office:value="76.2380952380952" calcext:value-type="float">
            <text:p>76.2380952380952</text:p>
          </table:table-cell>
          <table:table-cell office:value-type="float" office:value="296.285714285714" calcext:value-type="float">
            <text:p>296.2857142857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657.234785714" calcext:value-type="float">
            <text:p>143657.234785714</text:p>
          </table:table-cell>
          <table:table-cell office:value-type="string" calcext:value-type="string">
            <text:p>Заявка на Производство на ближайшие 04-10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11-17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3188" calcext:value-type="float">
            <text:p>31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office:value-type="float" office:value="17530.34" calcext:value-type="float">
            <text:p>1753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334.49" calcext:value-type="float">
            <text:p>1334.49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500" calcext:value-type="float">
            <text:p>500</text:p>
          </table:table-cell>
          <table:table-cell office:value-type="float" office:value="2326.325" calcext:value-type="float">
            <text:p>23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7" calcext:value-type="float">
            <text:p>692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836.25" calcext:value-type="float">
            <text:p>836.2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300" calcext:value-type="float">
            <text:p>1300</text:p>
          </table:table-cell>
          <table:table-cell office:value-type="float" office:value="11713.5" calcext:value-type="float">
            <text:p>1171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803.75" calcext:value-type="float">
            <text:p>280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3229.25" calcext:value-type="float">
            <text:p>322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686.25" calcext:value-type="float">
            <text:p>1686.25</text:p>
          </table:table-cell>
          <table:table-cell office:value-type="float" office:value="0" calcext:value-type="float">
            <text:p>0</text:p>
          </table:table-cell>
          <table:table-cell office:value-type="float" office:value="5674.5" calcext:value-type="float">
            <text:p>56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0964.05" calcext:value-type="float">
            <text:p>109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30.4" calcext:value-type="float">
            <text:p>30.4</text:p>
          </table:table-cell>
          <table:table-cell office:value-type="float" office:value="1972.5" calcext:value-type="float">
            <text:p>1972.5</text:p>
          </table:table-cell>
          <table:table-cell office:value-type="float" office:value="70" calcext:value-type="float">
            <text:p>70</text:p>
          </table:table-cell>
          <table:table-cell office:value-type="float" office:value="823.249999999999" calcext:value-type="float">
            <text:p>823.249999999999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954.5625" calcext:value-type="float">
            <text:p>1954.5625</text:p>
          </table:table-cell>
          <table:table-cell office:value-type="float" office:value="2742.5" calcext:value-type="float">
            <text:p>2742.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363.74" calcext:value-type="float">
            <text:p>363.74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2883.379547619" calcext:value-type="float">
            <text:p>142883.379547619</text:p>
          </table:table-cell>
          <table:table-cell office:value-type="string" calcext:value-type="string">
            <text:p>Заявка на Производство на ближайшие 11-17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18-24 дней, кг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2588" calcext:value-type="float">
            <text:p>25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0000000001" calcext:value-type="float">
            <text:p>704.720000000001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23190.34" calcext:value-type="float">
            <text:p>2319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934.49" calcext:value-type="float">
            <text:p>1934.49</text:p>
          </table:table-cell>
          <table:table-cell office:value-type="float" office:value="1026.75" calcext:value-type="float">
            <text:p>1026.75</text:p>
          </table:table-cell>
          <table:table-cell office:value-type="float" office:value="500" calcext:value-type="float">
            <text:p>500</text:p>
          </table:table-cell>
          <table:table-cell office:value-type="float" office:value="2626.325" calcext:value-type="float">
            <text:p>26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3636.25" calcext:value-type="float">
            <text:p>3636.2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8513.5" calcext:value-type="float">
            <text:p>851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53.75" calcext:value-type="float">
            <text:p>255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2479.25" calcext:value-type="float">
            <text:p>247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486.25" calcext:value-type="float">
            <text:p>1486.25</text:p>
          </table:table-cell>
          <table:table-cell office:value-type="float" office:value="4.5" calcext:value-type="float">
            <text:p>4.5</text:p>
          </table:table-cell>
          <table:table-cell office:value-type="float" office:value="4074.5" calcext:value-type="float">
            <text:p>40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7755" calcext:value-type="float">
            <text:p>7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7464.05" calcext:value-type="float">
            <text:p>174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972.5" calcext:value-type="float">
            <text:p>1972.5</text:p>
          </table:table-cell>
          <table:table-cell office:value-type="float" office:value="70" calcext:value-type="float">
            <text:p>70</text:p>
          </table:table-cell>
          <table:table-cell office:value-type="float" office:value="823.25" calcext:value-type="float">
            <text:p>823.25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354.5625" calcext:value-type="float">
            <text:p>1354.5625</text:p>
          </table:table-cell>
          <table:table-cell office:value-type="float" office:value="1642.5" calcext:value-type="float">
            <text:p>1642.5</text:p>
          </table:table-cell>
          <table:table-cell office:value-type="float" office:value="1694.5" calcext:value-type="float">
            <text:p>1694.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16.8" calcext:value-type="float">
            <text:p>16.8</text:p>
          </table:table-cell>
          <table:table-cell office:value-type="float" office:value="363.74" calcext:value-type="float">
            <text:p>363.74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5208.779547619" calcext:value-type="float">
            <text:p>155208.779547619</text:p>
          </table:table-cell>
          <table:table-cell office:value-type="string" calcext:value-type="string">
            <text:p>Заявка на Производство на ближайшие 18-24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25-31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2288" calcext:value-type="float">
            <text:p>22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3930.34" calcext:value-type="float">
            <text:p>1393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984.49" calcext:value-type="float">
            <text:p>1984.49</text:p>
          </table:table-cell>
          <table:table-cell office:value-type="float" office:value="1026.75" calcext:value-type="float">
            <text:p>1026.75</text:p>
          </table:table-cell>
          <table:table-cell office:value-type="float" office:value="500" calcext:value-type="float">
            <text:p>500</text:p>
          </table:table-cell>
          <table:table-cell office:value-type="float" office:value="2626.325" calcext:value-type="float">
            <text:p>26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636.25" calcext:value-type="float">
            <text:p>1636.25</text:p>
          </table:table-cell>
          <table:table-cell office:value-type="float" office:value="21.92" calcext:value-type="float">
            <text:p>21.92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763.5" calcext:value-type="float">
            <text:p>476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453.75" calcext:value-type="float">
            <text:p>545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2229.25" calcext:value-type="float">
            <text:p>222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86.25" calcext:value-type="float">
            <text:p>6086.25</text:p>
          </table:table-cell>
          <table:table-cell office:value-type="float" office:value="10" calcext:value-type="float">
            <text:p>10</text:p>
          </table:table-cell>
          <table:table-cell office:value-type="float" office:value="4074.5" calcext:value-type="float">
            <text:p>40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7755" calcext:value-type="float">
            <text:p>7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5964.05" calcext:value-type="float">
            <text:p>159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622.5" calcext:value-type="float">
            <text:p>1622.5</text:p>
          </table:table-cell>
          <table:table-cell office:value-type="float" office:value="70" calcext:value-type="float">
            <text:p>70</text:p>
          </table:table-cell>
          <table:table-cell office:value-type="float" office:value="623.25" calcext:value-type="float">
            <text:p>623.25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229.5625" calcext:value-type="float">
            <text:p>1229.5625</text:p>
          </table:table-cell>
          <table:table-cell office:value-type="float" office:value="1692.5" calcext:value-type="float">
            <text:p>1692.5</text:p>
          </table:table-cell>
          <table:table-cell office:value-type="float" office:value="925" calcext:value-type="float">
            <text:p>92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63.74" calcext:value-type="float">
            <text:p>363.74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2534.899547619" calcext:value-type="float">
            <text:p>142534.899547619</text:p>
          </table:table-cell>
          <table:table-cell office:value-type="string" calcext:value-type="string">
            <text:p>Заявка на Производство на ближайшие 25-31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32-38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99.999999999999" calcext:value-type="float">
            <text:p>699.999999999999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office:value-type="float" office:value="19500" calcext:value-type="float">
            <text:p>19500</text:p>
          </table:table-cell>
          <table:table-cell office:value-type="float" office:value="500" calcext:value-type="float">
            <text:p>500</text:p>
          </table:table-cell>
          <table:table-cell office:value-type="float" office:value="1350" calcext:value-type="float">
            <text:p>135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  <table:table-cell office:value-type="float" office:value="5300" calcext:value-type="float">
            <text:p>5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800" calcext:value-type="float">
            <text:p>4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299.999999999999" calcext:value-type="float">
            <text:p>299.9999999999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700" calcext:value-type="float">
            <text:p>270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3800" calcext:value-type="float">
            <text:p>38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.000000000001" calcext:value-type="float">
            <text:p>800.000000000001</text:p>
          </table:table-cell>
          <table:table-cell office:value-type="float" office:value="7750" calcext:value-type="float">
            <text:p>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500.000000000001" calcext:value-type="float">
            <text:p>500.000000000001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6950" calcext:value-type="float">
            <text:p>6950</text:p>
          </table:table-cell>
          <table:table-cell office:value-type="float" office:value="1500" calcext:value-type="float">
            <text:p>1500</text:p>
          </table:table-cell>
          <table:table-cell office:value-type="float" office:value="943" calcext:value-type="float">
            <text:p>943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7707.462047619" calcext:value-type="float">
            <text:p>137707.462047619</text:p>
          </table:table-cell>
          <table:table-cell office:value-type="string" calcext:value-type="string">
            <text:p>Заявка на Производство на ближайшие 32-38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39-45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7750" calcext:value-type="float">
            <text:p>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00" calcext:value-type="float">
            <text:p>1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30.4" calcext:value-type="float">
            <text:p>30.4</text:p>
          </table:table-cell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6950" calcext:value-type="float">
            <text:p>695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Заявка на Производство на ближайшие 39-45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46-52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3800" calcext:value-type="float">
            <text:p>3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4500" calcext:value-type="float">
            <text:p>4500</text:p>
          </table:table-cell>
          <table:table-cell office:value-type="float" office:value="4.5" calcext:value-type="float">
            <text:p>4.5</text:p>
          </table:table-cell>
          <table:table-cell office:value-type="float" office:value="4000" calcext:value-type="float">
            <text:p>40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7750" calcext:value-type="float">
            <text:p>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00" calcext:value-type="float">
            <text:p>1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6.8" calcext:value-type="float">
            <text:p>16.8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Заявка на Производство на ближайшие 46-52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53-59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office:value-type="float" office:value="13000" calcext:value-type="float">
            <text:p>1300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8" calcext:value-type="float">
            <text:p>607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21.92" calcext:value-type="float">
            <text:p>21.92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3800" calcext:value-type="float">
            <text:p>3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700" calcext:value-type="float">
            <text:p>270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850" calcext:value-type="float">
            <text:p>85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25300" calcext:value-type="float">
            <text:p>25300</text:p>
          </table:table-cell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Заявка на Производство на ближайшие 53-59 дней, кг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Подтвержденный План Производства на ближайшие 10 дней, кг.: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string" calcext:value-type="string">
            <text:p>Подтвержденный План Производства на ближайшие 10 дней, кг.: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4-17" calcext:value-type="date">
            <text:p>2020-04-17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04-17" calcext:value-type="date">
            <text:p>2020-04-1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4-18" calcext:value-type="date">
            <text:p>2020-04-18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04-18" calcext:value-type="date">
            <text:p>2020-04-1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4-19" calcext:value-type="date">
            <text:p>2020-04-19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04-19" calcext:value-type="date">
            <text:p>2020-04-19 00:00:00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00:00:00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00:00:00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04-10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04-10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11-17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11-17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18-24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18-24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25-31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25-31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32-38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32-38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39-45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39-45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46-52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46-52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53-59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53-59 дней, кг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Отклонение разница между Подтвержденным Планом Производства и Заявкой на Производство на ближайшие 10 дней, кг.:</text:p>
          </table:table-cell>
          <table:table-cell office:value-type="float" office:value="-6134.18657142857" calcext:value-type="float">
            <text:p>-6134.18657142857</text:p>
          </table:table-cell>
          <table:table-cell office:value-type="float" office:value="-321.602952380952" calcext:value-type="float">
            <text:p>-321.602952380952</text:p>
          </table:table-cell>
          <table:table-cell office:value-type="float" office:value="-3888.22095238095" calcext:value-type="float">
            <text:p>-3888.22095238095</text:p>
          </table:table-cell>
          <table:table-cell office:value-type="float" office:value="-236.966380952381" calcext:value-type="float">
            <text:p>-236.966380952381</text:p>
          </table:table-cell>
          <table:table-cell office:value-type="float" office:value="-4145.56047619048" calcext:value-type="float">
            <text:p>-4145.56047619048</text:p>
          </table:table-cell>
          <table:table-cell office:value-type="float" office:value="-232.285714285714" calcext:value-type="float">
            <text:p>-232.285714285714</text:p>
          </table:table-cell>
          <table:table-cell office:value-type="float" office:value="-1763.29452380952" calcext:value-type="float">
            <text:p>-1763.29452380952</text:p>
          </table:table-cell>
          <table:table-cell office:value-type="float" office:value="-3793.97333333333" calcext:value-type="float">
            <text:p>-3793.97333333333</text:p>
          </table:table-cell>
          <table:table-cell office:value-type="float" office:value="-708.261333333333" calcext:value-type="float">
            <text:p>-708.261333333333</text:p>
          </table:table-cell>
          <table:table-cell office:value-type="float" office:value="-281.688571428571" calcext:value-type="float">
            <text:p>-281.688571428571</text:p>
          </table:table-cell>
          <table:table-cell office:value-type="float" office:value="-1251.73695238095" calcext:value-type="float">
            <text:p>-1251.73695238095</text:p>
          </table:table-cell>
          <table:table-cell office:value-type="float" office:value="-455.012380952381" calcext:value-type="float">
            <text:p>-455.012380952381</text:p>
          </table:table-cell>
          <table:table-cell office:value-type="float" office:value="-1383.77571428571" calcext:value-type="float">
            <text:p>-1383.77571428571</text:p>
          </table:table-cell>
          <table:table-cell office:value-type="float" office:value="-991.112380952381" calcext:value-type="float">
            <text:p>-991.112380952381</text:p>
          </table:table-cell>
          <table:table-cell office:value-type="float" office:value="-1077.10714285714" calcext:value-type="float">
            <text:p>-1077.10714285714</text:p>
          </table:table-cell>
          <table:table-cell office:value-type="float" office:value="-2121.49333333333" calcext:value-type="float">
            <text:p>-2121.49333333333</text:p>
          </table:table-cell>
          <table:table-cell office:value-type="float" office:value="-791.04" calcext:value-type="float">
            <text:p>-791.04</text:p>
          </table:table-cell>
          <table:table-cell office:value-type="float" office:value="-24267.5" calcext:value-type="float">
            <text:p>-24267.5</text:p>
          </table:table-cell>
          <table:table-cell office:value-type="float" office:value="-673.678571428571" calcext:value-type="float">
            <text:p>-673.678571428571</text:p>
          </table:table-cell>
          <table:table-cell office:value-type="float" office:value="-2205.90714285714" calcext:value-type="float">
            <text:p>-2205.90714285714</text:p>
          </table:table-cell>
          <table:table-cell office:value-type="float" office:value="-1961.12714285714" calcext:value-type="float">
            <text:p>-1961.12714285714</text:p>
          </table:table-cell>
          <table:table-cell office:value-type="float" office:value="-680" calcext:value-type="float">
            <text:p>-680</text:p>
          </table:table-cell>
          <table:table-cell office:value-type="float" office:value="-2679.51642857143" calcext:value-type="float">
            <text:p>-2679.51642857143</text:p>
          </table:table-cell>
          <table:table-cell office:value-type="float" office:value="-38.98" calcext:value-type="float">
            <text:p>-38.98</text:p>
          </table:table-cell>
          <table:table-cell office:value-type="float" office:value="-17041.4523809524" calcext:value-type="float">
            <text:p>-17041.4523809524</text:p>
          </table:table-cell>
          <table:table-cell office:value-type="float" office:value="-1254.33547619048" calcext:value-type="float">
            <text:p>-1254.33547619048</text:p>
          </table:table-cell>
          <table:table-cell office:value-type="float" office:value="-14" calcext:value-type="float">
            <text:p>-14</text:p>
          </table:table-cell>
          <table:table-cell office:value-type="float" office:value="-2248.34285714286" calcext:value-type="float">
            <text:p>-2248.34285714286</text:p>
          </table:table-cell>
          <table:table-cell office:value-type="float" office:value="-2199.35666666667" calcext:value-type="float">
            <text:p>-2199.35666666667</text:p>
          </table:table-cell>
          <table:table-cell office:value-type="float" office:value="0" calcext:value-type="float">
            <text:p>0</text:p>
          </table:table-cell>
          <table:table-cell office:value-type="float" office:value="-3522.4" calcext:value-type="float">
            <text:p>-3522.4</text:p>
          </table:table-cell>
          <table:table-cell office:value-type="float" office:value="-1896.24761904762" calcext:value-type="float">
            <text:p>-1896.24761904762</text:p>
          </table:table-cell>
          <table:table-cell office:value-type="float" office:value="-4330.77619047619" calcext:value-type="float">
            <text:p>-4330.77619047619</text:p>
          </table:table-cell>
          <table:table-cell office:value-type="float" office:value="-120" calcext:value-type="float">
            <text:p>-120</text:p>
          </table:table-cell>
          <table:table-cell office:value-type="float" office:value="-2713.85714285714" calcext:value-type="float">
            <text:p>-2713.85714285714</text:p>
          </table:table-cell>
          <table:table-cell office:value-type="float" office:value="-154.398571428572" calcext:value-type="float">
            <text:p>-154.398571428572</text:p>
          </table:table-cell>
          <table:table-cell office:value-type="float" office:value="-1350.93333333333" calcext:value-type="float">
            <text:p>-1350.93333333333</text:p>
          </table:table-cell>
          <table:table-cell office:value-type="float" office:value="-841.162857142857" calcext:value-type="float">
            <text:p>-841.162857142857</text:p>
          </table:table-cell>
          <table:table-cell office:value-type="float" office:value="-72.3584428571429" calcext:value-type="float">
            <text:p>-72.3584428571429</text:p>
          </table:table-cell>
          <table:table-cell office:value-type="float" office:value="-47.739" calcext:value-type="float">
            <text:p>-47.739</text:p>
          </table:table-cell>
          <table:table-cell office:value-type="float" office:value="-11.568" calcext:value-type="float">
            <text:p>-11.568</text:p>
          </table:table-cell>
          <table:table-cell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3008.5" calcext:value-type="float">
            <text:p>-3008.5</text:p>
          </table:table-cell>
          <table:table-cell office:value-type="float" office:value="-500.75" calcext:value-type="float">
            <text:p>-500.75</text:p>
          </table:table-cell>
          <table:table-cell office:value-type="float" office:value="-1056.5" calcext:value-type="float">
            <text:p>-1056.5</text:p>
          </table:table-cell>
          <table:table-cell office:value-type="float" office:value="-1464.05" calcext:value-type="float">
            <text:p>-1464.05</text:p>
          </table:table-cell>
          <table:table-cell office:value-type="float" office:value="-582" calcext:value-type="float">
            <text:p>-582</text:p>
          </table:table-cell>
          <table:table-cell office:value-type="float" office:value="-1439" calcext:value-type="float">
            <text:p>-1439</text:p>
          </table:table-cell>
          <table:table-cell office:value-type="float" office:value="-217" calcext:value-type="float">
            <text:p>-217</text:p>
          </table:table-cell>
          <table:table-cell office:value-type="float" office:value="0" calcext:value-type="float">
            <text:p>0</text:p>
          </table:table-cell>
          <table:table-cell office:value-type="float" office:value="-648" calcext:value-type="float">
            <text:p>-648</text:p>
          </table:table-cell>
          <table:table-cell office:value-type="float" office:value="-164" calcext:value-type="float">
            <text:p>-164</text:p>
          </table:table-cell>
          <table:table-cell office:value-type="float" office:value="-28" calcext:value-type="float">
            <text:p>-28</text:p>
          </table:table-cell>
          <table:table-cell office:value-type="float" office:value="-2531.75" calcext:value-type="float">
            <text:p>-2531.75</text:p>
          </table:table-cell>
          <table:table-cell office:value-type="float" office:value="0" calcext:value-type="float">
            <text:p>0</text:p>
          </table:table-cell>
          <table:table-cell office:value-type="float" office:value="-4559.3" calcext:value-type="float">
            <text:p>-4559.3</text:p>
          </table:table-cell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  <table:table-cell office:value-type="float" office:value="-710" calcext:value-type="float">
            <text:p>-710</text:p>
          </table:table-cell>
          <table:table-cell office:value-type="float" office:value="-353" calcext:value-type="float">
            <text:p>-353</text:p>
          </table:table-cell>
          <table:table-cell office:value-type="float" office:value="-4499.14285714286" calcext:value-type="float">
            <text:p>-4499.14285714286</text:p>
          </table:table-cell>
          <table:table-cell office:value-type="float" office:value="-369.571428571429" calcext:value-type="float">
            <text:p>-369.571428571429</text:p>
          </table:table-cell>
          <table:table-cell office:value-type="float" office:value="-509.857142857143" calcext:value-type="float">
            <text:p>-509.857142857143</text:p>
          </table:table-cell>
          <table:table-cell office:value-type="float" office:value="-2913.21142857143" calcext:value-type="float">
            <text:p>-2913.21142857143</text:p>
          </table:table-cell>
          <table:table-cell office:value-type="float" office:value="-572.42" calcext:value-type="float">
            <text:p>-57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3.28" calcext:value-type="float">
            <text:p>-993.28</text:p>
          </table:table-cell>
          <table:table-cell office:value-type="float" office:value="-31239" calcext:value-type="float">
            <text:p>-31239</text:p>
          </table:table-cell>
          <table:table-cell office:value-type="float" office:value="-20161.4785714286" calcext:value-type="float">
            <text:p>-20161.4785714286</text:p>
          </table:table-cell>
          <table:table-cell office:value-type="float" office:value="-65.2" calcext:value-type="float">
            <text:p>-65.2</text:p>
          </table:table-cell>
          <table:table-cell office:value-type="float" office:value="-4577.92" calcext:value-type="float">
            <text:p>-4577.92</text:p>
          </table:table-cell>
          <table:table-cell office:value-type="float" office:value="-821" calcext:value-type="float">
            <text:p>-821</text:p>
          </table:table-cell>
          <table:table-cell office:value-type="float" office:value="-405.657142857143" calcext:value-type="float">
            <text:p>-405.657142857143</text:p>
          </table:table-cell>
          <table:table-cell office:value-type="float" office:value="-74.3" calcext:value-type="float">
            <text:p>-74.3</text:p>
          </table:table-cell>
          <table:table-cell office:value-type="float" office:value="-201.25" calcext:value-type="float">
            <text:p>-201.25</text:p>
          </table:table-cell>
          <table:table-cell office:value-type="float" office:value="-143.6" calcext:value-type="float">
            <text:p>-143.6</text:p>
          </table:table-cell>
          <table:table-cell office:value-type="float" office:value="-96.0714285714286" calcext:value-type="float">
            <text:p>-96.0714285714286</text:p>
          </table:table-cell>
          <table:table-cell office:value-type="float" office:value="-615.095238095238" calcext:value-type="float">
            <text:p>-615.095238095238</text:p>
          </table:table-cell>
          <table:table-cell office:value-type="float" office:value="-464.142857142857" calcext:value-type="float">
            <text:p>-464.142857142857</text:p>
          </table:table-cell>
          <table:table-cell office:value-type="float" office:value="-514.507142857143" calcext:value-type="float">
            <text:p>-514.507142857143</text:p>
          </table:table-cell>
          <table:table-cell office:value-type="float" office:value="-2486.628" calcext:value-type="float">
            <text:p>-2486.628</text:p>
          </table:table-cell>
          <table:table-cell office:value-type="float" office:value="0" calcext:value-type="float">
            <text:p>0</text:p>
          </table:table-cell>
          <table:table-cell office:value-type="float" office:value="-3581.37428571429" calcext:value-type="float">
            <text:p>-3581.37428571429</text:p>
          </table:table-cell>
          <table:table-cell office:value-type="float" office:value="-61.36" calcext:value-type="float">
            <text:p>-61.36</text:p>
          </table:table-cell>
          <table:table-cell office:value-type="float" office:value="-1751.70142857143" calcext:value-type="float">
            <text:p>-1751.70142857143</text:p>
          </table:table-cell>
          <table:table-cell office:value-type="float" office:value="-258.96" calcext:value-type="float">
            <text:p>-258.96</text:p>
          </table:table-cell>
          <table:table-cell office:value-type="float" office:value="-492.78" calcext:value-type="float">
            <text:p>-492.78</text:p>
          </table:table-cell>
          <table:table-cell office:value-type="float" office:value="-1794.82142857143" calcext:value-type="float">
            <text:p>-1794.82142857143</text:p>
          </table:table-cell>
          <table:table-cell office:value-type="float" office:value="-7841.41964285714" calcext:value-type="float">
            <text:p>-7841.41964285714</text:p>
          </table:table-cell>
          <table:table-cell office:value-type="float" office:value="-2897.78571428571" calcext:value-type="float">
            <text:p>-2897.78571428571</text:p>
          </table:table-cell>
          <table:table-cell office:value-type="float" office:value="-653.5" calcext:value-type="float">
            <text:p>-653.5</text:p>
          </table:table-cell>
          <table:table-cell office:value-type="float" office:value="-2460.57142857143" calcext:value-type="float">
            <text:p>-2460.57142857143</text:p>
          </table:table-cell>
          <table:table-cell office:value-type="float" office:value="-14" calcext:value-type="float">
            <text:p>-14</text:p>
          </table:table-cell>
          <table:table-cell office:value-type="float" office:value="-646.285714285714" calcext:value-type="float">
            <text:p>-646.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697.188571428571" calcext:value-type="float">
            <text:p>-697.188571428571</text:p>
          </table:table-cell>
          <table:table-cell office:value-type="float" office:value="-622.47619047619" calcext:value-type="float">
            <text:p>-622.47619047619</text:p>
          </table:table-cell>
          <table:table-cell office:value-type="float" office:value="-923.142857142857" calcext:value-type="float">
            <text:p>-923.142857142857</text:p>
          </table:table-cell>
          <table:table-cell office:value-type="float" office:value="-74.7619047619048" calcext:value-type="float">
            <text:p>-74.7619047619048</text:p>
          </table:table-cell>
          <table:table-cell office:value-type="float" office:value="-154.75" calcext:value-type="float">
            <text:p>-154.75</text:p>
          </table:table-cell>
          <table:table-cell office:value-type="float" office:value="-76.2380952380952" calcext:value-type="float">
            <text:p>-76.2380952380952</text:p>
          </table:table-cell>
          <table:table-cell office:value-type="float" office:value="-296.285714285714" calcext:value-type="float">
            <text:p>-296.2857142857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15305.542752381" calcext:value-type="float">
            <text:p>-215305.542752381</text:p>
          </table:table-cell>
          <table:table-cell office:value-type="string" calcext:value-type="string">
            <text:p>Отклонение разница между Подтвержденным Планом Производства и Заявкой на Производство на ближайшие 10 дней, кг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2 октября</text:p>
          </table:table-cell>
          <table:table-cell office:value-type="float" office:value="0" calcext:value-type="float">
            <text:p>0</text:p>
          </table:table-cell>
          <table:table-cell office:value-type="float" office:value="-91.6029523809524" calcext:value-type="float">
            <text:p>-91.6029523809524</text:p>
          </table:table-cell>
          <table:table-cell office:value-type="float" office:value="0" calcext:value-type="float">
            <text:p>0</text:p>
          </table:table-cell>
          <table:table-cell office:value-type="float" office:value="-3.96638095238095" calcext:value-type="float">
            <text:p>-3.96638095238095</text:p>
          </table:table-cell>
          <table:table-cell office:value-type="float" office:value="0" calcext:value-type="float">
            <text:p>0</text:p>
          </table:table-cell>
          <table:table-cell office:value-type="float" office:value="-52.2857142857143" calcext:value-type="float">
            <text:p>-52.2857142857143</text:p>
          </table:table-cell>
          <table:table-cell office:value-type="float" office:value="-846.544523809524" calcext:value-type="float">
            <text:p>-846.544523809524</text:p>
          </table:table-cell>
          <table:table-cell office:value-type="float" office:value="0" calcext:value-type="float">
            <text:p>0</text:p>
          </table:table-cell>
          <table:table-cell office:value-type="float" office:value="-72.2613333333334" calcext:value-type="float">
            <text:p>-72.2613333333334</text:p>
          </table:table-cell>
          <table:table-cell office:value-type="float" office:value="-124.658571428571" calcext:value-type="float">
            <text:p>-124.658571428571</text:p>
          </table:table-cell>
          <table:table-cell office:value-type="float" office:value="-1251.73695238095" calcext:value-type="float">
            <text:p>-1251.73695238095</text:p>
          </table:table-cell>
          <table:table-cell office:value-type="float" office:value="-98.772380952381" calcext:value-type="float">
            <text:p>-98.772380952381</text:p>
          </table:table-cell>
          <table:table-cell office:value-type="float" office:value="-406.735714285714" calcext:value-type="float">
            <text:p>-406.735714285714</text:p>
          </table:table-cell>
          <table:table-cell office:value-type="float" office:value="-641.192380952381" calcext:value-type="float">
            <text:p>-641.192380952381</text:p>
          </table:table-cell>
          <table:table-cell office:value-type="float" office:value="-233.787142857143" calcext:value-type="float">
            <text:p>-233.787142857143</text:p>
          </table:table-cell>
          <table:table-cell office:value-type="float" office:value="-1137.81333333333" calcext:value-type="float">
            <text:p>-1137.81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5.817142857143" calcext:value-type="float">
            <text:p>-315.817142857143</text:p>
          </table:table-cell>
          <table:table-cell office:value-type="float" office:value="-128.297142857143" calcext:value-type="float">
            <text:p>-128.29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2.491428571429" calcext:value-type="float">
            <text:p>-322.491428571429</text:p>
          </table:table-cell>
          <table:table-cell office:value-type="float" office:value="0" calcext:value-type="float">
            <text:p>0</text:p>
          </table:table-cell>
          <table:table-cell office:value-type="float" office:value="-316.742857142857" calcext:value-type="float">
            <text:p>-316.742857142857</text:p>
          </table:table-cell>
          <table:table-cell office:value-type="float" office:value="-466.346666666667" calcext:value-type="float">
            <text:p>-466.34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887619047619" calcext:value-type="float">
            <text:p>-128.88761904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.857142857143" calcext:value-type="float">
            <text:p>-121.857142857143</text:p>
          </table:table-cell>
          <table:table-cell office:value-type="float" office:value="-10.4685714285714" calcext:value-type="float">
            <text:p>-10.46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243.842857142857" calcext:value-type="float">
            <text:p>-243.842857142857</text:p>
          </table:table-cell>
          <table:table-cell office:value-type="float" office:value="-19.5084428571429" calcext:value-type="float">
            <text:p>-19.5084428571429</text:p>
          </table:table-cell>
          <table:table-cell office:value-type="float" office:value="-13.939" calcext:value-type="float">
            <text:p>-13.939</text:p>
          </table:table-cell>
          <table:table-cell office:value-type="float" office:value="-11.568" calcext:value-type="float">
            <text:p>-11.56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2166.64285714286" calcext:value-type="float">
            <text:p>-2166.64285714286</text:p>
          </table:table-cell>
          <table:table-cell office:value-type="float" office:value="-81.5714285714286" calcext:value-type="float">
            <text:p>-81.5714285714286</text:p>
          </table:table-cell>
          <table:table-cell office:value-type="float" office:value="-195.857142857143" calcext:value-type="float">
            <text:p>-195.857142857143</text:p>
          </table:table-cell>
          <table:table-cell office:value-type="float" office:value="-1712.57142857143" calcext:value-type="float">
            <text:p>-1712.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68" calcext:value-type="float">
            <text:p>-120.68</text:p>
          </table:table-cell>
          <table:table-cell office:value-type="float" office:value="-12977" calcext:value-type="float">
            <text:p>-12977</text:p>
          </table:table-cell>
          <table:table-cell office:value-type="float" office:value="-6259.42857142857" calcext:value-type="float">
            <text:p>-6259.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1062.72" calcext:value-type="float">
            <text:p>-1062.72</text:p>
          </table:table-cell>
          <table:table-cell office:value-type="float" office:value="0" calcext:value-type="float">
            <text:p>0</text:p>
          </table:table-cell>
          <table:table-cell office:value-type="float" office:value="-155.657142857143" calcext:value-type="float">
            <text:p>-155.6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0714285714286" calcext:value-type="float">
            <text:p>-16.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-113.142857142857" calcext:value-type="float">
            <text:p>-113.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105.12" calcext:value-type="float">
            <text:p>-105.12</text:p>
          </table:table-cell>
          <table:table-cell office:value-type="float" office:value="0" calcext:value-type="float">
            <text:p>0</text:p>
          </table:table-cell>
          <table:table-cell office:value-type="float" office:value="-931.474285714286" calcext:value-type="float">
            <text:p>-931.474285714286</text:p>
          </table:table-cell>
          <table:table-cell office:value-type="float" office:value="0" calcext:value-type="float">
            <text:p>0</text:p>
          </table:table-cell>
          <table:table-cell office:value-type="float" office:value="-269.691428571429" calcext:value-type="float">
            <text:p>-269.691428571429</text:p>
          </table:table-cell>
          <table:table-cell office:value-type="float" office:value="0" calcext:value-type="float">
            <text:p>0</text:p>
          </table:table-cell>
          <table:table-cell office:value-type="float" office:value="-86.76" calcext:value-type="float">
            <text:p>-86.76</text:p>
          </table:table-cell>
          <table:table-cell office:value-type="float" office:value="-645.571428571428" calcext:value-type="float">
            <text:p>-645.571428571428</text:p>
          </table:table-cell>
          <table:table-cell office:value-type="float" office:value="-333.357142857143" calcext:value-type="float">
            <text:p>-333.357142857143</text:p>
          </table:table-cell>
          <table:table-cell office:value-type="float" office:value="-379.285714285714" calcext:value-type="float">
            <text:p>-379.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1070.57142857143" calcext:value-type="float">
            <text:p>-1070.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4485714285715" calcext:value-type="float">
            <text:p>-58.44857142857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35802.7471095238" calcext:value-type="float">
            <text:p>-35802.7471095238</text:p>
          </table:table-cell>
          <table:table-cell office:value-type="string" calcext:value-type="string">
            <text:p>на 02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3 октября</text:p>
          </table:table-cell>
          <table:table-cell office:value-type="float" office:value="-4951.68657142857" calcext:value-type="float">
            <text:p>-4951.68657142857</text:p>
          </table:table-cell>
          <table:table-cell office:value-type="float" office:value="0" calcext:value-type="float">
            <text:p>0</text:p>
          </table:table-cell>
          <table:table-cell office:value-type="float" office:value="-1328.22095238095" calcext:value-type="float">
            <text:p>-1328.22095238095</text:p>
          </table:table-cell>
          <table:table-cell office:value-type="float" office:value="0" calcext:value-type="float">
            <text:p>0</text:p>
          </table:table-cell>
          <table:table-cell office:value-type="float" office:value="-735.630476190476" calcext:value-type="float">
            <text:p>-735.63047619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7733333333334" calcext:value-type="float">
            <text:p>-34.7733333333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6.64" calcext:value-type="float">
            <text:p>-26.64</text:p>
          </table:table-cell>
          <table:table-cell office:value-type="float" office:value="-20.72" calcext:value-type="float">
            <text:p>-20.72</text:p>
          </table:table-cell>
          <table:table-cell office:value-type="float" office:value="-14.8" calcext:value-type="float">
            <text:p>-14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2" calcext:value-type="float">
            <text:p>-121.2</text:p>
          </table:table-cell>
          <table:table-cell office:value-type="float" office:value="-15.6" calcext:value-type="float">
            <text:p>-15.6</text:p>
          </table:table-cell>
          <table:table-cell office:value-type="float" office:value="-10.8" calcext:value-type="float">
            <text:p>-1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1.32" calcext:value-type="float">
            <text:p>-91.32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170.52" calcext:value-type="float">
            <text:p>-17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" calcext:value-type="float">
            <text:p>-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7.2" calcext:value-type="float">
            <text:p>-7.2</text:p>
          </table:table-cell>
          <table:table-cell office:value-type="float" office:value="0" calcext:value-type="float">
            <text:p>0</text:p>
          </table:table-cell>
          <table:table-cell office:value-type="float" office:value="-49.92" calcext:value-type="float">
            <text:p>-49.92</text:p>
          </table:table-cell>
          <table:table-cell office:value-type="float" office:value="-2.85" calcext:value-type="float">
            <text:p>-2.8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49.75" calcext:value-type="float">
            <text:p>-49.7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08.18" calcext:value-type="float">
            <text:p>-10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8" calcext:value-type="float">
            <text:p>-16.8</text:p>
          </table:table-cell>
          <table:table-cell office:value-type="float" office:value="-1035" calcext:value-type="float">
            <text:p>-1035</text:p>
          </table:table-cell>
          <table:table-cell office:value-type="float" office:value="-1299.6" calcext:value-type="float">
            <text:p>-1299.6</text:p>
          </table:table-cell>
          <table:table-cell office:value-type="float" office:value="0" calcext:value-type="float">
            <text:p>0</text:p>
          </table:table-cell>
          <table:table-cell office:value-type="float" office:value="-75.5999999999999" calcext:value-type="float">
            <text:p>-75.59999999999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-43.2000000000001" calcext:value-type="float">
            <text:p>-43.2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164.16" calcext:value-type="float">
            <text:p>-164.16</text:p>
          </table:table-cell>
          <table:table-cell office:value-type="float" office:value="0" calcext:value-type="float">
            <text:p>0</text:p>
          </table:table-cell>
          <table:table-cell office:value-type="float" office:value="-31.32" calcext:value-type="float">
            <text:p>-31.32</text:p>
          </table:table-cell>
          <table:table-cell office:value-type="float" office:value="0" calcext:value-type="float">
            <text:p>0</text:p>
          </table:table-cell>
          <table:table-cell office:value-type="float" office:value="-5.57999999999998" calcext:value-type="float">
            <text:p>-5.57999999999998</text:p>
          </table:table-cell>
          <table:table-cell office:value-type="float" office:value="-18.25" calcext:value-type="float">
            <text:p>-18.25</text:p>
          </table:table-cell>
          <table:table-cell office:value-type="float" office:value="-30" calcext:value-type="float">
            <text:p>-30</text:p>
          </table:table-cell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office:value-type="float" office:value="0" calcext:value-type="float">
            <text:p>0</text:p>
          </table:table-cell>
          <table:table-cell office:value-type="float" office:value="-19.2857142857143" calcext:value-type="float">
            <text:p>-19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-42.12" calcext:value-type="float">
            <text:p>-42.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0919.2270476191" calcext:value-type="float">
            <text:p>-10919.2270476191</text:p>
          </table:table-cell>
          <table:table-cell office:value-type="string" calcext:value-type="string">
            <text:p>на 03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4 октября</text:p>
          </table:table-cell>
          <table:table-cell office:value-type="float" office:value="-82.5" calcext:value-type="float">
            <text:p>-82.5</text:p>
          </table:table-cell>
          <table:table-cell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office:value-type="float" office:value="-33" calcext:value-type="float">
            <text:p>-33</text:p>
          </table:table-cell>
          <table:table-cell office:value-type="float" office:value="-1133.68" calcext:value-type="float">
            <text:p>-1133.68</text:p>
          </table:table-cell>
          <table:table-cell office:value-type="float" office:value="-60" calcext:value-type="float">
            <text:p>-60</text:p>
          </table:table-cell>
          <table:table-cell office:value-type="float" office:value="-253" calcext:value-type="float">
            <text:p>-253</text:p>
          </table:table-cell>
          <table:table-cell office:value-type="float" office:value="-571.2" calcext:value-type="float">
            <text:p>-571.2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24" calcext:value-type="float">
            <text:p>-56.24</text:p>
          </table:table-cell>
          <table:table-cell office:value-type="float" office:value="-245.68" calcext:value-type="float">
            <text:p>-245.68</text:p>
          </table:table-cell>
          <table:table-cell office:value-type="float" office:value="-59.1999999999999" calcext:value-type="float">
            <text:p>-59.1999999999999</text:p>
          </table:table-cell>
          <table:table-cell office:value-type="float" office:value="-183.52" calcext:value-type="float">
            <text:p>-183.52</text:p>
          </table:table-cell>
          <table:table-cell office:value-type="float" office:value="-183.68" calcext:value-type="float">
            <text:p>-183.68</text:p>
          </table:table-cell>
          <table:table-cell office:value-type="float" office:value="0" calcext:value-type="float">
            <text:p>0</text:p>
          </table:table-cell>
          <table:table-cell office:value-type="float" office:value="-5237.16" calcext:value-type="float">
            <text:p>-5237.16</text:p>
          </table:table-cell>
          <table:table-cell office:value-type="float" office:value="0" calcext:value-type="float">
            <text:p>0</text:p>
          </table:table-cell>
          <table:table-cell office:value-type="float" office:value="-434.4" calcext:value-type="float">
            <text:p>-434.4</text:p>
          </table:table-cell>
          <table:table-cell office:value-type="float" office:value="-690.48" calcext:value-type="float">
            <text:p>-690.48</text:p>
          </table:table-cell>
          <table:table-cell office:value-type="float" office:value="-169.2" calcext:value-type="float">
            <text:p>-169.2</text:p>
          </table:table-cell>
          <table:table-cell office:value-type="float" office:value="-353.191428571429" calcext:value-type="float">
            <text:p>-353.19142857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.6" calcext:value-type="float">
            <text:p>-147.6</text:p>
          </table:table-cell>
          <table:table-cell office:value-type="float" office:value="0" calcext:value-type="float">
            <text:p>0</text:p>
          </table:table-cell>
          <table:table-cell office:value-type="float" office:value="-483.6" calcext:value-type="float">
            <text:p>-483.6</text:p>
          </table:table-cell>
          <table:table-cell office:value-type="float" office:value="-226.24" calcext:value-type="float">
            <text:p>-22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3.36" calcext:value-type="float">
            <text:p>-28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6" calcext:value-type="float">
            <text:p>-936</text:p>
          </table:table-cell>
          <table:table-cell office:value-type="float" office:value="-6.48" calcext:value-type="float">
            <text:p>-6.48</text:p>
          </table:table-cell>
          <table:table-cell office:value-type="float" office:value="0" calcext:value-type="float">
            <text:p>0</text:p>
          </table:table-cell>
          <table:table-cell office:value-type="float" office:value="-62.4" calcext:value-type="float">
            <text:p>-62.4</text:p>
          </table:table-cell>
          <table:table-cell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4.75" calcext:value-type="float">
            <text:p>-204.75</text:p>
          </table:table-cell>
          <table:table-cell office:value-type="float" office:value="-54.5" calcext:value-type="float">
            <text:p>-54.5</text:p>
          </table:table-cell>
          <table:table-cell office:value-type="float" office:value="-44" calcext:value-type="float">
            <text:p>-44</text:p>
          </table:table-cell>
          <table:table-cell office:value-type="float" office:value="-184.8" calcext:value-type="float">
            <text:p>-184.8</text:p>
          </table:table-cell>
          <table:table-cell office:value-type="float" office:value="-222" calcext:value-type="float">
            <text:p>-222</text:p>
          </table:table-cell>
          <table:table-cell office:value-type="float" office:value="-489" calcext:value-type="float">
            <text:p>-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office:value-type="float" office:value="0" calcext:value-type="float">
            <text:p>0</text:p>
          </table:table-cell>
          <table:table-cell office:value-type="float" office:value="-684.8" calcext:value-type="float">
            <text:p>-68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" calcext:value-type="float">
            <text:p>-240</text:p>
          </table:table-cell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268.92" calcext:value-type="float">
            <text:p>-26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5.8" calcext:value-type="float">
            <text:p>-205.8</text:p>
          </table:table-cell>
          <table:table-cell office:value-type="float" office:value="-3177" calcext:value-type="float">
            <text:p>-3177</text:p>
          </table:table-cell>
          <table:table-cell office:value-type="float" office:value="-2138.4" calcext:value-type="float">
            <text:p>-2138.4</text:p>
          </table:table-cell>
          <table:table-cell office:value-type="float" office:value="0" calcext:value-type="float">
            <text:p>0</text:p>
          </table:table-cell>
          <table:table-cell office:value-type="float" office:value="-939.6" calcext:value-type="float">
            <text:p>-939.6</text:p>
          </table:table-cell>
          <table:table-cell office:value-type="float" office:value="-21" calcext:value-type="float">
            <text:p>-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5.0952380952381" calcext:value-type="float">
            <text:p>-5.0952380952381</text:p>
          </table:table-cell>
          <table:table-cell office:value-type="float" office:value="-36" calcext:value-type="float">
            <text:p>-36</text:p>
          </table:table-cell>
          <table:table-cell office:value-type="float" office:value="-59.2571428571429" calcext:value-type="float">
            <text:p>-59.2571428571429</text:p>
          </table:table-cell>
          <table:table-cell office:value-type="float" office:value="-712.8" calcext:value-type="float">
            <text:p>-712.8</text:p>
          </table:table-cell>
          <table:table-cell office:value-type="float" office:value="0" calcext:value-type="float">
            <text:p>0</text:p>
          </table:table-cell>
          <table:table-cell office:value-type="float" office:value="-273.24" calcext:value-type="float">
            <text:p>-273.24</text:p>
          </table:table-cell>
          <table:table-cell office:value-type="float" office:value="0" calcext:value-type="float">
            <text:p>0</text:p>
          </table:table-cell>
          <table:table-cell office:value-type="float" office:value="-127.44" calcext:value-type="float">
            <text:p>-127.44</text:p>
          </table:table-cell>
          <table:table-cell office:value-type="float" office:value="0" calcext:value-type="float">
            <text:p>0</text:p>
          </table:table-cell>
          <table:table-cell office:value-type="float" office:value="-100.44" calcext:value-type="float">
            <text:p>-100.44</text:p>
          </table:table-cell>
          <table:table-cell office:value-type="float" office:value="-493.5" calcext:value-type="float">
            <text:p>-493.5</text:p>
          </table:table-cell>
          <table:table-cell office:value-type="float" office:value="-523.5" calcext:value-type="float">
            <text:p>-523.5</text:p>
          </table:table-cell>
          <table:table-cell office:value-type="float" office:value="-612" calcext:value-type="float">
            <text:p>-612</text:p>
          </table:table-cell>
          <table:table-cell office:value-type="float" office:value="0" calcext:value-type="float">
            <text:p>0</text:p>
          </table:table-cell>
          <table:table-cell office:value-type="float" office:value="-367.5" calcext:value-type="float">
            <text:p>-367.5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office:value-type="float" office:value="-92.88" calcext:value-type="float">
            <text:p>-92.8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24926.3338095238" calcext:value-type="float">
            <text:p>-24926.3338095238</text:p>
          </table:table-cell>
          <table:table-cell office:value-type="string" calcext:value-type="string">
            <text:p>на 04 октября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04-10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00" calcext:value-type="float">
            <text:p>-200</text:p>
          </table:table-cell>
          <table:table-cell office:value-type="float" office:value="-2276.25" calcext:value-type="float">
            <text:p>-2276.25</text:p>
          </table:table-cell>
          <table:table-cell office:value-type="float" office:value="-120" calcext:value-type="float">
            <text:p>-120</text:p>
          </table:table-cell>
          <table:table-cell office:value-type="float" office:value="-663.75" calcext:value-type="float">
            <text:p>-663.75</text:p>
          </table:table-cell>
          <table:table-cell office:value-type="float" office:value="-3188" calcext:value-type="float">
            <text:p>-3188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4.72" calcext:value-type="float">
            <text:p>-704.72</text:p>
          </table:table-cell>
          <table:table-cell office:value-type="float" office:value="-270" calcext:value-type="float">
            <text:p>-270</text:p>
          </table:table-cell>
          <table:table-cell office:value-type="float" office:value="-645" calcext:value-type="float">
            <text:p>-645</text:p>
          </table:table-cell>
          <table:table-cell office:value-type="float" office:value="-800" calcext:value-type="float">
            <text:p>-800</text:p>
          </table:table-cell>
          <table:table-cell office:value-type="float" office:value="-791.04" calcext:value-type="float">
            <text:p>-791.04</text:p>
          </table:table-cell>
          <table:table-cell office:value-type="float" office:value="-19030.34" calcext:value-type="float">
            <text:p>-19030.34</text:p>
          </table:table-cell>
          <table:table-cell office:value-type="float" office:value="-673.678571428571" calcext:value-type="float">
            <text:p>-673.678571428571</text:p>
          </table:table-cell>
          <table:table-cell office:value-type="float" office:value="-1334.49" calcext:value-type="float">
            <text:p>-1334.49</text:p>
          </table:table-cell>
          <table:table-cell office:value-type="float" office:value="-1126.75" calcext:value-type="float">
            <text:p>-1126.75</text:p>
          </table:table-cell>
          <table:table-cell office:value-type="float" office:value="-500" calcext:value-type="float">
            <text:p>-500</text:p>
          </table:table-cell>
          <table:table-cell office:value-type="float" office:value="-2326.325" calcext:value-type="float">
            <text:p>-2326.325</text:p>
          </table:table-cell>
          <table:table-cell office:value-type="float" office:value="-38.98" calcext:value-type="float">
            <text:p>-38.98</text:p>
          </table:table-cell>
          <table:table-cell office:value-type="float" office:value="-17041.4523809524" calcext:value-type="float">
            <text:p>-17041.4523809524</text:p>
          </table:table-cell>
          <table:table-cell office:value-type="float" office:value="-692.924047619048" calcext:value-type="float">
            <text:p>-692.924047619048</text:p>
          </table:table-cell>
          <table:table-cell office:value-type="float" office:value="-14" calcext:value-type="float">
            <text:p>-14</text:p>
          </table:table-cell>
          <table:table-cell office:value-type="float" office:value="-1400" calcext:value-type="float">
            <text:p>-1400</text:p>
          </table:table-cell>
          <table:table-cell office:value-type="float" office:value="-1336.25" calcext:value-type="float">
            <text:p>-1336.25</text:p>
          </table:table-cell>
          <table:table-cell office:value-type="float" office:value="0" calcext:value-type="float">
            <text:p>0</text:p>
          </table:table-cell>
          <table:table-cell office:value-type="float" office:value="-3522.4" calcext:value-type="float">
            <text:p>-3522.4</text:p>
          </table:table-cell>
          <table:table-cell office:value-type="float" office:value="-1300" calcext:value-type="float">
            <text:p>-1300</text:p>
          </table:table-cell>
          <table:table-cell office:value-type="float" office:value="-4330.77619047619" calcext:value-type="float">
            <text:p>-4330.77619047619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.25" calcext:value-type="float">
            <text:p>-130.25</text:p>
          </table:table-cell>
          <table:table-cell office:value-type="float" office:value="-1350.93333333333" calcext:value-type="float">
            <text:p>-1350.93333333333</text:p>
          </table:table-cell>
          <table:table-cell office:value-type="float" office:value="-485" calcext:value-type="float">
            <text:p>-485</text:p>
          </table:table-cell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803.75" calcext:value-type="float">
            <text:p>-2803.75</text:p>
          </table:table-cell>
          <table:table-cell office:value-type="float" office:value="-446.25" calcext:value-type="float">
            <text:p>-446.25</text:p>
          </table:table-cell>
          <table:table-cell office:value-type="float" office:value="-1012.5" calcext:value-type="float">
            <text:p>-1012.5</text:p>
          </table:table-cell>
          <table:table-cell office:value-type="float" office:value="-1279.25" calcext:value-type="float">
            <text:p>-1279.25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17" calcext:value-type="float">
            <text:p>-217</text:p>
          </table:table-cell>
          <table:table-cell office:value-type="float" office:value="0" calcext:value-type="float">
            <text:p>0</text:p>
          </table:table-cell>
          <table:table-cell office:value-type="float" office:value="-648" calcext:value-type="float">
            <text:p>-648</text:p>
          </table:table-cell>
          <table:table-cell office:value-type="float" office:value="-150" calcext:value-type="float">
            <text:p>-150</text:p>
          </table:table-cell>
          <table:table-cell office:value-type="float" office:value="-28" calcext:value-type="float">
            <text:p>-28</text:p>
          </table:table-cell>
          <table:table-cell office:value-type="float" office:value="-2511.25" calcext:value-type="float">
            <text:p>-2511.25</text:p>
          </table:table-cell>
          <table:table-cell office:value-type="float" office:value="0" calcext:value-type="float">
            <text:p>0</text:p>
          </table:table-cell>
          <table:table-cell office:value-type="float" office:value="-3874.5" calcext:value-type="float">
            <text:p>-3874.5</text:p>
          </table:table-cell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353" calcext:value-type="float">
            <text:p>-353</text:p>
          </table:table-cell>
          <table:table-cell office:value-type="float" office:value="-1921.75" calcext:value-type="float">
            <text:p>-1921.75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23.54" calcext:value-type="float">
            <text:p>-823.54</text:p>
          </table:table-cell>
          <table:table-cell office:value-type="float" office:value="-572.42" calcext:value-type="float">
            <text:p>-57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4050" calcext:value-type="float">
            <text:p>-14050</text:p>
          </table:table-cell>
          <table:table-cell office:value-type="float" office:value="-10464.05" calcext:value-type="float">
            <text:p>-10464.05</text:p>
          </table:table-cell>
          <table:table-cell office:value-type="float" office:value="-65.2" calcext:value-type="float">
            <text:p>-65.2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74.3" calcext:value-type="float">
            <text:p>-74.3</text:p>
          </table:table-cell>
          <table:table-cell office:value-type="float" office:value="-201.25" calcext:value-type="float">
            <text:p>-201.25</text:p>
          </table:table-cell>
          <table:table-cell office:value-type="float" office:value="-143.6" calcext:value-type="float">
            <text:p>-143.6</text:p>
          </table:table-cell>
          <table:table-cell office:value-type="float" office:value="-50" calcext:value-type="float">
            <text:p>-50</text:p>
          </table:table-cell>
          <table:table-cell office:value-type="float" office:value="-610" calcext:value-type="float">
            <text:p>-610</text:p>
          </table:table-cell>
          <table:table-cell office:value-type="float" office:value="-300" calcext:value-type="float">
            <text:p>-300</text:p>
          </table:table-cell>
          <table:table-cell office:value-type="float" office:value="-455.25" calcext:value-type="float">
            <text:p>-455.25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0" calcext:value-type="float">
            <text:p>0</text:p>
          </table:table-cell>
          <table:table-cell office:value-type="float" office:value="-2212.5" calcext:value-type="float">
            <text:p>-2212.5</text:p>
          </table:table-cell>
          <table:table-cell office:value-type="float" office:value="-61.36" calcext:value-type="float">
            <text:p>-61.36</text:p>
          </table:table-cell>
          <table:table-cell office:value-type="float" office:value="-1323.25" calcext:value-type="float">
            <text:p>-1323.25</text:p>
          </table:table-cell>
          <table:table-cell office:value-type="float" office:value="-258.96" calcext:value-type="float">
            <text:p>-258.96</text:p>
          </table:table-cell>
          <table:table-cell office:value-type="float" office:value="-300" calcext:value-type="float">
            <text:p>-300</text:p>
          </table:table-cell>
          <table:table-cell office:value-type="float" office:value="-637.5" calcext:value-type="float">
            <text:p>-637.5</text:p>
          </table:table-cell>
          <table:table-cell office:value-type="float" office:value="-6954.5625" calcext:value-type="float">
            <text:p>-6954.5625</text:p>
          </table:table-cell>
          <table:table-cell office:value-type="float" office:value="-1792.5" calcext:value-type="float">
            <text:p>-1792.5</text:p>
          </table:table-cell>
          <table:table-cell office:value-type="float" office:value="-653.5" calcext:value-type="float">
            <text:p>-653.5</text:p>
          </table:table-cell>
          <table:table-cell office:value-type="float" office:value="-1000" calcext:value-type="float">
            <text:p>-1000</text:p>
          </table:table-cell>
          <table:table-cell office:value-type="float" office:value="-14" calcext:value-type="float">
            <text:p>-14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-503.74" calcext:value-type="float">
            <text:p>-503.74</text:p>
          </table:table-cell>
          <table:table-cell office:value-type="float" office:value="-622.47619047619" calcext:value-type="float">
            <text:p>-622.47619047619</text:p>
          </table:table-cell>
          <table:table-cell office:value-type="float" office:value="-923.142857142857" calcext:value-type="float">
            <text:p>-923.142857142857</text:p>
          </table:table-cell>
          <table:table-cell office:value-type="float" office:value="-74.7619047619048" calcext:value-type="float">
            <text:p>-74.7619047619048</text:p>
          </table:table-cell>
          <table:table-cell office:value-type="float" office:value="-154.75" calcext:value-type="float">
            <text:p>-154.75</text:p>
          </table:table-cell>
          <table:table-cell office:value-type="float" office:value="-76.2380952380952" calcext:value-type="float">
            <text:p>-76.2380952380952</text:p>
          </table:table-cell>
          <table:table-cell office:value-type="float" office:value="-296.285714285714" calcext:value-type="float">
            <text:p>-296.2857142857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43657.234785714" calcext:value-type="float">
            <text:p>-143657.234785714</text:p>
          </table:table-cell>
          <table:table-cell office:value-type="string" calcext:value-type="string">
            <text:p>Отклонение между Планом производства и Заявкой на производство на ближайшие 04-10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11-17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00" calcext:value-type="float">
            <text:p>-200</text:p>
          </table:table-cell>
          <table:table-cell office:value-type="float" office:value="-2176.25" calcext:value-type="float">
            <text:p>-2176.25</text:p>
          </table:table-cell>
          <table:table-cell office:value-type="float" office:value="-120" calcext:value-type="float">
            <text:p>-120</text:p>
          </table:table-cell>
          <table:table-cell office:value-type="float" office:value="-663.75" calcext:value-type="float">
            <text:p>-663.75</text:p>
          </table:table-cell>
          <table:table-cell office:value-type="float" office:value="-3188" calcext:value-type="float">
            <text:p>-3188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4.72" calcext:value-type="float">
            <text:p>-704.72</text:p>
          </table:table-cell>
          <table:table-cell office:value-type="float" office:value="-270" calcext:value-type="float">
            <text:p>-270</text:p>
          </table:table-cell>
          <table:table-cell office:value-type="float" office:value="-645" calcext:value-type="float">
            <text:p>-645</text:p>
          </table:table-cell>
          <table:table-cell office:value-type="float" office:value="-6000" calcext:value-type="float">
            <text:p>-6000</text:p>
          </table:table-cell>
          <table:table-cell office:value-type="float" office:value="-800" calcext:value-type="float">
            <text:p>-800</text:p>
          </table:table-cell>
          <table:table-cell office:value-type="float" office:value="-17530.34" calcext:value-type="float">
            <text:p>-17530.34</text:p>
          </table:table-cell>
          <table:table-cell office:value-type="float" office:value="-718.25" calcext:value-type="float">
            <text:p>-718.25</text:p>
          </table:table-cell>
          <table:table-cell office:value-type="float" office:value="-1334.49" calcext:value-type="float">
            <text:p>-1334.49</text:p>
          </table:table-cell>
          <table:table-cell office:value-type="float" office:value="-1126.75" calcext:value-type="float">
            <text:p>-1126.75</text:p>
          </table:table-cell>
          <table:table-cell office:value-type="float" office:value="-500" calcext:value-type="float">
            <text:p>-500</text:p>
          </table:table-cell>
          <table:table-cell office:value-type="float" office:value="-2326.325" calcext:value-type="float">
            <text:p>-2326.325</text:p>
          </table:table-cell>
          <table:table-cell office:value-type="float" office:value="-130" calcext:value-type="float">
            <text:p>-130</text:p>
          </table:table-cell>
          <table:table-cell office:value-type="float" office:value="-4328.5" calcext:value-type="float">
            <text:p>-4328.5</text:p>
          </table:table-cell>
          <table:table-cell office:value-type="float" office:value="-692.924047619047" calcext:value-type="float">
            <text:p>-692.924047619047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836.25" calcext:value-type="float">
            <text:p>-836.25</text:p>
          </table:table-cell>
          <table:table-cell office:value-type="float" office:value="0" calcext:value-type="float">
            <text:p>0</text:p>
          </table:table-cell>
          <table:table-cell office:value-type="float" office:value="-4000" calcext:value-type="float">
            <text:p>-4000</text:p>
          </table:table-cell>
          <table:table-cell office:value-type="float" office:value="-1300" calcext:value-type="float">
            <text:p>-1300</text:p>
          </table:table-cell>
          <table:table-cell office:value-type="float" office:value="-11713.5" calcext:value-type="float">
            <text:p>-11713.5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.25" calcext:value-type="float">
            <text:p>-130.25</text:p>
          </table:table-cell>
          <table:table-cell office:value-type="float" office:value="-1400" calcext:value-type="float">
            <text:p>-1400</text:p>
          </table:table-cell>
          <table:table-cell office:value-type="float" office:value="-495" calcext:value-type="float">
            <text:p>-495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803.75" calcext:value-type="float">
            <text:p>-2803.75</text:p>
          </table:table-cell>
          <table:table-cell office:value-type="float" office:value="-446.25" calcext:value-type="float">
            <text:p>-446.25</text:p>
          </table:table-cell>
          <table:table-cell office:value-type="float" office:value="-1012.5" calcext:value-type="float">
            <text:p>-1012.5</text:p>
          </table:table-cell>
          <table:table-cell office:value-type="float" office:value="-3229.25" calcext:value-type="float">
            <text:p>-3229.25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1686.25" calcext:value-type="float">
            <text:p>-1686.25</text:p>
          </table:table-cell>
          <table:table-cell office:value-type="float" office:value="0" calcext:value-type="float">
            <text:p>0</text:p>
          </table:table-cell>
          <table:table-cell office:value-type="float" office:value="-5674.5" calcext:value-type="float">
            <text:p>-5674.5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521.75" calcext:value-type="float">
            <text:p>-1521.75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23.54" calcext:value-type="float">
            <text:p>-823.54</text:p>
          </table:table-cell>
          <table:table-cell office:value-type="float" office:value="-555" calcext:value-type="float">
            <text:p>-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4050" calcext:value-type="float">
            <text:p>-14050</text:p>
          </table:table-cell>
          <table:table-cell office:value-type="float" office:value="-10964.05" calcext:value-type="float">
            <text:p>-10964.05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87.5" calcext:value-type="float">
            <text:p>-87.5</text:p>
          </table:table-cell>
          <table:table-cell office:value-type="float" office:value="-351.25" calcext:value-type="float">
            <text:p>-351.25</text:p>
          </table:table-cell>
          <table:table-cell office:value-type="float" office:value="-260" calcext:value-type="float">
            <text:p>-26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55.25" calcext:value-type="float">
            <text:p>-455.25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30.4" calcext:value-type="float">
            <text:p>-30.4</text:p>
          </table:table-cell>
          <table:table-cell office:value-type="float" office:value="-1972.5" calcext:value-type="float">
            <text:p>-1972.5</text:p>
          </table:table-cell>
          <table:table-cell office:value-type="float" office:value="-70" calcext:value-type="float">
            <text:p>-70</text:p>
          </table:table-cell>
          <table:table-cell office:value-type="float" office:value="-823.249999999999" calcext:value-type="float">
            <text:p>-823.249999999999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637.5" calcext:value-type="float">
            <text:p>-637.5</text:p>
          </table:table-cell>
          <table:table-cell office:value-type="float" office:value="-1954.5625" calcext:value-type="float">
            <text:p>-1954.5625</text:p>
          </table:table-cell>
          <table:table-cell office:value-type="float" office:value="-2742.5" calcext:value-type="float">
            <text:p>-2742.5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-363.74" calcext:value-type="float">
            <text:p>-363.74</text:p>
          </table:table-cell>
          <table:table-cell office:value-type="float" office:value="-800" calcext:value-type="float">
            <text:p>-8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321.25" calcext:value-type="float">
            <text:p>-321.25</text:p>
          </table:table-cell>
          <table:table-cell office:value-type="float" office:value="-265" calcext:value-type="float">
            <text:p>-265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42883.379547619" calcext:value-type="float">
            <text:p>-142883.379547619</text:p>
          </table:table-cell>
          <table:table-cell office:value-type="string" calcext:value-type="string">
            <text:p>Отклонение между Планом производства и Заявкой на производство на ближайшие 11-17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18-24 дней, кг</text:p>
          </table:table-cell>
          <table:table-cell office:value-type="float" office:value="-2800" calcext:value-type="float">
            <text:p>-28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500" calcext:value-type="float">
            <text:p>-500</text:p>
          </table:table-cell>
          <table:table-cell office:value-type="float" office:value="-2176.25" calcext:value-type="float">
            <text:p>-2176.25</text:p>
          </table:table-cell>
          <table:table-cell office:value-type="float" office:value="-120" calcext:value-type="float">
            <text:p>-120</text:p>
          </table:table-cell>
          <table:table-cell office:value-type="float" office:value="-663.75" calcext:value-type="float">
            <text:p>-663.75</text:p>
          </table:table-cell>
          <table:table-cell office:value-type="float" office:value="-2588" calcext:value-type="float">
            <text:p>-2588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4.720000000001" calcext:value-type="float">
            <text:p>-704.720000000001</text:p>
          </table:table-cell>
          <table:table-cell office:value-type="float" office:value="-270" calcext:value-type="float">
            <text:p>-270</text:p>
          </table:table-cell>
          <table:table-cell office:value-type="float" office:value="-645" calcext:value-type="float">
            <text:p>-645</text:p>
          </table:table-cell>
          <table:table-cell table:number-columns-repeated="2" office:value-type="float" office:value="-800" calcext:value-type="float">
            <text:p>-800</text:p>
          </table:table-cell>
          <table:table-cell office:value-type="float" office:value="-23190.34" calcext:value-type="float">
            <text:p>-23190.34</text:p>
          </table:table-cell>
          <table:table-cell office:value-type="float" office:value="-718.25" calcext:value-type="float">
            <text:p>-718.25</text:p>
          </table:table-cell>
          <table:table-cell office:value-type="float" office:value="-1934.49" calcext:value-type="float">
            <text:p>-1934.49</text:p>
          </table:table-cell>
          <table:table-cell office:value-type="float" office:value="-1026.75" calcext:value-type="float">
            <text:p>-1026.75</text:p>
          </table:table-cell>
          <table:table-cell office:value-type="float" office:value="-500" calcext:value-type="float">
            <text:p>-500</text:p>
          </table:table-cell>
          <table:table-cell office:value-type="float" office:value="-2626.325" calcext:value-type="float">
            <text:p>-2626.325</text:p>
          </table:table-cell>
          <table:table-cell office:value-type="float" office:value="-130" calcext:value-type="float">
            <text:p>-130</text:p>
          </table:table-cell>
          <table:table-cell office:value-type="float" office:value="-4328.5" calcext:value-type="float">
            <text:p>-4328.5</text:p>
          </table:table-cell>
          <table:table-cell office:value-type="float" office:value="-692.924047619048" calcext:value-type="float">
            <text:p>-692.924047619048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3636.25" calcext:value-type="float">
            <text:p>-3636.25</text:p>
          </table:table-cell>
          <table:table-cell office:value-type="float" office:value="0" calcext:value-type="float">
            <text:p>0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8513.5" calcext:value-type="float">
            <text:p>-8513.5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.25" calcext:value-type="float">
            <text:p>-130.25</text:p>
          </table:table-cell>
          <table:table-cell office:value-type="float" office:value="-1400" calcext:value-type="float">
            <text:p>-1400</text:p>
          </table:table-cell>
          <table:table-cell office:value-type="float" office:value="-495" calcext:value-type="float">
            <text:p>-495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553.75" calcext:value-type="float">
            <text:p>-2553.75</text:p>
          </table:table-cell>
          <table:table-cell office:value-type="float" office:value="-446.25" calcext:value-type="float">
            <text:p>-446.25</text:p>
          </table:table-cell>
          <table:table-cell office:value-type="float" office:value="-1012.5" calcext:value-type="float">
            <text:p>-1012.5</text:p>
          </table:table-cell>
          <table:table-cell office:value-type="float" office:value="-2479.25" calcext:value-type="float">
            <text:p>-2479.25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1486.25" calcext:value-type="float">
            <text:p>-1486.25</text:p>
          </table:table-cell>
          <table:table-cell office:value-type="float" office:value="-4.5" calcext:value-type="float">
            <text:p>-4.5</text:p>
          </table:table-cell>
          <table:table-cell office:value-type="float" office:value="-4074.5" calcext:value-type="float">
            <text:p>-4074.5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521.75" calcext:value-type="float">
            <text:p>-1521.75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23.54" calcext:value-type="float">
            <text:p>-823.54</text:p>
          </table:table-cell>
          <table:table-cell office:value-type="float" office:value="-7755" calcext:value-type="float">
            <text:p>-7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4050" calcext:value-type="float">
            <text:p>-14050</text:p>
          </table:table-cell>
          <table:table-cell office:value-type="float" office:value="-17464.05" calcext:value-type="float">
            <text:p>-17464.05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87.5" calcext:value-type="float">
            <text:p>-87.5</text:p>
          </table:table-cell>
          <table:table-cell office:value-type="float" office:value="-351.25" calcext:value-type="float">
            <text:p>-351.25</text:p>
          </table:table-cell>
          <table:table-cell office:value-type="float" office:value="-260" calcext:value-type="float">
            <text:p>-26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55.25" calcext:value-type="float">
            <text:p>-455.25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80" calcext:value-type="float">
            <text:p>-80</text:p>
          </table:table-cell>
          <table:table-cell office:value-type="float" office:value="-1972.5" calcext:value-type="float">
            <text:p>-1972.5</text:p>
          </table:table-cell>
          <table:table-cell office:value-type="float" office:value="-70" calcext:value-type="float">
            <text:p>-70</text:p>
          </table:table-cell>
          <table:table-cell office:value-type="float" office:value="-823.25" calcext:value-type="float">
            <text:p>-823.25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637.5" calcext:value-type="float">
            <text:p>-637.5</text:p>
          </table:table-cell>
          <table:table-cell office:value-type="float" office:value="-1354.5625" calcext:value-type="float">
            <text:p>-1354.5625</text:p>
          </table:table-cell>
          <table:table-cell office:value-type="float" office:value="-1642.5" calcext:value-type="float">
            <text:p>-1642.5</text:p>
          </table:table-cell>
          <table:table-cell office:value-type="float" office:value="-1694.5" calcext:value-type="float">
            <text:p>-1694.5</text:p>
          </table:table-cell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600" calcext:value-type="float">
            <text:p>-600</text:p>
          </table:table-cell>
          <table:table-cell office:value-type="float" office:value="-16.8" calcext:value-type="float">
            <text:p>-16.8</text:p>
          </table:table-cell>
          <table:table-cell office:value-type="float" office:value="-363.74" calcext:value-type="float">
            <text:p>-363.74</text:p>
          </table:table-cell>
          <table:table-cell office:value-type="float" office:value="-1000" calcext:value-type="float">
            <text:p>-10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321.25" calcext:value-type="float">
            <text:p>-321.25</text:p>
          </table:table-cell>
          <table:table-cell office:value-type="float" office:value="-265" calcext:value-type="float">
            <text:p>-265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55208.779547619" calcext:value-type="float">
            <text:p>-155208.779547619</text:p>
          </table:table-cell>
          <table:table-cell office:value-type="string" calcext:value-type="string">
            <text:p>Отклонение между Планом производства и Заявкой на производство на ближайшие 18-24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25-31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600" calcext:value-type="float">
            <text:p>-600</text:p>
          </table:table-cell>
          <table:table-cell office:value-type="float" office:value="-2176.25" calcext:value-type="float">
            <text:p>-2176.25</text:p>
          </table:table-cell>
          <table:table-cell office:value-type="float" office:value="-120" calcext:value-type="float">
            <text:p>-120</text:p>
          </table:table-cell>
          <table:table-cell office:value-type="float" office:value="-663.75" calcext:value-type="float">
            <text:p>-663.75</text:p>
          </table:table-cell>
          <table:table-cell office:value-type="float" office:value="-2288" calcext:value-type="float">
            <text:p>-2288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4.72" calcext:value-type="float">
            <text:p>-704.72</text:p>
          </table:table-cell>
          <table:table-cell office:value-type="float" office:value="-270" calcext:value-type="float">
            <text:p>-270</text:p>
          </table:table-cell>
          <table:table-cell office:value-type="float" office:value="-645" calcext:value-type="float">
            <text:p>-645</text:p>
          </table:table-cell>
          <table:table-cell table:number-columns-repeated="2" office:value-type="float" office:value="-800" calcext:value-type="float">
            <text:p>-800</text:p>
          </table:table-cell>
          <table:table-cell office:value-type="float" office:value="-13930.34" calcext:value-type="float">
            <text:p>-13930.34</text:p>
          </table:table-cell>
          <table:table-cell office:value-type="float" office:value="-718.25" calcext:value-type="float">
            <text:p>-718.25</text:p>
          </table:table-cell>
          <table:table-cell office:value-type="float" office:value="-1984.49" calcext:value-type="float">
            <text:p>-1984.49</text:p>
          </table:table-cell>
          <table:table-cell office:value-type="float" office:value="-1026.75" calcext:value-type="float">
            <text:p>-1026.75</text:p>
          </table:table-cell>
          <table:table-cell office:value-type="float" office:value="-500" calcext:value-type="float">
            <text:p>-500</text:p>
          </table:table-cell>
          <table:table-cell office:value-type="float" office:value="-2626.325" calcext:value-type="float">
            <text:p>-2626.325</text:p>
          </table:table-cell>
          <table:table-cell office:value-type="float" office:value="-130" calcext:value-type="float">
            <text:p>-130</text:p>
          </table:table-cell>
          <table:table-cell office:value-type="float" office:value="-4328.5" calcext:value-type="float">
            <text:p>-4328.5</text:p>
          </table:table-cell>
          <table:table-cell office:value-type="float" office:value="-692.924047619048" calcext:value-type="float">
            <text:p>-692.924047619048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1636.25" calcext:value-type="float">
            <text:p>-1636.25</text:p>
          </table:table-cell>
          <table:table-cell office:value-type="float" office:value="-21.92" calcext:value-type="float">
            <text:p>-21.92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4763.5" calcext:value-type="float">
            <text:p>-4763.5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.25" calcext:value-type="float">
            <text:p>-130.25</text:p>
          </table:table-cell>
          <table:table-cell office:value-type="float" office:value="-1400" calcext:value-type="float">
            <text:p>-1400</text:p>
          </table:table-cell>
          <table:table-cell office:value-type="float" office:value="-345" calcext:value-type="float">
            <text:p>-345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5453.75" calcext:value-type="float">
            <text:p>-5453.75</text:p>
          </table:table-cell>
          <table:table-cell office:value-type="float" office:value="-446.25" calcext:value-type="float">
            <text:p>-446.25</text:p>
          </table:table-cell>
          <table:table-cell office:value-type="float" office:value="-1012.5" calcext:value-type="float">
            <text:p>-1012.5</text:p>
          </table:table-cell>
          <table:table-cell office:value-type="float" office:value="-2229.25" calcext:value-type="float">
            <text:p>-2229.25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6086.25" calcext:value-type="float">
            <text:p>-6086.25</text:p>
          </table:table-cell>
          <table:table-cell office:value-type="float" office:value="-10" calcext:value-type="float">
            <text:p>-10</text:p>
          </table:table-cell>
          <table:table-cell office:value-type="float" office:value="-4074.5" calcext:value-type="float">
            <text:p>-4074.5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521.75" calcext:value-type="float">
            <text:p>-1521.75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23.54" calcext:value-type="float">
            <text:p>-823.54</text:p>
          </table:table-cell>
          <table:table-cell office:value-type="float" office:value="-7755" calcext:value-type="float">
            <text:p>-7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4050" calcext:value-type="float">
            <text:p>-14050</text:p>
          </table:table-cell>
          <table:table-cell office:value-type="float" office:value="-15964.05" calcext:value-type="float">
            <text:p>-15964.05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87.5" calcext:value-type="float">
            <text:p>-87.5</text:p>
          </table:table-cell>
          <table:table-cell office:value-type="float" office:value="-351.25" calcext:value-type="float">
            <text:p>-351.25</text:p>
          </table:table-cell>
          <table:table-cell office:value-type="float" office:value="-260" calcext:value-type="float">
            <text:p>-26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50" calcext:value-type="float">
            <text:p>-350</text:p>
          </table:table-cell>
          <table:table-cell office:value-type="float" office:value="-455.25" calcext:value-type="float">
            <text:p>-455.25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80" calcext:value-type="float">
            <text:p>-80</text:p>
          </table:table-cell>
          <table:table-cell office:value-type="float" office:value="-1622.5" calcext:value-type="float">
            <text:p>-1622.5</text:p>
          </table:table-cell>
          <table:table-cell office:value-type="float" office:value="-70" calcext:value-type="float">
            <text:p>-70</text:p>
          </table:table-cell>
          <table:table-cell office:value-type="float" office:value="-623.25" calcext:value-type="float">
            <text:p>-623.25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637.5" calcext:value-type="float">
            <text:p>-637.5</text:p>
          </table:table-cell>
          <table:table-cell office:value-type="float" office:value="-1229.5625" calcext:value-type="float">
            <text:p>-1229.5625</text:p>
          </table:table-cell>
          <table:table-cell office:value-type="float" office:value="-1692.5" calcext:value-type="float">
            <text:p>-1692.5</text:p>
          </table:table-cell>
          <table:table-cell office:value-type="float" office:value="-925" calcext:value-type="float">
            <text:p>-925</text:p>
          </table:table-cell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400" calcext:value-type="float">
            <text:p>-400</text:p>
          </table:table-cell>
          <table:table-cell office:value-type="float" office:value="-20" calcext:value-type="float">
            <text:p>-20</text:p>
          </table:table-cell>
          <table:table-cell office:value-type="float" office:value="-363.74" calcext:value-type="float">
            <text:p>-363.74</text:p>
          </table:table-cell>
          <table:table-cell office:value-type="float" office:value="-1100" calcext:value-type="float">
            <text:p>-11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321.25" calcext:value-type="float">
            <text:p>-321.25</text:p>
          </table:table-cell>
          <table:table-cell office:value-type="float" office:value="-265" calcext:value-type="float">
            <text:p>-265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42534.899547619" calcext:value-type="float">
            <text:p>-142534.899547619</text:p>
          </table:table-cell>
          <table:table-cell office:value-type="string" calcext:value-type="string">
            <text:p>Отклонение между Планом производства и Заявкой на производство на ближайшие 25-31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32-38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300" calcext:value-type="float">
            <text:p>-300</text:p>
          </table:table-cell>
          <table:table-cell office:value-type="float" office:value="-1800" calcext:value-type="float">
            <text:p>-1800</text:p>
          </table:table-cell>
          <table:table-cell office:value-type="float" office:value="-120" calcext:value-type="float">
            <text:p>-120</text:p>
          </table:table-cell>
          <table:table-cell office:value-type="float" office:value="-650" calcext:value-type="float">
            <text:p>-650</text:p>
          </table:table-cell>
          <table:table-cell office:value-type="float" office:value="-1500" calcext:value-type="float">
            <text:p>-1500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699.999999999999" calcext:value-type="float">
            <text:p>-699.999999999999</text:p>
          </table:table-cell>
          <table:table-cell office:value-type="float" office:value="-270" calcext:value-type="float">
            <text:p>-270</text:p>
          </table:table-cell>
          <table:table-cell office:value-type="float" office:value="-600" calcext:value-type="float">
            <text:p>-600</text:p>
          </table:table-cell>
          <table:table-cell office:value-type="float" office:value="-6000" calcext:value-type="float">
            <text:p>-6000</text:p>
          </table:table-cell>
          <table:table-cell office:value-type="float" office:value="-800" calcext:value-type="float">
            <text:p>-800</text:p>
          </table:table-cell>
          <table:table-cell office:value-type="float" office:value="-19500" calcext:value-type="float">
            <text:p>-19500</text:p>
          </table:table-cell>
          <table:table-cell office:value-type="float" office:value="-500" calcext:value-type="float">
            <text:p>-500</text:p>
          </table:table-cell>
          <table:table-cell office:value-type="float" office:value="-1350" calcext:value-type="float">
            <text:p>-1350</text:p>
          </table:table-cell>
          <table:table-cell office:value-type="float" office:value="-1100" calcext:value-type="float">
            <text:p>-1100</text:p>
          </table:table-cell>
          <table:table-cell office:value-type="float" office:value="-500" calcext:value-type="float">
            <text:p>-500</text:p>
          </table:table-cell>
          <table:table-cell office:value-type="float" office:value="-2000" calcext:value-type="float">
            <text:p>-2000</text:p>
          </table:table-cell>
          <table:table-cell office:value-type="float" office:value="-130" calcext:value-type="float">
            <text:p>-130</text:p>
          </table:table-cell>
          <table:table-cell office:value-type="float" office:value="-5300" calcext:value-type="float">
            <text:p>-5300</text:p>
          </table:table-cell>
          <table:table-cell office:value-type="float" office:value="-607.924047619047" calcext:value-type="float">
            <text:p>-607.924047619047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1500" calcext:value-type="float">
            <text:p>-1500</text:p>
          </table:table-cell>
          <table:table-cell office:value-type="float" office:value="-50" calcext:value-type="float">
            <text:p>-50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4800" calcext:value-type="float">
            <text:p>-4800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" calcext:value-type="float">
            <text:p>-130</text:p>
          </table:table-cell>
          <table:table-cell office:value-type="float" office:value="-1400" calcext:value-type="float">
            <text:p>-1400</text:p>
          </table:table-cell>
          <table:table-cell office:value-type="float" office:value="-299.999999999999" calcext:value-type="float">
            <text:p>-299.999999999999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700" calcext:value-type="float">
            <text:p>-2700</text:p>
          </table:table-cell>
          <table:table-cell office:value-type="float" office:value="-350" calcext:value-type="float">
            <text:p>-350</text:p>
          </table:table-cell>
          <table:table-cell office:value-type="float" office:value="-900" calcext:value-type="float">
            <text:p>-9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3500" calcext:value-type="float">
            <text:p>-3500</text:p>
          </table:table-cell>
          <table:table-cell office:value-type="float" office:value="-10" calcext:value-type="float">
            <text:p>-10</text:p>
          </table:table-cell>
          <table:table-cell office:value-type="float" office:value="-3800" calcext:value-type="float">
            <text:p>-3800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300" calcext:value-type="float">
            <text:p>-1300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00.000000000001" calcext:value-type="float">
            <text:p>-800.000000000001</text:p>
          </table:table-cell>
          <table:table-cell office:value-type="float" office:value="-7750" calcext:value-type="float">
            <text:p>-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0000" calcext:value-type="float">
            <text:p>-10000</text:p>
          </table:table-cell>
          <table:table-cell office:value-type="float" office:value=".0000" calcext:value-type="float">
            <text:p>.0000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00" calcext:value-type="float">
            <text:p>-400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80" calcext:value-type="float">
            <text:p>-80</text:p>
          </table:table-cell>
          <table:table-cell office:value-type="float" office:value="-900" calcext:value-type="float">
            <text:p>-900</text:p>
          </table:table-cell>
          <table:table-cell office:value-type="float" office:value="-70" calcext:value-type="float">
            <text:p>-70</text:p>
          </table:table-cell>
          <table:table-cell office:value-type="float" office:value="-500.000000000001" calcext:value-type="float">
            <text:p>-500.000000000001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500" calcext:value-type="float">
            <text:p>-500</text:p>
          </table:table-cell>
          <table:table-cell office:value-type="float" office:value="-6950" calcext:value-type="float">
            <text:p>-6950</text:p>
          </table:table-cell>
          <table:table-cell office:value-type="float" office:value="-1500" calcext:value-type="float">
            <text:p>-1500</text:p>
          </table:table-cell>
          <table:table-cell office:value-type="float" office:value="-943" calcext:value-type="float">
            <text:p>-943</text:p>
          </table:table-cell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400" calcext:value-type="float">
            <text:p>-400</text:p>
          </table:table-cell>
          <table:table-cell office:value-type="float" office:value="-20" calcext:value-type="float">
            <text:p>-20</text:p>
          </table:table-cell>
          <table:table-cell office:value-type="float" office:value="-350" calcext:value-type="float">
            <text:p>-350</text:p>
          </table:table-cell>
          <table:table-cell office:value-type="float" office:value="-1100" calcext:value-type="float">
            <text:p>-11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100" calcext:value-type="float">
            <text:p>-100</text:p>
          </table:table-cell>
          <table:table-cell office:value-type="float" office:value="-250" calcext:value-type="float">
            <text:p>-250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37707.462047619" calcext:value-type="float">
            <text:p>-137707.462047619</text:p>
          </table:table-cell>
          <table:table-cell office:value-type="string" calcext:value-type="string">
            <text:p>Отклонение между Планом производства и Заявкой на производство на ближайшие 32-38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39-45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00" calcext:value-type="float">
            <text:p>-200</text:p>
          </table:table-cell>
          <table:table-cell office:value-type="float" office:value="-1800" calcext:value-type="float">
            <text:p>-1800</text:p>
          </table:table-cell>
          <table:table-cell office:value-type="float" office:value="-120" calcext:value-type="float">
            <text:p>-120</text:p>
          </table:table-cell>
          <table:table-cell office:value-type="float" office:value="-650" calcext:value-type="float">
            <text:p>-650</text:p>
          </table:table-cell>
          <table:table-cell office:value-type="float" office:value="-1500" calcext:value-type="float">
            <text:p>-1500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0" calcext:value-type="float">
            <text:p>-700</text:p>
          </table:table-cell>
          <table:table-cell office:value-type="float" office:value="-270" calcext:value-type="float">
            <text:p>-270</text:p>
          </table:table-cell>
          <table:table-cell office:value-type="float" office:value="-600" calcext:value-type="float">
            <text:p>-600</text:p>
          </table:table-cell>
          <table:table-cell table:number-columns-repeated="2" office:value-type="float" office:value="-800" calcext:value-type="float">
            <text:p>-800</text:p>
          </table:table-cell>
          <table:table-cell office:value-type="float" office:value="-12000" calcext:value-type="float">
            <text:p>-12000</text:p>
          </table:table-cell>
          <table:table-cell office:value-type="float" office:value="-500" calcext:value-type="float">
            <text:p>-500</text:p>
          </table:table-cell>
          <table:table-cell office:value-type="float" office:value="-1250" calcext:value-type="float">
            <text:p>-1250</text:p>
          </table:table-cell>
          <table:table-cell office:value-type="float" office:value="-1100" calcext:value-type="float">
            <text:p>-1100</text:p>
          </table:table-cell>
          <table:table-cell office:value-type="float" office:value="-500" calcext:value-type="float">
            <text:p>-500</text:p>
          </table:table-cell>
          <table:table-cell office:value-type="float" office:value="-1900" calcext:value-type="float">
            <text:p>-1900</text:p>
          </table:table-cell>
          <table:table-cell office:value-type="float" office:value="-130" calcext:value-type="float">
            <text:p>-130</text:p>
          </table:table-cell>
          <table:table-cell office:value-type="float" office:value="-4300" calcext:value-type="float">
            <text:p>-4300</text:p>
          </table:table-cell>
          <table:table-cell office:value-type="float" office:value="-607.924047619047" calcext:value-type="float">
            <text:p>-607.924047619047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" calcext:value-type="float">
            <text:p>-130</text:p>
          </table:table-cell>
          <table:table-cell office:value-type="float" office:value="-1400" calcext:value-type="float">
            <text:p>-1400</text:p>
          </table:table-cell>
          <table:table-cell office:value-type="float" office:value="-300" calcext:value-type="float">
            <text:p>-300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50" calcext:value-type="float">
            <text:p>-250</text:p>
          </table:table-cell>
          <table:table-cell office:value-type="float" office:value="-900" calcext:value-type="float">
            <text:p>-900</text:p>
          </table:table-cell>
          <table:table-cell office:value-type="float" office:value="-1100" calcext:value-type="float">
            <text:p>-1100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float" office:value="-3600" calcext:value-type="float">
            <text:p>-3600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300" calcext:value-type="float">
            <text:p>-1300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00" calcext:value-type="float">
            <text:p>-800</text:p>
          </table:table-cell>
          <table:table-cell office:value-type="float" office:value="-7750" calcext:value-type="float">
            <text:p>-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0000" calcext:value-type="float">
            <text:p>-10000</text:p>
          </table:table-cell>
          <table:table-cell office:value-type="float" office:value="-17000" calcext:value-type="float">
            <text:p>-17000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00" calcext:value-type="float">
            <text:p>-400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30.4" calcext:value-type="float">
            <text:p>-30.4</text:p>
          </table:table-cell>
          <table:table-cell office:value-type="float" office:value="-1500" calcext:value-type="float">
            <text:p>-1500</text:p>
          </table:table-cell>
          <table:table-cell office:value-type="float" office:value="-70" calcext:value-type="float">
            <text:p>-7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500" calcext:value-type="float">
            <text:p>-500</text:p>
          </table:table-cell>
          <table:table-cell office:value-type="float" office:value="-6950" calcext:value-type="float">
            <text:p>-6950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-350" calcext:value-type="float">
            <text:p>-350</text:p>
          </table:table-cell>
          <table:table-cell office:value-type="float" office:value="-900" calcext:value-type="float">
            <text:p>-9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100" calcext:value-type="float">
            <text:p>-100</text:p>
          </table:table-cell>
          <table:table-cell office:value-type="float" office:value="-250" calcext:value-type="float">
            <text:p>-250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Отклонение между Планом производства и Заявкой на производство на ближайшие 39-45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46-52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00" calcext:value-type="float">
            <text:p>-200</text:p>
          </table:table-cell>
          <table:table-cell office:value-type="float" office:value="-1800" calcext:value-type="float">
            <text:p>-1800</text:p>
          </table:table-cell>
          <table:table-cell office:value-type="float" office:value="-120" calcext:value-type="float">
            <text:p>-120</text:p>
          </table:table-cell>
          <table:table-cell office:value-type="float" office:value="-650" calcext:value-type="float">
            <text:p>-650</text:p>
          </table:table-cell>
          <table:table-cell office:value-type="float" office:value="-1500" calcext:value-type="float">
            <text:p>-1500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0" calcext:value-type="float">
            <text:p>-700</text:p>
          </table:table-cell>
          <table:table-cell office:value-type="float" office:value="-270" calcext:value-type="float">
            <text:p>-270</text:p>
          </table:table-cell>
          <table:table-cell office:value-type="float" office:value="-600" calcext:value-type="float">
            <text:p>-600</text:p>
          </table:table-cell>
          <table:table-cell table:number-columns-repeated="2" office:value-type="float" office:value="-800" calcext:value-type="float">
            <text:p>-800</text:p>
          </table:table-cell>
          <table:table-cell office:value-type="float" office:value="-12000" calcext:value-type="float">
            <text:p>-12000</text:p>
          </table:table-cell>
          <table:table-cell office:value-type="float" office:value="-500" calcext:value-type="float">
            <text:p>-500</text:p>
          </table:table-cell>
          <table:table-cell office:value-type="float" office:value="-1200" calcext:value-type="float">
            <text:p>-1200</text:p>
          </table:table-cell>
          <table:table-cell office:value-type="float" office:value="-1100" calcext:value-type="float">
            <text:p>-1100</text:p>
          </table:table-cell>
          <table:table-cell office:value-type="float" office:value="-500" calcext:value-type="float">
            <text:p>-500</text:p>
          </table:table-cell>
          <table:table-cell office:value-type="float" office:value="-1900" calcext:value-type="float">
            <text:p>-1900</text:p>
          </table:table-cell>
          <table:table-cell office:value-type="float" office:value="-130" calcext:value-type="float">
            <text:p>-130</text:p>
          </table:table-cell>
          <table:table-cell office:value-type="float" office:value="-4300" calcext:value-type="float">
            <text:p>-4300</text:p>
          </table:table-cell>
          <table:table-cell office:value-type="float" office:value="-607.924047619047" calcext:value-type="float">
            <text:p>-607.924047619047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3800" calcext:value-type="float">
            <text:p>-3800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" calcext:value-type="float">
            <text:p>-130</text:p>
          </table:table-cell>
          <table:table-cell office:value-type="float" office:value="-1400" calcext:value-type="float">
            <text:p>-1400</text:p>
          </table:table-cell>
          <table:table-cell office:value-type="float" office:value="-300" calcext:value-type="float">
            <text:p>-300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50" calcext:value-type="float">
            <text:p>-250</text:p>
          </table:table-cell>
          <table:table-cell office:value-type="float" office:value="-900" calcext:value-type="float">
            <text:p>-900</text:p>
          </table:table-cell>
          <table:table-cell office:value-type="float" office:value="-1000" calcext:value-type="float">
            <text:p>-1000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4500" calcext:value-type="float">
            <text:p>-4500</text:p>
          </table:table-cell>
          <table:table-cell office:value-type="float" office:value="-4.5" calcext:value-type="float">
            <text:p>-4.5</text:p>
          </table:table-cell>
          <table:table-cell office:value-type="float" office:value="-4000" calcext:value-type="float">
            <text:p>-4000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300" calcext:value-type="float">
            <text:p>-1300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00" calcext:value-type="float">
            <text:p>-800</text:p>
          </table:table-cell>
          <table:table-cell office:value-type="float" office:value="-7750" calcext:value-type="float">
            <text:p>-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0000" calcext:value-type="float">
            <text:p>-10000</text:p>
          </table:table-cell>
          <table:table-cell office:value-type="float" office:value="-17000" calcext:value-type="float">
            <text:p>-17000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00" calcext:value-type="float">
            <text:p>-400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80" calcext:value-type="float">
            <text:p>-80</text:p>
          </table:table-cell>
          <table:table-cell office:value-type="float" office:value="-1200" calcext:value-type="float">
            <text:p>-1200</text:p>
          </table:table-cell>
          <table:table-cell office:value-type="float" office:value="-70" calcext:value-type="float">
            <text:p>-7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500" calcext:value-type="float">
            <text:p>-500</text:p>
          </table:table-cell>
          <table:table-cell office:value-type="float" office:value="-2700" calcext:value-type="float">
            <text:p>-2700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400" calcext:value-type="float">
            <text:p>-400</text:p>
          </table:table-cell>
          <table:table-cell office:value-type="float" office:value="-16.8" calcext:value-type="float">
            <text:p>-16.8</text:p>
          </table:table-cell>
          <table:table-cell office:value-type="float" office:value="-350" calcext:value-type="float">
            <text:p>-350</text:p>
          </table:table-cell>
          <table:table-cell office:value-type="float" office:value="-800" calcext:value-type="float">
            <text:p>-8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100" calcext:value-type="float">
            <text:p>-100</text:p>
          </table:table-cell>
          <table:table-cell office:value-type="float" office:value="-250" calcext:value-type="float">
            <text:p>-250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Отклонение между Планом производства и Заявкой на производство на ближайшие 46-52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53-59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00" calcext:value-type="float">
            <text:p>-200</text:p>
          </table:table-cell>
          <table:table-cell office:value-type="float" office:value="-1800" calcext:value-type="float">
            <text:p>-1800</text:p>
          </table:table-cell>
          <table:table-cell office:value-type="float" office:value="-120" calcext:value-type="float">
            <text:p>-120</text:p>
          </table:table-cell>
          <table:table-cell office:value-type="float" office:value="-650" calcext:value-type="float">
            <text:p>-650</text:p>
          </table:table-cell>
          <table:table-cell office:value-type="float" office:value="-1500" calcext:value-type="float">
            <text:p>-1500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0" calcext:value-type="float">
            <text:p>-700</text:p>
          </table:table-cell>
          <table:table-cell office:value-type="float" office:value="-270" calcext:value-type="float">
            <text:p>-270</text:p>
          </table:table-cell>
          <table:table-cell office:value-type="float" office:value="-600" calcext:value-type="float">
            <text:p>-600</text:p>
          </table:table-cell>
          <table:table-cell office:value-type="float" office:value="-800" calcext:value-type="float">
            <text:p>-800</text:p>
          </table:table-cell>
          <table:table-cell office:value-type="float" office:value="-800" calcext:value-type="float">
            <text:p>-800</text:p>
          </table:table-cell>
          <table:table-cell office:value-type="float" office:value="-13000" calcext:value-type="float">
            <text:p>-13000</text:p>
          </table:table-cell>
          <table:table-cell office:value-type="float" office:value="-500" calcext:value-type="float">
            <text:p>-500</text:p>
          </table:table-cell>
          <table:table-cell office:value-type="float" office:value="-1200" calcext:value-type="float">
            <text:p>-1200</text:p>
          </table:table-cell>
          <table:table-cell office:value-type="float" office:value="-1100" calcext:value-type="float">
            <text:p>-1100</text:p>
          </table:table-cell>
          <table:table-cell office:value-type="float" office:value="-500" calcext:value-type="float">
            <text:p>-500</text:p>
          </table:table-cell>
          <table:table-cell office:value-type="float" office:value="-1900" calcext:value-type="float">
            <text:p>-1900</text:p>
          </table:table-cell>
          <table:table-cell office:value-type="float" office:value="-130" calcext:value-type="float">
            <text:p>-130</text:p>
          </table:table-cell>
          <table:table-cell office:value-type="float" office:value="-4300" calcext:value-type="float">
            <text:p>-4300</text:p>
          </table:table-cell>
          <table:table-cell office:value-type="float" office:value="-607.924047619048" calcext:value-type="float">
            <text:p>-607.924047619048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1200" calcext:value-type="float">
            <text:p>-1200</text:p>
          </table:table-cell>
          <table:table-cell office:value-type="float" office:value="-21.92" calcext:value-type="float">
            <text:p>-21.92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3800" calcext:value-type="float">
            <text:p>-3800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" calcext:value-type="float">
            <text:p>-130</text:p>
          </table:table-cell>
          <table:table-cell office:value-type="float" office:value="-1400" calcext:value-type="float">
            <text:p>-1400</text:p>
          </table:table-cell>
          <table:table-cell office:value-type="float" office:value="-300" calcext:value-type="float">
            <text:p>-300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700" calcext:value-type="float">
            <text:p>-2700</text:p>
          </table:table-cell>
          <table:table-cell office:value-type="float" office:value="-350" calcext:value-type="float">
            <text:p>-350</text:p>
          </table:table-cell>
          <table:table-cell office:value-type="float" office:value="-900" calcext:value-type="float">
            <text:p>-900</text:p>
          </table:table-cell>
          <table:table-cell office:value-type="float" office:value="-1000" calcext:value-type="float">
            <text:p>-1000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1400" calcext:value-type="float">
            <text:p>-1400</text:p>
          </table:table-cell>
          <table:table-cell office:value-type="float" office:value="-10" calcext:value-type="float">
            <text:p>-10</text:p>
          </table:table-cell>
          <table:table-cell office:value-type="float" office:value="-4000" calcext:value-type="float">
            <text:p>-4000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300" calcext:value-type="float">
            <text:p>-1300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00" calcext:value-type="float">
            <text:p>-800</text:p>
          </table:table-cell>
          <table:table-cell office:value-type="float" office:value="-600" calcext:value-type="float">
            <text:p>-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table:number-columns-repeated="2" office:value-type="float" office:value="-10000" calcext:value-type="float">
            <text:p>-10000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00" calcext:value-type="float">
            <text:p>-400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80" calcext:value-type="float">
            <text:p>-80</text:p>
          </table:table-cell>
          <table:table-cell office:value-type="float" office:value="-850" calcext:value-type="float">
            <text:p>-850</text:p>
          </table:table-cell>
          <table:table-cell office:value-type="float" office:value="-70" calcext:value-type="float">
            <text:p>-7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25300" calcext:value-type="float">
            <text:p>-25300</text:p>
          </table:table-cell>
          <table:table-cell office:value-type="float" office:value="-1200" calcext:value-type="float">
            <text:p>-1200</text:p>
          </table:table-cell>
          <table:table-cell office:value-type="float" office:value="-1700" calcext:value-type="float">
            <text:p>-170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400" calcext:value-type="float">
            <text:p>-400</text:p>
          </table:table-cell>
          <table:table-cell office:value-type="float" office:value="-20" calcext:value-type="float">
            <text:p>-20</text:p>
          </table:table-cell>
          <table:table-cell office:value-type="float" office:value="-350" calcext:value-type="float">
            <text:p>-350</text:p>
          </table:table-cell>
          <table:table-cell office:value-type="float" office:value="-800" calcext:value-type="float">
            <text:p>-8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100" calcext:value-type="float">
            <text:p>-100</text:p>
          </table:table-cell>
          <table:table-cell office:value-type="float" office:value="-250" calcext:value-type="float">
            <text:p>-250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Отклонение между Планом производства и Заявкой на производство на ближайшие 53-59 дней, кг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ЖБК, кг на 1 кг ГП</text:p>
          </table:table-cell>
          <table:table-cell table:number-columns-repeated="11" office:value-type="float" office:value="0.475" calcext:value-type="float">
            <text:p>0.475</text:p>
          </table:table-cell>
          <table:table-cell office:value-type="float" office:value="0.265" calcext:value-type="float">
            <text:p>0.265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0.265" calcext:value-type="float">
            <text:p>0.265</text:p>
          </table:table-cell>
          <table:table-cell table:number-columns-repeated="4" office:value-type="float" office:value="0.475" calcext:value-type="float">
            <text:p>0.4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475" calcext:value-type="float">
            <text:p>0.475</text:p>
          </table:table-cell>
          <table:table-cell table:number-columns-repeated="15" office:value-type="float" office:value="0.514" calcext:value-type="float">
            <text:p>0.514</text:p>
          </table:table-cell>
          <table:table-cell office:value-type="float" office:value="0.633" calcext:value-type="float">
            <text:p>0.633</text:p>
          </table:table-cell>
          <table:table-cell table:number-columns-repeated="3" office:value-type="float" office:value="0.646" calcext:value-type="float">
            <text:p>0.646</text:p>
          </table:table-cell>
          <table:table-cell table:number-columns-repeated="2" office:value-type="float" office:value="0.514" calcext:value-type="float">
            <text:p>0.514</text:p>
          </table:table-cell>
          <table:table-cell table:number-columns-repeated="10" office:value-type="float" office:value="0.463" calcext:value-type="float">
            <text:p>0.463</text:p>
          </table:table-cell>
          <table:table-cell table:number-columns-repeated="3" office:value-type="float" office:value="0.459" calcext:value-type="float">
            <text:p>0.459</text:p>
          </table:table-cell>
          <table:table-cell office:value-type="float" office:value="0.463" calcext:value-type="float">
            <text:p>0.463</text:p>
          </table:table-cell>
          <table:table-cell table:number-columns-repeated="4" office:value-type="float" office:value="0.459" calcext:value-type="float">
            <text:p>0.459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5" office:value-type="float" office:value="0.242" calcext:value-type="float">
            <text:p>0.242</text:p>
          </table:table-cell>
          <table:table-cell table:number-columns-repeated="6" office:value-type="float" office:value="0.265" calcext:value-type="float">
            <text:p>0.265</text:p>
          </table:table-cell>
          <table:table-cell table:number-columns-repeated="3" office:value-type="float" office:value="0.242" calcext:value-type="float">
            <text:p>0.242</text:p>
          </table:table-cell>
          <table:table-cell office:value-type="float" office:value="0.265" calcext:value-type="float">
            <text:p>0.265</text:p>
          </table:table-cell>
          <table:table-cell/>
          <table:table-cell table:number-columns-repeated="5" office:value-type="float" office:value="0.365" calcext:value-type="float">
            <text:p>0.365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.357" calcext:value-type="float">
            <text:p>0.357</text:p>
          </table:table-cell>
          <table:table-cell table:number-columns-repeated="8"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764" calcext:value-type="float">
            <text:p>0.764</text:p>
          </table:table-cell>
          <table:table-cell office:value-type="float" office:value="0.8557" calcext:value-type="float">
            <text:p>0.8557</text:p>
          </table:table-cell>
          <table:table-cell table:number-columns-repeated="3" office:value-type="float" office:value="0.852" calcext:value-type="float">
            <text:p>0.852</text:p>
          </table:table-cell>
          <table:table-cell table:number-columns-repeated="7"/>
          <table:table-cell office:value-type="string" calcext:value-type="string">
            <text:p>ЖБК, кг на 1 кг ГП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-во <text:s text:c="2"/>кг ЖБК в 1 тн молока</text:p>
          </table:table-cell>
          <table:table-cell office:value-type="float" office:value="68.5" calcext:value-type="float">
            <text:p>68.5</text:p>
          </table:table-cell>
          <table:table-cell table:number-columns-repeated="110"/>
          <table:table-cell office:value-type="string" calcext:value-type="string">
            <text:p>К-во <text:s text:c="2"/>кг ЖБК в 1 тн молока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требность молока на выпуск продукции на ближайшие 10 дн, тн </text:p>
          </table:table-cell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отребность молока на выпуск продукции на ближайшие 10 дн, тн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требность молока на выпуск продукции на ближайшие 11-17 дн, тн </text:p>
          </table:table-cell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отребность молока на выпуск продукции на ближайшие 11-17 дн, тн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требность молока на выпуск продукции на ближайшие 18-24 дн, тн </text:p>
          </table:table-cell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отребность молока на выпуск продукции на ближайшие 18-24 дн, тн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требность молока на выпуск продукции на ближайшие 25-31 дн, тн </text:p>
          </table:table-cell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отребность молока на выпуск продукции на ближайшие 25-31 дн, тн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правочная/вспомогательная информация:</text:p>
          </table:table-cell>
          <table:table-cell table:number-columns-repeated="111"/>
          <table:table-cell office:value-type="string" calcext:value-type="string">
            <text:p>Справочная/вспомогательная информация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рок хранения, дней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4" office:value-type="float" office:value="120" calcext:value-type="float">
            <text:p>12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>
            <text:p>Срок хранения, дней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рок хранения на складе, дней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Срок хранения на складе, дней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ормативные остатки, дней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Нормативные остатки, дней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Весовой / штучный товар</text:p>
          </table:table-cell>
          <table:table-cell table:number-columns-repeated="111"/>
          <table:table-cell office:value-type="string" calcext:value-type="string">
            <text:p>Весовой / штучный товар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дтвержденный План Производства на ближайшие 7 дней, коробок.:</text:p>
          </table:table-cell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одтвержденный План Производства на ближайшие 7 дней, коробок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од номенклатуры</text:p>
          </table:table-cell>
          <table:table-cell office:value-type="string" calcext:value-type="string">
            <text:p>Н0000086159</text:p>
          </table:table-cell>
          <table:table-cell office:value-type="string" calcext:value-type="string">
            <text:p>Н0000086487</text:p>
          </table:table-cell>
          <table:table-cell office:value-type="string" calcext:value-type="string">
            <text:p>Н0000086542</text:p>
          </table:table-cell>
          <table:table-cell office:value-type="string" calcext:value-type="string">
            <text:p>Н0000088745</text:p>
          </table:table-cell>
          <table:table-cell office:value-type="string" calcext:value-type="string">
            <text:p>Н0000084595</text:p>
          </table:table-cell>
          <table:table-cell office:value-type="string" calcext:value-type="string">
            <text:p>Н0000090511</text:p>
          </table:table-cell>
          <table:table-cell office:value-type="string" calcext:value-type="string">
            <text:p>Н0000080826</text:p>
          </table:table-cell>
          <table:table-cell office:value-type="string" calcext:value-type="string">
            <text:p>Н0000094227</text:p>
          </table:table-cell>
          <table:table-cell office:value-type="string" calcext:value-type="string">
            <text:p>Н0000094228</text:p>
          </table:table-cell>
          <table:table-cell office:value-type="string" calcext:value-type="string">
            <text:p>Н0000094632</text:p>
          </table:table-cell>
          <table:table-cell office:value-type="string" calcext:value-type="string">
            <text:p>Н0000094779</text:p>
          </table:table-cell>
          <table:table-cell office:value-type="string" calcext:value-type="string">
            <text:p>Н0000088771</text:p>
          </table:table-cell>
          <table:table-cell office:value-type="string" calcext:value-type="string">
            <text:p>Н0000088717</text:p>
          </table:table-cell>
          <table:table-cell office:value-type="string" calcext:value-type="string">
            <text:p>Н0000082882</text:p>
          </table:table-cell>
          <table:table-cell office:value-type="string" calcext:value-type="string">
            <text:p>Н0000088470</text:p>
          </table:table-cell>
          <table:table-cell office:value-type="float" office:value="3503984" calcext:value-type="float">
            <text:p>3503984</text:p>
          </table:table-cell>
          <table:table-cell office:value-type="string" calcext:value-type="string">
            <text:p>Н0000095992</text:p>
          </table:table-cell>
          <table:table-cell office:value-type="string" calcext:value-type="string">
            <text:p>Н0000081879</text:p>
          </table:table-cell>
          <table:table-cell office:value-type="string" calcext:value-type="string">
            <text:p>Н0000094741</text:p>
          </table:table-cell>
          <table:table-cell office:value-type="string" calcext:value-type="string">
            <text:p>Н0000093444</text:p>
          </table:table-cell>
          <table:table-cell office:value-type="string" calcext:value-type="string">
            <text:p>Н0000090330</text:p>
          </table:table-cell>
          <table:table-cell office:value-type="string" calcext:value-type="string">
            <text:p>Н0000094903</text:p>
          </table:table-cell>
          <table:table-cell office:value-type="string" calcext:value-type="string">
            <text:p>Н0000094742</text:p>
          </table:table-cell>
          <table:table-cell office:value-type="string" calcext:value-type="string">
            <text:p>Н0000094745</text:p>
          </table:table-cell>
          <table:table-cell office:value-type="string" calcext:value-type="string">
            <text:p>Н0000094725</text:p>
          </table:table-cell>
          <table:table-cell office:value-type="string" calcext:value-type="string">
            <text:p>Н0000093998</text:p>
          </table:table-cell>
          <table:table-cell office:value-type="string" calcext:value-type="string">
            <text:p>Н0000095934</text:p>
          </table:table-cell>
          <table:table-cell office:value-type="string" calcext:value-type="string">
            <text:p>Н0000094497</text:p>
          </table:table-cell>
          <table:table-cell office:value-type="string" calcext:value-type="string">
            <text:p>Н0000094726</text:p>
          </table:table-cell>
          <table:table-cell office:value-type="string" calcext:value-type="string">
            <text:p>Н0000095554</text:p>
          </table:table-cell>
          <table:table-cell office:value-type="string" calcext:value-type="string">
            <text:p>Н0000095251</text:p>
          </table:table-cell>
          <table:table-cell office:value-type="string" calcext:value-type="string">
            <text:p>Н0000094734</text:p>
          </table:table-cell>
          <table:table-cell office:value-type="string" calcext:value-type="string">
            <text:p>Н0000094735</text:p>
          </table:table-cell>
          <table:table-cell office:value-type="string" calcext:value-type="string">
            <text:p>Н0000095396</text:p>
          </table:table-cell>
          <table:table-cell office:value-type="string" calcext:value-type="string">
            <text:p>Н0000094274</text:p>
          </table:table-cell>
          <table:table-cell office:value-type="string" calcext:value-type="string">
            <text:p>Н0000090331</text:p>
          </table:table-cell>
          <table:table-cell office:value-type="string" calcext:value-type="string">
            <text:p>Н0000089109</text:p>
          </table:table-cell>
          <table:table-cell office:value-type="string" calcext:value-type="string">
            <text:p>Н0000094740</text:p>
          </table:table-cell>
          <table:table-cell office:value-type="string" calcext:value-type="string">
            <text:p>Н0000091561</text:p>
          </table:table-cell>
          <table:table-cell office:value-type="string" calcext:value-type="string">
            <text:p>Н0000093316</text:p>
          </table:table-cell>
          <table:table-cell office:value-type="string" calcext:value-type="string">
            <text:p>Н0000092242</text:p>
          </table:table-cell>
          <table:table-cell office:value-type="string" calcext:value-type="string">
            <text:p>Н0000093343</text:p>
          </table:table-cell>
          <table:table-cell office:value-type="string" calcext:value-type="string">
            <text:p>Н0000088954</text:p>
          </table:table-cell>
          <table:table-cell office:value-type="string" calcext:value-type="string">
            <text:p>Н0000094736</text:p>
          </table:table-cell>
          <table:table-cell office:value-type="string" calcext:value-type="string">
            <text:p>Н0000094698</text:p>
          </table:table-cell>
          <table:table-cell office:value-type="string" calcext:value-type="string">
            <text:p>Н0000094729</text:p>
          </table:table-cell>
          <table:table-cell office:value-type="string" calcext:value-type="string">
            <text:p>Н0000094728</text:p>
          </table:table-cell>
          <table:table-cell office:value-type="float" office:value="327193010" calcext:value-type="float">
            <text:p>327193010</text:p>
          </table:table-cell>
          <table:table-cell office:value-type="string" calcext:value-type="string">
            <text:p>Н0000090381</text:p>
          </table:table-cell>
          <table:table-cell office:value-type="string" calcext:value-type="string">
            <text:p>Н0000087862</text:p>
          </table:table-cell>
          <table:table-cell office:value-type="string" calcext:value-type="string">
            <text:p>Н0000095981</text:p>
          </table:table-cell>
          <table:table-cell office:value-type="string" calcext:value-type="string">
            <text:p>Н0000095415</text:p>
          </table:table-cell>
          <table:table-cell office:value-type="string" calcext:value-type="string">
            <text:p>Н0000094739</text:p>
          </table:table-cell>
          <table:table-cell office:value-type="string" calcext:value-type="string">
            <text:p>Н0000094897</text:p>
          </table:table-cell>
          <table:table-cell office:value-type="string" calcext:value-type="string">
            <text:p>Н0000094737</text:p>
          </table:table-cell>
          <table:table-cell office:value-type="string" calcext:value-type="string">
            <text:p>Н0000095553</text:p>
          </table:table-cell>
          <table:table-cell office:value-type="string" calcext:value-type="string">
            <text:p>Н0000094727</text:p>
          </table:table-cell>
          <table:table-cell office:value-type="string" calcext:value-type="string">
            <text:p>Н0000087861</text:p>
          </table:table-cell>
          <table:table-cell office:value-type="string" calcext:value-type="string">
            <text:p>Н0000095985</text:p>
          </table:table-cell>
          <table:table-cell office:value-type="float" office:value="327192013" calcext:value-type="float">
            <text:p>327192013</text:p>
          </table:table-cell>
          <table:table-cell office:value-type="string" calcext:value-type="string">
            <text:p>Н0000090380</text:p>
          </table:table-cell>
          <table:table-cell office:value-type="string" calcext:value-type="string">
            <text:p>Н0000094030</text:p>
          </table:table-cell>
          <table:table-cell office:value-type="string" calcext:value-type="string">
            <text:p>Н0000094029</text:p>
          </table:table-cell>
          <table:table-cell office:value-type="string" calcext:value-type="string">
            <text:p>Н0000086349</text:p>
          </table:table-cell>
          <table:table-cell office:value-type="string" calcext:value-type="string">
            <text:p>Н0000086350</text:p>
          </table:table-cell>
          <table:table-cell office:value-type="string" calcext:value-type="string">
            <text:p>Н0000094994</text:p>
          </table:table-cell>
          <table:table-cell office:value-type="string" calcext:value-type="string">
            <text:p>Н0000095662</text:p>
          </table:table-cell>
          <table:table-cell office:value-type="string" calcext:value-type="string">
            <text:p>Н0000095663</text:p>
          </table:table-cell>
          <table:table-cell office:value-type="string" calcext:value-type="string">
            <text:p>Н0000094993</text:p>
          </table:table-cell>
          <table:table-cell office:value-type="string" calcext:value-type="string">
            <text:p>Н0000086888</text:p>
          </table:table-cell>
          <table:table-cell office:value-type="string" calcext:value-type="string">
            <text:p>Н0000088471</text:p>
          </table:table-cell>
          <table:table-cell office:value-type="string" calcext:value-type="string">
            <text:p>Н0000095392</text:p>
          </table:table-cell>
          <table:table-cell office:value-type="string" calcext:value-type="string">
            <text:p>Н0000093950</text:p>
          </table:table-cell>
          <table:table-cell office:value-type="string" calcext:value-type="string">
            <text:p>Н0000095119</text:p>
          </table:table-cell>
          <table:table-cell office:value-type="string" calcext:value-type="string">
            <text:p>Н0000092930</text:p>
          </table:table-cell>
          <table:table-cell office:value-type="string" calcext:value-type="string">
            <text:p>Н0000095930</text:p>
          </table:table-cell>
          <table:table-cell office:value-type="string" calcext:value-type="string">
            <text:p>Н0000095931</text:p>
          </table:table-cell>
          <table:table-cell office:value-type="string" calcext:value-type="string">
            <text:p>Н0000095932</text:p>
          </table:table-cell>
          <table:table-cell office:value-type="float" office:value="326635016" calcext:value-type="float">
            <text:p>326635016</text:p>
          </table:table-cell>
          <table:table-cell office:value-type="string" calcext:value-type="string">
            <text:p>Н0000090708</text:p>
          </table:table-cell>
          <table:table-cell office:value-type="string" calcext:value-type="string">
            <text:p>Н0000085588</text:p>
          </table:table-cell>
          <table:table-cell office:value-type="string" calcext:value-type="string">
            <text:p>Н0000089213</text:p>
          </table:table-cell>
          <table:table-cell office:value-type="string" calcext:value-type="string">
            <text:p>Н0000093541</text:p>
          </table:table-cell>
          <table:table-cell office:value-type="string" calcext:value-type="string">
            <text:p>Н0000095395</text:p>
          </table:table-cell>
          <table:table-cell office:value-type="string" calcext:value-type="string">
            <text:p>Н0000085591</text:p>
          </table:table-cell>
          <table:table-cell office:value-type="string" calcext:value-type="string">
            <text:p>Н0000095394</text:p>
          </table:table-cell>
          <table:table-cell office:value-type="string" calcext:value-type="string">
            <text:p>Н0000085590</text:p>
          </table:table-cell>
          <table:table-cell office:value-type="string" calcext:value-type="string">
            <text:p>Н0000093542</text:p>
          </table:table-cell>
          <table:table-cell office:value-type="string" calcext:value-type="string">
            <text:p>Н0000086352</text:p>
          </table:table-cell>
          <table:table-cell office:value-type="string" calcext:value-type="string">
            <text:p>Н0000079142</text:p>
          </table:table-cell>
          <table:table-cell office:value-type="string" calcext:value-type="string">
            <text:p>Н0000083955</text:p>
          </table:table-cell>
          <table:table-cell office:value-type="string" calcext:value-type="string">
            <text:p>Н0000083957</text:p>
          </table:table-cell>
          <table:table-cell office:value-type="string" calcext:value-type="string">
            <text:p>Н0000095118</text:p>
          </table:table-cell>
          <table:table-cell office:value-type="string" calcext:value-type="string">
            <text:p>Н0000094363</text:p>
          </table:table-cell>
          <table:table-cell office:value-type="float" office:value="326636013" calcext:value-type="float">
            <text:p>326636013</text:p>
          </table:table-cell>
          <table:table-cell office:value-type="string" calcext:value-type="string">
            <text:p>Н0000085587</text:p>
          </table:table-cell>
          <table:table-cell office:value-type="string" calcext:value-type="string">
            <text:p>Н0000095933</text:p>
          </table:table-cell>
          <table:table-cell office:value-type="string" calcext:value-type="string">
            <text:p>Н0000086351</text:p>
          </table:table-cell>
          <table:table-cell office:value-type="string" calcext:value-type="string">
            <text:p>Н0000079144</text:p>
          </table:table-cell>
          <table:table-cell office:value-type="string" calcext:value-type="string">
            <text:p>Н0000084378</text:p>
          </table:table-cell>
          <table:table-cell office:value-type="string" calcext:value-type="string">
            <text:p>Н0000093768</text:p>
          </table:table-cell>
          <table:table-cell office:value-type="string" calcext:value-type="string">
            <text:p>Н0000094161</text:p>
          </table:table-cell>
          <table:table-cell office:value-type="string" calcext:value-type="string">
            <text:p>Н0000094162</text:p>
          </table:table-cell>
          <table:table-cell office:value-type="string" calcext:value-type="string">
            <text:p>Н0000088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0000079224</text:p>
          </table:table-cell>
          <table:table-cell office:value-type="string" calcext:value-type="string">
            <text:p>Н0000083041</text:p>
          </table:table-cell>
          <table:table-cell/>
          <table:table-cell table:number-columns-repeated="2" office:value-type="string" calcext:value-type="string">
            <text:p>Н0000092414</text:p>
          </table:table-cell>
          <table:table-cell/>
          <table:table-cell office:value-type="string" calcext:value-type="string">
            <text:p>Код номенклатуры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Остатки ГП из 1С, ИТОГО, кг, в т.ч.:</text:p>
          </table:table-cell>
          <table:table-cell office:value-type="float" office:value="1534.868" calcext:value-type="float">
            <text:p>1534.868</text:p>
          </table:table-cell>
          <table:table-cell office:value-type="float" office:value="3.212" calcext:value-type="float">
            <text:p>3.212</text:p>
          </table:table-cell>
          <table:table-cell office:value-type="float" office:value="1186.354" calcext:value-type="float">
            <text:p>1186.354</text:p>
          </table:table-cell>
          <table:table-cell office:value-type="float" office:value="115.886" calcext:value-type="float">
            <text:p>115.886</text:p>
          </table:table-cell>
          <table:table-cell office:value-type="float" office:value="1337.18" calcext:value-type="float">
            <text:p>1337.18</text:p>
          </table:table-cell>
          <table:table-cell office:value-type="float" office:value="0" calcext:value-type="float">
            <text:p>0</text:p>
          </table:table-cell>
          <table:table-cell office:value-type="float" office:value="75.482" calcext:value-type="float">
            <text:p>75.482</text:p>
          </table:table-cell>
          <table:table-cell office:value-type="float" office:value="923.16" calcext:value-type="float">
            <text:p>923.16</text:p>
          </table:table-cell>
          <table:table-cell office:value-type="float" office:value="47.026" calcext:value-type="float">
            <text:p>47.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82" calcext:value-type="float">
            <text:p>31.82</text:p>
          </table:table-cell>
          <table:table-cell office:value-type="float" office:value="46.99" calcext:value-type="float">
            <text:p>46.99</text:p>
          </table:table-cell>
          <table:table-cell office:value-type="float" office:value="32.56" calcext:value-type="float">
            <text:p>32.56</text:p>
          </table:table-cell>
          <table:table-cell office:value-type="float" office:value="34.78" calcext:value-type="float">
            <text:p>34.78</text:p>
          </table:table-cell>
          <table:table-cell office:value-type="float" office:value="91.84" calcext:value-type="float">
            <text:p>91.84</text:p>
          </table:table-cell>
          <table:table-cell office:value-type="float" office:value="212.8" calcext:value-type="float">
            <text:p>212.8</text:p>
          </table:table-cell>
          <table:table-cell office:value-type="float" office:value="7137.79" calcext:value-type="float">
            <text:p>7137.79</text:p>
          </table:table-cell>
          <table:table-cell office:value-type="float" office:value="560.2" calcext:value-type="float">
            <text:p>560.2</text:p>
          </table:table-cell>
          <table:table-cell office:value-type="float" office:value="465.48" calcext:value-type="float">
            <text:p>465.48</text:p>
          </table:table-cell>
          <table:table-cell office:value-type="float" office:value="13.44" calcext:value-type="float">
            <text:p>13.44</text:p>
          </table:table-cell>
          <table:table-cell office:value-type="float" office:value="0" calcext:value-type="float">
            <text:p>0</text:p>
          </table:table-cell>
          <table:table-cell office:value-type="float" office:value="701.52" calcext:value-type="float">
            <text:p>701.52</text:p>
          </table:table-cell>
          <table:table-cell office:value-type="float" office:value="122.1" calcext:value-type="float">
            <text:p>122.1</text:p>
          </table:table-cell>
          <table:table-cell office:value-type="float" office:value="4607.82" calcext:value-type="float">
            <text:p>4607.82</text:p>
          </table:table-cell>
          <table:table-cell office:value-type="float" office:value="39.96" calcext:value-type="float">
            <text:p>39.96</text:p>
          </table:table-cell>
          <table:table-cell office:value-type="float" office:value="15.72" calcext:value-type="float">
            <text:p>15.72</text:p>
          </table:table-cell>
          <table:table-cell office:value-type="float" office:value="1.2" calcext:value-type="float">
            <text:p>1.2</text:p>
          </table:table-cell>
          <table:table-cell office:value-type="float" office:value="237.72" calcext:value-type="float">
            <text:p>237.72</text:p>
          </table:table-cell>
          <table:table-cell office:value-type="float" office:value="192.36" calcext:value-type="float">
            <text:p>192.36</text:p>
          </table:table-cell>
          <table:table-cell office:value-type="float" office:value="1275.6" calcext:value-type="float">
            <text:p>1275.6</text:p>
          </table:table-cell>
          <table:table-cell office:value-type="float" office:value="469.2" calcext:value-type="float">
            <text:p>469.2</text:p>
          </table:table-cell>
          <table:table-cell office:value-type="float" office:value="7115.2" calcext:value-type="float">
            <text:p>7115.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837.2" calcext:value-type="float">
            <text:p>837.2</text:p>
          </table:table-cell>
          <table:table-cell office:value-type="float" office:value="35.88" calcext:value-type="float">
            <text:p>35.88</text:p>
          </table:table-cell>
          <table:table-cell office:value-type="float" office:value="5.945" calcext:value-type="float">
            <text:p>5.945</text:p>
          </table:table-cell>
          <table:table-cell office:value-type="float" office:value="8.055" calcext:value-type="float">
            <text:p>8.055</text:p>
          </table:table-cell>
          <table:table-cell office:value-type="float" office:value="1.424" calcext:value-type="float">
            <text:p>1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75" calcext:value-type="float">
            <text:p>59.75</text:p>
          </table:table-cell>
          <table:table-cell office:value-type="float" office:value="24.875" calcext:value-type="float">
            <text:p>24.875</text:p>
          </table:table-cell>
          <table:table-cell office:value-type="float" office:value="73" calcext:value-type="float">
            <text:p>73</text:p>
          </table:table-cell>
          <table:table-cell office:value-type="float" office:value="142.3" calcext:value-type="float">
            <text:p>142.3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.8" calcext:value-type="float">
            <text:p>55.8</text:p>
          </table:table-cell>
          <table:table-cell office:value-type="float" office:value="103.25" calcext:value-type="float">
            <text:p>103.25</text:p>
          </table:table-cell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63.5" calcext:value-type="float">
            <text:p>163.5</text:p>
          </table:table-cell>
          <table:table-cell office:value-type="float" office:value="48" calcext:value-type="float">
            <text:p>48</text:p>
          </table:table-cell>
          <table:table-cell office:value-type="float" office:value="164.88" calcext:value-type="float">
            <text:p>164.88</text:p>
          </table:table-cell>
          <table:table-cell office:value-type="float" office:value="203.98" calcext:value-type="float">
            <text:p>203.98</text:p>
          </table:table-cell>
          <table:table-cell office:value-type="float" office:value="608.4" calcext:value-type="float">
            <text:p>608.4</text:p>
          </table:table-cell>
          <table:table-cell office:value-type="float" office:value="26.453" calcext:value-type="float">
            <text:p>26.453</text:p>
          </table:table-cell>
          <table:table-cell office:value-type="float" office:value="11.76" calcext:value-type="float">
            <text:p>11.76</text:p>
          </table:table-cell>
          <table:table-cell office:value-type="float" office:value="552" calcext:value-type="float">
            <text:p>552</text:p>
          </table:table-cell>
          <table:table-cell office:value-type="float" office:value="2088.8" calcext:value-type="float">
            <text:p>2088.8</text:p>
          </table:table-cell>
          <table:table-cell office:value-type="float" office:value="3.6" calcext:value-type="float">
            <text:p>3.6</text:p>
          </table:table-cell>
          <table:table-cell office:value-type="float" office:value="11.34" calcext:value-type="float">
            <text:p>11.34</text:p>
          </table:table-cell>
          <table:table-cell office:value-type="float" office:value="94.5" calcext:value-type="float">
            <text:p>94.5</text:p>
          </table:table-cell>
          <table:table-cell office:value-type="float" office:value="1.2" calcext:value-type="float">
            <text:p>1.2</text:p>
          </table:table-cell>
          <table:table-cell office:value-type="float" office:value="20.8" calcext:value-type="float">
            <text:p>20.8</text:p>
          </table:table-cell>
          <table:table-cell office:value-type="float" office:value="156.2" calcext:value-type="float">
            <text:p>156.2</text:p>
          </table:table-cell>
          <table:table-cell office:value-type="float" office:value="108.8" calcext:value-type="float">
            <text:p>108.8</text:p>
          </table:table-cell>
          <table:table-cell office:value-type="float" office:value="54" calcext:value-type="float">
            <text:p>54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351.8" calcext:value-type="float">
            <text:p>351.8</text:p>
          </table:table-cell>
          <table:table-cell office:value-type="float" office:value="964.44" calcext:value-type="float">
            <text:p>964.44</text:p>
          </table:table-cell>
          <table:table-cell office:value-type="float" office:value="129.6" calcext:value-type="float">
            <text:p>129.6</text:p>
          </table:table-cell>
          <table:table-cell office:value-type="float" office:value="165.24" calcext:value-type="float">
            <text:p>165.24</text:p>
          </table:table-cell>
          <table:table-cell office:value-type="float" office:value="8.64" calcext:value-type="float">
            <text:p>8.64</text:p>
          </table:table-cell>
          <table:table-cell office:value-type="float" office:value="484.74" calcext:value-type="float">
            <text:p>484.74</text:p>
          </table:table-cell>
          <table:table-cell office:value-type="float" office:value="113.4" calcext:value-type="float">
            <text:p>113.4</text:p>
          </table:table-cell>
          <table:table-cell office:value-type="float" office:value="211.32" calcext:value-type="float">
            <text:p>211.32</text:p>
          </table:table-cell>
          <table:table-cell office:value-type="float" office:value="1183.25" calcext:value-type="float">
            <text:p>1183.25</text:p>
          </table:table-cell>
          <table:table-cell office:value-type="float" office:value="1840" calcext:value-type="float">
            <text:p>1840</text:p>
          </table:table-cell>
          <table:table-cell office:value-type="float" office:value="1956" calcext:value-type="float">
            <text:p>1956</text:p>
          </table:table-cell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63" calcext:value-type="float">
            <text:p>363</text:p>
          </table:table-cell>
          <table:table-cell office:value-type="float" office:value="51.8" calcext:value-type="float">
            <text:p>51.8</text:p>
          </table:table-cell>
          <table:table-cell office:value-type="float" office:value="247.32" calcext:value-type="float">
            <text:p>247.32</text:p>
          </table:table-cell>
          <table:table-cell office:value-type="float" office:value="1109" calcext:value-type="float">
            <text:p>1109</text:p>
          </table:table-cell>
          <table:table-cell office:value-type="float" office:value="1086" calcext:value-type="float">
            <text:p>1086</text:p>
          </table:table-cell>
          <table:table-cell office:value-type="float" office:value="598" calcext:value-type="float">
            <text:p>598</text:p>
          </table:table-cell>
          <table:table-cell office:value-type="float" office:value="207.5" calcext:value-type="float">
            <text:p>207.5</text:p>
          </table:table-cell>
          <table:table-cell office:value-type="float" office:value="552" calcext:value-type="float">
            <text:p>552</text:p>
          </table:table-cell>
          <table:table-cell office:value-type="float" office:value="748" calcext:value-type="float">
            <text:p>7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444.61" calcext:value-type="float">
            <text:p>47444.61</text:p>
          </table:table-cell>
          <table:table-cell office:value-type="string" calcext:value-type="string">
            <text:p>Остатки ГП из 1С, ИТОГО, кг, в т.ч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ГП на 18-00</text:p>
          </table:table-cell>
          <table:table-cell office:value-type="float" office:value="1509.772" calcext:value-type="float">
            <text:p>1509.772</text:p>
          </table:table-cell>
          <table:table-cell office:value-type="float" office:value="0.002" calcext:value-type="float">
            <text:p>0.002</text:p>
          </table:table-cell>
          <table:table-cell office:value-type="float" office:value="1110.37" calcext:value-type="float">
            <text:p>1110.37</text:p>
          </table:table-cell>
          <table:table-cell office:value-type="float" office:value="112.688" calcext:value-type="float">
            <text:p>112.688</text:p>
          </table:table-cell>
          <table:table-cell office:value-type="float" office:value="1289.82" calcext:value-type="float">
            <text:p>1289.82</text:p>
          </table:table-cell>
          <table:table-cell/>
          <table:table-cell office:value-type="float" office:value="5.456" calcext:value-type="float">
            <text:p>5.456</text:p>
          </table:table-cell>
          <table:table-cell office:value-type="float" office:value="784.28" calcext:value-type="float">
            <text:p>784.28</text:p>
          </table:table-cell>
          <table:table-cell office:value-type="float" office:value="47.026" calcext:value-type="float">
            <text:p>47.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29.23" calcext:value-type="float">
            <text:p>29.23</text:p>
          </table:table-cell>
          <table:table-cell office:value-type="float" office:value="14.8" calcext:value-type="float">
            <text:p>14.8</text:p>
          </table:table-cell>
          <table:table-cell office:value-type="float" office:value="25.9" calcext:value-type="float">
            <text:p>25.9</text:p>
          </table:table-cell>
          <table:table-cell office:value-type="float" office:value="91.84" calcext:value-type="float">
            <text:p>91.84</text:p>
          </table:table-cell>
          <table:table-cell office:value-type="float" office:value="212.8" calcext:value-type="float">
            <text:p>212.8</text:p>
          </table:table-cell>
          <table:table-cell office:value-type="float" office:value="6316.27" calcext:value-type="float">
            <text:p>6316.27</text:p>
          </table:table-cell>
          <table:table-cell office:value-type="float" office:value="470.2" calcext:value-type="float">
            <text:p>470.2</text:p>
          </table:table-cell>
          <table:table-cell office:value-type="float" office:value="448.68" calcext:value-type="float">
            <text:p>448.68</text:p>
          </table:table-cell>
          <table:table-cell office:value-type="float" office:value="8.64" calcext:value-type="float">
            <text:p>8.64</text:p>
          </table:table-cell>
          <table:table-cell/>
          <table:table-cell office:value-type="float" office:value="701.52" calcext:value-type="float">
            <text:p>701.52</text:p>
          </table:table-cell>
          <table:table-cell office:value-type="float" office:value="122.1" calcext:value-type="float">
            <text:p>122.1</text:p>
          </table:table-cell>
          <table:table-cell office:value-type="float" office:value="4585.74" calcext:value-type="float">
            <text:p>4585.74</text:p>
          </table:table-cell>
          <table:table-cell office:value-type="float" office:value="1.56" calcext:value-type="float">
            <text:p>1.56</text:p>
          </table:table-cell>
          <table:table-cell office:value-type="float" office:value="7.32" calcext:value-type="float">
            <text:p>7.32</text:p>
          </table:table-cell>
          <table:table-cell office:value-type="float" office:value="1.2" calcext:value-type="float">
            <text:p>1.2</text:p>
          </table:table-cell>
          <table:table-cell office:value-type="float" office:value="208.6" calcext:value-type="float">
            <text:p>208.6</text:p>
          </table:table-cell>
          <table:table-cell office:value-type="float" office:value="192.36" calcext:value-type="float">
            <text:p>192.36</text:p>
          </table:table-cell>
          <table:table-cell office:value-type="float" office:value="1275.6" calcext:value-type="float">
            <text:p>1275.6</text:p>
          </table:table-cell>
          <table:table-cell office:value-type="float" office:value="469.2" calcext:value-type="float">
            <text:p>469.2</text:p>
          </table:table-cell>
          <table:table-cell office:value-type="float" office:value="7009" calcext:value-type="float">
            <text:p>7009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26.4" calcext:value-type="float">
            <text:p>26.4</text:p>
          </table:table-cell>
          <table:table-cell office:value-type="float" office:value="837.2" calcext:value-type="float">
            <text:p>837.2</text:p>
          </table:table-cell>
          <table:table-cell office:value-type="float" office:value="29.64" calcext:value-type="float">
            <text:p>29.64</text:p>
          </table:table-cell>
          <table:table-cell office:value-type="float" office:value="5.945" calcext:value-type="float">
            <text:p>5.945</text:p>
          </table:table-cell>
          <table:table-cell office:value-type="float" office:value="8.055" calcext:value-type="float">
            <text:p>8.055</text:p>
          </table:table-cell>
          <table:table-cell office:value-type="float" office:value="1.424" calcext:value-type="float">
            <text:p>1.424</text:p>
          </table:table-cell>
          <table:table-cell table:number-columns-repeated="2"/>
          <table:table-cell office:value-type="float" office:value="54.75" calcext:value-type="float">
            <text:p>54.75</text:p>
          </table:table-cell>
          <table:table-cell office:value-type="float" office:value="24.875" calcext:value-type="float">
            <text:p>24.875</text:p>
          </table:table-cell>
          <table:table-cell office:value-type="float" office:value="-8" calcext:value-type="float">
            <text:p>-8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22.2" calcext:value-type="float">
            <text:p>22.2</text:p>
          </table:table-cell>
          <table:table-cell office:value-type="float" office:value="41.25" calcext:value-type="float">
            <text:p>41.25</text:p>
          </table:table-cell>
          <table:table-cell office:value-type="float" office:value="16.5" calcext:value-type="float">
            <text:p>16.5</text:p>
          </table:table-cell>
          <table:table-cell office:value-type="float" office:value="7.6" calcext:value-type="float">
            <text:p>7.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63.5" calcext:value-type="float">
            <text:p>163.5</text:p>
          </table:table-cell>
          <table:table-cell office:value-type="float" office:value="48" calcext:value-type="float">
            <text:p>48</text:p>
          </table:table-cell>
          <table:table-cell office:value-type="float" office:value="151.92" calcext:value-type="float">
            <text:p>151.92</text:p>
          </table:table-cell>
          <table:table-cell office:value-type="float" office:value="201.46" calcext:value-type="float">
            <text:p>201.46</text:p>
          </table:table-cell>
          <table:table-cell office:value-type="float" office:value="608.4" calcext:value-type="float">
            <text:p>608.4</text:p>
          </table:table-cell>
          <table:table-cell office:value-type="float" office:value="26.453" calcext:value-type="float">
            <text:p>26.453</text:p>
          </table:table-cell>
          <table:table-cell office:value-type="float" office:value="11.76" calcext:value-type="float">
            <text:p>11.76</text:p>
          </table:table-cell>
          <table:table-cell office:value-type="float" office:value="552" calcext:value-type="float">
            <text:p>552</text:p>
          </table:table-cell>
          <table:table-cell office:value-type="float" office:value="1998.8" calcext:value-type="float">
            <text:p>1998.8</text:p>
          </table:table-cell>
          <table:table-cell office:value-type="float" office:value="3.6" calcext:value-type="float">
            <text:p>3.6</text:p>
          </table:table-cell>
          <table:table-cell office:value-type="float" office:value="11.34" calcext:value-type="float">
            <text:p>11.34</text:p>
          </table:table-cell>
          <table:table-cell office:value-type="float" office:value="94.5" calcext:value-type="float">
            <text:p>94.5</text:p>
          </table:table-cell>
          <table:table-cell office:value-type="float" office:value="1.2" calcext:value-type="float">
            <text:p>1.2</text:p>
          </table:table-cell>
          <table:table-cell office:value-type="float" office:value="14.8" calcext:value-type="float">
            <text:p>14.8</text:p>
          </table:table-cell>
          <table:table-cell office:value-type="float" office:value="150.2" calcext:value-type="float">
            <text:p>150.2</text:p>
          </table:table-cell>
          <table:table-cell office:value-type="float" office:value="102.8" calcext:value-type="float">
            <text:p>102.8</text:p>
          </table:table-cell>
          <table:table-cell office:value-type="float" office:value="54" calcext:value-type="float">
            <text:p>54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288.2" calcext:value-type="float">
            <text:p>288.2</text:p>
          </table:table-cell>
          <table:table-cell office:value-type="float" office:value="964.44" calcext:value-type="float">
            <text:p>964.44</text:p>
          </table:table-cell>
          <table:table-cell office:value-type="float" office:value="126" calcext:value-type="float">
            <text:p>126</text:p>
          </table:table-cell>
          <table:table-cell office:value-type="float" office:value="159.84" calcext:value-type="float">
            <text:p>159.84</text:p>
          </table:table-cell>
          <table:table-cell office:value-type="float" office:value="8.64" calcext:value-type="float">
            <text:p>8.64</text:p>
          </table:table-cell>
          <table:table-cell office:value-type="float" office:value="462.06" calcext:value-type="float">
            <text:p>462.06</text:p>
          </table:table-cell>
          <table:table-cell office:value-type="float" office:value="113.4" calcext:value-type="float">
            <text:p>113.4</text:p>
          </table:table-cell>
          <table:table-cell office:value-type="float" office:value="205.92" calcext:value-type="float">
            <text:p>205.92</text:p>
          </table:table-cell>
          <table:table-cell office:value-type="float" office:value="1147.25" calcext:value-type="float">
            <text:p>1147.25</text:p>
          </table:table-cell>
          <table:table-cell office:value-type="float" office:value="1777" calcext:value-type="float">
            <text:p>1777</text:p>
          </table:table-cell>
          <table:table-cell office:value-type="float" office:value="1851" calcext:value-type="float">
            <text:p>1851</text:p>
          </table:table-cell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63" calcext:value-type="float">
            <text:p>363</text:p>
          </table:table-cell>
          <table:table-cell office:value-type="float" office:value="45.8" calcext:value-type="float">
            <text:p>45.8</text:p>
          </table:table-cell>
          <table:table-cell office:value-type="float" office:value="240.84" calcext:value-type="float">
            <text:p>240.84</text:p>
          </table:table-cell>
          <table:table-cell office:value-type="float" office:value="1109" calcext:value-type="float">
            <text:p>1109</text:p>
          </table:table-cell>
          <table:table-cell office:value-type="float" office:value="1086" calcext:value-type="float">
            <text:p>1086</text:p>
          </table:table-cell>
          <table:table-cell office:value-type="float" office:value="598" calcext:value-type="float">
            <text:p>598</text:p>
          </table:table-cell>
          <table:table-cell office:value-type="float" office:value="207.5" calcext:value-type="float">
            <text:p>207.5</text:p>
          </table:table-cell>
          <table:table-cell office:value-type="float" office:value="552" calcext:value-type="float">
            <text:p>552</text:p>
          </table:table-cell>
          <table:table-cell office:value-type="float" office:value="748" calcext:value-type="float">
            <text:p>748</text:p>
          </table:table-cell>
          <table:table-cell table:number-columns-repeated="6"/>
          <table:table-cell office:value-type="float" office:value="45118.736" calcext:value-type="float">
            <text:p>45118.736</text:p>
          </table:table-cell>
          <table:table-cell office:value-type="string" calcext:value-type="string">
            <text:p>Складе ГП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ПроФреш на 12-00</text:p>
          </table:table-cell>
          <table:table-cell office:value-type="float" office:value="25.096" calcext:value-type="float">
            <text:p>25.096</text:p>
          </table:table-cell>
          <table:table-cell office:value-type="float" office:value="3.21" calcext:value-type="float">
            <text:p>3.21</text:p>
          </table:table-cell>
          <table:table-cell office:value-type="float" office:value="75.984" calcext:value-type="float">
            <text:p>75.984</text:p>
          </table:table-cell>
          <table:table-cell office:value-type="float" office:value="3.198" calcext:value-type="float">
            <text:p>3.198</text:p>
          </table:table-cell>
          <table:table-cell office:value-type="float" office:value="47.36" calcext:value-type="float">
            <text:p>47.36</text:p>
          </table:table-cell>
          <table:table-cell/>
          <table:table-cell office:value-type="float" office:value="70.026" calcext:value-type="float">
            <text:p>70.026</text:p>
          </table:table-cell>
          <table:table-cell office:value-type="float" office:value="138.88" calcext:value-type="float">
            <text:p>138.88</text:p>
          </table:table-cell>
          <table:table-cell table:number-columns-repeated="3"/>
          <table:table-cell office:value-type="float" office:value="5.92" calcext:value-type="float">
            <text:p>5.92</text:p>
          </table:table-cell>
          <table:table-cell table:number-columns-repeated="2" office:value-type="float" office:value="17.76" calcext:value-type="float">
            <text:p>17.76</text:p>
          </table:table-cell>
          <table:table-cell office:value-type="float" office:value="8.88" calcext:value-type="float">
            <text:p>8.88</text:p>
          </table:table-cell>
          <table:table-cell table:number-columns-repeated="2"/>
          <table:table-cell office:value-type="float" office:value="821.52" calcext:value-type="float">
            <text:p>821.52</text:p>
          </table:table-cell>
          <table:table-cell office:value-type="float" office:value="90" calcext:value-type="float">
            <text:p>90</text:p>
          </table:table-cell>
          <table:table-cell office:value-type="float" office:value="16.8" calcext:value-type="float">
            <text:p>16.8</text:p>
          </table:table-cell>
          <table:table-cell office:value-type="float" office:value="4.8" calcext:value-type="float">
            <text:p>4.8</text:p>
          </table:table-cell>
          <table:table-cell table:number-columns-repeated="3"/>
          <table:table-cell office:value-type="float" office:value="22.08" calcext:value-type="float">
            <text:p>22.08</text:p>
          </table:table-cell>
          <table:table-cell office:value-type="float" office:value="38.4" calcext:value-type="float">
            <text:p>38.4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29.12" calcext:value-type="float">
            <text:p>29.12</text:p>
          </table:table-cell>
          <table:table-cell table:number-columns-repeated="3"/>
          <table:table-cell office:value-type="float" office:value="106.2" calcext:value-type="float">
            <text:p>106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office:value-type="float" office:value="6.24" calcext:value-type="float">
            <text:p>6.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7.2" calcext:value-type="float">
            <text:p>67.2</text:p>
          </table:table-cell>
          <table:table-cell table:number-columns-repeated="6"/>
          <table:table-cell office:value-type="float" office:value="33.6" calcext:value-type="float">
            <text:p>33.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2.4" calcext:value-type="float">
            <text:p>22.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.96" calcext:value-type="float">
            <text:p>12.96</text:p>
          </table:table-cell>
          <table:table-cell office:value-type="float" office:value="2.52" calcext:value-type="float">
            <text:p>2.52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4"/>
          <table:table-cell table:number-columns-repeated="3" office:value-type="float" office:value="6" calcext:value-type="float">
            <text:p>6</text:p>
          </table:table-cell>
          <table:table-cell table:number-columns-repeated="3"/>
          <table:table-cell office:value-type="float" office:value="63.6" calcext:value-type="float">
            <text:p>63.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2.68" calcext:value-type="float">
            <text:p>22.6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6.48" calcext:value-type="float">
            <text:p>6.48</text:p>
          </table:table-cell>
          <table:table-cell table:number-columns-repeated="12"/>
          <table:table-cell office:value-type="float" office:value="2325.874" calcext:value-type="float">
            <text:p>2325.874</text:p>
          </table:table-cell>
          <table:table-cell office:value-type="string" calcext:value-type="string">
            <text:p>Складе Прайм, на 12-00 Складе ГП, на 18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7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7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Складе ИП Антошина (Брянск) на 18-00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7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ИП Антошина (Брянск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амере созревания (производство) на 18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Камере созревания (производство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Отклонение (ИТОГО = Фактические остатки - Остатки ГП из 1С)</text:p>
          </table:table-cell>
          <table:table-cell office:value-type="float" office:value="-79.8679999999999" calcext:value-type="float">
            <text:p>-79.8679999999999</text:p>
          </table:table-cell>
          <table:table-cell office:value-type="float" office:value="-3.212" calcext:value-type="float">
            <text:p>-3.212</text:p>
          </table:table-cell>
          <table:table-cell office:value-type="float" office:value="-214.354" calcext:value-type="float">
            <text:p>-214.354</text:p>
          </table:table-cell>
          <table:table-cell office:value-type="float" office:value="-13.886" calcext:value-type="float">
            <text:p>-13.886</text:p>
          </table:table-cell>
          <table:table-cell office:value-type="float" office:value="-85.1" calcext:value-type="float">
            <text:p>-85.1</text:p>
          </table:table-cell>
          <table:table-cell office:value-type="float" office:value="0" calcext:value-type="float">
            <text:p>0</text:p>
          </table:table-cell>
          <table:table-cell office:value-type="float" office:value="-63.482" calcext:value-type="float">
            <text:p>-63.482</text:p>
          </table:table-cell>
          <table:table-cell office:value-type="float" office:value="-210.84" calcext:value-type="float">
            <text:p>-210.84</text:p>
          </table:table-cell>
          <table:table-cell office:value-type="float" office:value="2.254" calcext:value-type="float">
            <text:p>2.2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.18" calcext:value-type="float">
            <text:p>-5.18</text:p>
          </table:table-cell>
          <table:table-cell office:value-type="float" office:value="-20.35" calcext:value-type="float">
            <text:p>-20.35</text:p>
          </table:table-cell>
          <table:table-cell office:value-type="float" office:value="-17.76" calcext:value-type="float">
            <text:p>-17.76</text:p>
          </table:table-cell>
          <table:table-cell office:value-type="float" office:value="-11.1" calcext:value-type="float">
            <text:p>-11.1</text:p>
          </table:table-cell>
          <table:table-cell office:value-type="float" office:value="0" calcext:value-type="float">
            <text:p>0</text:p>
          </table:table-cell>
          <table:table-cell office:value-type="float" office:value="-203.84" calcext:value-type="float">
            <text:p>-203.84</text:p>
          </table:table-cell>
          <table:table-cell office:value-type="float" office:value="-843.39" calcext:value-type="float">
            <text:p>-843.39</text:p>
          </table:table-cell>
          <table:table-cell office:value-type="float" office:value="-173.2" calcext:value-type="float">
            <text:p>-173.2</text:p>
          </table:table-cell>
          <table:table-cell office:value-type="float" office:value="27.72" calcext:value-type="float">
            <text:p>27.72</text:p>
          </table:table-cell>
          <table:table-cell office:value-type="float" office:value="-5.04" calcext:value-type="float">
            <text:p>-5.04</text:p>
          </table:table-cell>
          <table:table-cell office:value-type="float" office:value="0" calcext:value-type="float">
            <text:p>0</text:p>
          </table:table-cell>
          <table:table-cell office:value-type="float" office:value="2.22000000000003" calcext:value-type="float">
            <text:p>2.22000000000003</text:p>
          </table:table-cell>
          <table:table-cell office:value-type="float" office:value="0" calcext:value-type="float">
            <text:p>0</text:p>
          </table:table-cell>
          <table:table-cell office:value-type="float" office:value="-132.94" calcext:value-type="float">
            <text:p>-132.94</text:p>
          </table:table-cell>
          <table:table-cell office:value-type="float" office:value="-39.96" calcext:value-type="float">
            <text:p>-39.96</text:p>
          </table:table-cell>
          <table:table-cell office:value-type="float" office:value="-9.72" calcext:value-type="float">
            <text:p>-9.72</text:p>
          </table:table-cell>
          <table:table-cell office:value-type="float" office:value="-1.2" calcext:value-type="float">
            <text:p>-1.2</text:p>
          </table:table-cell>
          <table:table-cell office:value-type="float" office:value="-31.64" calcext:value-type="float">
            <text:p>-31.64</text:p>
          </table:table-cell>
          <table:table-cell office:value-type="float" office:value="2.51999999999998" calcext:value-type="float">
            <text:p>2.51999999999998</text:p>
          </table:table-cell>
          <table:table-cell office:value-type="float" office:value="-8.39999999999986" calcext:value-type="float">
            <text:p>-8.39999999999986</text:p>
          </table:table-cell>
          <table:table-cell office:value-type="float" office:value="-23.92" calcext:value-type="float">
            <text:p>-23.92</text:p>
          </table:table-cell>
          <table:table-cell office:value-type="float" office:value="-3594.4" calcext:value-type="float">
            <text:p>-3594.4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-17.16" calcext:value-type="float">
            <text:p>-17.16</text:p>
          </table:table-cell>
          <table:table-cell office:value-type="float" office:value="3.055" calcext:value-type="float">
            <text:p>3.055</text:p>
          </table:table-cell>
          <table:table-cell office:value-type="float" office:value="-3.555" calcext:value-type="float">
            <text:p>-3.555</text:p>
          </table:table-cell>
          <table:table-cell office:value-type="float" office:value="-1.424" calcext:value-type="float">
            <text:p>-1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.25" calcext:value-type="float">
            <text:p>206.25</text:p>
          </table:table-cell>
          <table:table-cell office:value-type="float" office:value="55.125" calcext:value-type="float">
            <text:p>55.125</text:p>
          </table:table-cell>
          <table:table-cell office:value-type="float" office:value="39" calcext:value-type="float">
            <text:p>39</text:p>
          </table:table-cell>
          <table:table-cell office:value-type="float" office:value="140.9" calcext:value-type="float">
            <text:p>140.9</text:p>
          </table:table-cell>
          <table:table-cell office:value-type="float" office:value="0" calcext:value-type="float">
            <text:p>0</text:p>
          </table:table-cell>
          <table:table-cell office:value-type="float" office:value="187.5" calcext:value-type="float">
            <text:p>187.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18" calcext:value-type="float">
            <text:p>18</text:p>
          </table:table-cell>
          <table:table-cell office:value-type="float" office:value="-36.6" calcext:value-type="float">
            <text:p>-36.6</text:p>
          </table:table-cell>
          <table:table-cell office:value-type="float" office:value="939.75" calcext:value-type="float">
            <text:p>939.75</text:p>
          </table:table-cell>
          <table:table-cell office:value-type="float" office:value="20.5" calcext:value-type="float">
            <text:p>20.5</text:p>
          </table:table-cell>
          <table:table-cell office:value-type="float" office:value="727.6" calcext:value-type="float">
            <text:p>727.6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284" calcext:value-type="float">
            <text:p>284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25.56" calcext:value-type="float">
            <text:p>-25.56</text:p>
          </table:table-cell>
          <table:table-cell office:value-type="float" office:value="29.54" calcext:value-type="float">
            <text:p>29.54</text:p>
          </table:table-cell>
          <table:table-cell office:value-type="float" office:value="16.2000000000001" calcext:value-type="float">
            <text:p>16.2000000000001</text:p>
          </table:table-cell>
          <table:table-cell office:value-type="float" office:value="-4.853" calcext:value-type="float">
            <text:p>-4.853</text:p>
          </table:table-cell>
          <table:table-cell office:value-type="float" office:value="-0.84" calcext:value-type="float">
            <text:p>-0.84</text:p>
          </table:table-cell>
          <table:table-cell office:value-type="float" office:value="-360" calcext:value-type="float">
            <text:p>-360</text:p>
          </table:table-cell>
          <table:table-cell office:value-type="float" office:value="740.8" calcext:value-type="float">
            <text:p>740.8</text:p>
          </table:table-cell>
          <table:table-cell office:value-type="float" office:value="151.2" calcext:value-type="float">
            <text:p>151.2</text:p>
          </table:table-cell>
          <table:table-cell office:value-type="float" office:value="1656.18" calcext:value-type="float">
            <text:p>1656.18</text:p>
          </table:table-cell>
          <table:table-cell office:value-type="float" office:value="241.5" calcext:value-type="float">
            <text:p>241.5</text:p>
          </table:table-cell>
          <table:table-cell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  <table:table-cell office:value-type="float" office:value="-6.19999999999999" calcext:value-type="float">
            <text:p>-6.19999999999999</text:p>
          </table:table-cell>
          <table:table-cell office:value-type="float" office:value="7.60000000000001" calcext:value-type="float">
            <text:p>7.6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2.6" calcext:value-type="float">
            <text:p>-2.6</text:p>
          </table:table-cell>
          <table:table-cell office:value-type="float" office:value="68.04" calcext:value-type="float">
            <text:p>68.04</text:p>
          </table:table-cell>
          <table:table-cell/>
          <table:table-cell office:value-type="float" office:value="-6.47999999999998" calcext:value-type="float">
            <text:p>-6.47999999999998</text:p>
          </table:table-cell>
          <table:table-cell office:value-type="float" office:value="0" calcext:value-type="float">
            <text:p>0</text:p>
          </table:table-cell>
          <table:table-cell office:value-type="float" office:value="-108.9" calcext:value-type="float">
            <text:p>-108.9</text:p>
          </table:table-cell>
          <table:table-cell office:value-type="float" office:value="0" calcext:value-type="float">
            <text:p>0</text:p>
          </table:table-cell>
          <table:table-cell office:value-type="float" office:value="-6.12" calcext:value-type="float">
            <text:p>-6.12</text:p>
          </table:table-cell>
          <table:table-cell office:value-type="float" office:value="-59.75" calcext:value-type="float">
            <text:p>-59.75</text:p>
          </table:table-cell>
          <table:table-cell office:value-type="float" office:value="1584.5" calcext:value-type="float">
            <text:p>1584.5</text:p>
          </table:table-cell>
          <table:table-cell office:value-type="float" office:value="-102" calcext:value-type="float">
            <text:p>-102</text:p>
          </table:table-cell>
          <table:table-cell office:value-type="float" office:value="504" calcext:value-type="float">
            <text:p>504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8.59999999999999" calcext:value-type="float">
            <text:p>-8.59999999999999</text:p>
          </table:table-cell>
          <table:table-cell office:value-type="float" office:value="-6.48" calcext:value-type="float">
            <text:p>-6.48</text:p>
          </table:table-cell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110.5" calcext:value-type="float">
            <text:p>110.5</text:p>
          </table:table-cell>
          <table:table-cell office:value-type="float" office:value="-150" calcext:value-type="float">
            <text:p>-1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9139.51" calcext:value-type="float">
            <text:p>-19139.51</text:p>
          </table:table-cell>
          <table:table-cell office:value-type="string" calcext:value-type="string">
            <text:p>Отклонение (ИТОГО = Фактические остатки - Остатки ГП из 1С)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ГП, кг:</text:p>
          </table:table-cell>
          <table:table-cell office:value-type="float" office:value="-54.7719999999999" calcext:value-type="float">
            <text:p>-54.771999999999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38.37" calcext:value-type="float">
            <text:p>-138.37</text:p>
          </table:table-cell>
          <table:table-cell office:value-type="float" office:value="-10.688" calcext:value-type="float">
            <text:p>-10.688</text:p>
          </table:table-cell>
          <table:table-cell office:value-type="float" office:value="-37.74" calcext:value-type="float">
            <text:p>-37.74</text:p>
          </table:table-cell>
          <table:table-cell office:value-type="float" office:value="0" calcext:value-type="float">
            <text:p>0</text:p>
          </table:table-cell>
          <table:table-cell office:value-type="float" office:value="6.544" calcext:value-type="float">
            <text:p>6.544</text:p>
          </table:table-cell>
          <table:table-cell office:value-type="float" office:value="-71.9599999999999" calcext:value-type="float">
            <text:p>-71.9599999999999</text:p>
          </table:table-cell>
          <table:table-cell office:value-type="float" office:value="2.254" calcext:value-type="float">
            <text:p>2.2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740000000000002" calcext:value-type="float">
            <text:p>0.740000000000002</text:p>
          </table:table-cell>
          <table:table-cell office:value-type="float" office:value="-2.59" calcext:value-type="float">
            <text:p>-2.59</text:p>
          </table:table-cell>
          <table:table-cell office:value-type="float" office:value="0" calcext:value-type="float">
            <text:p>0</text:p>
          </table:table-cell>
          <table:table-cell office:value-type="float" office:value="-2.22" calcext:value-type="float">
            <text:p>-2.22</text:p>
          </table:table-cell>
          <table:table-cell office:value-type="float" office:value="0" calcext:value-type="float">
            <text:p>0</text:p>
          </table:table-cell>
          <table:table-cell office:value-type="float" office:value="-203.84" calcext:value-type="float">
            <text:p>-203.84</text:p>
          </table:table-cell>
          <table:table-cell office:value-type="float" office:value="-21.8699999999999" calcext:value-type="float">
            <text:p>-21.8699999999999</text:p>
          </table:table-cell>
          <table:table-cell office:value-type="float" office:value="-83.2" calcext:value-type="float">
            <text:p>-83.2</text:p>
          </table:table-cell>
          <table:table-cell office:value-type="float" office:value="44.52" calcext:value-type="float">
            <text:p>44.52</text:p>
          </table:table-cell>
          <table:table-cell office:value-type="float" office:value="-0.24" calcext:value-type="float">
            <text:p>-0.24</text:p>
          </table:table-cell>
          <table:table-cell office:value-type="float" office:value="0" calcext:value-type="float">
            <text:p>0</text:p>
          </table:table-cell>
          <table:table-cell office:value-type="float" office:value="2.22000000000003" calcext:value-type="float">
            <text:p>2.22000000000003</text:p>
          </table:table-cell>
          <table:table-cell office:value-type="float" office:value="0" calcext:value-type="float">
            <text:p>0</text:p>
          </table:table-cell>
          <table:table-cell office:value-type="float" office:value="-110.86" calcext:value-type="float">
            <text:p>-110.86</text:p>
          </table:table-cell>
          <table:table-cell office:value-type="float" office:value="-1.56" calcext:value-type="float">
            <text:p>-1.56</text:p>
          </table:table-cell>
          <table:table-cell office:value-type="float" office:value="-1.32" calcext:value-type="float">
            <text:p>-1.32</text:p>
          </table:table-cell>
          <table:table-cell office:value-type="float" office:value="-1.2" calcext:value-type="float">
            <text:p>-1.2</text:p>
          </table:table-cell>
          <table:table-cell office:value-type="float" office:value="-2.51999999999998" calcext:value-type="float">
            <text:p>-2.51999999999998</text:p>
          </table:table-cell>
          <table:table-cell office:value-type="float" office:value="2.51999999999998" calcext:value-type="float">
            <text:p>2.51999999999998</text:p>
          </table:table-cell>
          <table:table-cell office:value-type="float" office:value="-8.39999999999986" calcext:value-type="float">
            <text:p>-8.39999999999986</text:p>
          </table:table-cell>
          <table:table-cell office:value-type="float" office:value="-23.92" calcext:value-type="float">
            <text:p>-23.92</text:p>
          </table:table-cell>
          <table:table-cell office:value-type="float" office:value="-3488.2" calcext:value-type="float">
            <text:p>-3488.2</text:p>
          </table:table-cell>
          <table:table-cell office:value-type="float" office:value="-1.8" calcext:value-type="float">
            <text:p>-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2" calcext:value-type="float">
            <text:p>-10.92</text:p>
          </table:table-cell>
          <table:table-cell office:value-type="float" office:value="3.055" calcext:value-type="float">
            <text:p>3.055</text:p>
          </table:table-cell>
          <table:table-cell office:value-type="float" office:value="-3.555" calcext:value-type="float">
            <text:p>-3.555</text:p>
          </table:table-cell>
          <table:table-cell office:value-type="float" office:value="-1.424" calcext:value-type="float">
            <text:p>-1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.25" calcext:value-type="float">
            <text:p>211.25</text:p>
          </table:table-cell>
          <table:table-cell office:value-type="float" office:value="55.125" calcext:value-type="float">
            <text:p>55.125</text:p>
          </table:table-cell>
          <table:table-cell office:value-type="float" office:value="120" calcext:value-type="float">
            <text:p>120</text:p>
          </table:table-cell>
          <table:table-cell office:value-type="float" office:value="208.1" calcext:value-type="float">
            <text:p>208.1</text:p>
          </table:table-cell>
          <table:table-cell office:value-type="float" office:value="0" calcext:value-type="float">
            <text:p>0</text:p>
          </table:table-cell>
          <table:table-cell office:value-type="float" office:value="187.5" calcext:value-type="float">
            <text:p>187.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01.75" calcext:value-type="float">
            <text:p>1001.75</text:p>
          </table:table-cell>
          <table:table-cell office:value-type="float" office:value="20.5" calcext:value-type="float">
            <text:p>20.5</text:p>
          </table:table-cell>
          <table:table-cell office:value-type="float" office:value="750" calcext:value-type="float">
            <text:p>750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38" calcext:value-type="float">
            <text:p>338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12.6" calcext:value-type="float">
            <text:p>-12.6</text:p>
          </table:table-cell>
          <table:table-cell office:value-type="float" office:value="32.06" calcext:value-type="float">
            <text:p>32.06</text:p>
          </table:table-cell>
          <table:table-cell office:value-type="float" office:value="16.2000000000001" calcext:value-type="float">
            <text:p>16.2000000000001</text:p>
          </table:table-cell>
          <table:table-cell office:value-type="float" office:value="-4.853" calcext:value-type="float">
            <text:p>-4.853</text:p>
          </table:table-cell>
          <table:table-cell office:value-type="float" office:value="-0.84" calcext:value-type="float">
            <text:p>-0.84</text:p>
          </table:table-cell>
          <table:table-cell office:value-type="float" office:value="-360" calcext:value-type="float">
            <text:p>-360</text:p>
          </table:table-cell>
          <table:table-cell office:value-type="float" office:value="830.8" calcext:value-type="float">
            <text:p>830.8</text:p>
          </table:table-cell>
          <table:table-cell office:value-type="float" office:value="151.2" calcext:value-type="float">
            <text:p>151.2</text:p>
          </table:table-cell>
          <table:table-cell office:value-type="float" office:value="1656.18" calcext:value-type="float">
            <text:p>1656.18</text:p>
          </table:table-cell>
          <table:table-cell office:value-type="float" office:value="241.5" calcext:value-type="float">
            <text:p>241.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-0.199999999999989" calcext:value-type="float">
            <text:p>-0.199999999999989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1" calcext:value-type="float">
            <text:p>61</text:p>
          </table:table-cell>
          <table:table-cell office:value-type="float" office:value="68.04" calcext:value-type="float">
            <text:p>68.04</text:p>
          </table:table-cell>
          <table:table-cell/>
          <table:table-cell office:value-type="float" office:value="-1.07999999999998" calcext:value-type="float">
            <text:p>-1.07999999999998</text:p>
          </table:table-cell>
          <table:table-cell office:value-type="float" office:value="0" calcext:value-type="float">
            <text:p>0</text:p>
          </table:table-cell>
          <table:table-cell office:value-type="float" office:value="-86.22" calcext:value-type="float">
            <text:p>-86.22</text:p>
          </table:table-cell>
          <table:table-cell office:value-type="float" office:value="0" calcext:value-type="float">
            <text:p>0</text:p>
          </table:table-cell>
          <table:table-cell office:value-type="float" office:value="-0.719999999999999" calcext:value-type="float">
            <text:p>-0.719999999999999</text:p>
          </table:table-cell>
          <table:table-cell office:value-type="float" office:value="-23.75" calcext:value-type="float">
            <text:p>-23.75</text:p>
          </table:table-cell>
          <table:table-cell office:value-type="float" office:value="1647.5" calcext:value-type="float">
            <text:p>1647.5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.59999999999999" calcext:value-type="float">
            <text:p>-2.5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110.5" calcext:value-type="float">
            <text:p>110.5</text:p>
          </table:table-cell>
          <table:table-cell office:value-type="float" office:value="-150" calcext:value-type="float">
            <text:p>-1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6813.636" calcext:value-type="float">
            <text:p>-16813.636</text:p>
          </table:table-cell>
          <table:table-cell office:value-type="string" calcext:value-type="string">
            <text:p>Отклонение Складе ГП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Прайм, кг:</text:p>
          </table:table-cell>
          <table:table-cell office:value-type="float" office:value="-25.096" calcext:value-type="float">
            <text:p>-25.096</text:p>
          </table:table-cell>
          <table:table-cell office:value-type="float" office:value="-3.21" calcext:value-type="float">
            <text:p>-3.21</text:p>
          </table:table-cell>
          <table:table-cell office:value-type="float" office:value="-75.984" calcext:value-type="float">
            <text:p>-75.984</text:p>
          </table:table-cell>
          <table:table-cell office:value-type="float" office:value="-3.198" calcext:value-type="float">
            <text:p>-3.198</text:p>
          </table:table-cell>
          <table:table-cell office:value-type="float" office:value="-47.36" calcext:value-type="float">
            <text:p>-47.36</text:p>
          </table:table-cell>
          <table:table-cell office:value-type="float" office:value="0" calcext:value-type="float">
            <text:p>0</text:p>
          </table:table-cell>
          <table:table-cell office:value-type="float" office:value="-70.026" calcext:value-type="float">
            <text:p>-70.026</text:p>
          </table:table-cell>
          <table:table-cell office:value-type="float" office:value="-138.88" calcext:value-type="float">
            <text:p>-138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92" calcext:value-type="float">
            <text:p>-5.92</text:p>
          </table:table-cell>
          <table:table-cell table:number-columns-repeated="2" office:value-type="float" office:value="-17.76" calcext:value-type="float">
            <text:p>-17.76</text:p>
          </table:table-cell>
          <table:table-cell office:value-type="float" office:value="-8.88" calcext:value-type="float">
            <text:p>-8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1.52" calcext:value-type="float">
            <text:p>-821.52</text:p>
          </table:table-cell>
          <table:table-cell office:value-type="float" office:value="-90" calcext:value-type="float">
            <text:p>-90</text:p>
          </table:table-cell>
          <table:table-cell office:value-type="float" office:value="-16.8" calcext:value-type="float">
            <text:p>-16.8</text:p>
          </table:table-cell>
          <table:table-cell office:value-type="float" office:value="-4.8" calcext:value-type="float">
            <text:p>-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08" calcext:value-type="float">
            <text:p>-22.08</text:p>
          </table:table-cell>
          <table:table-cell office:value-type="float" office:value="-38.4" calcext:value-type="float">
            <text:p>-38.4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-29.12" calcext:value-type="float">
            <text:p>-2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6.2" calcext:value-type="float">
            <text:p>-10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-6.24" calcext:value-type="float">
            <text:p>-6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-67.2" calcext:value-type="float">
            <text:p>-67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3.6" calcext:value-type="float">
            <text:p>-33.6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-22.4" calcext:value-type="float">
            <text:p>-2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6" calcext:value-type="float">
            <text:p>-12.96</text:p>
          </table:table-cell>
          <table:table-cell office:value-type="float" office:value="-2.52" calcext:value-type="float">
            <text:p>-2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6" calcext:value-type="float">
            <text:p>-63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4" calcext:value-type="float">
            <text:p>-5.4</text:p>
          </table:table-cell>
          <table:table-cell office:value-type="float" office:value="0" calcext:value-type="float">
            <text:p>0</text:p>
          </table:table-cell>
          <table:table-cell office:value-type="float" office:value="-22.68" calcext:value-type="float">
            <text:p>-22.68</text:p>
          </table:table-cell>
          <table:table-cell office:value-type="float" office:value="0" calcext:value-type="float">
            <text:p>0</text:p>
          </table:table-cell>
          <table:table-cell office:value-type="float" office:value="-5.4" calcext:value-type="float">
            <text:p>-5.4</text:p>
          </table:table-cell>
          <table:table-cell office:value-type="float" office:value="-36" calcext:value-type="float">
            <text:p>-36</text:p>
          </table:table-cell>
          <table:table-cell office:value-type="float" office:value="-63" calcext:value-type="float">
            <text:p>-63</text:p>
          </table:table-cell>
          <table:table-cell office:value-type="float" office:value="-105" calcext:value-type="float">
            <text:p>-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6.48" calcext:value-type="float">
            <text:p>-6.4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2325.874" calcext:value-type="float">
            <text:p>-2325.874</text:p>
          </table:table-cell>
          <table:table-cell office:value-type="string" calcext:value-type="string">
            <text:p>Отклонение Складе Прайм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НатурПро, кг:</text:p>
          </table:table-cell>
          <table:table-cell table:number-columns-repeated="83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тклонение Складе НатурПро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Смарт Логистик, кг:</text:p>
          </table:table-cell>
          <table:table-cell table:number-columns-repeated="83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тклонение Складе Смарт Логистик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ИП Антошина (Брянск), кг:</text:p>
          </table:table-cell>
          <table:table-cell table:number-columns-repeated="83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тклонение Складе ИП Антошина (Брянск)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Брасовские сыры, кг:</text:p>
          </table:table-cell>
          <table:table-cell table:number-columns-repeated="83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тклонение Складе Брасовские сыры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Статистика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заявка 1 к.н. (+2 дня 2019 г.)</text:p>
          </table:table-cell>
          <table:table-cell office:value-type="float" office:value="4522.703" calcext:value-type="float">
            <text:p>4522.703</text:p>
          </table:table-cell>
          <table:table-cell/>
          <table:table-cell office:value-type="float" office:value="473.411" calcext:value-type="float">
            <text:p>473.411</text:p>
          </table:table-cell>
          <table:table-cell office:value-type="float" office:value="121.855" calcext:value-type="float">
            <text:p>121.855</text:p>
          </table:table-cell>
          <table:table-cell office:value-type="float" office:value="1411.92" calcext:value-type="float">
            <text:p>1411.92</text:p>
          </table:table-cell>
          <table:table-cell office:value-type="float" office:value="156" calcext:value-type="float">
            <text:p>156</text:p>
          </table:table-cell>
          <table:table-cell office:value-type="float" office:value="2028.307" calcext:value-type="float">
            <text:p>2028.307</text:p>
          </table:table-cell>
          <table:table-cell table:number-columns-repeated="4"/>
          <table:table-cell office:value-type="float" office:value="816.96" calcext:value-type="float">
            <text:p>816.96</text:p>
          </table:table-cell>
          <table:table-cell office:value-type="float" office:value="352.24" calcext:value-type="float">
            <text:p>352.24</text:p>
          </table:table-cell>
          <table:table-cell office:value-type="float" office:value="375.92" calcext:value-type="float">
            <text:p>375.92</text:p>
          </table:table-cell>
          <table:table-cell office:value-type="float" office:value="899.84" calcext:value-type="float">
            <text:p>899.84</text:p>
          </table:table-cell>
          <table:table-cell office:value-type="float" office:value="33.6" calcext:value-type="float">
            <text:p>33.6</text:p>
          </table:table-cell>
          <table:table-cell table:number-columns-repeated="3"/>
          <table:table-cell office:value-type="float" office:value="61.2" calcext:value-type="float">
            <text:p>61.2</text:p>
          </table:table-cell>
          <table:table-cell office:value-type="float" office:value="410.4" calcext:value-type="float">
            <text:p>410.4</text:p>
          </table:table-cell>
          <table:table-cell table:number-columns-repeated="14"/>
          <table:table-cell office:value-type="float" office:value="81" calcext:value-type="float">
            <text:p>81</text:p>
          </table:table-cell>
          <table:table-cell office:value-type="float" office:value="423.2" calcext:value-type="float">
            <text:p>423.2</text:p>
          </table:table-cell>
          <table:table-cell/>
          <table:table-cell office:value-type="float" office:value="67.59" calcext:value-type="float">
            <text:p>67.59</text:p>
          </table:table-cell>
          <table:table-cell office:value-type="float" office:value="34.262" calcext:value-type="float">
            <text:p>34.262</text:p>
          </table:table-cell>
          <table:table-cell office:value-type="float" office:value="17.07" calcext:value-type="float">
            <text:p>17.07</text:p>
          </table:table-cell>
          <table:table-cell table:number-columns-repeated="6"/>
          <table:table-cell office:value-type="float" office:value="549.6" calcext:value-type="float">
            <text:p>549.6</text:p>
          </table:table-cell>
          <table:table-cell office:value-type="float" office:value="832.5" calcext:value-type="float">
            <text:p>832.5</text:p>
          </table:table-cell>
          <table:table-cell office:value-type="float" office:value="274.5" calcext:value-type="float">
            <text:p>274.5</text:p>
          </table:table-cell>
          <table:table-cell table:number-columns-repeated="7"/>
          <table:table-cell office:value-type="float" office:value="133.5" calcext:value-type="float">
            <text:p>133.5</text:p>
          </table:table-cell>
          <table:table-cell/>
          <table:table-cell office:value-type="float" office:value="1047.6" calcext:value-type="float">
            <text:p>1047.6</text:p>
          </table:table-cell>
          <table:table-cell office:value-type="float" office:value="997.5" calcext:value-type="float">
            <text:p>997.5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1080.18" calcext:value-type="float">
            <text:p>1080.18</text:p>
          </table:table-cell>
          <table:table-cell table:number-columns-repeated="4"/>
          <table:table-cell office:value-type="float" office:value="594" calcext:value-type="float">
            <text:p>594</text:p>
          </table:table-cell>
          <table:table-cell office:value-type="float" office:value="4395.6" calcext:value-type="float">
            <text:p>4395.6</text:p>
          </table:table-cell>
          <table:table-cell/>
          <table:table-cell office:value-type="float" office:value="856.44" calcext:value-type="float">
            <text:p>856.44</text:p>
          </table:table-cell>
          <table:table-cell table:number-columns-repeated="5"/>
          <table:table-cell office:value-type="float" office:value="73.5" calcext:value-type="float">
            <text:p>73.5</text:p>
          </table:table-cell>
          <table:table-cell office:value-type="float" office:value="364" calcext:value-type="float">
            <text:p>364</text:p>
          </table:table-cell>
          <table:table-cell office:value-type="float" office:value="165.5" calcext:value-type="float">
            <text:p>165.5</text:p>
          </table:table-cell>
          <table:table-cell office:value-type="float" office:value="337.4" calcext:value-type="float">
            <text:p>337.4</text:p>
          </table:table-cell>
          <table:table-cell office:value-type="float" office:value="612.36" calcext:value-type="float">
            <text:p>612.36</text:p>
          </table:table-cell>
          <table:table-cell/>
          <table:table-cell office:value-type="float" office:value="889.56" calcext:value-type="float">
            <text:p>889.56</text:p>
          </table:table-cell>
          <table:table-cell/>
          <table:table-cell office:value-type="float" office:value="480.06" calcext:value-type="float">
            <text:p>480.06</text:p>
          </table:table-cell>
          <table:table-cell/>
          <table:table-cell office:value-type="float" office:value="750.42" calcext:value-type="float">
            <text:p>750.42</text:p>
          </table:table-cell>
          <table:table-cell office:value-type="float" office:value="1762" calcext:value-type="float">
            <text:p>1762</text:p>
          </table:table-cell>
          <table:table-cell office:value-type="float" office:value="1606.5" calcext:value-type="float">
            <text:p>1606.5</text:p>
          </table:table-cell>
          <table:table-cell office:value-type="float" office:value="3888.5" calcext:value-type="float">
            <text:p>3888.5</text:p>
          </table:table-cell>
          <table:table-cell table:number-columns-repeated="2"/>
          <table:table-cell office:value-type="float" office:value="73.5" calcext:value-type="float">
            <text:p>73.5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415.08" calcext:value-type="float">
            <text:p>415.08</text:p>
          </table:table-cell>
          <table:table-cell office:value-type="float" office:value="1080.5" calcext:value-type="float">
            <text:p>1080.5</text:p>
          </table:table-cell>
          <table:table-cell office:value-type="float" office:value="936" calcext:value-type="float">
            <text:p>936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table:number-columns-repeated="6"/>
          <table:table-cell office:value-type="float" office:value="79801.211" calcext:value-type="float">
            <text:p>79801.211</text:p>
          </table:table-cell>
          <table:table-cell office:value-type="string" calcext:value-type="string">
            <text:p>заявка 1 к.н. (+2 дня 2019 г.)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 к.н.</text:p>
          </table:table-cell>
          <table:table-cell office:value-type="float" office:value="1278.238" calcext:value-type="float">
            <text:p>1278.238</text:p>
          </table:table-cell>
          <table:table-cell office:value-type="float" office:value="150.421" calcext:value-type="float">
            <text:p>150.421</text:p>
          </table:table-cell>
          <table:table-cell office:value-type="float" office:value="1812.568" calcext:value-type="float">
            <text:p>1812.568</text:p>
          </table:table-cell>
          <table:table-cell office:value-type="float" office:value="134.689" calcext:value-type="float">
            <text:p>134.689</text:p>
          </table:table-cell>
          <table:table-cell office:value-type="float" office:value="1204.72" calcext:value-type="float">
            <text:p>1204.72</text:p>
          </table:table-cell>
          <table:table-cell office:value-type="float" office:value="78" calcext:value-type="float">
            <text:p>78</text:p>
          </table:table-cell>
          <table:table-cell office:value-type="float" office:value="51.77" calcext:value-type="float">
            <text:p>51.77</text:p>
          </table:table-cell>
          <table:table-cell table:number-columns-repeated="4"/>
          <table:table-cell office:value-type="float" office:value="559.44" calcext:value-type="float">
            <text:p>559.44</text:p>
          </table:table-cell>
          <table:table-cell office:value-type="float" office:value="381.84" calcext:value-type="float">
            <text:p>381.84</text:p>
          </table:table-cell>
          <table:table-cell office:value-type="float" office:value="319.68" calcext:value-type="float">
            <text:p>319.68</text:p>
          </table:table-cell>
          <table:table-cell office:value-type="float" office:value="1636.88" calcext:value-type="float">
            <text:p>1636.88</text:p>
          </table:table-cell>
          <table:table-cell office:value-type="float" office:value="107.52" calcext:value-type="float">
            <text:p>107.52</text:p>
          </table:table-cell>
          <table:table-cell table:number-columns-repeated="3"/>
          <table:table-cell office:value-type="float" office:value="79.32" calcext:value-type="float">
            <text:p>79.32</text:p>
          </table:table-cell>
          <table:table-cell office:value-type="float" office:value="718.8" calcext:value-type="float">
            <text:p>718.8</text:p>
          </table:table-cell>
          <table:table-cell table:number-columns-repeated="14"/>
          <table:table-cell office:value-type="float" office:value="104.52" calcext:value-type="float">
            <text:p>104.52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float" office:value="29.8" calcext:value-type="float">
            <text:p>29.8</text:p>
          </table:table-cell>
          <table:table-cell office:value-type="float" office:value="27.11" calcext:value-type="float">
            <text:p>27.11</text:p>
          </table:table-cell>
          <table:table-cell office:value-type="float" office:value="4.498" calcext:value-type="float">
            <text:p>4.498</text:p>
          </table:table-cell>
          <table:table-cell/>
          <table:table-cell office:value-type="float" office:value="12196.87" calcext:value-type="float">
            <text:p>12196.87</text:p>
          </table:table-cell>
          <table:table-cell table:number-columns-repeated="4"/>
          <table:table-cell office:value-type="float" office:value="163.2" calcext:value-type="float">
            <text:p>163.2</text:p>
          </table:table-cell>
          <table:table-cell office:value-type="float" office:value="948" calcext:value-type="float">
            <text:p>948</text:p>
          </table:table-cell>
          <table:table-cell office:value-type="float" office:value="333" calcext:value-type="float">
            <text:p>333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/>
          <table:table-cell office:value-type="float" office:value="343.2" calcext:value-type="float">
            <text:p>343.2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1003.32" calcext:value-type="float">
            <text:p>1003.32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float" office:value="3926.4" calcext:value-type="float">
            <text:p>3926.4</text:p>
          </table:table-cell>
          <table:table-cell/>
          <table:table-cell office:value-type="float" office:value="1393.2" calcext:value-type="float">
            <text:p>1393.2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32" calcext:value-type="float">
            <text:p>632</text:p>
          </table:table-cell>
          <table:table-cell office:value-type="float" office:value="213" calcext:value-type="float">
            <text:p>213</text:p>
          </table:table-cell>
          <table:table-cell office:value-type="float" office:value="376.8" calcext:value-type="float">
            <text:p>376.8</text:p>
          </table:table-cell>
          <table:table-cell office:value-type="float" office:value="1373.76" calcext:value-type="float">
            <text:p>1373.76</text:p>
          </table:table-cell>
          <table:table-cell/>
          <table:table-cell office:value-type="float" office:value="1377.36" calcext:value-type="float">
            <text:p>1377.36</text:p>
          </table:table-cell>
          <table:table-cell/>
          <table:table-cell office:value-type="float" office:value="600.48" calcext:value-type="float">
            <text:p>600.48</text:p>
          </table:table-cell>
          <table:table-cell/>
          <table:table-cell office:value-type="float" office:value="780.84" calcext:value-type="float">
            <text:p>780.84</text:p>
          </table:table-cell>
          <table:table-cell office:value-type="float" office:value="2268" calcext:value-type="float">
            <text:p>2268</text:p>
          </table:table-cell>
          <table:table-cell office:value-type="float" office:value="5514" calcext:value-type="float">
            <text:p>5514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644.76" calcext:value-type="float">
            <text:p>644.76</text:p>
          </table:table-cell>
          <table:table-cell office:value-type="float" office:value="1098.5" calcext:value-type="float">
            <text:p>1098.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6"/>
          <table:table-cell office:value-type="float" office:value="103008.631" calcext:value-type="float">
            <text:p>103008.631</text:p>
          </table:table-cell>
          <table:table-cell office:value-type="string" calcext:value-type="string">
            <text:p>заявка 2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3 к.н.</text:p>
          </table:table-cell>
          <table:table-cell office:value-type="float" office:value="1814.95" calcext:value-type="float">
            <text:p>1814.95</text:p>
          </table:table-cell>
          <table:table-cell office:value-type="float" office:value="169.584" calcext:value-type="float">
            <text:p>169.584</text:p>
          </table:table-cell>
          <table:table-cell office:value-type="float" office:value="2323.103" calcext:value-type="float">
            <text:p>2323.103</text:p>
          </table:table-cell>
          <table:table-cell office:value-type="float" office:value="162.856" calcext:value-type="float">
            <text:p>162.856</text:p>
          </table:table-cell>
          <table:table-cell office:value-type="float" office:value="1531.8" calcext:value-type="float">
            <text:p>1531.8</text:p>
          </table:table-cell>
          <table:table-cell office:value-type="float" office:value="84" calcext:value-type="float">
            <text:p>84</text:p>
          </table:table-cell>
          <table:table-cell office:value-type="float" office:value="110.903" calcext:value-type="float">
            <text:p>110.903</text:p>
          </table:table-cell>
          <table:table-cell table:number-columns-repeated="4"/>
          <table:table-cell office:value-type="float" office:value="402.56" calcext:value-type="float">
            <text:p>402.56</text:p>
          </table:table-cell>
          <table:table-cell office:value-type="float" office:value="423.28" calcext:value-type="float">
            <text:p>423.28</text:p>
          </table:table-cell>
          <table:table-cell office:value-type="float" office:value="349.65" calcext:value-type="float">
            <text:p>349.65</text:p>
          </table:table-cell>
          <table:table-cell office:value-type="float" office:value="1281.68" calcext:value-type="float">
            <text:p>1281.68</text:p>
          </table:table-cell>
          <table:table-cell office:value-type="float" office:value="779.52" calcext:value-type="float">
            <text:p>779.52</text:p>
          </table:table-cell>
          <table:table-cell table:number-columns-repeated="3"/>
          <table:table-cell office:value-type="float" office:value="93.72" calcext:value-type="float">
            <text:p>93.72</text:p>
          </table:table-cell>
          <table:table-cell office:value-type="float" office:value="531.6" calcext:value-type="float">
            <text:p>531.6</text:p>
          </table:table-cell>
          <table:table-cell table:number-columns-repeated="14"/>
          <table:table-cell office:value-type="float" office:value="218.64" calcext:value-type="float">
            <text:p>218.64</text:p>
          </table:table-cell>
          <table:table-cell office:value-type="float" office:value="1251.2" calcext:value-type="float">
            <text:p>1251.2</text:p>
          </table:table-cell>
          <table:table-cell/>
          <table:table-cell office:value-type="float" office:value="58.082" calcext:value-type="float">
            <text:p>58.082</text:p>
          </table:table-cell>
          <table:table-cell office:value-type="float" office:value="25.656" calcext:value-type="float">
            <text:p>25.656</text:p>
          </table:table-cell>
          <table:table-cell office:value-type="float" office:value="11.856" calcext:value-type="float">
            <text:p>11.856</text:p>
          </table:table-cell>
          <table:table-cell/>
          <table:table-cell office:value-type="float" office:value="1672.32" calcext:value-type="float">
            <text:p>1672.32</text:p>
          </table:table-cell>
          <table:table-cell table:number-columns-repeated="4"/>
          <table:table-cell office:value-type="float" office:value="297.6" calcext:value-type="float">
            <text:p>297.6</text:p>
          </table:table-cell>
          <table:table-cell office:value-type="float" office:value="1252.5" calcext:value-type="float">
            <text:p>1252.5</text:p>
          </table:table-cell>
          <table:table-cell office:value-type="float" office:value="370.5" calcext:value-type="float">
            <text:p>370.5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344" calcext:value-type="float">
            <text:p>134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1228.5" calcext:value-type="float">
            <text:p>1228.5</text:p>
          </table:table-cell>
          <table:table-cell table:number-columns-repeated="4"/>
          <table:table-cell office:value-type="float" office:value="8679" calcext:value-type="float">
            <text:p>8679</text:p>
          </table:table-cell>
          <table:table-cell office:value-type="float" office:value="8008.8" calcext:value-type="float">
            <text:p>8008.8</text:p>
          </table:table-cell>
          <table:table-cell/>
          <table:table-cell office:value-type="float" office:value="2371.68" calcext:value-type="float">
            <text:p>2371.68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78" calcext:value-type="float">
            <text:p>678</text:p>
          </table:table-cell>
          <table:table-cell office:value-type="float" office:value="220.5" calcext:value-type="float">
            <text:p>220.5</text:p>
          </table:table-cell>
          <table:table-cell office:value-type="float" office:value="498.2" calcext:value-type="float">
            <text:p>498.2</text:p>
          </table:table-cell>
          <table:table-cell office:value-type="float" office:value="1081.08" calcext:value-type="float">
            <text:p>1081.08</text:p>
          </table:table-cell>
          <table:table-cell/>
          <table:table-cell office:value-type="float" office:value="1651.86" calcext:value-type="float">
            <text:p>1651.86</text:p>
          </table:table-cell>
          <table:table-cell/>
          <table:table-cell office:value-type="float" office:value="658.98" calcext:value-type="float">
            <text:p>658.98</text:p>
          </table:table-cell>
          <table:table-cell/>
          <table:table-cell office:value-type="float" office:value="668.7" calcext:value-type="float">
            <text:p>668.7</text:p>
          </table:table-cell>
          <table:table-cell office:value-type="float" office:value="2994" calcext:value-type="float">
            <text:p>2994</text:p>
          </table:table-cell>
          <table:table-cell office:value-type="float" office:value="3592" calcext:value-type="float">
            <text:p>3592</text:p>
          </table:table-cell>
          <table:table-cell office:value-type="float" office:value="3216" calcext:value-type="float">
            <text:p>3216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925.02" calcext:value-type="float">
            <text:p>925.02</text:p>
          </table:table-cell>
          <table:table-cell office:value-type="float" office:value="1641" calcext:value-type="float">
            <text:p>1641</text:p>
          </table:table-cell>
          <table:table-cell office:value-type="float" office:value="654" calcext:value-type="float">
            <text:p>654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121011.14" calcext:value-type="float">
            <text:p>121011.14</text:p>
          </table:table-cell>
          <table:table-cell office:value-type="string" calcext:value-type="string">
            <text:p>заявка 3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4 к.н.</text:p>
          </table:table-cell>
          <table:table-cell office:value-type="float" office:value="5751.08" calcext:value-type="float">
            <text:p>5751.08</text:p>
          </table:table-cell>
          <table:table-cell office:value-type="float" office:value="243.456" calcext:value-type="float">
            <text:p>243.456</text:p>
          </table:table-cell>
          <table:table-cell office:value-type="float" office:value="1592.581" calcext:value-type="float">
            <text:p>1592.581</text:p>
          </table:table-cell>
          <table:table-cell office:value-type="float" office:value="199.099" calcext:value-type="float">
            <text:p>199.099</text:p>
          </table:table-cell>
          <table:table-cell office:value-type="float" office:value="1773.78" calcext:value-type="float">
            <text:p>1773.78</text:p>
          </table:table-cell>
          <table:table-cell office:value-type="float" office:value="96" calcext:value-type="float">
            <text:p>96</text:p>
          </table:table-cell>
          <table:table-cell office:value-type="float" office:value="131.642" calcext:value-type="float">
            <text:p>131.642</text:p>
          </table:table-cell>
          <table:table-cell table:number-columns-repeated="4"/>
          <table:table-cell office:value-type="float" office:value="441.04" calcext:value-type="float">
            <text:p>441.04</text:p>
          </table:table-cell>
          <table:table-cell office:value-type="float" office:value="746.66" calcext:value-type="float">
            <text:p>746.66</text:p>
          </table:table-cell>
          <table:table-cell office:value-type="float" office:value="385.54" calcext:value-type="float">
            <text:p>385.54</text:p>
          </table:table-cell>
          <table:table-cell office:value-type="float" office:value="1194.36" calcext:value-type="float">
            <text:p>1194.36</text:p>
          </table:table-cell>
          <table:table-cell office:value-type="float" office:value="616" calcext:value-type="float">
            <text:p>616</text:p>
          </table:table-cell>
          <table:table-cell table:number-columns-repeated="3"/>
          <table:table-cell office:value-type="float" office:value="151.68" calcext:value-type="float">
            <text:p>151.68</text:p>
          </table:table-cell>
          <table:table-cell office:value-type="float" office:value="1183.2" calcext:value-type="float">
            <text:p>1183.2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table:number-columns-repeated="9"/>
          <table:table-cell office:value-type="float" office:value="206.64" calcext:value-type="float">
            <text:p>206.64</text:p>
          </table:table-cell>
          <table:table-cell office:value-type="float" office:value="1324.8" calcext:value-type="float">
            <text:p>1324.8</text:p>
          </table:table-cell>
          <table:table-cell/>
          <table:table-cell office:value-type="float" office:value="99.38" calcext:value-type="float">
            <text:p>99.38</text:p>
          </table:table-cell>
          <table:table-cell office:value-type="float" office:value="16.92" calcext:value-type="float">
            <text:p>16.92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/>
          <table:table-cell office:value-type="float" office:value="301.2" calcext:value-type="float">
            <text:p>301.2</text:p>
          </table:table-cell>
          <table:table-cell office:value-type="float" office:value="1302" calcext:value-type="float">
            <text:p>1302</text:p>
          </table:table-cell>
          <table:table-cell office:value-type="float" office:value="266.25" calcext:value-type="float">
            <text:p>266.2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050.84" calcext:value-type="float">
            <text:p>1050.84</text:p>
          </table:table-cell>
          <table:table-cell table:number-columns-repeated="4"/>
          <table:table-cell office:value-type="float" office:value="20931" calcext:value-type="float">
            <text:p>20931</text:p>
          </table:table-cell>
          <table:table-cell office:value-type="float" office:value="11060.4" calcext:value-type="float">
            <text:p>11060.4</text:p>
          </table:table-cell>
          <table:table-cell/>
          <table:table-cell office:value-type="float" office:value="3174.12" calcext:value-type="float">
            <text:p>3174.12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691.5" calcext:value-type="float">
            <text:p>691.5</text:p>
          </table:table-cell>
          <table:table-cell office:value-type="float" office:value="132" calcext:value-type="float">
            <text:p>132</text:p>
          </table:table-cell>
          <table:table-cell office:value-type="float" office:value="492.8" calcext:value-type="float">
            <text:p>492.8</text:p>
          </table:table-cell>
          <table:table-cell office:value-type="float" office:value="1387.8" calcext:value-type="float">
            <text:p>1387.8</text:p>
          </table:table-cell>
          <table:table-cell/>
          <table:table-cell office:value-type="float" office:value="1190.52" calcext:value-type="float">
            <text:p>1190.52</text:p>
          </table:table-cell>
          <table:table-cell/>
          <table:table-cell office:value-type="float" office:value="744.48" calcext:value-type="float">
            <text:p>744.48</text:p>
          </table:table-cell>
          <table:table-cell/>
          <table:table-cell office:value-type="float" office:value="730.44" calcext:value-type="float">
            <text:p>730.44</text:p>
          </table:table-cell>
          <table:table-cell office:value-type="float" office:value="2622.5" calcext:value-type="float">
            <text:p>2622.5</text:p>
          </table:table-cell>
          <table:table-cell office:value-type="float" office:value="3907" calcext:value-type="float">
            <text:p>3907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579.06" calcext:value-type="float">
            <text:p>579.06</text:p>
          </table:table-cell>
          <table:table-cell office:value-type="float" office:value="1259.5" calcext:value-type="float">
            <text:p>1259.5</text:p>
          </table:table-cell>
          <table:table-cell office:value-type="float" office:value="842" calcext:value-type="float">
            <text:p>842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6"/>
          <table:table-cell office:value-type="float" office:value="159860.573" calcext:value-type="float">
            <text:p>159860.573</text:p>
          </table:table-cell>
          <table:table-cell office:value-type="string" calcext:value-type="string">
            <text:p>заявка 4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5 к.н.</text:p>
          </table:table-cell>
          <table:table-cell office:value-type="float" office:value="2776.39" calcext:value-type="float">
            <text:p>2776.39</text:p>
          </table:table-cell>
          <table:table-cell office:value-type="float" office:value="215.779" calcext:value-type="float">
            <text:p>215.779</text:p>
          </table:table-cell>
          <table:table-cell office:value-type="float" office:value="2468.086" calcext:value-type="float">
            <text:p>2468.086</text:p>
          </table:table-cell>
          <table:table-cell office:value-type="float" office:value="195.425" calcext:value-type="float">
            <text:p>195.425</text:p>
          </table:table-cell>
          <table:table-cell office:value-type="float" office:value="2252.56" calcext:value-type="float">
            <text:p>2252.56</text:p>
          </table:table-cell>
          <table:table-cell office:value-type="float" office:value="168" calcext:value-type="float">
            <text:p>168</text:p>
          </table:table-cell>
          <table:table-cell office:value-type="float" office:value="150.848" calcext:value-type="float">
            <text:p>150.848</text:p>
          </table:table-cell>
          <table:table-cell table:number-columns-repeated="4"/>
          <table:table-cell office:value-type="float" office:value="321.16" calcext:value-type="float">
            <text:p>321.16</text:p>
          </table:table-cell>
          <table:table-cell office:value-type="float" office:value="769.6" calcext:value-type="float">
            <text:p>769.6</text:p>
          </table:table-cell>
          <table:table-cell office:value-type="float" office:value="399.6" calcext:value-type="float">
            <text:p>399.6</text:p>
          </table:table-cell>
          <table:table-cell office:value-type="float" office:value="908.72" calcext:value-type="float">
            <text:p>908.72</text:p>
          </table:table-cell>
          <table:table-cell office:value-type="float" office:value="1187.76" calcext:value-type="float">
            <text:p>1187.76</text:p>
          </table:table-cell>
          <table:table-cell table:number-columns-repeated="3"/>
          <table:table-cell office:value-type="float" office:value="104.04" calcext:value-type="float">
            <text:p>104.04</text:p>
          </table:table-cell>
          <table:table-cell office:value-type="float" office:value="1459.2" calcext:value-type="float">
            <text:p>1459.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58.4" calcext:value-type="float">
            <text:p>158.4</text:p>
          </table:table-cell>
          <table:table-cell office:value-type="float" office:value="496.6" calcext:value-type="float">
            <text:p>496.6</text:p>
          </table:table-cell>
          <table:table-cell/>
          <table:table-cell office:value-type="float" office:value="33.026" calcext:value-type="float">
            <text:p>33.026</text:p>
          </table:table-cell>
          <table:table-cell office:value-type="float" office:value="33.344" calcext:value-type="float">
            <text:p>33.344</text:p>
          </table:table-cell>
          <table:table-cell office:value-type="float" office:value="12.142" calcext:value-type="float">
            <text:p>12.142</text:p>
          </table:table-cell>
          <table:table-cell table:number-columns-repeated="6"/>
          <table:table-cell office:value-type="float" office:value="502.8" calcext:value-type="float">
            <text:p>502.8</text:p>
          </table:table-cell>
          <table:table-cell office:value-type="float" office:value="1210.5" calcext:value-type="float">
            <text:p>1210.5</text:p>
          </table:table-cell>
          <table:table-cell office:value-type="float" office:value="201" calcext:value-type="float">
            <text:p>201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239" calcext:value-type="float">
            <text:p>1239</text:p>
          </table:table-cell>
          <table:table-cell office:value-type="float" office:value="430.5" calcext:value-type="float">
            <text:p>430.5</text:p>
          </table:table-cell>
          <table:table-cell office:value-type="float" office:value="3" calcext:value-type="float">
            <text:p>3</text:p>
          </table:table-cell>
          <table:table-cell office:value-type="float" office:value="249.5" calcext:value-type="float">
            <text:p>249.5</text:p>
          </table:table-cell>
          <table:table-cell office:value-type="float" office:value="975.78" calcext:value-type="float">
            <text:p>975.78</text:p>
          </table:table-cell>
          <table:table-cell table:number-columns-repeated="4"/>
          <table:table-cell office:value-type="float" office:value="6430" calcext:value-type="float">
            <text:p>6430</text:p>
          </table:table-cell>
          <table:table-cell office:value-type="float" office:value="10118.4" calcext:value-type="float">
            <text:p>10118.4</text:p>
          </table:table-cell>
          <table:table-cell/>
          <table:table-cell office:value-type="float" office:value="3051.36" calcext:value-type="float">
            <text:p>3051.36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487.5" calcext:value-type="float">
            <text:p>487.5</text:p>
          </table:table-cell>
          <table:table-cell office:value-type="float" office:value="310.5" calcext:value-type="float">
            <text:p>310.5</text:p>
          </table:table-cell>
          <table:table-cell office:value-type="float" office:value="96" calcext:value-type="float">
            <text:p>96</text:p>
          </table:table-cell>
          <table:table-cell office:value-type="float" office:value="416.4" calcext:value-type="float">
            <text:p>416.4</text:p>
          </table:table-cell>
          <table:table-cell office:value-type="float" office:value="1540.44" calcext:value-type="float">
            <text:p>1540.44</text:p>
          </table:table-cell>
          <table:table-cell/>
          <table:table-cell office:value-type="float" office:value="804.96" calcext:value-type="float">
            <text:p>804.96</text:p>
          </table:table-cell>
          <table:table-cell/>
          <table:table-cell office:value-type="float" office:value="551.16" calcext:value-type="float">
            <text:p>551.16</text:p>
          </table:table-cell>
          <table:table-cell/>
          <table:table-cell office:value-type="float" office:value="618.48" calcext:value-type="float">
            <text:p>618.48</text:p>
          </table:table-cell>
          <table:table-cell office:value-type="float" office:value="17379.5" calcext:value-type="float">
            <text:p>17379.5</text:p>
          </table:table-cell>
          <table:table-cell office:value-type="float" office:value="2082.25" calcext:value-type="float">
            <text:p>2082.2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381.06" calcext:value-type="float">
            <text:p>381.06</text:p>
          </table:table-cell>
          <table:table-cell office:value-type="float" office:value="1363" calcext:value-type="float">
            <text:p>1363</text:p>
          </table:table-cell>
          <table:table-cell office:value-type="float" office:value="1262" calcext:value-type="float">
            <text:p>126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table:number-columns-repeated="6"/>
          <table:table-cell office:value-type="float" office:value="139879.2496" calcext:value-type="float">
            <text:p>139879.2496</text:p>
          </table:table-cell>
          <table:table-cell office:value-type="string" calcext:value-type="string">
            <text:p>заявка 5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6 к.н.</text:p>
          </table:table-cell>
          <table:table-cell office:value-type="float" office:value="1992.642" calcext:value-type="float">
            <text:p>1992.642</text:p>
          </table:table-cell>
          <table:table-cell office:value-type="float" office:value="183.172" calcext:value-type="float">
            <text:p>183.172</text:p>
          </table:table-cell>
          <table:table-cell office:value-type="float" office:value="2686.142" calcext:value-type="float">
            <text:p>2686.142</text:p>
          </table:table-cell>
          <table:table-cell office:value-type="float" office:value="237.722" calcext:value-type="float">
            <text:p>237.722</text:p>
          </table:table-cell>
          <table:table-cell office:value-type="float" office:value="3169.42" calcext:value-type="float">
            <text:p>3169.42</text:p>
          </table:table-cell>
          <table:table-cell office:value-type="float" office:value="186" calcext:value-type="float">
            <text:p>186</text:p>
          </table:table-cell>
          <table:table-cell office:value-type="float" office:value="510.704" calcext:value-type="float">
            <text:p>510.704</text:p>
          </table:table-cell>
          <table:table-cell office:value-type="float" office:value="4.48" calcext:value-type="float">
            <text:p>4.48</text:p>
          </table:table-cell>
          <table:table-cell table:number-columns-repeated="3"/>
          <table:table-cell office:value-type="float" office:value="254.56" calcext:value-type="float">
            <text:p>254.56</text:p>
          </table:table-cell>
          <table:table-cell office:value-type="float" office:value="700.04" calcext:value-type="float">
            <text:p>700.04</text:p>
          </table:table-cell>
          <table:table-cell office:value-type="float" office:value="301.92" calcext:value-type="float">
            <text:p>301.92</text:p>
          </table:table-cell>
          <table:table-cell office:value-type="float" office:value="1033.04" calcext:value-type="float">
            <text:p>1033.04</text:p>
          </table:table-cell>
          <table:table-cell office:value-type="float" office:value="2880.64" calcext:value-type="float">
            <text:p>2880.64</text:p>
          </table:table-cell>
          <table:table-cell table:number-columns-repeated="3"/>
          <table:table-cell office:value-type="float" office:value="132.24" calcext:value-type="float">
            <text:p>132.24</text:p>
          </table:table-cell>
          <table:table-cell office:value-type="float" office:value="1052.4" calcext:value-type="float">
            <text:p>1052.4</text:p>
          </table:table-cell>
          <table:table-cell table:number-columns-repeated="4"/>
          <table:table-cell office:value-type="float" office:value="37.2" calcext:value-type="float">
            <text:p>37.2</text:p>
          </table:table-cell>
          <table:table-cell table:number-columns-repeated="8"/>
          <table:table-cell office:value-type="float" office:value="504" calcext:value-type="float">
            <text:p>504</text:p>
          </table:table-cell>
          <table:table-cell office:value-type="float" office:value="129.6" calcext:value-type="float">
            <text:p>129.6</text:p>
          </table:table-cell>
          <table:table-cell office:value-type="float" office:value="634.8" calcext:value-type="float">
            <text:p>634.8</text:p>
          </table:table-cell>
          <table:table-cell/>
          <table:table-cell office:value-type="float" office:value="73.8967" calcext:value-type="float">
            <text:p>73.8967</text:p>
          </table:table-cell>
          <table:table-cell office:value-type="float" office:value="28.14" calcext:value-type="float">
            <text:p>28.14</text:p>
          </table:table-cell>
          <table:table-cell office:value-type="float" office:value="7.442" calcext:value-type="float">
            <text:p>7.442</text:p>
          </table:table-cell>
          <table:table-cell table:number-columns-repeated="6"/>
          <table:table-cell office:value-type="float" office:value="415.2" calcext:value-type="float">
            <text:p>415.2</text:p>
          </table:table-cell>
          <table:table-cell office:value-type="float" office:value="1381.5" calcext:value-type="float">
            <text:p>1381.5</text:p>
          </table:table-cell>
          <table:table-cell office:value-type="float" office:value="124.5" calcext:value-type="float">
            <text:p>124.5</text:p>
          </table:table-cell>
          <table:table-cell table:number-columns-repeated="7"/>
          <table:table-cell office:value-type="float" office:value="139.5" calcext:value-type="float">
            <text:p>139.5</text:p>
          </table:table-cell>
          <table:table-cell/>
          <table:table-cell office:value-type="float" office:value="448.8" calcext:value-type="float">
            <text:p>448.8</text:p>
          </table:table-cell>
          <table:table-cell office:value-type="float" office:value="1275" calcext:value-type="float">
            <text:p>1275</text:p>
          </table:table-cell>
          <table:table-cell office:value-type="float" office:value="739.25" calcext:value-type="float">
            <text:p>739.25</text:p>
          </table:table-cell>
          <table:table-cell office:value-type="float" office:value="186" calcext:value-type="float">
            <text:p>186</text:p>
          </table:table-cell>
          <table:table-cell office:value-type="float" office:value="432" calcext:value-type="float">
            <text:p>432</text:p>
          </table:table-cell>
          <table:table-cell office:value-type="float" office:value="1225.44" calcext:value-type="float">
            <text:p>1225.44</text:p>
          </table:table-cell>
          <table:table-cell table:number-columns-repeated="4"/>
          <table:table-cell office:value-type="float" office:value="7485" calcext:value-type="float">
            <text:p>7485</text:p>
          </table:table-cell>
          <table:table-cell office:value-type="float" office:value="8222.8" calcext:value-type="float">
            <text:p>8222.8</text:p>
          </table:table-cell>
          <table:table-cell/>
          <table:table-cell office:value-type="float" office:value="3501.36" calcext:value-type="float">
            <text:p>3501.36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367" calcext:value-type="float">
            <text:p>367</text:p>
          </table:table-cell>
          <table:table-cell office:value-type="float" office:value="204.5" calcext:value-type="float">
            <text:p>204.5</text:p>
          </table:table-cell>
          <table:table-cell office:value-type="float" office:value="442" calcext:value-type="float">
            <text:p>442</text:p>
          </table:table-cell>
          <table:table-cell office:value-type="float" office:value="1325.16" calcext:value-type="float">
            <text:p>1325.16</text:p>
          </table:table-cell>
          <table:table-cell/>
          <table:table-cell office:value-type="float" office:value="1038.42" calcext:value-type="float">
            <text:p>1038.42</text:p>
          </table:table-cell>
          <table:table-cell/>
          <table:table-cell office:value-type="float" office:value="625.5" calcext:value-type="float">
            <text:p>625.5</text:p>
          </table:table-cell>
          <table:table-cell/>
          <table:table-cell office:value-type="float" office:value="661.5" calcext:value-type="float">
            <text:p>661.5</text:p>
          </table:table-cell>
          <table:table-cell office:value-type="float" office:value="25890.5" calcext:value-type="float">
            <text:p>25890.5</text:p>
          </table:table-cell>
          <table:table-cell office:value-type="float" office:value="2292" calcext:value-type="float">
            <text:p>2292</text:p>
          </table:table-cell>
          <table:table-cell office:value-type="float" office:value="2527.5" calcext:value-type="float">
            <text:p>2527.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345.78" calcext:value-type="float">
            <text:p>345.78</text:p>
          </table:table-cell>
          <table:table-cell office:value-type="float" office:value="1210" calcext:value-type="float">
            <text:p>1210</text:p>
          </table:table-cell>
          <table:table-cell office:value-type="float" office:value="424" calcext:value-type="float">
            <text:p>424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table:number-columns-repeated="6"/>
          <table:table-cell office:value-type="float" office:value="82266.4107" calcext:value-type="float">
            <text:p>82266.4107</text:p>
          </table:table-cell>
          <table:table-cell office:value-type="string" calcext:value-type="string">
            <text:p>заявка 6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7 к.н.</text:p>
          </table:table-cell>
          <table:table-cell office:value-type="float" office:value="2429.754" calcext:value-type="float">
            <text:p>2429.754</text:p>
          </table:table-cell>
          <table:table-cell office:value-type="float" office:value="211.69" calcext:value-type="float">
            <text:p>211.69</text:p>
          </table:table-cell>
          <table:table-cell office:value-type="float" office:value="3323.776" calcext:value-type="float">
            <text:p>3323.776</text:p>
          </table:table-cell>
          <table:table-cell office:value-type="float" office:value="250.3" calcext:value-type="float">
            <text:p>250.3</text:p>
          </table:table-cell>
          <table:table-cell office:value-type="float" office:value="6884.96" calcext:value-type="float">
            <text:p>6884.96</text:p>
          </table:table-cell>
          <table:table-cell office:value-type="float" office:value="144" calcext:value-type="float">
            <text:p>144</text:p>
          </table:table-cell>
          <table:table-cell office:value-type="float" office:value="95.66" calcext:value-type="float">
            <text:p>95.66</text:p>
          </table:table-cell>
          <table:table-cell office:value-type="float" office:value="73.36" calcext:value-type="float">
            <text:p>73.36</text:p>
          </table:table-cell>
          <table:table-cell office:value-type="float" office:value="3.92196" calcext:value-type="float">
            <text:p>3.92196</text:p>
          </table:table-cell>
          <table:table-cell table:number-columns-repeated="2"/>
          <table:table-cell office:value-type="float" office:value="239.76" calcext:value-type="float">
            <text:p>239.76</text:p>
          </table:table-cell>
          <table:table-cell office:value-type="float" office:value="728.16" calcext:value-type="float">
            <text:p>728.16</text:p>
          </table:table-cell>
          <table:table-cell office:value-type="float" office:value="336.7" calcext:value-type="float">
            <text:p>336.7</text:p>
          </table:table-cell>
          <table:table-cell office:value-type="float" office:value="998.63" calcext:value-type="float">
            <text:p>998.63</text:p>
          </table:table-cell>
          <table:table-cell office:value-type="float" office:value="2869.44" calcext:value-type="float">
            <text:p>2869.44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office:value-type="float" office:value="1299.6" calcext:value-type="float">
            <text:p>1299.6</text:p>
          </table:table-cell>
          <table:table-cell table:number-columns-repeated="4"/>
          <table:table-cell office:value-type="float" office:value="40.8" calcext:value-type="float">
            <text:p>40.8</text:p>
          </table:table-cell>
          <table:table-cell table:number-columns-repeated="8"/>
          <table:table-cell office:value-type="float" office:value="834" calcext:value-type="float">
            <text:p>834</text:p>
          </table:table-cell>
          <table:table-cell office:value-type="float" office:value="121.92" calcext:value-type="float">
            <text:p>121.92</text:p>
          </table:table-cell>
          <table:table-cell office:value-type="float" office:value="708.4" calcext:value-type="float">
            <text:p>708.4</text:p>
          </table:table-cell>
          <table:table-cell/>
          <table:table-cell office:value-type="float" office:value="120.6465" calcext:value-type="float">
            <text:p>120.6465</text:p>
          </table:table-cell>
          <table:table-cell office:value-type="float" office:value="21.834" calcext:value-type="float">
            <text:p>21.834</text:p>
          </table:table-cell>
          <table:table-cell office:value-type="float" office:value="6.592" calcext:value-type="float">
            <text:p>6.592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1321.5" calcext:value-type="float">
            <text:p>1321.5</text:p>
          </table:table-cell>
          <table:table-cell office:value-type="float" office:value="169.5" calcext:value-type="float">
            <text:p>169.5</text:p>
          </table:table-cell>
          <table:table-cell table:number-columns-repeated="7"/>
          <table:table-cell office:value-type="float" office:value="154.5" calcext:value-type="float">
            <text:p>154.5</text:p>
          </table:table-cell>
          <table:table-cell/>
          <table:table-cell office:value-type="float" office:value="541.2" calcext:value-type="float">
            <text:p>541.2</text:p>
          </table:table-cell>
          <table:table-cell office:value-type="float" office:value="1263" calcext:value-type="float">
            <text:p>1263</text:p>
          </table:table-cell>
          <table:table-cell office:value-type="float" office:value="1771.75" calcext:value-type="float">
            <text:p>1771.75</text:p>
          </table:table-cell>
          <table:table-cell office:value-type="float" office:value="18" calcext:value-type="float">
            <text:p>18</text:p>
          </table:table-cell>
          <table:table-cell office:value-type="float" office:value="324" calcext:value-type="float">
            <text:p>324</text:p>
          </table:table-cell>
          <table:table-cell office:value-type="float" office:value="1366.02" calcext:value-type="float">
            <text:p>1366.02</text:p>
          </table:table-cell>
          <table:table-cell table:number-columns-repeated="4"/>
          <table:table-cell office:value-type="float" office:value="20493" calcext:value-type="float">
            <text:p>20493</text:p>
          </table:table-cell>
          <table:table-cell office:value-type="float" office:value="5296.8" calcext:value-type="float">
            <text:p>5296.8</text:p>
          </table:table-cell>
          <table:table-cell/>
          <table:table-cell office:value-type="float" office:value="3466.8" calcext:value-type="float">
            <text:p>3466.8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office:value-type="float" office:value="443" calcext:value-type="float">
            <text:p>443</text:p>
          </table:table-cell>
          <table:table-cell office:value-type="float" office:value="534" calcext:value-type="float">
            <text:p>534</text:p>
          </table:table-cell>
          <table:table-cell office:value-type="float" office:value="269" calcext:value-type="float">
            <text:p>269</text:p>
          </table:table-cell>
          <table:table-cell office:value-type="float" office:value="1536.84" calcext:value-type="float">
            <text:p>1536.84</text:p>
          </table:table-cell>
          <table:table-cell/>
          <table:table-cell office:value-type="float" office:value="854.28" calcext:value-type="float">
            <text:p>854.28</text:p>
          </table:table-cell>
          <table:table-cell/>
          <table:table-cell office:value-type="float" office:value="551.34" calcext:value-type="float">
            <text:p>551.34</text:p>
          </table:table-cell>
          <table:table-cell/>
          <table:table-cell office:value-type="float" office:value="922.86" calcext:value-type="float">
            <text:p>922.86</text:p>
          </table:table-cell>
          <table:table-cell office:value-type="float" office:value="8748" calcext:value-type="float">
            <text:p>8748</text:p>
          </table:table-cell>
          <table:table-cell office:value-type="float" office:value="1818" calcext:value-type="float">
            <text:p>1818</text:p>
          </table:table-cell>
          <table:table-cell office:value-type="float" office:value="2253" calcext:value-type="float">
            <text:p>225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14.82" calcext:value-type="float">
            <text:p>314.82</text:p>
          </table:table-cell>
          <table:table-cell office:value-type="float" office:value="1506.5" calcext:value-type="float">
            <text:p>1506.5</text:p>
          </table:table-cell>
          <table:table-cell office:value-type="float" office:value="1328" calcext:value-type="float">
            <text:p>1328</text:p>
          </table:table-cell>
          <table:table-cell office:value-type="float" office:value="492" calcext:value-type="float">
            <text:p>492</text:p>
          </table:table-cell>
          <table:table-cell office:value-type="float" office:value="38.5" calcext:value-type="float">
            <text:p>38.5</text:p>
          </table:table-cell>
          <table:table-cell office:value-type="float" office:value="36.5" calcext:value-type="float">
            <text:p>36.5</text:p>
          </table:table-cell>
          <table:table-cell office:value-type="float" office:value="656" calcext:value-type="float">
            <text:p>656</text:p>
          </table:table-cell>
          <table:table-cell table:number-columns-repeated="6"/>
          <table:table-cell office:value-type="float" office:value="160688.21046" calcext:value-type="float">
            <text:p>160688.21046</text:p>
          </table:table-cell>
          <table:table-cell office:value-type="string" calcext:value-type="string">
            <text:p>заявка 7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8 к.н.</text:p>
          </table:table-cell>
          <table:table-cell office:value-type="float" office:value="1828.54" calcext:value-type="float">
            <text:p>1828.54</text:p>
          </table:table-cell>
          <table:table-cell office:value-type="float" office:value="204.038" calcext:value-type="float">
            <text:p>204.038</text:p>
          </table:table-cell>
          <table:table-cell office:value-type="float" office:value="2224.314" calcext:value-type="float">
            <text:p>2224.314</text:p>
          </table:table-cell>
          <table:table-cell office:value-type="float" office:value="258.414" calcext:value-type="float">
            <text:p>258.414</text:p>
          </table:table-cell>
          <table:table-cell office:value-type="float" office:value="5123.76" calcext:value-type="float">
            <text:p>5123.76</text:p>
          </table:table-cell>
          <table:table-cell office:value-type="float" office:value="132" calcext:value-type="float">
            <text:p>132</text:p>
          </table:table-cell>
          <table:table-cell office:value-type="float" office:value="122.588" calcext:value-type="float">
            <text:p>122.588</text:p>
          </table:table-cell>
          <table:table-cell office:value-type="float" office:value="49.28" calcext:value-type="float">
            <text:p>49.28</text:p>
          </table:table-cell>
          <table:table-cell table:number-columns-repeated="3"/>
          <table:table-cell office:value-type="float" office:value="307.84" calcext:value-type="float">
            <text:p>307.84</text:p>
          </table:table-cell>
          <table:table-cell office:value-type="float" office:value="1110.74" calcext:value-type="float">
            <text:p>1110.74</text:p>
          </table:table-cell>
          <table:table-cell office:value-type="float" office:value="310.8" calcext:value-type="float">
            <text:p>310.8</text:p>
          </table:table-cell>
          <table:table-cell office:value-type="float" office:value="1163.28" calcext:value-type="float">
            <text:p>1163.28</text:p>
          </table:table-cell>
          <table:table-cell office:value-type="float" office:value="528.64" calcext:value-type="float">
            <text:p>528.64</text:p>
          </table:table-cell>
          <table:table-cell table:number-columns-repeated="3"/>
          <table:table-cell office:value-type="float" office:value="414.6" calcext:value-type="float">
            <text:p>414.6</text:p>
          </table:table-cell>
          <table:table-cell office:value-type="float" office:value="2359.2" calcext:value-type="float">
            <text:p>2359.2</text:p>
          </table:table-cell>
          <table:table-cell table:number-columns-repeated="4"/>
          <table:table-cell office:value-type="float" office:value="38.4" calcext:value-type="float">
            <text:p>38.4</text:p>
          </table:table-cell>
          <table:table-cell table:number-columns-repeated="8"/>
          <table:table-cell office:value-type="float" office:value="474" calcext:value-type="float">
            <text:p>474</text:p>
          </table:table-cell>
          <table:table-cell office:value-type="float" office:value="117.72" calcext:value-type="float">
            <text:p>117.72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75.516" calcext:value-type="float">
            <text:p>75.516</text:p>
          </table:table-cell>
          <table:table-cell office:value-type="float" office:value="27.058" calcext:value-type="float">
            <text:p>27.058</text:p>
          </table:table-cell>
          <table:table-cell office:value-type="float" office:value="18.626" calcext:value-type="float">
            <text:p>18.626</text:p>
          </table:table-cell>
          <table:table-cell table:number-columns-repeated="6"/>
          <table:table-cell office:value-type="float" office:value="433.2" calcext:value-type="float">
            <text:p>433.2</text:p>
          </table:table-cell>
          <table:table-cell office:value-type="float" office:value="1506" calcext:value-type="float">
            <text:p>1506</text:p>
          </table:table-cell>
          <table:table-cell office:value-type="float" office:value="174" calcext:value-type="float">
            <text:p>174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387.5" calcext:value-type="float">
            <text:p>1387.5</text:p>
          </table:table-cell>
          <table:table-cell office:value-type="float" office:value="1894.25" calcext:value-type="float">
            <text:p>1894.25</text:p>
          </table:table-cell>
          <table:table-cell office:value-type="float" office:value="33" calcext:value-type="float">
            <text:p>33</text:p>
          </table:table-cell>
          <table:table-cell office:value-type="float" office:value="309" calcext:value-type="float">
            <text:p>309</text:p>
          </table:table-cell>
          <table:table-cell office:value-type="float" office:value="1335.24" calcext:value-type="float">
            <text:p>1335.24</text:p>
          </table:table-cell>
          <table:table-cell table:number-columns-repeated="4"/>
          <table:table-cell office:value-type="float" office:value="11415" calcext:value-type="float">
            <text:p>11415</text:p>
          </table:table-cell>
          <table:table-cell office:value-type="float" office:value="5072.4" calcext:value-type="float">
            <text:p>5072.4</text:p>
          </table:table-cell>
          <table:table-cell/>
          <table:table-cell office:value-type="float" office:value="2743.2" calcext:value-type="float">
            <text:p>2743.2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446.5" calcext:value-type="float">
            <text:p>446.5</text:p>
          </table:table-cell>
          <table:table-cell office:value-type="float" office:value="501" calcext:value-type="float">
            <text:p>501</text:p>
          </table:table-cell>
          <table:table-cell office:value-type="float" office:value="258" calcext:value-type="float">
            <text:p>258</text:p>
          </table:table-cell>
          <table:table-cell office:value-type="float" office:value="1513.08" calcext:value-type="float">
            <text:p>1513.08</text:p>
          </table:table-cell>
          <table:table-cell/>
          <table:table-cell office:value-type="float" office:value="929.34" calcext:value-type="float">
            <text:p>929.34</text:p>
          </table:table-cell>
          <table:table-cell/>
          <table:table-cell office:value-type="float" office:value="442.98" calcext:value-type="float">
            <text:p>442.98</text:p>
          </table:table-cell>
          <table:table-cell/>
          <table:table-cell office:value-type="float" office:value="930.96" calcext:value-type="float">
            <text:p>930.96</text:p>
          </table:table-cell>
          <table:table-cell office:value-type="float" office:value="6799.5" calcext:value-type="float">
            <text:p>6799.5</text:p>
          </table:table-cell>
          <table:table-cell office:value-type="float" office:value="1917" calcext:value-type="float">
            <text:p>1917</text:p>
          </table:table-cell>
          <table:table-cell office:value-type="float" office:value="3696" calcext:value-type="float">
            <text:p>369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298.62" calcext:value-type="float">
            <text:p>298.62</text:p>
          </table:table-cell>
          <table:table-cell office:value-type="float" office:value="1639" calcext:value-type="float">
            <text:p>1639</text:p>
          </table:table-cell>
          <table:table-cell office:value-type="float" office:value="620" calcext:value-type="float">
            <text:p>62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2.5" calcext:value-type="float">
            <text:p>12.5</text:p>
          </table:table-cell>
          <table:table-cell office:value-type="float" office:value="504" calcext:value-type="float">
            <text:p>504</text:p>
          </table:table-cell>
          <table:table-cell table:number-columns-repeated="6"/>
          <table:table-cell office:value-type="float" office:value="148424.8" calcext:value-type="float">
            <text:p>148424.8</text:p>
          </table:table-cell>
          <table:table-cell office:value-type="string" calcext:value-type="string">
            <text:p>заявка 8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9 к.н.</text:p>
          </table:table-cell>
          <table:table-cell office:value-type="float" office:value="3277.5" calcext:value-type="float">
            <text:p>3277.5</text:p>
          </table:table-cell>
          <table:table-cell office:value-type="float" office:value="307.19" calcext:value-type="float">
            <text:p>307.19</text:p>
          </table:table-cell>
          <table:table-cell office:value-type="float" office:value="2588.114" calcext:value-type="float">
            <text:p>2588.114</text:p>
          </table:table-cell>
          <table:table-cell office:value-type="float" office:value="251.532" calcext:value-type="float">
            <text:p>251.532</text:p>
          </table:table-cell>
          <table:table-cell office:value-type="float" office:value="3907.94" calcext:value-type="float">
            <text:p>3907.94</text:p>
          </table:table-cell>
          <table:table-cell office:value-type="float" office:value="138" calcext:value-type="float">
            <text:p>138</text:p>
          </table:table-cell>
          <table:table-cell office:value-type="float" office:value="88.412" calcext:value-type="float">
            <text:p>88.412</text:p>
          </table:table-cell>
          <table:table-cell office:value-type="float" office:value="598.36" calcext:value-type="float">
            <text:p>598.36</text:p>
          </table:table-cell>
          <table:table-cell table:number-columns-repeated="3"/>
          <table:table-cell office:value-type="float" office:value="346.32" calcext:value-type="float">
            <text:p>346.32</text:p>
          </table:table-cell>
          <table:table-cell office:value-type="float" office:value="1388.24" calcext:value-type="float">
            <text:p>1388.24</text:p>
          </table:table-cell>
          <table:table-cell office:value-type="float" office:value="497.28" calcext:value-type="float">
            <text:p>497.28</text:p>
          </table:table-cell>
          <table:table-cell office:value-type="float" office:value="980.87" calcext:value-type="float">
            <text:p>980.87</text:p>
          </table:table-cell>
          <table:table-cell office:value-type="float" office:value="929.6" calcext:value-type="float">
            <text:p>929.6</text:p>
          </table:table-cell>
          <table:table-cell table:number-columns-repeated="3"/>
          <table:table-cell office:value-type="float" office:value="344.52" calcext:value-type="float">
            <text:p>344.52</text:p>
          </table:table-cell>
          <table:table-cell office:value-type="float" office:value="1183.2" calcext:value-type="float">
            <text:p>1183.2</text:p>
          </table:table-cell>
          <table:table-cell table:number-columns-repeated="4"/>
          <table:table-cell office:value-type="float" office:value="29.88" calcext:value-type="float">
            <text:p>29.88</text:p>
          </table:table-cell>
          <table:table-cell table:number-columns-repeated="8"/>
          <table:table-cell office:value-type="float" office:value="3906" calcext:value-type="float">
            <text:p>3906</text:p>
          </table:table-cell>
          <table:table-cell office:value-type="float" office:value="145.2" calcext:value-type="float">
            <text:p>145.2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40.67" calcext:value-type="float">
            <text:p>40.67</text:p>
          </table:table-cell>
          <table:table-cell office:value-type="float" office:value="42.298" calcext:value-type="float">
            <text:p>42.298</text:p>
          </table:table-cell>
          <table:table-cell office:value-type="float" office:value="6.514" calcext:value-type="float">
            <text:p>6.514</text:p>
          </table:table-cell>
          <table:table-cell table:number-columns-repeated="6"/>
          <table:table-cell office:value-type="float" office:value="426" calcext:value-type="float">
            <text:p>426</text:p>
          </table:table-cell>
          <table:table-cell office:value-type="float" office:value="1507.5" calcext:value-type="float">
            <text:p>1507.5</text:p>
          </table:table-cell>
          <table:table-cell office:value-type="float" office:value="159" calcext:value-type="float">
            <text:p>159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/>
          <table:table-cell office:value-type="float" office:value="667.2" calcext:value-type="float">
            <text:p>667.2</text:p>
          </table:table-cell>
          <table:table-cell office:value-type="float" office:value="1618.5" calcext:value-type="float">
            <text:p>1618.5</text:p>
          </table:table-cell>
          <table:table-cell office:value-type="float" office:value="2626.75" calcext:value-type="float">
            <text:p>2626.75</text:p>
          </table:table-cell>
          <table:table-cell office:value-type="float" office:value="27" calcext:value-type="float">
            <text:p>27</text:p>
          </table:table-cell>
          <table:table-cell office:value-type="float" office:value="531" calcext:value-type="float">
            <text:p>531</text:p>
          </table:table-cell>
          <table:table-cell office:value-type="float" office:value="1558.98" calcext:value-type="float">
            <text:p>1558.98</text:p>
          </table:table-cell>
          <table:table-cell table:number-columns-repeated="4"/>
          <table:table-cell office:value-type="float" office:value="8649" calcext:value-type="float">
            <text:p>8649</text:p>
          </table:table-cell>
          <table:table-cell office:value-type="float" office:value="4878.6" calcext:value-type="float">
            <text:p>4878.6</text:p>
          </table:table-cell>
          <table:table-cell/>
          <table:table-cell office:value-type="float" office:value="2567.16" calcext:value-type="float">
            <text:p>2567.16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42" calcext:value-type="float">
            <text:p>442</text:p>
          </table:table-cell>
          <table:table-cell office:value-type="float" office:value="315" calcext:value-type="float">
            <text:p>315</text:p>
          </table:table-cell>
          <table:table-cell office:value-type="float" office:value="564" calcext:value-type="float">
            <text:p>564</text:p>
          </table:table-cell>
          <table:table-cell office:value-type="float" office:value="1480.68" calcext:value-type="float">
            <text:p>1480.68</text:p>
          </table:table-cell>
          <table:table-cell/>
          <table:table-cell office:value-type="float" office:value="2677.68" calcext:value-type="float">
            <text:p>2677.68</text:p>
          </table:table-cell>
          <table:table-cell/>
          <table:table-cell office:value-type="float" office:value="560.88" calcext:value-type="float">
            <text:p>560.88</text:p>
          </table:table-cell>
          <table:table-cell/>
          <table:table-cell office:value-type="float" office:value="717.84" calcext:value-type="float">
            <text:p>717.84</text:p>
          </table:table-cell>
          <table:table-cell office:value-type="float" office:value="12246.5" calcext:value-type="float">
            <text:p>12246.5</text:p>
          </table:table-cell>
          <table:table-cell office:value-type="float" office:value="2611.5" calcext:value-type="float">
            <text:p>2611.5</text:p>
          </table:table-cell>
          <table:table-cell office:value-type="float" office:value="3420" calcext:value-type="float">
            <text:p>342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362.7" calcext:value-type="float">
            <text:p>362.7</text:p>
          </table:table-cell>
          <table:table-cell office:value-type="float" office:value="1389.5" calcext:value-type="float">
            <text:p>1389.5</text:p>
          </table:table-cell>
          <table:table-cell office:value-type="float" office:value="1062" calcext:value-type="float">
            <text:p>1062</text:p>
          </table:table-cell>
          <table:table-cell office:value-type="float" office:value="360" calcext:value-type="float">
            <text:p>360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780" calcext:value-type="float">
            <text:p>780</text:p>
          </table:table-cell>
          <table:table-cell table:number-columns-repeated="6"/>
          <table:table-cell office:value-type="float" office:value="147079.802" calcext:value-type="float">
            <text:p>147079.802</text:p>
          </table:table-cell>
          <table:table-cell office:value-type="string" calcext:value-type="string">
            <text:p>заявка 9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0 к.н.</text:p>
          </table:table-cell>
          <table:table-cell office:value-type="float" office:value="2793.454" calcext:value-type="float">
            <text:p>2793.454</text:p>
          </table:table-cell>
          <table:table-cell office:value-type="float" office:value="646.918" calcext:value-type="float">
            <text:p>646.918</text:p>
          </table:table-cell>
          <table:table-cell office:value-type="float" office:value="2443.442" calcext:value-type="float">
            <text:p>2443.442</text:p>
          </table:table-cell>
          <table:table-cell office:value-type="float" office:value="149.158" calcext:value-type="float">
            <text:p>149.158</text:p>
          </table:table-cell>
          <table:table-cell office:value-type="float" office:value="1952.12" calcext:value-type="float">
            <text:p>1952.12</text:p>
          </table:table-cell>
          <table:table-cell office:value-type="float" office:value="1038" calcext:value-type="float">
            <text:p>1038</text:p>
          </table:table-cell>
          <table:table-cell office:value-type="float" office:value="73.532" calcext:value-type="float">
            <text:p>73.532</text:p>
          </table:table-cell>
          <table:table-cell office:value-type="float" office:value="42.56" calcext:value-type="float">
            <text:p>42.56</text:p>
          </table:table-cell>
          <table:table-cell table:number-columns-repeated="3"/>
          <table:table-cell office:value-type="float" office:value="337.44" calcext:value-type="float">
            <text:p>337.44</text:p>
          </table:table-cell>
          <table:table-cell office:value-type="float" office:value="692.64" calcext:value-type="float">
            <text:p>692.64</text:p>
          </table:table-cell>
          <table:table-cell office:value-type="float" office:value="435.12" calcext:value-type="float">
            <text:p>435.12</text:p>
          </table:table-cell>
          <table:table-cell office:value-type="float" office:value="819.92" calcext:value-type="float">
            <text:p>819.92</text:p>
          </table:table-cell>
          <table:table-cell office:value-type="float" office:value="1176" calcext:value-type="float">
            <text:p>1176</text:p>
          </table:table-cell>
          <table:table-cell table:number-columns-repeated="3"/>
          <table:table-cell office:value-type="float" office:value="2523.6" calcext:value-type="float">
            <text:p>2523.6</text:p>
          </table:table-cell>
          <table:table-cell office:value-type="float" office:value="1762.8" calcext:value-type="float">
            <text:p>1762.8</text:p>
          </table:table-cell>
          <table:table-cell table:number-columns-repeated="4"/>
          <table:table-cell office:value-type="float" office:value="305.76" calcext:value-type="float">
            <text:p>305.7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39.2" calcext:value-type="float">
            <text:p>139.2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111.719" calcext:value-type="float">
            <text:p>111.719</text:p>
          </table:table-cell>
          <table:table-cell office:value-type="float" office:value="22.04" calcext:value-type="float">
            <text:p>22.04</text:p>
          </table:table-cell>
          <table:table-cell office:value-type="float" office:value="9.39" calcext:value-type="float">
            <text:p>9.39</text:p>
          </table:table-cell>
          <table:table-cell/>
          <table:table-cell office:value-type="float" office:value="5380.405" calcext:value-type="float">
            <text:p>5380.405</text:p>
          </table:table-cell>
          <table:table-cell table:number-columns-repeated="4"/>
          <table:table-cell office:value-type="float" office:value="331.2" calcext:value-type="float">
            <text:p>331.2</text:p>
          </table:table-cell>
          <table:table-cell office:value-type="float" office:value="1392" calcext:value-type="float">
            <text:p>1392</text:p>
          </table:table-cell>
          <table:table-cell office:value-type="float" office:value="177" calcext:value-type="float">
            <text:p>177</text:p>
          </table:table-cell>
          <table:table-cell table:number-columns-repeated="7"/>
          <table:table-cell office:value-type="float" office:value="142.5" calcext:value-type="float">
            <text:p>142.5</text:p>
          </table:table-cell>
          <table:table-cell/>
          <table:table-cell office:value-type="float" office:value="453.6" calcext:value-type="float">
            <text:p>453.6</text:p>
          </table:table-cell>
          <table:table-cell office:value-type="float" office:value="1164" calcext:value-type="float">
            <text:p>1164</text:p>
          </table:table-cell>
          <table:table-cell office:value-type="float" office:value="1604.5" calcext:value-type="float">
            <text:p>1604.5</text:p>
          </table:table-cell>
          <table:table-cell office:value-type="float" office:value="6" calcext:value-type="float">
            <text:p>6</text:p>
          </table:table-cell>
          <table:table-cell office:value-type="float" office:value="759" calcext:value-type="float">
            <text:p>759</text:p>
          </table:table-cell>
          <table:table-cell office:value-type="float" office:value="1469.7" calcext:value-type="float">
            <text:p>1469.7</text:p>
          </table:table-cell>
          <table:table-cell table:number-columns-repeated="4"/>
          <table:table-cell office:value-type="float" office:value="4815" calcext:value-type="float">
            <text:p>4815</text:p>
          </table:table-cell>
          <table:table-cell office:value-type="float" office:value="7363.2" calcext:value-type="float">
            <text:p>7363.2</text:p>
          </table:table-cell>
          <table:table-cell/>
          <table:table-cell office:value-type="float" office:value="2948.4" calcext:value-type="float">
            <text:p>2948.4</text:p>
          </table:table-cell>
          <table:table-cell table:number-columns-repeated="5"/>
          <table:table-cell office:value-type="float" office:value="562.5" calcext:value-type="float">
            <text:p>562.5</text:p>
          </table:table-cell>
          <table:table-cell office:value-type="float" office:value="547.5" calcext:value-type="float">
            <text:p>547.5</text:p>
          </table:table-cell>
          <table:table-cell office:value-type="float" office:value="174" calcext:value-type="float">
            <text:p>174</text:p>
          </table:table-cell>
          <table:table-cell office:value-type="float" office:value="312" calcext:value-type="float">
            <text:p>312</text:p>
          </table:table-cell>
          <table:table-cell office:value-type="float" office:value="1792.8" calcext:value-type="float">
            <text:p>1792.8</text:p>
          </table:table-cell>
          <table:table-cell/>
          <table:table-cell office:value-type="float" office:value="6942.78" calcext:value-type="float">
            <text:p>6942.78</text:p>
          </table:table-cell>
          <table:table-cell/>
          <table:table-cell office:value-type="float" office:value="519.66" calcext:value-type="float">
            <text:p>519.6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3455.5" calcext:value-type="float">
            <text:p>3455.5</text:p>
          </table:table-cell>
          <table:table-cell office:value-type="float" office:value="7215.25" calcext:value-type="float">
            <text:p>7215.25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280.26" calcext:value-type="float">
            <text:p>280.26</text:p>
          </table:table-cell>
          <table:table-cell office:value-type="float" office:value="1324" calcext:value-type="float">
            <text:p>1324</text:p>
          </table:table-cell>
          <table:table-cell office:value-type="float" office:value="1110" calcext:value-type="float">
            <text:p>1110</text:p>
          </table:table-cell>
          <table:table-cell office:value-type="float" office:value="246" calcext:value-type="float">
            <text:p>246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14" calcext:value-type="float">
            <text:p>714</text:p>
          </table:table-cell>
          <table:table-cell table:number-columns-repeated="6"/>
          <table:table-cell office:value-type="float" office:value="131103.23" calcext:value-type="float">
            <text:p>131103.23</text:p>
          </table:table-cell>
          <table:table-cell office:value-type="string" calcext:value-type="string">
            <text:p>заявка 10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1 к.н.</text:p>
          </table:table-cell>
          <table:table-cell office:value-type="float" office:value="2499.422" calcext:value-type="float">
            <text:p>2499.422</text:p>
          </table:table-cell>
          <table:table-cell office:value-type="float" office:value="1197.853" calcext:value-type="float">
            <text:p>1197.853</text:p>
          </table:table-cell>
          <table:table-cell office:value-type="float" office:value="1494.634" calcext:value-type="float">
            <text:p>1494.634</text:p>
          </table:table-cell>
          <table:table-cell office:value-type="float" office:value="202.01" calcext:value-type="float">
            <text:p>202.01</text:p>
          </table:table-cell>
          <table:table-cell office:value-type="float" office:value="1962.48" calcext:value-type="float">
            <text:p>1962.48</text:p>
          </table:table-cell>
          <table:table-cell office:value-type="float" office:value="630" calcext:value-type="float">
            <text:p>630</text:p>
          </table:table-cell>
          <table:table-cell office:value-type="float" office:value="113.24" calcext:value-type="float">
            <text:p>113.24</text:p>
          </table:table-cell>
          <table:table-cell office:value-type="float" office:value="194.6" calcext:value-type="float">
            <text:p>194.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67.04" calcext:value-type="float">
            <text:p>367.04</text:p>
          </table:table-cell>
          <table:table-cell office:value-type="float" office:value="701.52" calcext:value-type="float">
            <text:p>701.52</text:p>
          </table:table-cell>
          <table:table-cell office:value-type="float" office:value="509.12" calcext:value-type="float">
            <text:p>509.12</text:p>
          </table:table-cell>
          <table:table-cell office:value-type="float" office:value="926.48" calcext:value-type="float">
            <text:p>926.48</text:p>
          </table:table-cell>
          <table:table-cell office:value-type="float" office:value="2972.48" calcext:value-type="float">
            <text:p>2972.48</text:p>
          </table:table-cell>
          <table:table-cell table:number-columns-repeated="3"/>
          <table:table-cell office:value-type="float" office:value="3355.2" calcext:value-type="float">
            <text:p>3355.2</text:p>
          </table:table-cell>
          <table:table-cell office:value-type="float" office:value="1024.8" calcext:value-type="float">
            <text:p>1024.8</text:p>
          </table:table-cell>
          <table:table-cell table:number-columns-repeated="4"/>
          <table:table-cell office:value-type="float" office:value="363.24" calcext:value-type="float">
            <text:p>363.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014" calcext:value-type="float">
            <text:p>1014</text:p>
          </table:table-cell>
          <table:table-cell office:value-type="float" office:value="208.8" calcext:value-type="float">
            <text:p>208.8</text:p>
          </table:table-cell>
          <table:table-cell office:value-type="float" office:value="984.4" calcext:value-type="float">
            <text:p>984.4</text:p>
          </table:table-cell>
          <table:table-cell/>
          <table:table-cell office:value-type="float" office:value="25.95" calcext:value-type="float">
            <text:p>25.95</text:p>
          </table:table-cell>
          <table:table-cell office:value-type="float" office:value="50.132" calcext:value-type="float">
            <text:p>50.132</text:p>
          </table:table-cell>
          <table:table-cell office:value-type="float" office:value="11.742" calcext:value-type="float">
            <text:p>11.7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487.2" calcext:value-type="float">
            <text:p>487.2</text:p>
          </table:table-cell>
          <table:table-cell office:value-type="float" office:value="456" calcext:value-type="float">
            <text:p>456</text:p>
          </table:table-cell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59.5" calcext:value-type="float">
            <text:p>259.5</text:p>
          </table:table-cell>
          <table:table-cell/>
          <table:table-cell office:value-type="float" office:value="662.4" calcext:value-type="float">
            <text:p>662.4</text:p>
          </table:table-cell>
          <table:table-cell office:value-type="float" office:value="472.5" calcext:value-type="float">
            <text:p>472.5</text:p>
          </table:table-cell>
          <table:table-cell office:value-type="float" office:value="1679.5" calcext:value-type="float">
            <text:p>1679.5</text:p>
          </table:table-cell>
          <table:table-cell office:value-type="float" office:value="3" calcext:value-type="float">
            <text:p>3</text:p>
          </table:table-cell>
          <table:table-cell office:value-type="float" office:value="492.5" calcext:value-type="float">
            <text:p>492.5</text:p>
          </table:table-cell>
          <table:table-cell office:value-type="float" office:value="1243.44" calcext:value-type="float">
            <text:p>1243.44</text:p>
          </table:table-cell>
          <table:table-cell table:number-columns-repeated="4"/>
          <table:table-cell office:value-type="float" office:value="9025" calcext:value-type="float">
            <text:p>9025</text:p>
          </table:table-cell>
          <table:table-cell office:value-type="float" office:value="4416.6" calcext:value-type="float">
            <text:p>4416.6</text:p>
          </table:table-cell>
          <table:table-cell/>
          <table:table-cell office:value-type="float" office:value="1998" calcext:value-type="float">
            <text:p>1998</text:p>
          </table:table-cell>
          <table:table-cell/>
          <table:table-cell office:value-type="float" office:value="487.2" calcext:value-type="float">
            <text:p>487.2</text:p>
          </table:table-cell>
          <table:table-cell table:number-columns-repeated="3"/>
          <table:table-cell office:value-type="float" office:value="604.5" calcext:value-type="float">
            <text:p>604.5</text:p>
          </table:table-cell>
          <table:table-cell office:value-type="float" office:value="444" calcext:value-type="float">
            <text:p>444</text:p>
          </table:table-cell>
          <table:table-cell office:value-type="float" office:value="120" calcext:value-type="float">
            <text:p>120</text:p>
          </table:table-cell>
          <table:table-cell office:value-type="float" office:value="324" calcext:value-type="float">
            <text:p>324</text:p>
          </table:table-cell>
          <table:table-cell office:value-type="float" office:value="988.2" calcext:value-type="float">
            <text:p>988.2</text:p>
          </table:table-cell>
          <table:table-cell/>
          <table:table-cell office:value-type="float" office:value="4621.68" calcext:value-type="float">
            <text:p>4621.68</text:p>
          </table:table-cell>
          <table:table-cell/>
          <table:table-cell office:value-type="float" office:value="419.04" calcext:value-type="float">
            <text:p>419.04</text:p>
          </table:table-cell>
          <table:table-cell/>
          <table:table-cell office:value-type="float" office:value="728.1" calcext:value-type="float">
            <text:p>728.1</text:p>
          </table:table-cell>
          <table:table-cell office:value-type="float" office:value="2044" calcext:value-type="float">
            <text:p>2044</text:p>
          </table:table-cell>
          <table:table-cell office:value-type="float" office:value="3201" calcext:value-type="float">
            <text:p>3201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6135" calcext:value-type="float">
            <text:p>6135</text:p>
          </table:table-cell>
          <table:table-cell office:value-type="float" office:value="324" calcext:value-type="float">
            <text:p>32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38.48" calcext:value-type="float">
            <text:p>438.48</text:p>
          </table:table-cell>
          <table:table-cell office:value-type="float" office:value="1098" calcext:value-type="float">
            <text:p>1098</text:p>
          </table:table-cell>
          <table:table-cell office:value-type="float" office:value="996" calcext:value-type="float">
            <text:p>996</text:p>
          </table:table-cell>
          <table:table-cell office:value-type="float" office:value="504" calcext:value-type="float">
            <text:p>504</text:p>
          </table:table-cell>
          <table:table-cell office:value-type="float" office:value="42.5" calcext:value-type="float">
            <text:p>42.5</text:p>
          </table:table-cell>
          <table:table-cell office:value-type="float" office:value="22.5" calcext:value-type="float">
            <text:p>22.5</text:p>
          </table:table-cell>
          <table:table-cell office:value-type="float" office:value="978" calcext:value-type="float">
            <text:p>978</text:p>
          </table:table-cell>
          <table:table-cell table:number-columns-repeated="6"/>
          <table:table-cell office:value-type="float" office:value="124189.884" calcext:value-type="float">
            <text:p>124189.884</text:p>
          </table:table-cell>
          <table:table-cell office:value-type="string" calcext:value-type="string">
            <text:p>заявка 11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2 к.н.</text:p>
          </table:table-cell>
          <table:table-cell office:value-type="float" office:value="4076.896" calcext:value-type="float">
            <text:p>4076.896</text:p>
          </table:table-cell>
          <table:table-cell office:value-type="float" office:value="408.204" calcext:value-type="float">
            <text:p>408.204</text:p>
          </table:table-cell>
          <table:table-cell office:value-type="float" office:value="3060.826" calcext:value-type="float">
            <text:p>3060.826</text:p>
          </table:table-cell>
          <table:table-cell office:value-type="float" office:value="262.426" calcext:value-type="float">
            <text:p>262.426</text:p>
          </table:table-cell>
          <table:table-cell office:value-type="float" office:value="4008.58" calcext:value-type="float">
            <text:p>4008.58</text:p>
          </table:table-cell>
          <table:table-cell office:value-type="float" office:value="702" calcext:value-type="float">
            <text:p>702</text:p>
          </table:table-cell>
          <table:table-cell office:value-type="float" office:value="489.034" calcext:value-type="float">
            <text:p>489.034</text:p>
          </table:table-cell>
          <table:table-cell office:value-type="float" office:value="900.48" calcext:value-type="float">
            <text:p>900.4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967.92" calcext:value-type="float">
            <text:p>967.92</text:p>
          </table:table-cell>
          <table:table-cell office:value-type="float" office:value="719.28" calcext:value-type="float">
            <text:p>719.28</text:p>
          </table:table-cell>
          <table:table-cell office:value-type="float" office:value="417.36" calcext:value-type="float">
            <text:p>417.36</text:p>
          </table:table-cell>
          <table:table-cell office:value-type="float" office:value="1586.56" calcext:value-type="float">
            <text:p>1586.56</text:p>
          </table:table-cell>
          <table:table-cell office:value-type="float" office:value="3351.04" calcext:value-type="float">
            <text:p>3351.04</text:p>
          </table:table-cell>
          <table:table-cell table:number-columns-repeated="3"/>
          <table:table-cell office:value-type="float" office:value="2680.92" calcext:value-type="float">
            <text:p>2680.92</text:p>
          </table:table-cell>
          <table:table-cell office:value-type="float" office:value="457.2" calcext:value-type="float">
            <text:p>457.2</text:p>
          </table:table-cell>
          <table:table-cell table:number-columns-repeated="4"/>
          <table:table-cell office:value-type="float" office:value="291.6" calcext:value-type="float">
            <text:p>291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24.4" calcext:value-type="float">
            <text:p>224.4</text:p>
          </table:table-cell>
          <table:table-cell office:value-type="float" office:value="1729.6" calcext:value-type="float">
            <text:p>1729.6</text:p>
          </table:table-cell>
          <table:table-cell/>
          <table:table-cell office:value-type="float" office:value="49.718" calcext:value-type="float">
            <text:p>49.718</text:p>
          </table:table-cell>
          <table:table-cell office:value-type="float" office:value="48.414" calcext:value-type="float">
            <text:p>48.414</text:p>
          </table:table-cell>
          <table:table-cell office:value-type="float" office:value="22.678" calcext:value-type="float">
            <text:p>22.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739.2" calcext:value-type="float">
            <text:p>739.2</text:p>
          </table:table-cell>
          <table:table-cell office:value-type="float" office:value="73.5" calcext:value-type="float">
            <text:p>73.5</text:p>
          </table:table-cell>
          <table:table-cell office:value-type="float" office:value="468" calcext:value-type="float">
            <text:p>468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/>
          <table:table-cell office:value-type="float" office:value="952.8" calcext:value-type="float">
            <text:p>952.8</text:p>
          </table:table-cell>
          <table:table-cell office:value-type="float" office:value="0" calcext:value-type="float">
            <text:p>0</text:p>
          </table:table-cell>
          <table:table-cell office:value-type="float" office:value="1886.75" calcext:value-type="float">
            <text:p>1886.75</text:p>
          </table:table-cell>
          <table:table-cell office:value-type="float" office:value="189" calcext:value-type="float">
            <text:p>189</text:p>
          </table:table-cell>
          <table:table-cell office:value-type="float" office:value="276.5" calcext:value-type="float">
            <text:p>276.5</text:p>
          </table:table-cell>
          <table:table-cell office:value-type="float" office:value="1080.18" calcext:value-type="float">
            <text:p>1080.18</text:p>
          </table:table-cell>
          <table:table-cell table:number-columns-repeated="4"/>
          <table:table-cell office:value-type="float" office:value="9815" calcext:value-type="float">
            <text:p>9815</text:p>
          </table:table-cell>
          <table:table-cell office:value-type="float" office:value="4470" calcext:value-type="float">
            <text:p>4470</text:p>
          </table:table-cell>
          <table:table-cell/>
          <table:table-cell office:value-type="float" office:value="3692.52" calcext:value-type="float">
            <text:p>3692.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81" calcext:value-type="float">
            <text:p>681</text:p>
          </table:table-cell>
          <table:table-cell office:value-type="float" office:value="378.5" calcext:value-type="float">
            <text:p>378.5</text:p>
          </table:table-cell>
          <table:table-cell office:value-type="float" office:value="93.5" calcext:value-type="float">
            <text:p>93.5</text:p>
          </table:table-cell>
          <table:table-cell office:value-type="float" office:value="313.2" calcext:value-type="float">
            <text:p>313.2</text:p>
          </table:table-cell>
          <table:table-cell office:value-type="float" office:value="1992.6" calcext:value-type="float">
            <text:p>1992.6</text:p>
          </table:table-cell>
          <table:table-cell/>
          <table:table-cell office:value-type="float" office:value="2943" calcext:value-type="float">
            <text:p>2943</text:p>
          </table:table-cell>
          <table:table-cell/>
          <table:table-cell office:value-type="float" office:value="430.92" calcext:value-type="float">
            <text:p>430.92</text:p>
          </table:table-cell>
          <table:table-cell/>
          <table:table-cell office:value-type="float" office:value="410.76" calcext:value-type="float">
            <text:p>410.76</text:p>
          </table:table-cell>
          <table:table-cell office:value-type="float" office:value="1757.75" calcext:value-type="float">
            <text:p>1757.75</text:p>
          </table:table-cell>
          <table:table-cell office:value-type="float" office:value="4392" calcext:value-type="float">
            <text:p>4392</text:p>
          </table:table-cell>
          <table:table-cell office:value-type="float" office:value="2724" calcext:value-type="float">
            <text:p>2724</text:p>
          </table:table-cell>
          <table:table-cell/>
          <table:table-cell office:value-type="float" office:value="931.5" calcext:value-type="float">
            <text:p>931.5</text:p>
          </table:table-cell>
          <table:table-cell office:value-type="float" office:value="288" calcext:value-type="float">
            <text:p>288</text:p>
          </table:table-cell>
          <table:table-cell office:value-type="float" office:value="330.5" calcext:value-type="float">
            <text:p>330.5</text:p>
          </table:table-cell>
          <table:table-cell/>
          <table:table-cell office:value-type="float" office:value="490.14" calcext:value-type="float">
            <text:p>490.14</text:p>
          </table:table-cell>
          <table:table-cell office:value-type="float" office:value="1653.5" calcext:value-type="float">
            <text:p>1653.5</text:p>
          </table:table-cell>
          <table:table-cell office:value-type="float" office:value="906" calcext:value-type="float">
            <text:p>906</text:p>
          </table:table-cell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131247.088" calcext:value-type="float">
            <text:p>131247.088</text:p>
          </table:table-cell>
          <table:table-cell office:value-type="string" calcext:value-type="string">
            <text:p>заявка 12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3 к.н.</text:p>
          </table:table-cell>
          <table:table-cell office:value-type="float" office:value="4782.225" calcext:value-type="float">
            <text:p>4782.225</text:p>
          </table:table-cell>
          <table:table-cell office:value-type="float" office:value="195.87" calcext:value-type="float">
            <text:p>195.87</text:p>
          </table:table-cell>
          <table:table-cell office:value-type="float" office:value="2268.006" calcext:value-type="float">
            <text:p>2268.006</text:p>
          </table:table-cell>
          <table:table-cell office:value-type="float" office:value="290.972" calcext:value-type="float">
            <text:p>290.972</text:p>
          </table:table-cell>
          <table:table-cell office:value-type="float" office:value="1782.29" calcext:value-type="float">
            <text:p>1782.29</text:p>
          </table:table-cell>
          <table:table-cell office:value-type="float" office:value="30" calcext:value-type="float">
            <text:p>30</text:p>
          </table:table-cell>
          <table:table-cell office:value-type="float" office:value="53.162" calcext:value-type="float">
            <text:p>53.162</text:p>
          </table:table-cell>
          <table:table-cell office:value-type="float" office:value="1165.64" calcext:value-type="float">
            <text:p>1165.64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64.63" calcext:value-type="float">
            <text:p>1664.63</text:p>
          </table:table-cell>
          <table:table-cell office:value-type="float" office:value="741.11" calcext:value-type="float">
            <text:p>741.11</text:p>
          </table:table-cell>
          <table:table-cell office:value-type="float" office:value="423.28" calcext:value-type="float">
            <text:p>423.28</text:p>
          </table:table-cell>
          <table:table-cell office:value-type="float" office:value="1096.68" calcext:value-type="float">
            <text:p>1096.68</text:p>
          </table:table-cell>
          <table:table-cell office:value-type="float" office:value="893.76" calcext:value-type="float">
            <text:p>893.76</text:p>
          </table:table-cell>
          <table:table-cell table:number-columns-repeated="3"/>
          <table:table-cell office:value-type="float" office:value="1288.8" calcext:value-type="float">
            <text:p>1288.8</text:p>
          </table:table-cell>
          <table:table-cell office:value-type="float" office:value="326.76" calcext:value-type="float">
            <text:p>326.76</text:p>
          </table:table-cell>
          <table:table-cell table:number-columns-repeated="4"/>
          <table:table-cell office:value-type="float" office:value="254.28" calcext:value-type="float">
            <text:p>254.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462.8" calcext:value-type="float">
            <text:p>1462.8</text:p>
          </table:table-cell>
          <table:table-cell/>
          <table:table-cell office:value-type="float" office:value="44.1805" calcext:value-type="float">
            <text:p>44.1805</text:p>
          </table:table-cell>
          <table:table-cell office:value-type="float" office:value="35.71" calcext:value-type="float">
            <text:p>35.71</text:p>
          </table:table-cell>
          <table:table-cell office:value-type="float" office:value="14.364" calcext:value-type="float">
            <text:p>14.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32.5" calcext:value-type="float">
            <text:p>232.5</text:p>
          </table:table-cell>
          <table:table-cell table:number-columns-repeated="7"/>
          <table:table-cell office:value-type="float" office:value="274.5" calcext:value-type="float">
            <text:p>274.5</text:p>
          </table:table-cell>
          <table:table-cell/>
          <table:table-cell office:value-type="float" office:value="375.6" calcext:value-type="float">
            <text:p>375.6</text:p>
          </table:table-cell>
          <table:table-cell office:value-type="float" office:value="0" calcext:value-type="float">
            <text:p>0</text:p>
          </table:table-cell>
          <table:table-cell office:value-type="float" office:value="1662.5" calcext:value-type="float">
            <text:p>1662.5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167.48" calcext:value-type="float">
            <text:p>1167.48</text:p>
          </table:table-cell>
          <table:table-cell table:number-columns-repeated="4"/>
          <table:table-cell office:value-type="float" office:value="18023.5" calcext:value-type="float">
            <text:p>18023.5</text:p>
          </table:table-cell>
          <table:table-cell office:value-type="float" office:value="12612.4" calcext:value-type="float">
            <text:p>12612.4</text:p>
          </table:table-cell>
          <table:table-cell/>
          <table:table-cell office:value-type="float" office:value="1981.8" calcext:value-type="float">
            <text:p>1981.8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242" calcext:value-type="float">
            <text:p>242</text:p>
          </table:table-cell>
          <table:table-cell office:value-type="float" office:value="96" calcext:value-type="float">
            <text:p>96</text:p>
          </table:table-cell>
          <table:table-cell office:value-type="float" office:value="248.4" calcext:value-type="float">
            <text:p>248.4</text:p>
          </table:table-cell>
          <table:table-cell office:value-type="float" office:value="1015.2" calcext:value-type="float">
            <text:p>1015.2</text:p>
          </table:table-cell>
          <table:table-cell/>
          <table:table-cell office:value-type="float" office:value="2384.1" calcext:value-type="float">
            <text:p>2384.1</text:p>
          </table:table-cell>
          <table:table-cell/>
          <table:table-cell office:value-type="float" office:value="351.36" calcext:value-type="float">
            <text:p>351.36</text:p>
          </table:table-cell>
          <table:table-cell/>
          <table:table-cell office:value-type="float" office:value="232.74" calcext:value-type="float">
            <text:p>232.74</text:p>
          </table:table-cell>
          <table:table-cell office:value-type="float" office:value="1485.25" calcext:value-type="float">
            <text:p>1485.25</text:p>
          </table:table-cell>
          <table:table-cell office:value-type="float" office:value="2535.75" calcext:value-type="float">
            <text:p>2535.75</text:p>
          </table:table-cell>
          <table:table-cell office:value-type="float" office:value="5111.5" calcext:value-type="float">
            <text:p>5111.5</text:p>
          </table:table-cell>
          <table:table-cell/>
          <table:table-cell office:value-type="float" office:value="757.5" calcext:value-type="float">
            <text:p>757.5</text:p>
          </table:table-cell>
          <table:table-cell office:value-type="float" office:value="10.5" calcext:value-type="float">
            <text:p>10.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410.4" calcext:value-type="float">
            <text:p>410.4</text:p>
          </table:table-cell>
          <table:table-cell office:value-type="float" office:value="1857" calcext:value-type="float">
            <text:p>185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17.5" calcext:value-type="float">
            <text:p>117.5</text:p>
          </table:table-cell>
          <table:table-cell office:value-type="float" office:value="199.5" calcext:value-type="float">
            <text:p>199.5</text:p>
          </table:table-cell>
          <table:table-cell office:value-type="float" office:value="278" calcext:value-type="float">
            <text:p>278</text:p>
          </table:table-cell>
          <table:table-cell table:number-columns-repeated="6"/>
          <table:table-cell office:value-type="float" office:value="143492.6915" calcext:value-type="float">
            <text:p>143492.6915</text:p>
          </table:table-cell>
          <table:table-cell office:value-type="string" calcext:value-type="string">
            <text:p>заявка 13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4 к.н.</text:p>
          </table:table-cell>
          <table:table-cell office:value-type="float" office:value="3522.57" calcext:value-type="float">
            <text:p>3522.57</text:p>
          </table:table-cell>
          <table:table-cell office:value-type="float" office:value="182.66" calcext:value-type="float">
            <text:p>182.66</text:p>
          </table:table-cell>
          <table:table-cell office:value-type="float" office:value="3709.618" calcext:value-type="float">
            <text:p>3709.618</text:p>
          </table:table-cell>
          <table:table-cell office:value-type="float" office:value="236.29" calcext:value-type="float">
            <text:p>236.29</text:p>
          </table:table-cell>
          <table:table-cell office:value-type="float" office:value="2196.32" calcext:value-type="float">
            <text:p>2196.32</text:p>
          </table:table-cell>
          <table:table-cell office:value-type="float" office:value="6" calcext:value-type="float">
            <text:p>6</text:p>
          </table:table-cell>
          <table:table-cell office:value-type="float" office:value="141.09" calcext:value-type="float">
            <text:p>141.09</text:p>
          </table:table-cell>
          <table:table-cell office:value-type="float" office:value="893.76" calcext:value-type="float">
            <text:p>893.76</text:p>
          </table:table-cell>
          <table:table-cell office:value-type="float" office:value="7.338" calcext:value-type="float">
            <text:p>7.338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72.56" calcext:value-type="float">
            <text:p>772.56</text:p>
          </table:table-cell>
          <table:table-cell office:value-type="float" office:value="1592.48" calcext:value-type="float">
            <text:p>1592.48</text:p>
          </table:table-cell>
          <table:table-cell office:value-type="float" office:value="222" calcext:value-type="float">
            <text:p>222</text:p>
          </table:table-cell>
          <table:table-cell office:value-type="float" office:value="790.32" calcext:value-type="float">
            <text:p>790.32</text:p>
          </table:table-cell>
          <table:table-cell office:value-type="float" office:value="295.68" calcext:value-type="float">
            <text:p>295.68</text:p>
          </table:table-cell>
          <table:table-cell table:number-columns-repeated="3"/>
          <table:table-cell office:value-type="float" office:value="484.92" calcext:value-type="float">
            <text:p>484.92</text:p>
          </table:table-cell>
          <table:table-cell office:value-type="float" office:value="400.8" calcext:value-type="float">
            <text:p>400.8</text:p>
          </table:table-cell>
          <table:table-cell table:number-columns-repeated="4"/>
          <table:table-cell office:value-type="float" office:value="436.32" calcext:value-type="float">
            <text:p>436.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28.4" calcext:value-type="float">
            <text:p>128.4</text:p>
          </table:table-cell>
          <table:table-cell office:value-type="float" office:value="625.6" calcext:value-type="float">
            <text:p>625.6</text:p>
          </table:table-cell>
          <table:table-cell/>
          <table:table-cell office:value-type="float" office:value="22.846" calcext:value-type="float">
            <text:p>22.846</text:p>
          </table:table-cell>
          <table:table-cell office:value-type="float" office:value="12.137" calcext:value-type="float">
            <text:p>12.137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237.6" calcext:value-type="float">
            <text:p>237.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office:value-type="float" office:value="105" calcext:value-type="float">
            <text:p>105</text:p>
          </table:table-cell>
          <table:table-cell/>
          <table:table-cell office:value-type="float" office:value="285.6" calcext:value-type="float">
            <text:p>285.6</text:p>
          </table:table-cell>
          <table:table-cell office:value-type="float" office:value="0" calcext:value-type="float">
            <text:p>0</text:p>
          </table:table-cell>
          <table:table-cell office:value-type="float" office:value="1459.5" calcext:value-type="float">
            <text:p>1459.5</text:p>
          </table:table-cell>
          <table:table-cell office:value-type="float" office:value="18" calcext:value-type="float">
            <text:p>18</text:p>
          </table:table-cell>
          <table:table-cell office:value-type="float" office:value="327" calcext:value-type="float">
            <text:p>327</text:p>
          </table:table-cell>
          <table:table-cell office:value-type="float" office:value="1009.8" calcext:value-type="float">
            <text:p>1009.8</text:p>
          </table:table-cell>
          <table:table-cell table:number-columns-repeated="4"/>
          <table:table-cell office:value-type="float" office:value="11130" calcext:value-type="float">
            <text:p>11130</text:p>
          </table:table-cell>
          <table:table-cell office:value-type="float" office:value="9696" calcext:value-type="float">
            <text:p>9696</text:p>
          </table:table-cell>
          <table:table-cell/>
          <table:table-cell office:value-type="float" office:value="2559.6" calcext:value-type="float">
            <text:p>2559.6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49.5" calcext:value-type="float">
            <text:p>249.5</text:p>
          </table:table-cell>
          <table:table-cell office:value-type="float" office:value="75" calcext:value-type="float">
            <text:p>75</text:p>
          </table:table-cell>
          <table:table-cell office:value-type="float" office:value="170.4" calcext:value-type="float">
            <text:p>170.4</text:p>
          </table:table-cell>
          <table:table-cell office:value-type="float" office:value="1999.08" calcext:value-type="float">
            <text:p>1999.08</text:p>
          </table:table-cell>
          <table:table-cell/>
          <table:table-cell office:value-type="float" office:value="950.76" calcext:value-type="float">
            <text:p>950.76</text:p>
          </table:table-cell>
          <table:table-cell/>
          <table:table-cell office:value-type="float" office:value="729" calcext:value-type="float">
            <text:p>729</text:p>
          </table:table-cell>
          <table:table-cell/>
          <table:table-cell office:value-type="float" office:value="229.14" calcext:value-type="float">
            <text:p>229.14</text:p>
          </table:table-cell>
          <table:table-cell office:value-type="float" office:value="1221.5" calcext:value-type="float">
            <text:p>1221.5</text:p>
          </table:table-cell>
          <table:table-cell office:value-type="float" office:value="1750.5" calcext:value-type="float">
            <text:p>1750.5</text:p>
          </table:table-cell>
          <table:table-cell office:value-type="float" office:value="3144" calcext:value-type="float">
            <text:p>3144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1.12" calcext:value-type="float">
            <text:p>501.12</text:p>
          </table:table-cell>
          <table:table-cell office:value-type="float" office:value="1395.5" calcext:value-type="float">
            <text:p>1395.5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101975.459" calcext:value-type="float">
            <text:p>101975.459</text:p>
          </table:table-cell>
          <table:table-cell office:value-type="string" calcext:value-type="string">
            <text:p>заявка 14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5 к.н.</text:p>
          </table:table-cell>
          <table:table-cell office:value-type="float" office:value="3113.812" calcext:value-type="float">
            <text:p>3113.812</text:p>
          </table:table-cell>
          <table:table-cell office:value-type="float" office:value="100.662" calcext:value-type="float">
            <text:p>100.662</text:p>
          </table:table-cell>
          <table:table-cell office:value-type="float" office:value="2809.774" calcext:value-type="float">
            <text:p>2809.774</text:p>
          </table:table-cell>
          <table:table-cell office:value-type="float" office:value="241.378" calcext:value-type="float">
            <text:p>241.378</text:p>
          </table:table-cell>
          <table:table-cell office:value-type="float" office:value="1675.36" calcext:value-type="float">
            <text:p>1675.36</text:p>
          </table:table-cell>
          <table:table-cell office:value-type="float" office:value="36" calcext:value-type="float">
            <text:p>36</text:p>
          </table:table-cell>
          <table:table-cell office:value-type="float" office:value="615.878" calcext:value-type="float">
            <text:p>615.878</text:p>
          </table:table-cell>
          <table:table-cell office:value-type="float" office:value="1942.92" calcext:value-type="float">
            <text:p>1942.92</text:p>
          </table:table-cell>
          <table:table-cell office:value-type="float" office:value="0" calcext:value-type="float">
            <text:p>0</text:p>
          </table:table-cell>
          <table:table-cell office:value-type="float" office:value="115.118" calcext:value-type="float">
            <text:p>115.118</text:p>
          </table:table-cell>
          <table:table-cell/>
          <table:table-cell office:value-type="float" office:value="246.42" calcext:value-type="float">
            <text:p>246.42</text:p>
          </table:table-cell>
          <table:table-cell office:value-type="float" office:value="1556.96" calcext:value-type="float">
            <text:p>1556.96</text:p>
          </table:table-cell>
          <table:table-cell office:value-type="float" office:value="272.32" calcext:value-type="float">
            <text:p>272.32</text:p>
          </table:table-cell>
          <table:table-cell office:value-type="float" office:value="619.38" calcext:value-type="float">
            <text:p>619.38</text:p>
          </table:table-cell>
          <table:table-cell office:value-type="float" office:value="1005.76" calcext:value-type="float">
            <text:p>1005.76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float" office:value="604.8" calcext:value-type="float">
            <text:p>604.8</text:p>
          </table:table-cell>
          <table:table-cell table:number-columns-repeated="4"/>
          <table:table-cell office:value-type="float" office:value="411" calcext:value-type="float">
            <text:p>4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616.4" calcext:value-type="float">
            <text:p>616.4</text:p>
          </table:table-cell>
          <table:table-cell/>
          <table:table-cell office:value-type="float" office:value="25.374" calcext:value-type="float">
            <text:p>25.374</text:p>
          </table:table-cell>
          <table:table-cell office:value-type="float" office:value="19.012" calcext:value-type="float">
            <text:p>19.012</text:p>
          </table:table-cell>
          <table:table-cell office:value-type="float" office:value="9.536" calcext:value-type="float">
            <text:p>9.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303.6" calcext:value-type="float">
            <text:p>303.6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7"/>
          <table:table-cell office:value-type="float" office:value="103.5" calcext:value-type="float">
            <text:p>103.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office:value-type="float" office:value="9" calcext:value-type="float">
            <text:p>9</text:p>
          </table:table-cell>
          <table:table-cell office:value-type="float" office:value="468" calcext:value-type="float">
            <text:p>468</text:p>
          </table:table-cell>
          <table:table-cell office:value-type="float" office:value="758.16" calcext:value-type="float">
            <text:p>758.16</text:p>
          </table:table-cell>
          <table:table-cell table:number-columns-repeated="4"/>
          <table:table-cell office:value-type="float" office:value="8334" calcext:value-type="float">
            <text:p>8334</text:p>
          </table:table-cell>
          <table:table-cell office:value-type="float" office:value="9355.2" calcext:value-type="float">
            <text:p>9355.2</text:p>
          </table:table-cell>
          <table:table-cell/>
          <table:table-cell office:value-type="float" office:value="1798.2" calcext:value-type="float">
            <text:p>1798.2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19.2" calcext:value-type="float">
            <text:p>319.2</text:p>
          </table:table-cell>
          <table:table-cell office:value-type="float" office:value="1490.4" calcext:value-type="float">
            <text:p>1490.4</text:p>
          </table:table-cell>
          <table:table-cell/>
          <table:table-cell office:value-type="float" office:value="1019.52" calcext:value-type="float">
            <text:p>1019.52</text:p>
          </table:table-cell>
          <table:table-cell/>
          <table:table-cell office:value-type="float" office:value="698.76" calcext:value-type="float">
            <text:p>698.76</text:p>
          </table:table-cell>
          <table:table-cell/>
          <table:table-cell office:value-type="float" office:value="224.64" calcext:value-type="float">
            <text:p>224.64</text:p>
          </table:table-cell>
          <table:table-cell office:value-type="float" office:value="1524.75" calcext:value-type="float">
            <text:p>1524.75</text:p>
          </table:table-cell>
          <table:table-cell office:value-type="float" office:value="2808" calcext:value-type="float">
            <text:p>2808</text:p>
          </table:table-cell>
          <table:table-cell office:value-type="float" office:value="2259" calcext:value-type="float">
            <text:p>2259</text:p>
          </table:table-cell>
          <table:table-cell/>
          <table:table-cell office:value-type="float" office:value="1399.5" calcext:value-type="float">
            <text:p>1399.5</text:p>
          </table:table-cell>
          <table:table-cell office:value-type="float" office:value="7.5" calcext:value-type="float">
            <text:p>7.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19.32" calcext:value-type="float">
            <text:p>319.32</text:p>
          </table:table-cell>
          <table:table-cell office:value-type="float" office:value="1389" calcext:value-type="float">
            <text:p>1389</text:p>
          </table:table-cell>
          <table:table-cell office:value-type="float" office:value="362" calcext:value-type="float">
            <text:p>362</text:p>
          </table:table-cell>
          <table:table-cell office:value-type="float" office:value="288" calcext:value-type="float">
            <text:p>288</text:p>
          </table:table-cell>
          <table:table-cell office:value-type="float" office:value="337" calcext:value-type="float">
            <text:p>337</text:p>
          </table:table-cell>
          <table:table-cell office:value-type="float" office:value="258" calcext:value-type="float">
            <text:p>258</text:p>
          </table:table-cell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102853.702" calcext:value-type="float">
            <text:p>102853.702</text:p>
          </table:table-cell>
          <table:table-cell office:value-type="string" calcext:value-type="string">
            <text:p>заявка 15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6 к.н.</text:p>
          </table:table-cell>
          <table:table-cell office:value-type="float" office:value="2074.578" calcext:value-type="float">
            <text:p>2074.578</text:p>
          </table:table-cell>
          <table:table-cell office:value-type="float" office:value="140.286" calcext:value-type="float">
            <text:p>140.286</text:p>
          </table:table-cell>
          <table:table-cell office:value-type="float" office:value="1771.448" calcext:value-type="float">
            <text:p>1771.448</text:p>
          </table:table-cell>
          <table:table-cell office:value-type="float" office:value="250.772" calcext:value-type="float">
            <text:p>250.772</text:p>
          </table:table-cell>
          <table:table-cell office:value-type="float" office:value="1706.07" calcext:value-type="float">
            <text:p>1706.07</text:p>
          </table:table-cell>
          <table:table-cell office:value-type="float" office:value="102" calcext:value-type="float">
            <text:p>102</text:p>
          </table:table-cell>
          <table:table-cell office:value-type="float" office:value="8266.404" calcext:value-type="float">
            <text:p>8266.404</text:p>
          </table:table-cell>
          <table:table-cell office:value-type="float" office:value="1055.32" calcext:value-type="float">
            <text:p>1055.32</text:p>
          </table:table-cell>
          <table:table-cell office:value-type="float" office:value="233.298" calcext:value-type="float">
            <text:p>233.2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.36" calcext:value-type="float">
            <text:p>343.36</text:p>
          </table:table-cell>
          <table:table-cell office:value-type="float" office:value="1388.98" calcext:value-type="float">
            <text:p>1388.98</text:p>
          </table:table-cell>
          <table:table-cell office:value-type="float" office:value="281.2" calcext:value-type="float">
            <text:p>281.2</text:p>
          </table:table-cell>
          <table:table-cell office:value-type="float" office:value="820.66" calcext:value-type="float">
            <text:p>820.66</text:p>
          </table:table-cell>
          <table:table-cell office:value-type="float" office:value="974.4" calcext:value-type="float">
            <text:p>974.4</text:p>
          </table:table-cell>
          <table:table-cell table:number-columns-repeated="3"/>
          <table:table-cell office:value-type="float" office:value="1300.8" calcext:value-type="float">
            <text:p>1300.8</text:p>
          </table:table-cell>
          <table:table-cell office:value-type="float" office:value="586.8" calcext:value-type="float">
            <text:p>586.8</text:p>
          </table:table-cell>
          <table:table-cell table:number-columns-repeated="4"/>
          <table:table-cell office:value-type="float" office:value="1010.64" calcext:value-type="float">
            <text:p>1010.64</text:p>
          </table:table-cell>
          <table:table-cell/>
          <table:table-cell office:value-type="float" office:value="793.2" calcext:value-type="float">
            <text:p>793.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524.4" calcext:value-type="float">
            <text:p>524.4</text:p>
          </table:table-cell>
          <table:table-cell/>
          <table:table-cell office:value-type="float" office:value="45.302" calcext:value-type="float">
            <text:p>45.302</text:p>
          </table:table-cell>
          <table:table-cell office:value-type="float" office:value="20.542" calcext:value-type="float">
            <text:p>20.542</text:p>
          </table:table-cell>
          <table:table-cell office:value-type="float" office:value="11.916" calcext:value-type="float">
            <text:p>11.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439.2" calcext:value-type="float">
            <text:p>439.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/>
          <table:table-cell office:value-type="float" office:value="620.4" calcext:value-type="float">
            <text:p>620.4</text:p>
          </table:table-cell>
          <table:table-cell office:value-type="float" office:value="0" calcext:value-type="float">
            <text:p>0</text:p>
          </table:table-cell>
          <table:table-cell office:value-type="float" office:value="1724.75" calcext:value-type="float">
            <text:p>1724.75</text:p>
          </table:table-cell>
          <table:table-cell office:value-type="float" office:value="21" calcext:value-type="float">
            <text:p>21</text:p>
          </table:table-cell>
          <table:table-cell office:value-type="float" office:value="588" calcext:value-type="float">
            <text:p>588</text:p>
          </table:table-cell>
          <table:table-cell office:value-type="float" office:value="1234.98" calcext:value-type="float">
            <text:p>1234.98</text:p>
          </table:table-cell>
          <table:table-cell table:number-columns-repeated="4"/>
          <table:table-cell office:value-type="float" office:value="11248" calcext:value-type="float">
            <text:p>11248</text:p>
          </table:table-cell>
          <table:table-cell office:value-type="float" office:value="9885" calcext:value-type="float">
            <text:p>9885</text:p>
          </table:table-cell>
          <table:table-cell/>
          <table:table-cell office:value-type="float" office:value="2959.2" calcext:value-type="float">
            <text:p>2959.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300.5" calcext:value-type="float">
            <text:p>300.5</text:p>
          </table:table-cell>
          <table:table-cell office:value-type="float" office:value="168.5" calcext:value-type="float">
            <text:p>168.5</text:p>
          </table:table-cell>
          <table:table-cell office:value-type="float" office:value="361.2" calcext:value-type="float">
            <text:p>361.2</text:p>
          </table:table-cell>
          <table:table-cell office:value-type="float" office:value="1992.6" calcext:value-type="float">
            <text:p>1992.6</text:p>
          </table:table-cell>
          <table:table-cell/>
          <table:table-cell office:value-type="float" office:value="1037.88" calcext:value-type="float">
            <text:p>1037.88</text:p>
          </table:table-cell>
          <table:table-cell/>
          <table:table-cell office:value-type="float" office:value="649.8" calcext:value-type="float">
            <text:p>649.8</text:p>
          </table:table-cell>
          <table:table-cell/>
          <table:table-cell office:value-type="float" office:value="235.26" calcext:value-type="float">
            <text:p>235.26</text:p>
          </table:table-cell>
          <table:table-cell office:value-type="float" office:value="1691" calcext:value-type="float">
            <text:p>1691</text:p>
          </table:table-cell>
          <table:table-cell office:value-type="float" office:value="6619.5" calcext:value-type="float">
            <text:p>6619.5</text:p>
          </table:table-cell>
          <table:table-cell office:value-type="float" office:value="2277" calcext:value-type="float">
            <text:p>2277</text:p>
          </table:table-cell>
          <table:table-cell/>
          <table:table-cell office:value-type="float" office:value="1792.5" calcext:value-type="float">
            <text:p>1792.5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631.08" calcext:value-type="float">
            <text:p>631.08</text:p>
          </table:table-cell>
          <table:table-cell office:value-type="float" office:value="1318.5" calcext:value-type="float">
            <text:p>1318.5</text:p>
          </table:table-cell>
          <table:table-cell office:value-type="float" office:value="744" calcext:value-type="float">
            <text:p>744</text:p>
          </table:table-cell>
          <table:table-cell office:value-type="float" office:value="262" calcext:value-type="float">
            <text:p>262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office:value-type="float" office:value="126766.029" calcext:value-type="float">
            <text:p>126766.029</text:p>
          </table:table-cell>
          <table:table-cell office:value-type="string" calcext:value-type="string">
            <text:p>заявка 16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7 к.н.</text:p>
          </table:table-cell>
          <table:table-cell office:value-type="float" office:value="6795.146" calcext:value-type="float">
            <text:p>6795.146</text:p>
          </table:table-cell>
          <table:table-cell office:value-type="float" office:value="178.586" calcext:value-type="float">
            <text:p>178.586</text:p>
          </table:table-cell>
          <table:table-cell office:value-type="float" office:value="2702.67" calcext:value-type="float">
            <text:p>2702.67</text:p>
          </table:table-cell>
          <table:table-cell office:value-type="float" office:value="400.276" calcext:value-type="float">
            <text:p>400.276</text:p>
          </table:table-cell>
          <table:table-cell office:value-type="float" office:value="2319.16" calcext:value-type="float">
            <text:p>2319.16</text:p>
          </table:table-cell>
          <table:table-cell office:value-type="float" office:value="192" calcext:value-type="float">
            <text:p>192</text:p>
          </table:table-cell>
          <table:table-cell office:value-type="float" office:value="7660.016" calcext:value-type="float">
            <text:p>7660.016</text:p>
          </table:table-cell>
          <table:table-cell office:value-type="float" office:value="2499.84" calcext:value-type="float">
            <text:p>2499.84</text:p>
          </table:table-cell>
          <table:table-cell office:value-type="float" office:value="780.255" calcext:value-type="float">
            <text:p>780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92" calcext:value-type="float">
            <text:p>227.92</text:p>
          </table:table-cell>
          <table:table-cell office:value-type="float" office:value="1111.71" calcext:value-type="float">
            <text:p>1111.71</text:p>
          </table:table-cell>
          <table:table-cell office:value-type="float" office:value="260.48" calcext:value-type="float">
            <text:p>260.48</text:p>
          </table:table-cell>
          <table:table-cell office:value-type="float" office:value="809.56" calcext:value-type="float">
            <text:p>809.56</text:p>
          </table:table-cell>
          <table:table-cell office:value-type="float" office:value="1668.8" calcext:value-type="float">
            <text:p>1668.8</text:p>
          </table:table-cell>
          <table:table-cell/>
          <table:table-cell office:value-type="float" office:value="898.24" calcext:value-type="float">
            <text:p>898.24</text:p>
          </table:table-cell>
          <table:table-cell office:value-type="float" office:value="61.2" calcext:value-type="float">
            <text:p>61.2</text:p>
          </table:table-cell>
          <table:table-cell office:value-type="float" office:value="1828.08" calcext:value-type="float">
            <text:p>1828.08</text:p>
          </table:table-cell>
          <table:table-cell office:value-type="float" office:value="274.8" calcext:value-type="float">
            <text:p>274.8</text:p>
          </table:table-cell>
          <table:table-cell/>
          <table:table-cell office:value-type="float" office:value="53.28" calcext:value-type="float">
            <text:p>53.28</text:p>
          </table:table-cell>
          <table:table-cell office:value-type="float" office:value="0" calcext:value-type="float">
            <text:p>0</text:p>
          </table:table-cell>
          <table:table-cell office:value-type="float" office:value="132.48" calcext:value-type="float">
            <text:p>132.48</text:p>
          </table:table-cell>
          <table:table-cell office:value-type="float" office:value="1011.6" calcext:value-type="float">
            <text:p>1011.6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.88" calcext:value-type="float">
            <text:p>334.8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5.6" calcext:value-type="float">
            <text:p>105.6</text:p>
          </table:table-cell>
          <table:table-cell office:value-type="float" office:value="837.2" calcext:value-type="float">
            <text:p>837.2</text:p>
          </table:table-cell>
          <table:table-cell office:value-type="float" office:value="10.4" calcext:value-type="float">
            <text:p>10.4</text:p>
          </table:table-cell>
          <table:table-cell office:value-type="float" office:value="89.144" calcext:value-type="float">
            <text:p>89.144</text:p>
          </table:table-cell>
          <table:table-cell office:value-type="float" office:value="16.042" calcext:value-type="float">
            <text:p>16.042</text:p>
          </table:table-cell>
          <table:table-cell office:value-type="float" office:value="11.526" calcext:value-type="float">
            <text:p>11.5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6.4" calcext:value-type="float">
            <text:p>356.4</text:p>
          </table:table-cell>
          <table:table-cell office:value-type="float" office:value="963" calcext:value-type="float">
            <text:p>963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36.5" calcext:value-type="float">
            <text:p>1036.5</text:p>
          </table:table-cell>
          <table:table-cell office:value-type="float" office:value="2177.5" calcext:value-type="float">
            <text:p>2177.5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1522.44" calcext:value-type="float">
            <text:p>1522.44</text:p>
          </table:table-cell>
          <table:table-cell table:number-columns-repeated="4"/>
          <table:table-cell office:value-type="float" office:value="19515" calcext:value-type="float">
            <text:p>19515</text:p>
          </table:table-cell>
          <table:table-cell office:value-type="float" office:value="6359" calcext:value-type="float">
            <text:p>6359</text:p>
          </table:table-cell>
          <table:table-cell/>
          <table:table-cell office:value-type="float" office:value="1863" calcext:value-type="float">
            <text:p>1863</text:p>
          </table:table-cell>
          <table:table-cell/>
          <table:table-cell office:value-type="float" office:value="280.8" calcext:value-type="float">
            <text:p>280.8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380" calcext:value-type="float">
            <text:p>380</text:p>
          </table:table-cell>
          <table:table-cell office:value-type="float" office:value="144" calcext:value-type="float">
            <text:p>144</text:p>
          </table:table-cell>
          <table:table-cell office:value-type="float" office:value="571.8" calcext:value-type="float">
            <text:p>571.8</text:p>
          </table:table-cell>
          <table:table-cell office:value-type="float" office:value="1378.08" calcext:value-type="float">
            <text:p>1378.08</text:p>
          </table:table-cell>
          <table:table-cell/>
          <table:table-cell office:value-type="float" office:value="1191.96" calcext:value-type="float">
            <text:p>1191.96</text:p>
          </table:table-cell>
          <table:table-cell/>
          <table:table-cell office:value-type="float" office:value="749.34" calcext:value-type="float">
            <text:p>749.34</text:p>
          </table:table-cell>
          <table:table-cell/>
          <table:table-cell office:value-type="float" office:value="213.48" calcext:value-type="float">
            <text:p>213.48</text:p>
          </table:table-cell>
          <table:table-cell office:value-type="float" office:value="1712.5" calcext:value-type="float">
            <text:p>1712.5</text:p>
          </table:table-cell>
          <table:table-cell office:value-type="float" office:value="6010.5" calcext:value-type="float">
            <text:p>6010.5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1327.5" calcext:value-type="float">
            <text:p>1327.5</text:p>
          </table:table-cell>
          <table:table-cell office:value-type="float" office:value="21" calcext:value-type="float">
            <text:p>2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846.72" calcext:value-type="float">
            <text:p>846.72</text:p>
          </table:table-cell>
          <table:table-cell office:value-type="float" office:value="1121" calcext:value-type="float">
            <text:p>1121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222.5" calcext:value-type="float">
            <text:p>222.5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float" office:value="148037.87" calcext:value-type="float">
            <text:p>148037.87</text:p>
          </table:table-cell>
          <table:table-cell office:value-type="string" calcext:value-type="string">
            <text:p>заявка 17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8 к.н.</text:p>
          </table:table-cell>
          <table:table-cell office:value-type="float" office:value="722.382" calcext:value-type="float">
            <text:p>722.382</text:p>
          </table:table-cell>
          <table:table-cell office:value-type="float" office:value="178.506" calcext:value-type="float">
            <text:p>178.506</text:p>
          </table:table-cell>
          <table:table-cell office:value-type="float" office:value="1062.188" calcext:value-type="float">
            <text:p>1062.188</text:p>
          </table:table-cell>
          <table:table-cell office:value-type="float" office:value="483.2" calcext:value-type="float">
            <text:p>483.2</text:p>
          </table:table-cell>
          <table:table-cell office:value-type="float" office:value="2024.64" calcext:value-type="float">
            <text:p>2024.64</text:p>
          </table:table-cell>
          <table:table-cell office:value-type="float" office:value="198" calcext:value-type="float">
            <text:p>198</text:p>
          </table:table-cell>
          <table:table-cell office:value-type="float" office:value="10499.642" calcext:value-type="float">
            <text:p>10499.642</text:p>
          </table:table-cell>
          <table:table-cell office:value-type="float" office:value="1860.32" calcext:value-type="float">
            <text:p>1860.32</text:p>
          </table:table-cell>
          <table:table-cell office:value-type="float" office:value="289.604" calcext:value-type="float">
            <text:p>289.604</text:p>
          </table:table-cell>
          <table:table-cell office:value-type="float" office:value="2576" calcext:value-type="float">
            <text:p>2576</text:p>
          </table:table-cell>
          <table:table-cell office:value-type="float" office:value="900" calcext:value-type="float">
            <text:p>900</text:p>
          </table:table-cell>
          <table:table-cell office:value-type="float" office:value="429.94" calcext:value-type="float">
            <text:p>429.94</text:p>
          </table:table-cell>
          <table:table-cell office:value-type="float" office:value="2451.62" calcext:value-type="float">
            <text:p>2451.62</text:p>
          </table:table-cell>
          <table:table-cell office:value-type="float" office:value="432.16" calcext:value-type="float">
            <text:p>432.16</text:p>
          </table:table-cell>
          <table:table-cell office:value-type="float" office:value="1161.06" calcext:value-type="float">
            <text:p>1161.06</text:p>
          </table:table-cell>
          <table:table-cell office:value-type="float" office:value="3335.36" calcext:value-type="float">
            <text:p>3335.36</text:p>
          </table:table-cell>
          <table:table-cell/>
          <table:table-cell office:value-type="float" office:value="3748.08" calcext:value-type="float">
            <text:p>3748.08</text:p>
          </table:table-cell>
          <table:table-cell office:value-type="float" office:value="302.4" calcext:value-type="float">
            <text:p>302.4</text:p>
          </table:table-cell>
          <table:table-cell office:value-type="float" office:value="1771.8" calcext:value-type="float">
            <text:p>1771.8</text:p>
          </table:table-cell>
          <table:table-cell office:value-type="float" office:value="399.84" calcext:value-type="float">
            <text:p>399.8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387.36" calcext:value-type="float">
            <text:p>1387.36</text:p>
          </table:table-cell>
          <table:table-cell office:value-type="float" office:value="634.2" calcext:value-type="float">
            <text:p>634.2</text:p>
          </table:table-cell>
          <table:table-cell/>
          <table:table-cell office:value-type="float" office:value="134.4" calcext:value-type="float">
            <text:p>134.4</text:p>
          </table:table-cell>
          <table:table-cell office:value-type="float" office:value="215.04" calcext:value-type="float">
            <text:p>215.04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36.8" calcext:value-type="float">
            <text:p>136.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9.04" calcext:value-type="float">
            <text:p>149.04</text:p>
          </table:table-cell>
          <table:table-cell office:value-type="float" office:value="1085.6" calcext:value-type="float">
            <text:p>1085.6</text:p>
          </table:table-cell>
          <table:table-cell office:value-type="float" office:value="21.84" calcext:value-type="float">
            <text:p>21.84</text:p>
          </table:table-cell>
          <table:table-cell office:value-type="float" office:value="36.924" calcext:value-type="float">
            <text:p>36.924</text:p>
          </table:table-cell>
          <table:table-cell office:value-type="float" office:value="26.16" calcext:value-type="float">
            <text:p>26.16</text:p>
          </table:table-cell>
          <table:table-cell office:value-type="float" office:value="11.724" calcext:value-type="float">
            <text:p>11.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6" calcext:value-type="float">
            <text:p>36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43.6" calcext:value-type="float">
            <text:p>543.6</text:p>
          </table:table-cell>
          <table:table-cell office:value-type="float" office:value="894" calcext:value-type="float">
            <text:p>894</text:p>
          </table:table-cell>
          <table:table-cell office:value-type="float" office:value="163.5" calcext:value-type="float">
            <text:p>163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7.2" calcext:value-type="float">
            <text:p>107.2</text:p>
          </table:table-cell>
          <table:table-cell office:value-type="float" office:value="145.5" calcext:value-type="float">
            <text:p>145.5</text:p>
          </table:table-cell>
          <table:table-cell/>
          <table:table-cell office:value-type="float" office:value="687.6" calcext:value-type="float">
            <text:p>687.6</text:p>
          </table:table-cell>
          <table:table-cell office:value-type="float" office:value="855" calcext:value-type="float">
            <text:p>855</text:p>
          </table:table-cell>
          <table:table-cell office:value-type="float" office:value="4032.5" calcext:value-type="float">
            <text:p>4032.5</text:p>
          </table:table-cell>
          <table:table-cell office:value-type="float" office:value="31" calcext:value-type="float">
            <text:p>31</text:p>
          </table:table-cell>
          <table:table-cell office:value-type="float" office:value="405" calcext:value-type="float">
            <text:p>405</text:p>
          </table:table-cell>
          <table:table-cell office:value-type="float" office:value="1253.16" calcext:value-type="float">
            <text:p>1253.16</text:p>
          </table:table-cell>
          <table:table-cell table:number-columns-repeated="4"/>
          <table:table-cell office:value-type="float" office:value="15519" calcext:value-type="float">
            <text:p>15519</text:p>
          </table:table-cell>
          <table:table-cell office:value-type="float" office:value="5456.4" calcext:value-type="float">
            <text:p>5456.4</text:p>
          </table:table-cell>
          <table:table-cell/>
          <table:table-cell office:value-type="float" office:value="2748.6" calcext:value-type="float">
            <text:p>2748.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391" calcext:value-type="float">
            <text:p>391</text:p>
          </table:table-cell>
          <table:table-cell office:value-type="float" office:value="150" calcext:value-type="float">
            <text:p>150</text:p>
          </table:table-cell>
          <table:table-cell office:value-type="float" office:value="342" calcext:value-type="float">
            <text:p>342</text:p>
          </table:table-cell>
          <table:table-cell office:value-type="float" office:value="1803.6" calcext:value-type="float">
            <text:p>1803.6</text:p>
          </table:table-cell>
          <table:table-cell/>
          <table:table-cell office:value-type="float" office:value="1096.2" calcext:value-type="float">
            <text:p>1096.2</text:p>
          </table:table-cell>
          <table:table-cell/>
          <table:table-cell office:value-type="float" office:value="765.72" calcext:value-type="float">
            <text:p>765.72</text:p>
          </table:table-cell>
          <table:table-cell/>
          <table:table-cell office:value-type="float" office:value="218.88" calcext:value-type="float">
            <text:p>218.88</text:p>
          </table:table-cell>
          <table:table-cell office:value-type="float" office:value="1597.5" calcext:value-type="float">
            <text:p>1597.5</text:p>
          </table:table-cell>
          <table:table-cell office:value-type="float" office:value="6648" calcext:value-type="float">
            <text:p>6648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66" calcext:value-type="float">
            <text:p>6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35.88" calcext:value-type="float">
            <text:p>335.88</text:p>
          </table:table-cell>
          <table:table-cell office:value-type="float" office:value="1096" calcext:value-type="float">
            <text:p>1096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388" calcext:value-type="float">
            <text:p>388</text:p>
          </table:table-cell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142932.99" calcext:value-type="float">
            <text:p>142932.99</text:p>
          </table:table-cell>
          <table:table-cell office:value-type="string" calcext:value-type="string">
            <text:p>заявка 18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9 к.н.</text:p>
          </table:table-cell>
          <table:table-cell office:value-type="float" office:value="3484.438" calcext:value-type="float">
            <text:p>3484.438</text:p>
          </table:table-cell>
          <table:table-cell office:value-type="float" office:value="213.27" calcext:value-type="float">
            <text:p>213.27</text:p>
          </table:table-cell>
          <table:table-cell office:value-type="float" office:value="2260.19" calcext:value-type="float">
            <text:p>2260.19</text:p>
          </table:table-cell>
          <table:table-cell office:value-type="float" office:value="461.858" calcext:value-type="float">
            <text:p>461.858</text:p>
          </table:table-cell>
          <table:table-cell office:value-type="float" office:value="2171.16" calcext:value-type="float">
            <text:p>2171.16</text:p>
          </table:table-cell>
          <table:table-cell office:value-type="float" office:value="186" calcext:value-type="float">
            <text:p>186</text:p>
          </table:table-cell>
          <table:table-cell office:value-type="float" office:value="5576" calcext:value-type="float">
            <text:p>5576</text:p>
          </table:table-cell>
          <table:table-cell office:value-type="float" office:value="1124.48" calcext:value-type="float">
            <text:p>1124.48</text:p>
          </table:table-cell>
          <table:table-cell office:value-type="float" office:value="277.278" calcext:value-type="float">
            <text:p>277.278</text:p>
          </table:table-cell>
          <table:table-cell office:value-type="float" office:value="0" calcext:value-type="float">
            <text:p>0</text:p>
          </table:table-cell>
          <table:table-cell office:value-type="float" office:value="10587" calcext:value-type="float">
            <text:p>10587</text:p>
          </table:table-cell>
          <table:table-cell office:value-type="float" office:value="343.36" calcext:value-type="float">
            <text:p>343.36</text:p>
          </table:table-cell>
          <table:table-cell office:value-type="float" office:value="1195.84" calcext:value-type="float">
            <text:p>1195.84</text:p>
          </table:table-cell>
          <table:table-cell office:value-type="float" office:value="390.72" calcext:value-type="float">
            <text:p>390.72</text:p>
          </table:table-cell>
          <table:table-cell office:value-type="float" office:value="944.24" calcext:value-type="float">
            <text:p>944.24</text:p>
          </table:table-cell>
          <table:table-cell office:value-type="float" office:value="3102.4" calcext:value-type="float">
            <text:p>3102.4</text:p>
          </table:table-cell>
          <table:table-cell/>
          <table:table-cell office:value-type="float" office:value="7125.44" calcext:value-type="float">
            <text:p>7125.44</text:p>
          </table:table-cell>
          <table:table-cell office:value-type="float" office:value="95.4" calcext:value-type="float">
            <text:p>95.4</text:p>
          </table:table-cell>
          <table:table-cell office:value-type="float" office:value="1595.4" calcext:value-type="float">
            <text:p>1595.4</text:p>
          </table:table-cell>
          <table:table-cell office:value-type="float" office:value="488.4" calcext:value-type="float">
            <text:p>488.4</text:p>
          </table:table-cell>
          <table:table-cell office:value-type="float" office:value="0" calcext:value-type="float">
            <text:p>0</text:p>
          </table:table-cell>
          <table:table-cell office:value-type="float" office:value="1098.9" calcext:value-type="float">
            <text:p>1098.9</text:p>
          </table:table-cell>
          <table:table-cell office:value-type="float" office:value="0" calcext:value-type="float">
            <text:p>0</text:p>
          </table:table-cell>
          <table:table-cell office:value-type="float" office:value="6182.4" calcext:value-type="float">
            <text:p>6182.4</text:p>
          </table:table-cell>
          <table:table-cell office:value-type="float" office:value="642.72" calcext:value-type="float">
            <text:p>642.72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217.28" calcext:value-type="float">
            <text:p>217.28</text:p>
          </table:table-cell>
          <table:table-cell table:number-columns-repeated="2"/>
          <table:table-cell office:value-type="float" office:value="1019.36" calcext:value-type="float">
            <text:p>1019.36</text:p>
          </table:table-cell>
          <table:table-cell office:value-type="float" office:value="741.6" calcext:value-type="float">
            <text:p>741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08" calcext:value-type="float">
            <text:p>108</text:p>
          </table:table-cell>
          <table:table-cell office:value-type="float" office:value="763.6" calcext:value-type="float">
            <text:p>763.6</text:p>
          </table:table-cell>
          <table:table-cell office:value-type="float" office:value="91.52" calcext:value-type="float">
            <text:p>91.52</text:p>
          </table:table-cell>
          <table:table-cell office:value-type="float" office:value="38.76" calcext:value-type="float">
            <text:p>38.76</text:p>
          </table:table-cell>
          <table:table-cell office:value-type="float" office:value="29.288" calcext:value-type="float">
            <text:p>29.288</text:p>
          </table:table-cell>
          <table:table-cell office:value-type="float" office:value="19.112" calcext:value-type="float">
            <text:p>19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3898.5" calcext:value-type="float">
            <text:p>3898.5</text:p>
          </table:table-cell>
          <table:table-cell office:value-type="float" office:value="193" calcext:value-type="float">
            <text:p>193</text:p>
          </table:table-cell>
          <table:table-cell office:value-type="float" office:value="608.8" calcext:value-type="float">
            <text:p>608.8</text:p>
          </table:table-cell>
          <table:table-cell office:value-type="float" office:value="399.6" calcext:value-type="float">
            <text:p>399.6</text:p>
          </table:table-cell>
          <table:table-cell office:value-type="float" office:value="919.5" calcext:value-type="float">
            <text:p>919.5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560.8" calcext:value-type="float">
            <text:p>560.8</text:p>
          </table:table-cell>
          <table:table-cell office:value-type="float" office:value="148.5" calcext:value-type="float">
            <text:p>148.5</text:p>
          </table:table-cell>
          <table:table-cell/>
          <table:table-cell office:value-type="float" office:value="505.2" calcext:value-type="float">
            <text:p>505.2</text:p>
          </table:table-cell>
          <table:table-cell office:value-type="float" office:value="888" calcext:value-type="float">
            <text:p>888</text:p>
          </table:table-cell>
          <table:table-cell office:value-type="float" office:value="2833.75" calcext:value-type="float">
            <text:p>2833.75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1183.5" calcext:value-type="float">
            <text:p>1183.5</text:p>
          </table:table-cell>
          <table:table-cell table:number-columns-repeated="4"/>
          <table:table-cell office:value-type="float" office:value="4935" calcext:value-type="float">
            <text:p>4935</text:p>
          </table:table-cell>
          <table:table-cell office:value-type="float" office:value="13412.4" calcext:value-type="float">
            <text:p>13412.4</text:p>
          </table:table-cell>
          <table:table-cell/>
          <table:table-cell office:value-type="float" office:value="4509" calcext:value-type="float">
            <text:p>4509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396" calcext:value-type="float">
            <text:p>396</text:p>
          </table:table-cell>
          <table:table-cell office:value-type="float" office:value="174" calcext:value-type="float">
            <text:p>174</text:p>
          </table:table-cell>
          <table:table-cell office:value-type="float" office:value="328.8" calcext:value-type="float">
            <text:p>328.8</text:p>
          </table:table-cell>
          <table:table-cell office:value-type="float" office:value="2467.8" calcext:value-type="float">
            <text:p>2467.8</text:p>
          </table:table-cell>
          <table:table-cell/>
          <table:table-cell office:value-type="float" office:value="1356.48" calcext:value-type="float">
            <text:p>1356.48</text:p>
          </table:table-cell>
          <table:table-cell/>
          <table:table-cell office:value-type="float" office:value="795.96" calcext:value-type="float">
            <text:p>795.96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1725.25" calcext:value-type="float">
            <text:p>1725.25</text:p>
          </table:table-cell>
          <table:table-cell office:value-type="float" office:value="4731" calcext:value-type="float">
            <text:p>4731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2332.5" calcext:value-type="float">
            <text:p>2332.5</text:p>
          </table:table-cell>
          <table:table-cell office:value-type="float" office:value="27" calcext:value-type="float">
            <text:p>2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393.12" calcext:value-type="float">
            <text:p>393.12</text:p>
          </table:table-cell>
          <table:table-cell office:value-type="float" office:value="1095.5" calcext:value-type="float">
            <text:p>1095.5</text:p>
          </table:table-cell>
          <table:table-cell office:value-type="float" office:value="444" calcext:value-type="float">
            <text:p>444</text:p>
          </table:table-cell>
          <table:table-cell office:value-type="float" office:value="480" calcext:value-type="float">
            <text:p>480</text:p>
          </table:table-cell>
          <table:table-cell office:value-type="float" office:value="246.5" calcext:value-type="float">
            <text:p>246.5</text:p>
          </table:table-cell>
          <table:table-cell office:value-type="float" office:value="300" calcext:value-type="float">
            <text:p>300</text:p>
          </table:table-cell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157681.064" calcext:value-type="float">
            <text:p>157681.064</text:p>
          </table:table-cell>
          <table:table-cell office:value-type="string" calcext:value-type="string">
            <text:p>заявка 19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0 к.н.</text:p>
          </table:table-cell>
          <table:table-cell office:value-type="float" office:value="3933.6" calcext:value-type="float">
            <text:p>3933.6</text:p>
          </table:table-cell>
          <table:table-cell office:value-type="float" office:value="221.974" calcext:value-type="float">
            <text:p>221.974</text:p>
          </table:table-cell>
          <table:table-cell office:value-type="float" office:value="3010.776" calcext:value-type="float">
            <text:p>3010.776</text:p>
          </table:table-cell>
          <table:table-cell office:value-type="float" office:value="369.778" calcext:value-type="float">
            <text:p>369.778</text:p>
          </table:table-cell>
          <table:table-cell office:value-type="float" office:value="2709.14" calcext:value-type="float">
            <text:p>2709.14</text:p>
          </table:table-cell>
          <table:table-cell office:value-type="float" office:value="138" calcext:value-type="float">
            <text:p>138</text:p>
          </table:table-cell>
          <table:table-cell office:value-type="float" office:value="395.73" calcext:value-type="float">
            <text:p>395.73</text:p>
          </table:table-cell>
          <table:table-cell office:value-type="float" office:value="1992.48" calcext:value-type="float">
            <text:p>1992.48</text:p>
          </table:table-cell>
          <table:table-cell office:value-type="float" office:value="428.524" calcext:value-type="float">
            <text:p>428.524</text:p>
          </table:table-cell>
          <table:table-cell office:value-type="float" office:value="0" calcext:value-type="float">
            <text:p>0</text:p>
          </table:table-cell>
          <table:table-cell office:value-type="float" office:value="5061" calcext:value-type="float">
            <text:p>5061</text:p>
          </table:table-cell>
          <table:table-cell office:value-type="float" office:value="448.44" calcext:value-type="float">
            <text:p>448.44</text:p>
          </table:table-cell>
          <table:table-cell office:value-type="float" office:value="1367.52" calcext:value-type="float">
            <text:p>1367.52</text:p>
          </table:table-cell>
          <table:table-cell office:value-type="float" office:value="349.28" calcext:value-type="float">
            <text:p>349.28</text:p>
          </table:table-cell>
          <table:table-cell office:value-type="float" office:value="1192.88" calcext:value-type="float">
            <text:p>1192.88</text:p>
          </table:table-cell>
          <table:table-cell office:value-type="float" office:value="887.04" calcext:value-type="float">
            <text:p>887.04</text:p>
          </table:table-cell>
          <table:table-cell/>
          <table:table-cell office:value-type="float" office:value="11244.8" calcext:value-type="float">
            <text:p>11244.8</text:p>
          </table:table-cell>
          <table:table-cell office:value-type="float" office:value="588.6" calcext:value-type="float">
            <text:p>588.6</text:p>
          </table:table-cell>
          <table:table-cell office:value-type="float" office:value="3988.32" calcext:value-type="float">
            <text:p>3988.32</text:p>
          </table:table-cell>
          <table:table-cell office:value-type="float" office:value="435.6" calcext:value-type="float">
            <text:p>435.6</text:p>
          </table:table-cell>
          <table:table-cell office:value-type="float" office:value="516.96" calcext:value-type="float">
            <text:p>516.96</text:p>
          </table:table-cell>
          <table:table-cell office:value-type="float" office:value="1529.58" calcext:value-type="float">
            <text:p>1529.58</text:p>
          </table:table-cell>
          <table:table-cell office:value-type="float" office:value="0" calcext:value-type="float">
            <text:p>0</text:p>
          </table:table-cell>
          <table:table-cell office:value-type="float" office:value="5707.68" calcext:value-type="float">
            <text:p>5707.68</text:p>
          </table:table-cell>
          <table:table-cell office:value-type="float" office:value="660.72" calcext:value-type="float">
            <text:p>660.72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float" office:value="1028.16" calcext:value-type="float">
            <text:p>1028.16</text:p>
          </table:table-cell>
          <table:table-cell table:number-columns-repeated="2"/>
          <table:table-cell office:value-type="float" office:value="916.32" calcext:value-type="float">
            <text:p>916.32</text:p>
          </table:table-cell>
          <table:table-cell office:value-type="float" office:value="2248.2" calcext:value-type="float">
            <text:p>2248.2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28.4" calcext:value-type="float">
            <text:p>128.4</text:p>
          </table:table-cell>
          <table:table-cell office:value-type="float" office:value="717.6" calcext:value-type="float">
            <text:p>717.6</text:p>
          </table:table-cell>
          <table:table-cell office:value-type="float" office:value="419.12" calcext:value-type="float">
            <text:p>419.12</text:p>
          </table:table-cell>
          <table:table-cell office:value-type="float" office:value="22.328" calcext:value-type="float">
            <text:p>22.328</text:p>
          </table:table-cell>
          <table:table-cell office:value-type="float" office:value="18.962" calcext:value-type="float">
            <text:p>18.962</text:p>
          </table:table-cell>
          <table:table-cell office:value-type="float" office:value="17.462" calcext:value-type="float">
            <text:p>17.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131" calcext:value-type="float">
            <text:p>131</text:p>
          </table:table-cell>
          <table:table-cell office:value-type="float" office:value="259" calcext:value-type="float">
            <text:p>259</text:p>
          </table:table-cell>
          <table:table-cell office:value-type="float" office:value="980.8" calcext:value-type="float">
            <text:p>980.8</text:p>
          </table:table-cell>
          <table:table-cell office:value-type="float" office:value="466.8" calcext:value-type="float">
            <text:p>466.8</text:p>
          </table:table-cell>
          <table:table-cell office:value-type="float" office:value="862.5" calcext:value-type="float">
            <text:p>862.5</text:p>
          </table:table-cell>
          <table:table-cell office:value-type="float" office:value="148.5" calcext:value-type="float">
            <text:p>148.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float" office:value="815.2" calcext:value-type="float">
            <text:p>815.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89.2" calcext:value-type="float">
            <text:p>589.2</text:p>
          </table:table-cell>
          <table:table-cell office:value-type="float" office:value="811.5" calcext:value-type="float">
            <text:p>811.5</text:p>
          </table:table-cell>
          <table:table-cell office:value-type="float" office:value="3033.5" calcext:value-type="float">
            <text:p>3033.5</text:p>
          </table:table-cell>
          <table:table-cell office:value-type="float" office:value="129" calcext:value-type="float">
            <text:p>129</text:p>
          </table:table-cell>
          <table:table-cell office:value-type="float" office:value="216" calcext:value-type="float">
            <text:p>216</text:p>
          </table:table-cell>
          <table:table-cell office:value-type="float" office:value="1924.92" calcext:value-type="float">
            <text:p>1924.92</text:p>
          </table:table-cell>
          <table:table-cell table:number-columns-repeated="4"/>
          <table:table-cell office:value-type="float" office:value="6768" calcext:value-type="float">
            <text:p>6768</text:p>
          </table:table-cell>
          <table:table-cell office:value-type="float" office:value="8433.6" calcext:value-type="float">
            <text:p>8433.6</text:p>
          </table:table-cell>
          <table:table-cell/>
          <table:table-cell office:value-type="float" office:value="3067.2" calcext:value-type="float">
            <text:p>3067.2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360" calcext:value-type="float">
            <text:p>360</text:p>
          </table:table-cell>
          <table:table-cell office:value-type="float" office:value="171" calcext:value-type="float">
            <text:p>171</text:p>
          </table:table-cell>
          <table:table-cell office:value-type="float" office:value="331.2" calcext:value-type="float">
            <text:p>331.2</text:p>
          </table:table-cell>
          <table:table-cell office:value-type="float" office:value="1976.4" calcext:value-type="float">
            <text:p>1976.4</text:p>
          </table:table-cell>
          <table:table-cell/>
          <table:table-cell office:value-type="float" office:value="1543.32" calcext:value-type="float">
            <text:p>1543.32</text:p>
          </table:table-cell>
          <table:table-cell/>
          <table:table-cell office:value-type="float" office:value="757.08" calcext:value-type="float">
            <text:p>757.08</text:p>
          </table:table-cell>
          <table:table-cell/>
          <table:table-cell office:value-type="float" office:value="261.36" calcext:value-type="float">
            <text:p>261.36</text:p>
          </table:table-cell>
          <table:table-cell office:value-type="float" office:value="2212.75" calcext:value-type="float">
            <text:p>2212.75</text:p>
          </table:table-cell>
          <table:table-cell office:value-type="float" office:value="3420" calcext:value-type="float">
            <text:p>3420</text:p>
          </table:table-cell>
          <table:table-cell office:value-type="float" office:value="2079" calcext:value-type="float">
            <text:p>2079</text:p>
          </table:table-cell>
          <table:table-cell/>
          <table:table-cell office:value-type="float" office:value="1747.5" calcext:value-type="float">
            <text:p>1747.5</text:p>
          </table:table-cell>
          <table:table-cell office:value-type="float" office:value="18" calcext:value-type="float">
            <text:p>1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582.3" calcext:value-type="float">
            <text:p>582.3</text:p>
          </table:table-cell>
          <table:table-cell office:value-type="float" office:value="1040" calcext:value-type="float">
            <text:p>1040</text:p>
          </table:table-cell>
          <table:table-cell office:value-type="float" office:value="1220" calcext:value-type="float">
            <text:p>1220</text:p>
          </table:table-cell>
          <table:table-cell office:value-type="float" office:value="120" calcext:value-type="float">
            <text:p>120</text:p>
          </table:table-cell>
          <table:table-cell office:value-type="float" office:value="195.5" calcext:value-type="float">
            <text:p>195.5</text:p>
          </table:table-cell>
          <table:table-cell office:value-type="float" office:value="273" calcext:value-type="float">
            <text:p>273</text:p>
          </table:table-cell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134164.329" calcext:value-type="float">
            <text:p>134164.329</text:p>
          </table:table-cell>
          <table:table-cell office:value-type="string" calcext:value-type="string">
            <text:p>заявка 20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1 к.н.</text:p>
          </table:table-cell>
          <table:table-cell office:value-type="float" office:value="7019.684" calcext:value-type="float">
            <text:p>7019.684</text:p>
          </table:table-cell>
          <table:table-cell office:value-type="float" office:value="237.536" calcext:value-type="float">
            <text:p>237.536</text:p>
          </table:table-cell>
          <table:table-cell office:value-type="float" office:value="2536.476" calcext:value-type="float">
            <text:p>2536.476</text:p>
          </table:table-cell>
          <table:table-cell office:value-type="float" office:value="318.794" calcext:value-type="float">
            <text:p>318.794</text:p>
          </table:table-cell>
          <table:table-cell office:value-type="float" office:value="2929.29" calcext:value-type="float">
            <text:p>2929.29</text:p>
          </table:table-cell>
          <table:table-cell office:value-type="float" office:value="192" calcext:value-type="float">
            <text:p>192</text:p>
          </table:table-cell>
          <table:table-cell office:value-type="float" office:value="336.538" calcext:value-type="float">
            <text:p>336.538</text:p>
          </table:table-cell>
          <table:table-cell office:value-type="float" office:value="2345.28" calcext:value-type="float">
            <text:p>2345.28</text:p>
          </table:table-cell>
          <table:table-cell office:value-type="float" office:value="1038.892" calcext:value-type="float">
            <text:p>1038.892</text:p>
          </table:table-cell>
          <table:table-cell office:value-type="float" office:value="0" calcext:value-type="float">
            <text:p>0</text:p>
          </table:table-cell>
          <table:table-cell office:value-type="float" office:value="5790.796" calcext:value-type="float">
            <text:p>5790.796</text:p>
          </table:table-cell>
          <table:table-cell office:value-type="float" office:value="331.52" calcext:value-type="float">
            <text:p>331.52</text:p>
          </table:table-cell>
          <table:table-cell office:value-type="float" office:value="2096.79" calcext:value-type="float">
            <text:p>2096.79</text:p>
          </table:table-cell>
          <table:table-cell office:value-type="float" office:value="402.56" calcext:value-type="float">
            <text:p>402.56</text:p>
          </table:table-cell>
          <table:table-cell office:value-type="float" office:value="763.68" calcext:value-type="float">
            <text:p>763.68</text:p>
          </table:table-cell>
          <table:table-cell office:value-type="float" office:value="949.76" calcext:value-type="float">
            <text:p>949.76</text:p>
          </table:table-cell>
          <table:table-cell/>
          <table:table-cell office:value-type="float" office:value="18102.84" calcext:value-type="float">
            <text:p>18102.84</text:p>
          </table:table-cell>
          <table:table-cell office:value-type="float" office:value="718.2" calcext:value-type="float">
            <text:p>718.2</text:p>
          </table:table-cell>
          <table:table-cell office:value-type="float" office:value="3894.12" calcext:value-type="float">
            <text:p>3894.12</text:p>
          </table:table-cell>
          <table:table-cell office:value-type="float" office:value="782.4" calcext:value-type="float">
            <text:p>782.4</text:p>
          </table:table-cell>
          <table:table-cell office:value-type="float" office:value="792" calcext:value-type="float">
            <text:p>792</text:p>
          </table:table-cell>
          <table:table-cell office:value-type="float" office:value="1360.86" calcext:value-type="float">
            <text:p>1360.86</text:p>
          </table:table-cell>
          <table:table-cell office:value-type="float" office:value="0" calcext:value-type="float">
            <text:p>0</text:p>
          </table:table-cell>
          <table:table-cell office:value-type="float" office:value="3808.8" calcext:value-type="float">
            <text:p>3808.8</text:p>
          </table:table-cell>
          <table:table-cell office:value-type="float" office:value="547.2" calcext:value-type="float">
            <text:p>547.2</text:p>
          </table:table-cell>
          <table:table-cell/>
          <table:table-cell office:value-type="float" office:value="1552.8" calcext:value-type="float">
            <text:p>1552.8</text:p>
          </table:table-cell>
          <table:table-cell office:value-type="float" office:value="2107.84" calcext:value-type="float">
            <text:p>2107.84</text:p>
          </table:table-cell>
          <table:table-cell table:number-columns-repeated="2"/>
          <table:table-cell office:value-type="float" office:value="1380" calcext:value-type="float">
            <text:p>1380</text:p>
          </table:table-cell>
          <table:table-cell office:value-type="float" office:value="2263.8" calcext:value-type="float">
            <text:p>2263.8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42.8" calcext:value-type="float">
            <text:p>142.8</text:p>
          </table:table-cell>
          <table:table-cell office:value-type="float" office:value="1324.8" calcext:value-type="float">
            <text:p>1324.8</text:p>
          </table:table-cell>
          <table:table-cell office:value-type="float" office:value="854.88" calcext:value-type="float">
            <text:p>854.88</text:p>
          </table:table-cell>
          <table:table-cell office:value-type="float" office:value="38.984" calcext:value-type="float">
            <text:p>38.984</text:p>
          </table:table-cell>
          <table:table-cell office:value-type="float" office:value="29.955" calcext:value-type="float">
            <text:p>29.955</text:p>
          </table:table-cell>
          <table:table-cell office:value-type="float" office:value="8.538" calcext:value-type="float">
            <text:p>8.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.5" calcext:value-type="float">
            <text:p>1626.5</text:p>
          </table:table-cell>
          <table:table-cell office:value-type="float" office:value="81.75" calcext:value-type="float">
            <text:p>81.75</text:p>
          </table:table-cell>
          <table:table-cell office:value-type="float" office:value="310" calcext:value-type="float">
            <text:p>310</text:p>
          </table:table-cell>
          <table:table-cell office:value-type="float" office:value="1636.8" calcext:value-type="float">
            <text:p>1636.8</text:p>
          </table:table-cell>
          <table:table-cell office:value-type="float" office:value="434.4" calcext:value-type="float">
            <text:p>434.4</text:p>
          </table:table-cell>
          <table:table-cell office:value-type="float" office:value="802.5" calcext:value-type="float">
            <text:p>802.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40.25" calcext:value-type="float">
            <text:p>4240.25</text:p>
          </table:table-cell>
          <table:table-cell/>
          <table:table-cell office:value-type="float" office:value="2122.6" calcext:value-type="float">
            <text:p>2122.6</text:p>
          </table:table-cell>
          <table:table-cell office:value-type="float" office:value="154.5" calcext:value-type="float">
            <text:p>154.5</text:p>
          </table:table-cell>
          <table:table-cell/>
          <table:table-cell office:value-type="float" office:value="656.4" calcext:value-type="float">
            <text:p>656.4</text:p>
          </table:table-cell>
          <table:table-cell office:value-type="float" office:value="813" calcext:value-type="float">
            <text:p>813</text:p>
          </table:table-cell>
          <table:table-cell office:value-type="float" office:value="2760.25" calcext:value-type="float">
            <text:p>2760.25</text:p>
          </table:table-cell>
          <table:table-cell office:value-type="float" office:value="1431" calcext:value-type="float">
            <text:p>1431</text:p>
          </table:table-cell>
          <table:table-cell office:value-type="float" office:value="258" calcext:value-type="float">
            <text:p>258</text:p>
          </table:table-cell>
          <table:table-cell office:value-type="float" office:value="1526.58" calcext:value-type="float">
            <text:p>1526.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104" calcext:value-type="float">
            <text:p>11104</text:p>
          </table:table-cell>
          <table:table-cell office:value-type="float" office:value="11390.4" calcext:value-type="float">
            <text:p>11390.4</text:p>
          </table:table-cell>
          <table:table-cell/>
          <table:table-cell office:value-type="float" office:value="2683.8" calcext:value-type="float">
            <text:p>2683.8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382" calcext:value-type="float">
            <text:p>382</text:p>
          </table:table-cell>
          <table:table-cell office:value-type="float" office:value="207" calcext:value-type="float">
            <text:p>207</text:p>
          </table:table-cell>
          <table:table-cell office:value-type="float" office:value="398.4" calcext:value-type="float">
            <text:p>398.4</text:p>
          </table:table-cell>
          <table:table-cell office:value-type="float" office:value="1873.8" calcext:value-type="float">
            <text:p>1873.8</text:p>
          </table:table-cell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748.8" calcext:value-type="float">
            <text:p>748.8</text:p>
          </table:table-cell>
          <table:table-cell/>
          <table:table-cell office:value-type="float" office:value="397.8" calcext:value-type="float">
            <text:p>397.8</text:p>
          </table:table-cell>
          <table:table-cell office:value-type="float" office:value="2302.5" calcext:value-type="float">
            <text:p>2302.5</text:p>
          </table:table-cell>
          <table:table-cell office:value-type="float" office:value="3511" calcext:value-type="float">
            <text:p>3511</text:p>
          </table:table-cell>
          <table:table-cell office:value-type="float" office:value="2703" calcext:value-type="float">
            <text:p>2703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float" office:value="34.5" calcext:value-type="float">
            <text:p>34.5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384.12" calcext:value-type="float">
            <text:p>384.12</text:p>
          </table:table-cell>
          <table:table-cell office:value-type="float" office:value="1302.5" calcext:value-type="float">
            <text:p>1302.5</text:p>
          </table:table-cell>
          <table:table-cell office:value-type="float" office:value="1422" calcext:value-type="float">
            <text:p>1422</text:p>
          </table:table-cell>
          <table:table-cell office:value-type="float" office:value="216" calcext:value-type="float">
            <text:p>216</text:p>
          </table:table-cell>
          <table:table-cell office:value-type="float" office:value="265.5" calcext:value-type="float">
            <text:p>265.5</text:p>
          </table:table-cell>
          <table:table-cell office:value-type="float" office:value="261" calcext:value-type="float">
            <text:p>261</text:p>
          </table:table-cell>
          <table:table-cell office:value-type="float" office:value="612" calcext:value-type="float">
            <text:p>612</text:p>
          </table:table-cell>
          <table:table-cell table:number-columns-repeated="6"/>
          <table:table-cell office:value-type="float" office:value="157553.578" calcext:value-type="float">
            <text:p>157553.578</text:p>
          </table:table-cell>
          <table:table-cell office:value-type="string" calcext:value-type="string">
            <text:p>заявка 21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2 к.д.</text:p>
          </table:table-cell>
          <table:table-cell office:value-type="float" office:value="1606.344" calcext:value-type="float">
            <text:p>1606.344</text:p>
          </table:table-cell>
          <table:table-cell office:value-type="float" office:value="255.01" calcext:value-type="float">
            <text:p>255.01</text:p>
          </table:table-cell>
          <table:table-cell office:value-type="float" office:value="2933.152" calcext:value-type="float">
            <text:p>2933.152</text:p>
          </table:table-cell>
          <table:table-cell office:value-type="float" office:value="331.308" calcext:value-type="float">
            <text:p>331.308</text:p>
          </table:table-cell>
          <table:table-cell office:value-type="float" office:value="2772.78" calcext:value-type="float">
            <text:p>2772.78</text:p>
          </table:table-cell>
          <table:table-cell office:value-type="float" office:value="162" calcext:value-type="float">
            <text:p>162</text:p>
          </table:table-cell>
          <table:table-cell office:value-type="float" office:value="1028.323" calcext:value-type="float">
            <text:p>1028.323</text:p>
          </table:table-cell>
          <table:table-cell office:value-type="float" office:value="3386.88" calcext:value-type="float">
            <text:p>3386.88</text:p>
          </table:table-cell>
          <table:table-cell office:value-type="float" office:value="310.186" calcext:value-type="float">
            <text:p>310.186</text:p>
          </table:table-cell>
          <table:table-cell office:value-type="float" office:value="0" calcext:value-type="float">
            <text:p>0</text:p>
          </table:table-cell>
          <table:table-cell office:value-type="float" office:value="3947.68" calcext:value-type="float">
            <text:p>3947.68</text:p>
          </table:table-cell>
          <table:table-cell office:value-type="float" office:value="636.4" calcext:value-type="float">
            <text:p>636.4</text:p>
          </table:table-cell>
          <table:table-cell office:value-type="float" office:value="1989.12" calcext:value-type="float">
            <text:p>1989.12</text:p>
          </table:table-cell>
          <table:table-cell office:value-type="float" office:value="6674.8" calcext:value-type="float">
            <text:p>6674.8</text:p>
          </table:table-cell>
          <table:table-cell office:value-type="float" office:value="631.59" calcext:value-type="float">
            <text:p>631.59</text:p>
          </table:table-cell>
          <table:table-cell office:value-type="float" office:value="3727.36" calcext:value-type="float">
            <text:p>3727.36</text:p>
          </table:table-cell>
          <table:table-cell/>
          <table:table-cell office:value-type="float" office:value="11181.52" calcext:value-type="float">
            <text:p>11181.52</text:p>
          </table:table-cell>
          <table:table-cell office:value-type="float" office:value="208.8" calcext:value-type="float">
            <text:p>208.8</text:p>
          </table:table-cell>
          <table:table-cell office:value-type="float" office:value="3318" calcext:value-type="float">
            <text:p>3318</text:p>
          </table:table-cell>
          <table:table-cell office:value-type="float" office:value="416.4" calcext:value-type="float">
            <text:p>416.4</text:p>
          </table:table-cell>
          <table:table-cell office:value-type="float" office:value="529.2" calcext:value-type="float">
            <text:p>529.2</text:p>
          </table:table-cell>
          <table:table-cell office:value-type="float" office:value="2999.96" calcext:value-type="float">
            <text:p>2999.96</text:p>
          </table:table-cell>
          <table:table-cell office:value-type="float" office:value="0" calcext:value-type="float">
            <text:p>0</text:p>
          </table:table-cell>
          <table:table-cell office:value-type="float" office:value="3334.08" calcext:value-type="float">
            <text:p>3334.08</text:p>
          </table:table-cell>
          <table:table-cell office:value-type="float" office:value="439.08" calcext:value-type="float">
            <text:p>439.08</text:p>
          </table:table-cell>
          <table:table-cell/>
          <table:table-cell office:value-type="float" office:value="1317.6" calcext:value-type="float">
            <text:p>1317.6</text:p>
          </table:table-cell>
          <table:table-cell office:value-type="float" office:value="1955.24" calcext:value-type="float">
            <text:p>1955.24</text:p>
          </table:table-cell>
          <table:table-cell table:number-columns-repeated="2"/>
          <table:table-cell office:value-type="float" office:value="1151.84" calcext:value-type="float">
            <text:p>1151.84</text:p>
          </table:table-cell>
          <table:table-cell office:value-type="float" office:value="11571" calcext:value-type="float">
            <text:p>1157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35.6" calcext:value-type="float">
            <text:p>135.6</text:p>
          </table:table-cell>
          <table:table-cell office:value-type="float" office:value="809.6" calcext:value-type="float">
            <text:p>809.6</text:p>
          </table:table-cell>
          <table:table-cell office:value-type="float" office:value="173.94" calcext:value-type="float">
            <text:p>173.94</text:p>
          </table:table-cell>
          <table:table-cell office:value-type="float" office:value="34.45" calcext:value-type="float">
            <text:p>34.45</text:p>
          </table:table-cell>
          <table:table-cell office:value-type="float" office:value="24.708" calcext:value-type="float">
            <text:p>24.708</text:p>
          </table:table-cell>
          <table:table-cell office:value-type="float" office:value="11.382" calcext:value-type="float">
            <text:p>11.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334" calcext:value-type="float">
            <text:p>334</text:p>
          </table:table-cell>
          <table:table-cell office:value-type="float" office:value="297" calcext:value-type="float">
            <text:p>297</text:p>
          </table:table-cell>
          <table:table-cell office:value-type="float" office:value="1488.2" calcext:value-type="float">
            <text:p>1488.2</text:p>
          </table:table-cell>
          <table:table-cell office:value-type="float" office:value="423.6" calcext:value-type="float">
            <text:p>423.6</text:p>
          </table:table-cell>
          <table:table-cell office:value-type="float" office:value="930" calcext:value-type="float">
            <text:p>930</text:p>
          </table:table-cell>
          <table:table-cell office:value-type="float" office:value="190.5" calcext:value-type="float">
            <text:p>190.5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4.2" calcext:value-type="float">
            <text:p>4.2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1857.2" calcext:value-type="float">
            <text:p>1857.2</text:p>
          </table:table-cell>
          <table:table-cell office:value-type="float" office:value="157.5" calcext:value-type="float">
            <text:p>157.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864" calcext:value-type="float">
            <text:p>864</text:p>
          </table:table-cell>
          <table:table-cell office:value-type="float" office:value="3481.75" calcext:value-type="float">
            <text:p>3481.75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1553.22" calcext:value-type="float">
            <text:p>1553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034" calcext:value-type="float">
            <text:p>26034</text:p>
          </table:table-cell>
          <table:table-cell office:value-type="float" office:value="16494" calcext:value-type="float">
            <text:p>16494</text:p>
          </table:table-cell>
          <table:table-cell/>
          <table:table-cell office:value-type="float" office:value="3153.6" calcext:value-type="float">
            <text:p>3153.6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425" calcext:value-type="float">
            <text:p>425</text:p>
          </table:table-cell>
          <table:table-cell office:value-type="float" office:value="204" calcext:value-type="float">
            <text:p>204</text:p>
          </table:table-cell>
          <table:table-cell office:value-type="float" office:value="385.2" calcext:value-type="float">
            <text:p>385.2</text:p>
          </table:table-cell>
          <table:table-cell office:value-type="float" office:value="2035.8" calcext:value-type="float">
            <text:p>2035.8</text:p>
          </table:table-cell>
          <table:table-cell/>
          <table:table-cell office:value-type="float" office:value="1184.76" calcext:value-type="float">
            <text:p>1184.76</text:p>
          </table:table-cell>
          <table:table-cell/>
          <table:table-cell office:value-type="float" office:value="636.66" calcext:value-type="float">
            <text:p>636.66</text:p>
          </table:table-cell>
          <table:table-cell/>
          <table:table-cell office:value-type="float" office:value="421.56" calcext:value-type="float">
            <text:p>421.56</text:p>
          </table:table-cell>
          <table:table-cell office:value-type="float" office:value="2380.75" calcext:value-type="float">
            <text:p>2380.75</text:p>
          </table:table-cell>
          <table:table-cell office:value-type="float" office:value="7995" calcext:value-type="float">
            <text:p>7995</text:p>
          </table:table-cell>
          <table:table-cell office:value-type="float" office:value="3060" calcext:value-type="float">
            <text:p>3060</text:p>
          </table:table-cell>
          <table:table-cell/>
          <table:table-cell office:value-type="float" office:value="1852.5" calcext:value-type="float">
            <text:p>1852.5</text:p>
          </table:table-cell>
          <table:table-cell office:value-type="float" office:value="25.5" calcext:value-type="float">
            <text:p>25.5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399.6" calcext:value-type="float">
            <text:p>399.6</text:p>
          </table:table-cell>
          <table:table-cell office:value-type="float" office:value="1225" calcext:value-type="float">
            <text:p>1225</text:p>
          </table:table-cell>
          <table:table-cell office:value-type="float" office:value="604" calcext:value-type="float">
            <text:p>604</text:p>
          </table:table-cell>
          <table:table-cell office:value-type="float" office:value="144" calcext:value-type="float">
            <text:p>144</text:p>
          </table:table-cell>
          <table:table-cell office:value-type="float" office:value="189.5" calcext:value-type="float">
            <text:p>189.5</text:p>
          </table:table-cell>
          <table:table-cell office:value-type="float" office:value="231" calcext:value-type="float">
            <text:p>231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office:value-type="float" office:value="185876.263" calcext:value-type="float">
            <text:p>185876.263</text:p>
          </table:table-cell>
          <table:table-cell office:value-type="string" calcext:value-type="string">
            <text:p>заявка 22 к.д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3 к.н.</text:p>
          </table:table-cell>
          <table:table-cell office:value-type="float" office:value="2805.27" calcext:value-type="float">
            <text:p>2805.27</text:p>
          </table:table-cell>
          <table:table-cell office:value-type="float" office:value="817.366" calcext:value-type="float">
            <text:p>817.366</text:p>
          </table:table-cell>
          <table:table-cell office:value-type="float" office:value="2481.858" calcext:value-type="float">
            <text:p>2481.858</text:p>
          </table:table-cell>
          <table:table-cell office:value-type="float" office:value="260.356" calcext:value-type="float">
            <text:p>260.356</text:p>
          </table:table-cell>
          <table:table-cell office:value-type="float" office:value="3089.87" calcext:value-type="float">
            <text:p>3089.87</text:p>
          </table:table-cell>
          <table:table-cell office:value-type="float" office:value="222" calcext:value-type="float">
            <text:p>222</text:p>
          </table:table-cell>
          <table:table-cell office:value-type="float" office:value="193.202" calcext:value-type="float">
            <text:p>193.202</text:p>
          </table:table-cell>
          <table:table-cell office:value-type="float" office:value="1639.68" calcext:value-type="float">
            <text:p>1639.68</text:p>
          </table:table-cell>
          <table:table-cell office:value-type="float" office:value="207.884" calcext:value-type="float">
            <text:p>207.884</text:p>
          </table:table-cell>
          <table:table-cell office:value-type="float" office:value="41.83" calcext:value-type="float">
            <text:p>41.8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5526.32" calcext:value-type="float">
            <text:p>5526.32</text:p>
          </table:table-cell>
          <table:table-cell office:value-type="float" office:value="713.36" calcext:value-type="float">
            <text:p>713.36</text:p>
          </table:table-cell>
          <table:table-cell office:value-type="float" office:value="909.44" calcext:value-type="float">
            <text:p>909.44</text:p>
          </table:table-cell>
          <table:table-cell/>
          <table:table-cell office:value-type="float" office:value="19722.64" calcext:value-type="float">
            <text:p>19722.64</text:p>
          </table:table-cell>
          <table:table-cell office:value-type="float" office:value="313.2" calcext:value-type="float">
            <text:p>313.2</text:p>
          </table:table-cell>
          <table:table-cell office:value-type="float" office:value="2421.72" calcext:value-type="float">
            <text:p>2421.72</text:p>
          </table:table-cell>
          <table:table-cell office:value-type="float" office:value="348" calcext:value-type="float">
            <text:p>348</text:p>
          </table:table-cell>
          <table:table-cell office:value-type="float" office:value="606.96" calcext:value-type="float">
            <text:p>606.96</text:p>
          </table:table-cell>
          <table:table-cell office:value-type="float" office:value="2601.1" calcext:value-type="float">
            <text:p>260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24" calcext:value-type="float">
            <text:p>462.24</text:p>
          </table:table-cell>
          <table:table-cell/>
          <table:table-cell office:value-type="float" office:value="1198.8" calcext:value-type="float">
            <text:p>1198.8</text:p>
          </table:table-cell>
          <table:table-cell office:value-type="float" office:value="1536.92" calcext:value-type="float">
            <text:p>1536.92</text:p>
          </table:table-cell>
          <table:table-cell table:number-columns-repeated="2"/>
          <table:table-cell office:value-type="float" office:value="1078.24" calcext:value-type="float">
            <text:p>1078.24</text:p>
          </table:table-cell>
          <table:table-cell office:value-type="float" office:value="5559.8" calcext:value-type="float">
            <text:p>5559.8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10.4" calcext:value-type="float">
            <text:p>110.4</text:p>
          </table:table-cell>
          <table:table-cell office:value-type="float" office:value="1352.4" calcext:value-type="float">
            <text:p>1352.4</text:p>
          </table:table-cell>
          <table:table-cell office:value-type="float" office:value="276.64" calcext:value-type="float">
            <text:p>276.64</text:p>
          </table:table-cell>
          <table:table-cell office:value-type="float" office:value="28.1131" calcext:value-type="float">
            <text:p>28.1131</text:p>
          </table:table-cell>
          <table:table-cell office:value-type="float" office:value="0" calcext:value-type="float">
            <text:p>0</text:p>
          </table:table-cell>
          <table:table-cell office:value-type="float" office:value="12.758" calcext:value-type="float">
            <text:p>12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5.5" calcext:value-type="float">
            <text:p>3175.5</text:p>
          </table:table-cell>
          <table:table-cell office:value-type="float" office:value="631.125" calcext:value-type="float">
            <text:p>631.125</text:p>
          </table:table-cell>
          <table:table-cell office:value-type="float" office:value="410" calcext:value-type="float">
            <text:p>410</text:p>
          </table:table-cell>
          <table:table-cell office:value-type="float" office:value="1839.3" calcext:value-type="float">
            <text:p>1839.3</text:p>
          </table:table-cell>
          <table:table-cell office:value-type="float" office:value="606" calcext:value-type="float">
            <text:p>606</text:p>
          </table:table-cell>
          <table:table-cell office:value-type="float" office:value="963" calcext:value-type="float">
            <text:p>963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70.2" calcext:value-type="float">
            <text:p>4170.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42.4" calcext:value-type="float">
            <text:p>842.4</text:p>
          </table:table-cell>
          <table:table-cell office:value-type="float" office:value="0" calcext:value-type="float">
            <text:p>0</text:p>
          </table:table-cell>
          <table:table-cell office:value-type="float" office:value="2090.75" calcext:value-type="float">
            <text:p>2090.75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1200.78" calcext:value-type="float">
            <text:p>1200.78</text:p>
          </table:table-cell>
          <table:table-cell office:value-type="float" office:value="9.24" calcext:value-type="float">
            <text:p>9.24</text:p>
          </table:table-cell>
          <table:table-cell table:number-columns-repeated="2"/>
          <table:table-cell office:value-type="float" office:value="1381.8" calcext:value-type="float">
            <text:p>1381.8</text:p>
          </table:table-cell>
          <table:table-cell office:value-type="float" office:value="27823" calcext:value-type="float">
            <text:p>27823</text:p>
          </table:table-cell>
          <table:table-cell office:value-type="float" office:value="8436.4" calcext:value-type="float">
            <text:p>8436.4</text:p>
          </table:table-cell>
          <table:table-cell/>
          <table:table-cell office:value-type="float" office:value="2949.48" calcext:value-type="float">
            <text:p>2949.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484" calcext:value-type="float">
            <text:p>484</text:p>
          </table:table-cell>
          <table:table-cell office:value-type="float" office:value="243" calcext:value-type="float">
            <text:p>243</text:p>
          </table:table-cell>
          <table:table-cell office:value-type="float" office:value="421.2" calcext:value-type="float">
            <text:p>421.2</text:p>
          </table:table-cell>
          <table:table-cell office:value-type="float" office:value="1787.4" calcext:value-type="float">
            <text:p>1787.4</text:p>
          </table:table-cell>
          <table:table-cell/>
          <table:table-cell office:value-type="float" office:value="1280.88" calcext:value-type="float">
            <text:p>1280.88</text:p>
          </table:table-cell>
          <table:table-cell/>
          <table:table-cell office:value-type="float" office:value="814.5" calcext:value-type="float">
            <text:p>814.5</text:p>
          </table:table-cell>
          <table:table-cell/>
          <table:table-cell office:value-type="float" office:value="451.62" calcext:value-type="float">
            <text:p>451.62</text:p>
          </table:table-cell>
          <table:table-cell office:value-type="float" office:value="2164.75" calcext:value-type="float">
            <text:p>2164.75</text:p>
          </table:table-cell>
          <table:table-cell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office:value-type="float" office:value="0" calcext:value-type="float">
            <text:p>0</text:p>
          </table:table-cell>
          <table:table-cell office:value-type="float" office:value="1381.5" calcext:value-type="float">
            <text:p>1381.5</text:p>
          </table:table-cell>
          <table:table-cell office:value-type="float" office:value="49.5" calcext:value-type="float">
            <text:p>49.5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564" calcext:value-type="float">
            <text:p>564</text:p>
          </table:table-cell>
          <table:table-cell table:number-columns-repeated="6"/>
          <table:table-cell office:value-type="float" office:value="130212.2921" calcext:value-type="float">
            <text:p>130212.2921</text:p>
          </table:table-cell>
          <table:table-cell office:value-type="string" calcext:value-type="string">
            <text:p>заявка 23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4 к.н.</text:p>
          </table:table-cell>
          <table:table-cell office:value-type="float" office:value="2805.27" calcext:value-type="float">
            <text:p>2805.27</text:p>
          </table:table-cell>
          <table:table-cell office:value-type="float" office:value="817.366" calcext:value-type="float">
            <text:p>817.366</text:p>
          </table:table-cell>
          <table:table-cell office:value-type="float" office:value="2481.858" calcext:value-type="float">
            <text:p>2481.858</text:p>
          </table:table-cell>
          <table:table-cell office:value-type="float" office:value="260.356" calcext:value-type="float">
            <text:p>260.356</text:p>
          </table:table-cell>
          <table:table-cell office:value-type="float" office:value="3089.87" calcext:value-type="float">
            <text:p>3089.87</text:p>
          </table:table-cell>
          <table:table-cell office:value-type="float" office:value="222" calcext:value-type="float">
            <text:p>222</text:p>
          </table:table-cell>
          <table:table-cell office:value-type="float" office:value="193.202" calcext:value-type="float">
            <text:p>193.202</text:p>
          </table:table-cell>
          <table:table-cell office:value-type="float" office:value="1639.68" calcext:value-type="float">
            <text:p>1639.68</text:p>
          </table:table-cell>
          <table:table-cell office:value-type="float" office:value="207.884" calcext:value-type="float">
            <text:p>207.884</text:p>
          </table:table-cell>
          <table:table-cell office:value-type="float" office:value="41.83" calcext:value-type="float">
            <text:p>41.8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5526.32" calcext:value-type="float">
            <text:p>5526.32</text:p>
          </table:table-cell>
          <table:table-cell office:value-type="float" office:value="713.36" calcext:value-type="float">
            <text:p>713.36</text:p>
          </table:table-cell>
          <table:table-cell office:value-type="float" office:value="909.44" calcext:value-type="float">
            <text:p>909.44</text:p>
          </table:table-cell>
          <table:table-cell/>
          <table:table-cell office:value-type="float" office:value="19722.64" calcext:value-type="float">
            <text:p>19722.64</text:p>
          </table:table-cell>
          <table:table-cell office:value-type="float" office:value="313.2" calcext:value-type="float">
            <text:p>313.2</text:p>
          </table:table-cell>
          <table:table-cell office:value-type="float" office:value="2421.72" calcext:value-type="float">
            <text:p>2421.72</text:p>
          </table:table-cell>
          <table:table-cell office:value-type="float" office:value="348" calcext:value-type="float">
            <text:p>348</text:p>
          </table:table-cell>
          <table:table-cell office:value-type="float" office:value="606.96" calcext:value-type="float">
            <text:p>606.96</text:p>
          </table:table-cell>
          <table:table-cell office:value-type="float" office:value="2601.1" calcext:value-type="float">
            <text:p>260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24" calcext:value-type="float">
            <text:p>462.24</text:p>
          </table:table-cell>
          <table:table-cell/>
          <table:table-cell office:value-type="float" office:value="1198.8" calcext:value-type="float">
            <text:p>1198.8</text:p>
          </table:table-cell>
          <table:table-cell office:value-type="float" office:value="1536.92" calcext:value-type="float">
            <text:p>1536.92</text:p>
          </table:table-cell>
          <table:table-cell table:number-columns-repeated="2"/>
          <table:table-cell office:value-type="float" office:value="1078.24" calcext:value-type="float">
            <text:p>1078.24</text:p>
          </table:table-cell>
          <table:table-cell office:value-type="float" office:value="5559.8" calcext:value-type="float">
            <text:p>5559.8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10.4" calcext:value-type="float">
            <text:p>110.4</text:p>
          </table:table-cell>
          <table:table-cell office:value-type="float" office:value="1352.4" calcext:value-type="float">
            <text:p>1352.4</text:p>
          </table:table-cell>
          <table:table-cell office:value-type="float" office:value="276.64" calcext:value-type="float">
            <text:p>276.64</text:p>
          </table:table-cell>
          <table:table-cell office:value-type="float" office:value="28.1131" calcext:value-type="float">
            <text:p>28.1131</text:p>
          </table:table-cell>
          <table:table-cell office:value-type="float" office:value="0" calcext:value-type="float">
            <text:p>0</text:p>
          </table:table-cell>
          <table:table-cell office:value-type="float" office:value="12.758" calcext:value-type="float">
            <text:p>12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5.5" calcext:value-type="float">
            <text:p>3175.5</text:p>
          </table:table-cell>
          <table:table-cell office:value-type="float" office:value="631.125" calcext:value-type="float">
            <text:p>631.125</text:p>
          </table:table-cell>
          <table:table-cell office:value-type="float" office:value="410" calcext:value-type="float">
            <text:p>410</text:p>
          </table:table-cell>
          <table:table-cell office:value-type="float" office:value="1839.3" calcext:value-type="float">
            <text:p>1839.3</text:p>
          </table:table-cell>
          <table:table-cell office:value-type="float" office:value="606" calcext:value-type="float">
            <text:p>606</text:p>
          </table:table-cell>
          <table:table-cell office:value-type="float" office:value="963" calcext:value-type="float">
            <text:p>963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70.2" calcext:value-type="float">
            <text:p>4170.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42.4" calcext:value-type="float">
            <text:p>842.4</text:p>
          </table:table-cell>
          <table:table-cell office:value-type="float" office:value="0" calcext:value-type="float">
            <text:p>0</text:p>
          </table:table-cell>
          <table:table-cell office:value-type="float" office:value="2090.75" calcext:value-type="float">
            <text:p>2090.75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1200.78" calcext:value-type="float">
            <text:p>1200.78</text:p>
          </table:table-cell>
          <table:table-cell office:value-type="float" office:value="9.24" calcext:value-type="float">
            <text:p>9.24</text:p>
          </table:table-cell>
          <table:table-cell table:number-columns-repeated="2"/>
          <table:table-cell office:value-type="float" office:value="1381.8" calcext:value-type="float">
            <text:p>1381.8</text:p>
          </table:table-cell>
          <table:table-cell office:value-type="float" office:value="27823" calcext:value-type="float">
            <text:p>27823</text:p>
          </table:table-cell>
          <table:table-cell office:value-type="float" office:value="8436.4" calcext:value-type="float">
            <text:p>8436.4</text:p>
          </table:table-cell>
          <table:table-cell/>
          <table:table-cell office:value-type="float" office:value="2949.48" calcext:value-type="float">
            <text:p>2949.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484" calcext:value-type="float">
            <text:p>484</text:p>
          </table:table-cell>
          <table:table-cell office:value-type="float" office:value="243" calcext:value-type="float">
            <text:p>243</text:p>
          </table:table-cell>
          <table:table-cell office:value-type="float" office:value="421.2" calcext:value-type="float">
            <text:p>421.2</text:p>
          </table:table-cell>
          <table:table-cell office:value-type="float" office:value="1787.4" calcext:value-type="float">
            <text:p>1787.4</text:p>
          </table:table-cell>
          <table:table-cell/>
          <table:table-cell office:value-type="float" office:value="1280.88" calcext:value-type="float">
            <text:p>1280.88</text:p>
          </table:table-cell>
          <table:table-cell/>
          <table:table-cell office:value-type="float" office:value="814.5" calcext:value-type="float">
            <text:p>814.5</text:p>
          </table:table-cell>
          <table:table-cell/>
          <table:table-cell office:value-type="float" office:value="451.62" calcext:value-type="float">
            <text:p>451.62</text:p>
          </table:table-cell>
          <table:table-cell office:value-type="float" office:value="2164.75" calcext:value-type="float">
            <text:p>2164.75</text:p>
          </table:table-cell>
          <table:table-cell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office:value-type="float" office:value="0" calcext:value-type="float">
            <text:p>0</text:p>
          </table:table-cell>
          <table:table-cell office:value-type="float" office:value="1381.5" calcext:value-type="float">
            <text:p>1381.5</text:p>
          </table:table-cell>
          <table:table-cell office:value-type="float" office:value="49.5" calcext:value-type="float">
            <text:p>49.5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564" calcext:value-type="float">
            <text:p>564</text:p>
          </table:table-cell>
          <table:table-cell table:number-columns-repeated="6"/>
          <table:table-cell office:value-type="float" office:value="130212.2921" calcext:value-type="float">
            <text:p>130212.2921</text:p>
          </table:table-cell>
          <table:table-cell table:number-columns-repeated="912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Свод</text:p>
          </table:table-cell>
          <table:table-cell office:value-type="float" office:value="1606.344" calcext:value-type="float">
            <text:p>1606.344</text:p>
          </table:table-cell>
          <table:table-cell office:value-type="float" office:value="255.01" calcext:value-type="float">
            <text:p>255.01</text:p>
          </table:table-cell>
          <table:table-cell office:value-type="float" office:value="2933.152" calcext:value-type="float">
            <text:p>2933.152</text:p>
          </table:table-cell>
          <table:table-cell office:value-type="float" office:value="331.308" calcext:value-type="float">
            <text:p>331.308</text:p>
          </table:table-cell>
          <table:table-cell office:value-type="float" office:value="2772.78" calcext:value-type="float">
            <text:p>2772.78</text:p>
          </table:table-cell>
          <table:table-cell office:value-type="float" office:value="162" calcext:value-type="float">
            <text:p>162</text:p>
          </table:table-cell>
          <table:table-cell office:value-type="float" office:value="1028.323" calcext:value-type="float">
            <text:p>1028.323</text:p>
          </table:table-cell>
          <table:table-cell office:value-type="float" office:value="3386.88" calcext:value-type="float">
            <text:p>3386.88</text:p>
          </table:table-cell>
          <table:table-cell office:value-type="float" office:value="310.186" calcext:value-type="float">
            <text:p>310.186</text:p>
          </table:table-cell>
          <table:table-cell office:value-type="float" office:value="0" calcext:value-type="float">
            <text:p>0</text:p>
          </table:table-cell>
          <table:table-cell office:value-type="float" office:value="3947.68" calcext:value-type="float">
            <text:p>3947.68</text:p>
          </table:table-cell>
          <table:table-cell office:value-type="float" office:value="636.4" calcext:value-type="float">
            <text:p>636.4</text:p>
          </table:table-cell>
          <table:table-cell office:value-type="float" office:value="1989.12" calcext:value-type="float">
            <text:p>1989.12</text:p>
          </table:table-cell>
          <table:table-cell office:value-type="float" office:value="6674.8" calcext:value-type="float">
            <text:p>6674.8</text:p>
          </table:table-cell>
          <table:table-cell office:value-type="float" office:value="631.59" calcext:value-type="float">
            <text:p>631.59</text:p>
          </table:table-cell>
          <table:table-cell office:value-type="float" office:value="3727.36" calcext:value-type="float">
            <text:p>3727.36</text:p>
          </table:table-cell>
          <table:table-cell/>
          <table:table-cell office:value-type="float" office:value="11181.52" calcext:value-type="float">
            <text:p>11181.52</text:p>
          </table:table-cell>
          <table:table-cell office:value-type="float" office:value="208.8" calcext:value-type="float">
            <text:p>208.8</text:p>
          </table:table-cell>
          <table:table-cell office:value-type="float" office:value="3318" calcext:value-type="float">
            <text:p>3318</text:p>
          </table:table-cell>
          <table:table-cell office:value-type="float" office:value="416.4" calcext:value-type="float">
            <text:p>416.4</text:p>
          </table:table-cell>
          <table:table-cell office:value-type="float" office:value="529.2" calcext:value-type="float">
            <text:p>529.2</text:p>
          </table:table-cell>
          <table:table-cell office:value-type="float" office:value="2999.96" calcext:value-type="float">
            <text:p>2999.96</text:p>
          </table:table-cell>
          <table:table-cell office:value-type="float" office:value="0" calcext:value-type="float">
            <text:p>0</text:p>
          </table:table-cell>
          <table:table-cell office:value-type="float" office:value="3334.08" calcext:value-type="float">
            <text:p>3334.08</text:p>
          </table:table-cell>
          <table:table-cell office:value-type="float" office:value="439.08" calcext:value-type="float">
            <text:p>439.08</text:p>
          </table:table-cell>
          <table:table-cell/>
          <table:table-cell office:value-type="float" office:value="1317.6" calcext:value-type="float">
            <text:p>1317.6</text:p>
          </table:table-cell>
          <table:table-cell office:value-type="float" office:value="1955.24" calcext:value-type="float">
            <text:p>1955.24</text:p>
          </table:table-cell>
          <table:table-cell table:number-columns-repeated="2"/>
          <table:table-cell office:value-type="float" office:value="1151.84" calcext:value-type="float">
            <text:p>1151.84</text:p>
          </table:table-cell>
          <table:table-cell office:value-type="float" office:value="11571" calcext:value-type="float">
            <text:p>1157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35.6" calcext:value-type="float">
            <text:p>135.6</text:p>
          </table:table-cell>
          <table:table-cell office:value-type="float" office:value="809.6" calcext:value-type="float">
            <text:p>809.6</text:p>
          </table:table-cell>
          <table:table-cell office:value-type="float" office:value="173.94" calcext:value-type="float">
            <text:p>173.94</text:p>
          </table:table-cell>
          <table:table-cell office:value-type="float" office:value="34.45" calcext:value-type="float">
            <text:p>34.45</text:p>
          </table:table-cell>
          <table:table-cell office:value-type="float" office:value="24.708" calcext:value-type="float">
            <text:p>24.708</text:p>
          </table:table-cell>
          <table:table-cell office:value-type="float" office:value="11.382" calcext:value-type="float">
            <text:p>11.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334" calcext:value-type="float">
            <text:p>334</text:p>
          </table:table-cell>
          <table:table-cell office:value-type="float" office:value="297" calcext:value-type="float">
            <text:p>297</text:p>
          </table:table-cell>
          <table:table-cell office:value-type="float" office:value="1488.2" calcext:value-type="float">
            <text:p>1488.2</text:p>
          </table:table-cell>
          <table:table-cell office:value-type="float" office:value="423.6" calcext:value-type="float">
            <text:p>423.6</text:p>
          </table:table-cell>
          <table:table-cell office:value-type="float" office:value="930" calcext:value-type="float">
            <text:p>930</text:p>
          </table:table-cell>
          <table:table-cell office:value-type="float" office:value="190.5" calcext:value-type="float">
            <text:p>190.5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4.2" calcext:value-type="float">
            <text:p>4.2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1857.2" calcext:value-type="float">
            <text:p>1857.2</text:p>
          </table:table-cell>
          <table:table-cell office:value-type="float" office:value="157.5" calcext:value-type="float">
            <text:p>157.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864" calcext:value-type="float">
            <text:p>864</text:p>
          </table:table-cell>
          <table:table-cell office:value-type="float" office:value="3481.75" calcext:value-type="float">
            <text:p>3481.75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1553.22" calcext:value-type="float">
            <text:p>1553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034" calcext:value-type="float">
            <text:p>26034</text:p>
          </table:table-cell>
          <table:table-cell office:value-type="float" office:value="16494" calcext:value-type="float">
            <text:p>16494</text:p>
          </table:table-cell>
          <table:table-cell/>
          <table:table-cell office:value-type="float" office:value="3153.6" calcext:value-type="float">
            <text:p>3153.6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425" calcext:value-type="float">
            <text:p>425</text:p>
          </table:table-cell>
          <table:table-cell office:value-type="float" office:value="204" calcext:value-type="float">
            <text:p>204</text:p>
          </table:table-cell>
          <table:table-cell office:value-type="float" office:value="385.2" calcext:value-type="float">
            <text:p>385.2</text:p>
          </table:table-cell>
          <table:table-cell office:value-type="float" office:value="2035.8" calcext:value-type="float">
            <text:p>2035.8</text:p>
          </table:table-cell>
          <table:table-cell/>
          <table:table-cell office:value-type="float" office:value="1184.76" calcext:value-type="float">
            <text:p>1184.76</text:p>
          </table:table-cell>
          <table:table-cell/>
          <table:table-cell office:value-type="float" office:value="636.66" calcext:value-type="float">
            <text:p>636.66</text:p>
          </table:table-cell>
          <table:table-cell/>
          <table:table-cell office:value-type="float" office:value="421.56" calcext:value-type="float">
            <text:p>421.56</text:p>
          </table:table-cell>
          <table:table-cell office:value-type="float" office:value="2380.75" calcext:value-type="float">
            <text:p>2380.75</text:p>
          </table:table-cell>
          <table:table-cell office:value-type="float" office:value="7995" calcext:value-type="float">
            <text:p>7995</text:p>
          </table:table-cell>
          <table:table-cell office:value-type="float" office:value="3060" calcext:value-type="float">
            <text:p>3060</text:p>
          </table:table-cell>
          <table:table-cell/>
          <table:table-cell office:value-type="float" office:value="1852.5" calcext:value-type="float">
            <text:p>1852.5</text:p>
          </table:table-cell>
          <table:table-cell office:value-type="float" office:value="25.5" calcext:value-type="float">
            <text:p>25.5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399.6" calcext:value-type="float">
            <text:p>399.6</text:p>
          </table:table-cell>
          <table:table-cell office:value-type="float" office:value="1225" calcext:value-type="float">
            <text:p>1225</text:p>
          </table:table-cell>
          <table:table-cell office:value-type="float" office:value="604" calcext:value-type="float">
            <text:p>604</text:p>
          </table:table-cell>
          <table:table-cell office:value-type="float" office:value="144" calcext:value-type="float">
            <text:p>144</text:p>
          </table:table-cell>
          <table:table-cell office:value-type="float" office:value="189.5" calcext:value-type="float">
            <text:p>189.5</text:p>
          </table:table-cell>
          <table:table-cell office:value-type="float" office:value="231" calcext:value-type="float">
            <text:p>231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office:value-type="float" office:value="185876.263" calcext:value-type="float">
            <text:p>185876.263</text:p>
          </table:table-cell>
          <table:table-cell office:value-type="string" calcext:value-type="string">
            <text:p>Свод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Выход масла кг при выработке 1 тн продукта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Итого</text:p>
          </table:table-cell>
          <table:table-cell table:number-columns-repeated="2"/>
          <table:table-cell office:value-type="string" calcext:value-type="string">
            <text:p>Адыгейский "Умалат", 45%, 0,37 кг, в/у </text:p>
          </table:table-cell>
          <table:table-cell office:value-type="string" calcext:value-type="string">
            <text:p>Кавказский "Глобус", 45%, кг, в/у</text:p>
          </table:table-cell>
          <table:table-cell office:value-type="string" calcext:value-type="string">
            <text:p>Кавказский "Умалат" (Метро), 45%, кг, в/у</text:p>
          </table:table-cell>
          <table:table-cell/>
          <table:table-cell office:value-type="string" calcext:value-type="string">
            <text:p>Кавказский "Умалат" (Окей), 45%, кг, в/у</text:p>
          </table:table-cell>
          <table:table-cell/>
          <table:table-cell office:value-type="string" calcext:value-type="string">
            <text:p>Кавказский "Умалат" (Перекресток), 45%, кг, в/у</text:p>
          </table:table-cell>
          <table:table-cell office:value-type="string" calcext:value-type="string">
            <text:p>Кавказский "Умалат" (Тандер), 45%, кг , в/у </text:p>
          </table:table-cell>
          <table:table-cell office:value-type="string" calcext:value-type="string">
            <text:p>Кавказский "Умалат", 45%, 0,37 кг, в/у</text:p>
          </table:table-cell>
          <table:table-cell office:value-type="string" calcext:value-type="string">
            <text:p>Кавказский "Умалат", 45%, кг, в/у</text:p>
          </table:table-cell>
          <table:table-cell office:value-type="string" calcext:value-type="string">
            <text:p>Качокавалло "Unagrande" (Метро), 45%, кг</text:p>
          </table:table-cell>
          <table:table-cell office:value-type="string" calcext:value-type="string">
            <text:p>Качокавалло "Unagrande", 45%, 0,26 кг, в/у, (8 шт)</text:p>
          </table:table-cell>
          <table:table-cell office:value-type="string" calcext:value-type="string">
            <text:p>Качокавалло "Unagrande", 45%, кг</text:p>
          </table:table-cell>
          <table:table-cell/>
          <table:table-cell office:value-type="string" calcext:value-type="string">
            <text:p>Качокавалло "Ungrande", 45%, 0,26 кг, в/у</text:p>
          </table:table-cell>
          <table:table-cell office:value-type="string" calcext:value-type="string">
            <text:p>Качорикотта "Unagrande", 45%, 0,37 кг, в/у</text:p>
          </table:table-cell>
          <table:table-cell office:value-type="string" calcext:value-type="string">
            <text:p>Кремчиз "Pretto", 75%, 0,2 кг, пл/с</text:p>
          </table:table-cell>
          <table:table-cell office:value-type="string" calcext:value-type="string">
            <text:p>Кремчиз "Unagrande", 70%, 0,18 кг, пл/с</text:p>
          </table:table-cell>
          <table:table-cell office:value-type="string" calcext:value-type="string">
            <text:p>Кремчиз "Избёнка", 70%, 0,18 кг, пл/с (6шт)</text:p>
          </table:table-cell>
          <table:table-cell office:value-type="string" calcext:value-type="string">
            <text:p>Кремчиз № 1 "Unagrande Professionale", 70%, 0,5 кг, пл/с</text:p>
          </table:table-cell>
          <table:table-cell office:value-type="string" calcext:value-type="string">
            <text:p>Маскарпоне "Pretto", 80%, 0,5 кг, пл/с</text:p>
          </table:table-cell>
          <table:table-cell office:value-type="string" calcext:value-type="string">
            <text:p>Маскарпоне "Unagrande", 80%, 0,25 кг, пл/с</text:p>
          </table:table-cell>
          <table:table-cell office:value-type="string" calcext:value-type="string">
            <text:p>Маскарпоне "Ungrande Professionale", 80%, 0,5 кг, пл/с</text:p>
          </table:table-cell>
          <table:table-cell/>
          <table:table-cell office:value-type="string" calcext:value-type="string">
            <text:p>Маскарпоне "ВкусВилл", 80%, 0,25 кг, пл/с (6 шт)</text:p>
          </table:table-cell>
          <table:table-cell office:value-type="string" calcext:value-type="string">
            <text:p>Маскарпоне "Глобус", 80%, 0,25 кг, пл/с</text:p>
          </table:table-cell>
          <table:table-cell table:number-columns-repeated="2"/>
          <table:table-cell office:value-type="string" calcext:value-type="string">
            <text:p>Маскарпоне "Красная птица", 80%, 0,25 кг, пл/с</text:p>
          </table:table-cell>
          <table:table-cell office:value-type="string" calcext:value-type="string">
            <text:p>Масло сладко-сливочное традиционное 84%, 2 кг, кор (3 вложения)</text:p>
          </table:table-cell>
          <table:table-cell/>
          <table:table-cell office:value-type="string" calcext:value-type="string">
            <text:p>Масло сладко-сливочное традиционное солёное "Unagrande", 82,5%, 0,5 кг, к/к</text:p>
          </table:table-cell>
          <table:table-cell office:value-type="string" calcext:value-type="string">
            <text:p>Масло сладко-сливочное Традиционное, 82,5%, 2 кг, к/к</text:p>
          </table:table-cell>
          <table:table-cell office:value-type="string" calcext:value-type="string">
            <text:p>Масло сливочное "Умалат", 72,5%, 2 кг, к/к</text:p>
          </table:table-cell>
          <table:table-cell office:value-type="string" calcext:value-type="string">
            <text:p>Моцарелла "Pretto" (для бутербродов), 45%, 0,2 кг, т/ф (6 шт)</text:p>
          </table:table-cell>
          <table:table-cell office:value-type="string" calcext:value-type="string">
            <text:p>Моцарелла "Pretto" (для бутербродов), 45%, 0,2 кг, т/ф, (9 шт)</text:p>
          </table:table-cell>
          <table:table-cell office:value-type="string" calcext:value-type="string">
            <text:p>Моцарелла "Pretto" (шары), 45%, 1,84 кг, в/у</text:p>
          </table:table-cell>
          <table:table-cell office:value-type="string" calcext:value-type="string">
            <text:p>Моцарелла "Pretto", 45%, 1 кг, в/у, (8 шт)</text:p>
          </table:table-cell>
          <table:table-cell office:value-type="string" calcext:value-type="string">
            <text:p>Моцарелла "Unagrande Professionale", 45%, 0,5 кг, пл/л</text:p>
          </table:table-cell>
          <table:table-cell office:value-type="string" calcext:value-type="string">
            <text:p>Моцарелла "Unagrande", 45%, 0,12 кг, ф/п (кубики)</text:p>
          </table:table-cell>
          <table:table-cell office:value-type="string" calcext:value-type="string">
            <text:p>Моцарелла "Unagrande", 45%, 3 кг, пл/л</text:p>
          </table:table-cell>
          <table:table-cell office:value-type="string" calcext:value-type="string">
            <text:p>Моцарелла в воде "Unagrande", 50%, 0,2 кг, пл/с</text:p>
          </table:table-cell>
          <table:table-cell office:value-type="string" calcext:value-type="string">
            <text:p>Моцарелла в воде Фиор Ди Латте без лактозы "Unagrande", 45%, 0,125 кг, ф/п, (8 шт)</text:p>
          </table:table-cell>
          <table:table-cell office:value-type="string" calcext:value-type="string">
            <text:p>Моцарелла Грандиоза в воде "Unagrande", 50%, 0,2 кг, ф/п</text:p>
          </table:table-cell>
          <table:table-cell office:value-type="string" calcext:value-type="string">
            <text:p>Моцарелла для пиццы "Fine Life", 45%, 0,37 кг, т/ф</text:p>
          </table:table-cell>
          <table:table-cell office:value-type="string" calcext:value-type="string">
            <text:p>Моцарелла для пиццы "Pretto", 45 %, 0,46 кг, т/ф, (8 шт)</text:p>
          </table:table-cell>
          <table:table-cell office:value-type="string" calcext:value-type="string">
            <text:p>Моцарелла для пиццы "Unagrande", 45%, 0,46 кг, в/у </text:p>
          </table:table-cell>
          <table:table-cell table:number-columns-repeated="2"/>
          <table:table-cell office:value-type="string" calcext:value-type="string">
            <text:p>Моцарелла для сэндвичей "Unagrande", 45%, 0,28 кг, т/ф</text:p>
          </table:table-cell>
          <table:table-cell office:value-type="string" calcext:value-type="string">
            <text:p>Моцарелла для сэндвичей "Unagrande", 45%, 0,28 кг, т/ф, (8 шт)</text:p>
          </table:table-cell>
          <table:table-cell office:value-type="string" calcext:value-type="string">
            <text:p>Моцарелла палочки "Unagrande", 45%, 0,12 кг, т/ф</text:p>
          </table:table-cell>
          <table:table-cell/>
          <table:table-cell office:value-type="string" calcext:value-type="string">
            <text:p>Моцарелла палочки "ВкусВилл", 45%, 0,12 кг, т/ф</text:p>
          </table:table-cell>
          <table:table-cell office:value-type="string" calcext:value-type="string">
            <text:p>Моцарелла сердечки в воде "Unagrande", 45%, 0,125 кг, ф/п, (8 шт)</text:p>
          </table:table-cell>
          <table:table-cell/>
          <table:table-cell office:value-type="string" calcext:value-type="string">
            <text:p>Моцарелла Фиор ди латте в воде "Fine Life", 45%, 0,125 кг, ф/п</text:p>
          </table:table-cell>
          <table:table-cell office:value-type="string" calcext:value-type="string">
            <text:p>Моцарелла Фиор Ди Латте в воде "Pretto", 45%, 0,1 кг, ф/п, (8 шт)</text:p>
          </table:table-cell>
          <table:table-cell office:value-type="string" calcext:value-type="string">
            <text:p>Моцарелла Фиор ди латте в воде "Pretto", 45%, 0,1 кг, ф/п, 6 ШТ</text:p>
          </table:table-cell>
          <table:table-cell office:value-type="string" calcext:value-type="string">
            <text:p>Моцарелла Фиор ди Латте в воде "Pretto", 45%, 0,125 кг, ф/п </text:p>
          </table:table-cell>
          <table:table-cell office:value-type="string" calcext:value-type="string">
            <text:p>Моцарелла Фиор Ди Латте в воде "Pretto", 45%, 0,125 кг, ф/п, (8 шт)</text:p>
          </table:table-cell>
          <table:table-cell office:value-type="string" calcext:value-type="string">
            <text:p>Моцарелла Фиор ди латте в воде "Unagrande", 50%, 0,125 кг, ф/п, (8 шт)</text:p>
          </table:table-cell>
          <table:table-cell office:value-type="string" calcext:value-type="string">
            <text:p>Моцарелла Фиор ди латте в воде "Unagrande", 50%, 0,125 кг, ф/п, 6 шт</text:p>
          </table:table-cell>
          <table:table-cell table:number-columns-repeated="2"/>
          <table:table-cell office:value-type="string" calcext:value-type="string">
            <text:p>Моцарелла Фиор ди Латте в воде "Ваш выбор", 50%, 0,1 кг, ф/п</text:p>
          </table:table-cell>
          <table:table-cell office:value-type="string" calcext:value-type="string">
            <text:p>Моцарелла Фиор ди Латте в воде "Красная птица", 45%, 0,125 кг, ф/п</text:p>
          </table:table-cell>
          <table:table-cell office:value-type="string" calcext:value-type="string">
            <text:p>Моцарелла Чильеджина в воде "Fine Life", 45%, 0,125 кг, ф/п</text:p>
          </table:table-cell>
          <table:table-cell/>
          <table:table-cell office:value-type="string" calcext:value-type="string">
            <text:p>Моцарелла Чильеджина в воде "Pretto", 45%, 0,1 кг, ф/п, (8 шт)</text:p>
          </table:table-cell>
          <table:table-cell office:value-type="string" calcext:value-type="string">
            <text:p>Моцарелла Чильеджина в воде "Pretto", 45%, 0,1 кг, ф/п, 6 ШТ</text:p>
          </table:table-cell>
          <table:table-cell office:value-type="string" calcext:value-type="string">
            <text:p>Моцарелла Чильеджина в воде "Unagrande", 50%, 0,125, ф/п, 6 шт</text:p>
          </table:table-cell>
          <table:table-cell table:number-columns-repeated="3"/>
          <table:table-cell office:value-type="string" calcext:value-type="string">
            <text:p>Моцарелла Чильеджина в воде "Ваш выбор", 50%, 0,1 кг, ф/п</text:p>
          </table:table-cell>
          <table:table-cell office:value-type="string" calcext:value-type="string">
            <text:p>Моцарелла шары "Metro Chef", 45%, кг, в/у</text:p>
          </table:table-cell>
          <table:table-cell office:value-type="string" calcext:value-type="string">
            <text:p>Рикотта "Metro Chef", 30%, 1 кг, п/в</text:p>
          </table:table-cell>
          <table:table-cell office:value-type="string" calcext:value-type="string">
            <text:p>Рикотта "Pretto" (зернистая), 30%, 0,37 кг, в/у</text:p>
          </table:table-cell>
          <table:table-cell office:value-type="string" calcext:value-type="string">
            <text:p>Рикотта "Pretto" (зернистая), 30%, кг, в/у (6 шт.)</text:p>
          </table:table-cell>
          <table:table-cell/>
          <table:table-cell office:value-type="string" calcext:value-type="string">
            <text:p>Рикотта "Pretto", 45%, 0,2 кг, пл/с</text:p>
          </table:table-cell>
          <table:table-cell/>
          <table:table-cell office:value-type="string" calcext:value-type="string">
            <text:p>Рикотта "Pretto", 45%, 0,5 кг, пл/с</text:p>
          </table:table-cell>
          <table:table-cell/>
          <table:table-cell office:value-type="string" calcext:value-type="string">
            <text:p>Рикотта "Unagrande Professionale", 45%, 0,5 кг, пл/с</text:p>
          </table:table-cell>
          <table:table-cell office:value-type="string" calcext:value-type="string">
            <text:p>Рикотта "Unagrande", 50%, 0,25 кг, пл/с</text:p>
          </table:table-cell>
          <table:table-cell office:value-type="string" calcext:value-type="string">
            <text:p>Рикотта "Unagrande", 50%, 0,5 кг, пл/с</text:p>
          </table:table-cell>
          <table:table-cell office:value-type="string" calcext:value-type="string">
            <text:p>Рикотта "Глобус", 45%, 0,25 кг, пл/с</text:p>
          </table:table-cell>
          <table:table-cell office:value-type="string" calcext:value-type="string">
            <text:p>Рикотта "Избёнка", 45%, 0,18 кг, пл/с (6 шт)</text:p>
          </table:table-cell>
          <table:table-cell office:value-type="string" calcext:value-type="string">
            <text:p>Рикотта "Красная птица", 30%, 0,25 кг, пл/с</text:p>
          </table:table-cell>
          <table:table-cell office:value-type="string" calcext:value-type="string">
            <text:p>Рикотта с шоколадом "Unagrande", 30%, 0,14 кг, пл/с</text:p>
          </table:table-cell>
          <table:table-cell office:value-type="string" calcext:value-type="string">
            <text:p>Рикотта с шоколадом "Unagrande", 30%, 0,18 кг, пл/с</text:p>
          </table:table-cell>
          <table:table-cell/>
          <table:table-cell office:value-type="string" calcext:value-type="string">
            <text:p>Рикотта с шоколадом "ВкусВилл", 30%, 0,14 кг, пл/с</text:p>
          </table:table-cell>
          <table:table-cell office:value-type="string" calcext:value-type="string">
            <text:p>Робиола "Unagrande", 65%, 0,18 кг, пл/с</text:p>
          </table:table-cell>
          <table:table-cell office:value-type="string" calcext:value-type="string">
            <text:p>Свели-Квели "Умалат", 30%, 0,37 кг, в/у</text:p>
          </table:table-cell>
          <table:table-cell office:value-type="string" calcext:value-type="string">
            <text:p>Сливки Panna Fresca "Unagrande", 38%, 0,5 л, пл/с</text:p>
          </table:table-cell>
          <table:table-cell office:value-type="string" calcext:value-type="string">
            <text:p>Сулугуни <text:s/>"Умалат", 45%, 0,37 кг, т/ф, (6 шт)</text:p>
          </table:table-cell>
          <table:table-cell office:value-type="string" calcext:value-type="string">
            <text:p>Сулугуни "Маркет Перекресток", 45%, 0,28 кг, т/ф</text:p>
          </table:table-cell>
          <table:table-cell office:value-type="string" calcext:value-type="string">
            <text:p>Сулугуни "Умалат" (для хачапури), 45%, 0,12 кг, ф/п</text:p>
          </table:table-cell>
          <table:table-cell office:value-type="string" calcext:value-type="string">
            <text:p>Сулугуни "Умалат", 45%, 0,2 кг, т/ф, (9 шт)</text:p>
          </table:table-cell>
          <table:table-cell office:value-type="string" calcext:value-type="string">
            <text:p>Сулугуни "Умалат", 45%, 0,28 кг, т/ф (6 шт)</text:p>
          </table:table-cell>
          <table:table-cell office:value-type="string" calcext:value-type="string">
            <text:p>Сулугуни "Умалат", 45%, 0,28 кг, т/ф, (8 шт)</text:p>
          </table:table-cell>
          <table:table-cell office:value-type="string" calcext:value-type="string">
            <text:p>Сулугуни "Умалат", 45%, 0,37 кг, т/ф</text:p>
          </table:table-cell>
          <table:table-cell office:value-type="string" calcext:value-type="string">
            <text:p>Сулугуни кубики "ВкусВилл", 45%, 0,12 кг, ф/п</text:p>
          </table:table-cell>
          <table:table-cell office:value-type="string" calcext:value-type="string">
            <text:p>Сулугуни палочки "Умалат", 45%, 0,12 кг, т/ф (10 шт.)</text:p>
          </table:table-cell>
          <table:table-cell office:value-type="string" calcext:value-type="string">
            <text:p>Сыр Черкесский "Умалат" (БИЛЛА), 45%, т/ф, ВЕС</text:p>
          </table:table-cell>
          <table:table-cell office:value-type="string" calcext:value-type="string">
            <text:p>Сыр Черкесский "Умалат", 45%, 0,28 кг, т/ф</text:p>
          </table:table-cell>
          <table:table-cell office:value-type="string" calcext:value-type="string">
            <text:p>Сыр Черкесский "Умалат", 45%, кг, т/ф, ВЕС</text:p>
          </table:table-cell>
          <table:table-cell office:value-type="string" calcext:value-type="string">
            <text:p>Творожный "Pretto", 65%, 0,18 кг, пл/с</text:p>
          </table:table-cell>
          <table:table-cell table:number-columns-repeated="909"/>
        </table:table-row>
        <table:table-row table:style-name="ro1">
          <table:table-cell table:style-name="ce1"/>
          <table:table-cell table:number-columns-repeated="3"/>
          <table:table-cell office:value-type="float" office:value="1594" calcext:value-type="float">
            <text:p>1594</text:p>
          </table:table-cell>
          <table:table-cell office:value-type="string" calcext:value-type="string">
            <text:p>Н0000090511</text:p>
          </table:table-cell>
          <table:table-cell office:value-type="string" calcext:value-type="string">
            <text:p>Н0000088745</text:p>
          </table:table-cell>
          <table:table-cell/>
          <table:table-cell office:value-type="string" calcext:value-type="string">
            <text:p>Н0000086487</text:p>
          </table:table-cell>
          <table:table-cell/>
          <table:table-cell office:value-type="string" calcext:value-type="string">
            <text:p>Н0000086159</text:p>
          </table:table-cell>
          <table:table-cell office:value-type="string" calcext:value-type="string">
            <text:p>Н0000086542</text:p>
          </table:table-cell>
          <table:table-cell office:value-type="string" calcext:value-type="string">
            <text:p>Н0000084595</text:p>
          </table:table-cell>
          <table:table-cell office:value-type="string" calcext:value-type="string">
            <text:p>Н0000080826</text:p>
          </table:table-cell>
          <table:table-cell office:value-type="string" calcext:value-type="string">
            <text:p>Н0000092242</text:p>
          </table:table-cell>
          <table:table-cell office:value-type="string" calcext:value-type="string">
            <text:p>Н0000094740</text:p>
          </table:table-cell>
          <table:table-cell office:value-type="string" calcext:value-type="string">
            <text:p>Н0000091561</text:p>
          </table:table-cell>
          <table:table-cell/>
          <table:table-cell office:value-type="string" calcext:value-type="string">
            <text:p>Н0000083030</text:p>
          </table:table-cell>
          <table:table-cell office:value-type="string" calcext:value-type="string">
            <text:p>Н0000082882</text:p>
          </table:table-cell>
          <table:table-cell office:value-type="string" calcext:value-type="string">
            <text:p>Н0000089213</text:p>
          </table:table-cell>
          <table:table-cell office:value-type="string" calcext:value-type="string">
            <text:p>Н0000085591</text:p>
          </table:table-cell>
          <table:table-cell office:value-type="string" calcext:value-type="string">
            <text:p>Н0000093541</text:p>
          </table:table-cell>
          <table:table-cell office:value-type="string" calcext:value-type="string">
            <text:p>Н0000085588</text:p>
          </table:table-cell>
          <table:table-cell office:value-type="string" calcext:value-type="string">
            <text:p>Н0000083957</text:p>
          </table:table-cell>
          <table:table-cell office:value-type="string" calcext:value-type="string">
            <text:p>Н0000079142</text:p>
          </table:table-cell>
          <table:table-cell office:value-type="string" calcext:value-type="string">
            <text:p>Н0000085587</text:p>
          </table:table-cell>
          <table:table-cell/>
          <table:table-cell office:value-type="string" calcext:value-type="string">
            <text:p>Н0000094363</text:p>
          </table:table-cell>
          <table:table-cell office:value-type="float" office:value="326636013" calcext:value-type="float">
            <text:p>326636013</text:p>
          </table:table-cell>
          <table:table-cell table:number-columns-repeated="2"/>
          <table:table-cell office:value-type="string" calcext:value-type="string">
            <text:p>Н0000090760</text:p>
          </table:table-cell>
          <table:table-cell office:value-type="string" calcext:value-type="string">
            <text:p>Н0000093768</text:p>
          </table:table-cell>
          <table:table-cell/>
          <table:table-cell office:value-type="string" calcext:value-type="string">
            <text:p>Н0000094162</text:p>
          </table:table-cell>
          <table:table-cell office:value-type="string" calcext:value-type="string">
            <text:p>Н0000088626</text:p>
          </table:table-cell>
          <table:table-cell office:value-type="string" calcext:value-type="string">
            <text:p>Н0000084378</text:p>
          </table:table-cell>
          <table:table-cell office:value-type="string" calcext:value-type="string">
            <text:p>Н0000090512</text:p>
          </table:table-cell>
          <table:table-cell office:value-type="string" calcext:value-type="string">
            <text:p>Н0000094735</text:p>
          </table:table-cell>
          <table:table-cell office:value-type="string" calcext:value-type="string">
            <text:p>Н0000089400</text:p>
          </table:table-cell>
          <table:table-cell office:value-type="string" calcext:value-type="string">
            <text:p>Н0000094720</text:p>
          </table:table-cell>
          <table:table-cell office:value-type="string" calcext:value-type="string">
            <text:p>Н0000084473</text:p>
          </table:table-cell>
          <table:table-cell office:value-type="string" calcext:value-type="string">
            <text:p>Н0000090331</text:p>
          </table:table-cell>
          <table:table-cell office:value-type="string" calcext:value-type="string">
            <text:p>Н0000094274</text:p>
          </table:table-cell>
          <table:table-cell office:value-type="string" calcext:value-type="string">
            <text:p>Н0000084049</text:p>
          </table:table-cell>
          <table:table-cell office:value-type="string" calcext:value-type="string">
            <text:p>Н0000094698</text:p>
          </table:table-cell>
          <table:table-cell office:value-type="string" calcext:value-type="string">
            <text:p>Н0000094897</text:p>
          </table:table-cell>
          <table:table-cell office:value-type="string" calcext:value-type="string">
            <text:p>Н0000087864</text:p>
          </table:table-cell>
          <table:table-cell office:value-type="string" calcext:value-type="string">
            <text:p>Н0000094734</text:p>
          </table:table-cell>
          <table:table-cell office:value-type="string" calcext:value-type="string">
            <text:p>Н0000079372</text:p>
          </table:table-cell>
          <table:table-cell table:number-columns-repeated="2"/>
          <table:table-cell office:value-type="string" calcext:value-type="string">
            <text:p>Н0000093999</text:p>
          </table:table-cell>
          <table:table-cell office:value-type="string" calcext:value-type="string">
            <text:p>Н0000094726</text:p>
          </table:table-cell>
          <table:table-cell office:value-type="string" calcext:value-type="string">
            <text:p>Н0000093998</text:p>
          </table:table-cell>
          <table:table-cell/>
          <table:table-cell office:value-type="string" calcext:value-type="string">
            <text:p>Н0000094497</text:p>
          </table:table-cell>
          <table:table-cell office:value-type="string" calcext:value-type="string">
            <text:p>Н0000094739</text:p>
          </table:table-cell>
          <table:table-cell/>
          <table:table-cell office:value-type="string" calcext:value-type="string">
            <text:p>Н0000087862</text:p>
          </table:table-cell>
          <table:table-cell office:value-type="string" calcext:value-type="string">
            <text:p>Н0000094728</text:p>
          </table:table-cell>
          <table:table-cell office:value-type="string" calcext:value-type="string">
            <text:p>Н0000088580</text:p>
          </table:table-cell>
          <table:table-cell office:value-type="string" calcext:value-type="string">
            <text:p>Н0000086057</text:p>
          </table:table-cell>
          <table:table-cell office:value-type="string" calcext:value-type="string">
            <text:p>Н0000094729</text:p>
          </table:table-cell>
          <table:table-cell office:value-type="string" calcext:value-type="string">
            <text:p>Н0000094736</text:p>
          </table:table-cell>
          <table:table-cell office:value-type="string" calcext:value-type="string">
            <text:p>Н0000088000</text:p>
          </table:table-cell>
          <table:table-cell table:number-columns-repeated="2"/>
          <table:table-cell office:value-type="float" office:value="327193010" calcext:value-type="float">
            <text:p>327193010</text:p>
          </table:table-cell>
          <table:table-cell office:value-type="string" calcext:value-type="string">
            <text:p>Н0000090381</text:p>
          </table:table-cell>
          <table:table-cell office:value-type="string" calcext:value-type="string">
            <text:p>Н0000087861</text:p>
          </table:table-cell>
          <table:table-cell/>
          <table:table-cell office:value-type="string" calcext:value-type="string">
            <text:p>Н0000094727</text:p>
          </table:table-cell>
          <table:table-cell office:value-type="string" calcext:value-type="string">
            <text:p>Н0000088579</text:p>
          </table:table-cell>
          <table:table-cell office:value-type="string" calcext:value-type="string">
            <text:p>Н0000087999</text:p>
          </table:table-cell>
          <table:table-cell table:number-columns-repeated="3"/>
          <table:table-cell office:value-type="float" office:value="327192013" calcext:value-type="float">
            <text:p>327192013</text:p>
          </table:table-cell>
          <table:table-cell office:value-type="string" calcext:value-type="string">
            <text:p>Н0000089109</text:p>
          </table:table-cell>
          <table:table-cell office:value-type="string" calcext:value-type="string">
            <text:p>Н0000089110</text:p>
          </table:table-cell>
          <table:table-cell office:value-type="string" calcext:value-type="string">
            <text:p>Н0000088470</text:p>
          </table:table-cell>
          <table:table-cell office:value-type="string" calcext:value-type="string">
            <text:p>Н0000092745</text:p>
          </table:table-cell>
          <table:table-cell/>
          <table:table-cell office:value-type="string" calcext:value-type="string">
            <text:p>Н0000088471</text:p>
          </table:table-cell>
          <table:table-cell/>
          <table:table-cell office:value-type="string" calcext:value-type="string">
            <text:p>Н0000086888</text:p>
          </table:table-cell>
          <table:table-cell/>
          <table:table-cell office:value-type="string" calcext:value-type="string">
            <text:p>Н0000086349</text:p>
          </table:table-cell>
          <table:table-cell office:value-type="string" calcext:value-type="string">
            <text:p>Н0000094030</text:p>
          </table:table-cell>
          <table:table-cell office:value-type="string" calcext:value-type="string">
            <text:p>Н0000094029</text:p>
          </table:table-cell>
          <table:table-cell office:value-type="float" office:value="326635016" calcext:value-type="float">
            <text:p>326635016</text:p>
          </table:table-cell>
          <table:table-cell office:value-type="string" calcext:value-type="string">
            <text:p>Н0000093950</text:p>
          </table:table-cell>
          <table:table-cell office:value-type="string" calcext:value-type="string">
            <text:p>Н0000090762</text:p>
          </table:table-cell>
          <table:table-cell office:value-type="string" calcext:value-type="string">
            <text:p>Н0000094994</text:p>
          </table:table-cell>
          <table:table-cell office:value-type="string" calcext:value-type="string">
            <text:p>Н0000086350</text:p>
          </table:table-cell>
          <table:table-cell/>
          <table:table-cell office:value-type="string" calcext:value-type="string">
            <text:p>Н0000094993</text:p>
          </table:table-cell>
          <table:table-cell office:value-type="string" calcext:value-type="string">
            <text:p>Н0000086352</text:p>
          </table:table-cell>
          <table:table-cell office:value-type="string" calcext:value-type="string">
            <text:p>Н0000088771</text:p>
          </table:table-cell>
          <table:table-cell office:value-type="string" calcext:value-type="string">
            <text:p>Н0000090708</text:p>
          </table:table-cell>
          <table:table-cell office:value-type="string" calcext:value-type="string">
            <text:p>Н0000094742</text:p>
          </table:table-cell>
          <table:table-cell office:value-type="float" office:value="3503984" calcext:value-type="float">
            <text:p>3503984</text:p>
          </table:table-cell>
          <table:table-cell office:value-type="string" calcext:value-type="string">
            <text:p>Н0000090330</text:p>
          </table:table-cell>
          <table:table-cell office:value-type="string" calcext:value-type="string">
            <text:p>Н0000094741</text:p>
          </table:table-cell>
          <table:table-cell office:value-type="string" calcext:value-type="string">
            <text:p>Н0000090905</text:p>
          </table:table-cell>
          <table:table-cell office:value-type="string" calcext:value-type="string">
            <text:p>Н0000081879</text:p>
          </table:table-cell>
          <table:table-cell office:value-type="string" calcext:value-type="string">
            <text:p>Н0000082750</text:p>
          </table:table-cell>
          <table:table-cell office:value-type="string" calcext:value-type="string">
            <text:p>Н0000094903</text:p>
          </table:table-cell>
          <table:table-cell office:value-type="string" calcext:value-type="string">
            <text:p>Н0000093444</text:p>
          </table:table-cell>
          <table:table-cell office:value-type="string" calcext:value-type="string">
            <text:p>Н0000094632</text:p>
          </table:table-cell>
          <table:table-cell office:value-type="string" calcext:value-type="string">
            <text:p>Н0000094227</text:p>
          </table:table-cell>
          <table:table-cell office:value-type="string" calcext:value-type="string">
            <text:p>Н0000094228</text:p>
          </table:table-cell>
          <table:table-cell office:value-type="string" calcext:value-type="string">
            <text:p>Н0000085590</text:p>
          </table:table-cell>
          <table:table-cell table:number-columns-repeated="909"/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office:value-type="float" office:value="157659.8281" calcext:value-type="float">
            <text:p>157659.8281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260.356" calcext:value-type="float">
            <text:p>260.356</text:p>
          </table:table-cell>
          <table:table-cell/>
          <table:table-cell office:value-type="float" office:value="817.366" calcext:value-type="float">
            <text:p>817.366</text:p>
          </table:table-cell>
          <table:table-cell/>
          <table:table-cell office:value-type="float" office:value="2805.27" calcext:value-type="float">
            <text:p>2805.27</text:p>
          </table:table-cell>
          <table:table-cell office:value-type="float" office:value="2481.858" calcext:value-type="float">
            <text:p>2481.858</text:p>
          </table:table-cell>
          <table:table-cell office:value-type="float" office:value="3089.87" calcext:value-type="float">
            <text:p>3089.87</text:p>
          </table:table-cell>
          <table:table-cell office:value-type="float" office:value="193.202" calcext:value-type="float">
            <text:p>193.202</text:p>
          </table:table-cell>
          <table:table-cell office:value-type="float" office:value="12.758" calcext:value-type="float">
            <text:p>12.758</text:p>
          </table:table-cell>
          <table:table-cell office:value-type="float" office:value="276.64" calcext:value-type="float">
            <text:p>276.64</text:p>
          </table:table-cell>
          <table:table-cell office:value-type="float" office:value="28.1131" calcext:value-type="float">
            <text:p>28.1131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5526.32" calcext:value-type="float">
            <text:p>5526.32</text:p>
          </table:table-cell>
          <table:table-cell office:value-type="float" office:value="421.2" calcext:value-type="float">
            <text:p>421.2</text:p>
          </table:table-cell>
          <table:table-cell office:value-type="float" office:value="1280.88" calcext:value-type="float">
            <text:p>1280.88</text:p>
          </table:table-cell>
          <table:table-cell office:value-type="float" office:value="1787.4" calcext:value-type="float">
            <text:p>1787.4</text:p>
          </table:table-cell>
          <table:table-cell office:value-type="float" office:value="243" calcext:value-type="float">
            <text:p>243</text:p>
          </table:table-cell>
          <table:table-cell office:value-type="float" office:value="4023" calcext:value-type="float">
            <text:p>4023</text:p>
          </table:table-cell>
          <table:table-cell office:value-type="float" office:value="2164.75" calcext:value-type="float">
            <text:p>2164.7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81.5" calcext:value-type="float">
            <text:p>1381.5</text:p>
          </table:table-cell>
          <table:table-cell office:value-type="float" office:value="49.5" calcext:value-type="float">
            <text:p>49.5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564" calcext:value-type="float">
            <text:p>564</text:p>
          </table:table-cell>
          <table:table-cell office:value-type="float" office:value="600" calcext:value-type="float">
            <text:p>600</text:p>
          </table:table-cell>
          <table:table-cell office:value-type="float" office:value="162" calcext:value-type="float">
            <text:p>162</text:p>
          </table:table-cell>
          <table:table-cell office:value-type="float" office:value="5559.8" calcext:value-type="float">
            <text:p>5559.8</text:p>
          </table:table-cell>
          <table:table-cell office:value-type="float" office:value="184" calcext:value-type="float">
            <text:p>184</text:p>
          </table:table-cell>
          <table:table-cell office:value-type="float" office:value="4140" calcext:value-type="float">
            <text:p>4140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631.125" calcext:value-type="float">
            <text:p>631.125</text:p>
          </table:table-cell>
          <table:table-cell office:value-type="float" office:value="1.6" calcext:value-type="float">
            <text:p>1.6</text:p>
          </table:table-cell>
          <table:table-cell office:value-type="float" office:value="173.9" calcext:value-type="float">
            <text:p>173.9</text:p>
          </table:table-cell>
          <table:table-cell office:value-type="float" office:value="1078.24" calcext:value-type="float">
            <text:p>1078.24</text:p>
          </table:table-cell>
          <table:table-cell office:value-type="float" office:value="8.28" calcext:value-type="float">
            <text:p>8.28</text:p>
          </table:table-cell>
          <table:table-cell table:number-columns-repeated="3"/>
          <table:table-cell office:value-type="float" office:value="1536.92" calcext:value-type="float">
            <text:p>1536.92</text:p>
          </table:table-cell>
          <table:table-cell office:value-type="float" office:value="462.24" calcext:value-type="float">
            <text:p>462.24</text:p>
          </table:table-cell>
          <table:table-cell/>
          <table:table-cell office:value-type="float" office:value="1198.8" calcext:value-type="float">
            <text:p>1198.8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169.5" calcext:value-type="float">
            <text:p>169.5</text:p>
          </table:table-cell>
          <table:table-cell office:value-type="float" office:value="1839.3" calcext:value-type="float">
            <text:p>1839.3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175.5" calcext:value-type="float">
            <text:p>3175.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963" calcext:value-type="float">
            <text:p>96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170.2" calcext:value-type="float">
            <text:p>4170.2</text:p>
          </table:table-cell>
          <table:table-cell office:value-type="float" office:value="259" calcext:value-type="float">
            <text:p>259</text:p>
          </table:table-cell>
          <table:table-cell office:value-type="float" office:value="33.75" calcext:value-type="float">
            <text:p>33.75</text:p>
          </table:table-cell>
          <table:table-cell table:number-columns-repeated="3"/>
          <table:table-cell office:value-type="float" office:value="842.4" calcext:value-type="float">
            <text:p>842.4</text:p>
          </table:table-cell>
          <table:table-cell office:value-type="float" office:value="1352.4" calcext:value-type="float">
            <text:p>1352.4</text:p>
          </table:table-cell>
          <table:table-cell office:value-type="float" office:value="48" calcext:value-type="float">
            <text:p>48</text:p>
          </table:table-cell>
          <table:table-cell office:value-type="float" office:value="713.36" calcext:value-type="float">
            <text:p>713.3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436.4" calcext:value-type="float">
            <text:p>8436.4</text:p>
          </table:table-cell>
          <table:table-cell/>
          <table:table-cell office:value-type="float" office:value="27823" calcext:value-type="float">
            <text:p>27823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090.75" calcext:value-type="float">
            <text:p>2090.75</text:p>
          </table:table-cell>
          <table:table-cell office:value-type="float" office:value="84" calcext:value-type="float">
            <text:p>84</text:p>
          </table:table-cell>
          <table:table-cell office:value-type="float" office:value="91.5" calcext:value-type="float">
            <text:p>91.5</text:p>
          </table:table-cell>
          <table:table-cell office:value-type="float" office:value="2949.48" calcext:value-type="float">
            <text:p>2949.48</text:p>
          </table:table-cell>
          <table:table-cell office:value-type="float" office:value="381" calcext:value-type="float">
            <text:p>381</text:p>
          </table:table-cell>
          <table:table-cell office:value-type="float" office:value="9.24" calcext:value-type="float">
            <text:p>9.24</text:p>
          </table:table-cell>
          <table:table-cell office:value-type="float" office:value="1200.78" calcext:value-type="float">
            <text:p>1200.78</text:p>
          </table:table-cell>
          <table:table-cell/>
          <table:table-cell office:value-type="float" office:value="1381.8" calcext:value-type="float">
            <text:p>1381.8</text:p>
          </table:table-cell>
          <table:table-cell office:value-type="float" office:value="451.62" calcext:value-type="float">
            <text:p>451.62</text:p>
          </table:table-cell>
          <table:table-cell office:value-type="float" office:value="444" calcext:value-type="float">
            <text:p>444</text:p>
          </table:table-cell>
          <table:table-cell office:value-type="float" office:value="484" calcext:value-type="float">
            <text:p>484</text:p>
          </table:table-cell>
          <table:table-cell office:value-type="float" office:value="2601.1" calcext:value-type="float">
            <text:p>2601.1</text:p>
          </table:table-cell>
          <table:table-cell office:value-type="float" office:value="909.44" calcext:value-type="float">
            <text:p>909.44</text:p>
          </table:table-cell>
          <table:table-cell office:value-type="float" office:value="348" calcext:value-type="float">
            <text:p>348</text:p>
          </table:table-cell>
          <table:table-cell office:value-type="float" office:value="313.2" calcext:value-type="float">
            <text:p>313.2</text:p>
          </table:table-cell>
          <table:table-cell office:value-type="float" office:value="470.96" calcext:value-type="float">
            <text:p>470.96</text:p>
          </table:table-cell>
          <table:table-cell office:value-type="float" office:value="19722.64" calcext:value-type="float">
            <text:p>19722.64</text:p>
          </table:table-cell>
          <table:table-cell office:value-type="float" office:value="3.7" calcext:value-type="float">
            <text:p>3.7</text:p>
          </table:table-cell>
          <table:table-cell office:value-type="float" office:value="606.96" calcext:value-type="float">
            <text:p>606.96</text:p>
          </table:table-cell>
          <table:table-cell office:value-type="float" office:value="2421.72" calcext:value-type="float">
            <text:p>2421.72</text:p>
          </table:table-cell>
          <table:table-cell office:value-type="float" office:value="41.83" calcext:value-type="float">
            <text:p>41.83</text:p>
          </table:table-cell>
          <table:table-cell office:value-type="float" office:value="1639.68" calcext:value-type="float">
            <text:p>1639.68</text:p>
          </table:table-cell>
          <table:table-cell office:value-type="float" office:value="207.884" calcext:value-type="float">
            <text:p>207.884</text:p>
          </table:table-cell>
          <table:table-cell office:value-type="float" office:value="814.5" calcext:value-type="float">
            <text:p>814.5</text:p>
          </table:table-cell>
          <table:table-cell table:number-columns-repeated="90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Н0000090511</text:p>
          </table:table-cell>
          <table:table-cell office:value-type="string" calcext:value-type="string">
            <text:p>Н0000088745</text:p>
          </table:table-cell>
          <table:table-cell/>
          <table:table-cell office:value-type="string" calcext:value-type="string">
            <text:p>Н0000086487</text:p>
          </table:table-cell>
          <table:table-cell/>
          <table:table-cell office:value-type="string" calcext:value-type="string">
            <text:p>Н0000086159</text:p>
          </table:table-cell>
          <table:table-cell office:value-type="string" calcext:value-type="string">
            <text:p>Н0000086542</text:p>
          </table:table-cell>
          <table:table-cell office:value-type="string" calcext:value-type="string">
            <text:p>Н0000084595</text:p>
          </table:table-cell>
          <table:table-cell office:value-type="string" calcext:value-type="string">
            <text:p>Н0000080826</text:p>
          </table:table-cell>
          <table:table-cell office:value-type="string" calcext:value-type="string">
            <text:p>Н0000092242</text:p>
          </table:table-cell>
          <table:table-cell office:value-type="string" calcext:value-type="string">
            <text:p>Н0000094740</text:p>
          </table:table-cell>
          <table:table-cell office:value-type="string" calcext:value-type="string">
            <text:p>Н0000091561</text:p>
          </table:table-cell>
          <table:table-cell table:number-columns-repeated="2"/>
          <table:table-cell office:value-type="string" calcext:value-type="string">
            <text:p>Н0000082882</text:p>
          </table:table-cell>
          <table:table-cell office:value-type="string" calcext:value-type="string">
            <text:p>Н0000089213</text:p>
          </table:table-cell>
          <table:table-cell office:value-type="string" calcext:value-type="string">
            <text:p>Н0000085591</text:p>
          </table:table-cell>
          <table:table-cell office:value-type="string" calcext:value-type="string">
            <text:p>Н0000093541</text:p>
          </table:table-cell>
          <table:table-cell office:value-type="string" calcext:value-type="string">
            <text:p>Н0000085588</text:p>
          </table:table-cell>
          <table:table-cell office:value-type="string" calcext:value-type="string">
            <text:p>Н0000083957</text:p>
          </table:table-cell>
          <table:table-cell office:value-type="string" calcext:value-type="string">
            <text:p>Н0000079142</text:p>
          </table:table-cell>
          <table:table-cell office:value-type="string" calcext:value-type="string">
            <text:p>Н0000085587</text:p>
          </table:table-cell>
          <table:table-cell/>
          <table:table-cell office:value-type="string" calcext:value-type="string">
            <text:p>Н0000094363</text:p>
          </table:table-cell>
          <table:table-cell office:value-type="float" office:value="326636013" calcext:value-type="float">
            <text:p>326636013</text:p>
          </table:table-cell>
          <table:table-cell table:number-columns-repeated="3"/>
          <table:table-cell office:value-type="string" calcext:value-type="string">
            <text:p>Н0000093768</text:p>
          </table:table-cell>
          <table:table-cell/>
          <table:table-cell office:value-type="string" calcext:value-type="string">
            <text:p>Н0000094162</text:p>
          </table:table-cell>
          <table:table-cell office:value-type="string" calcext:value-type="string">
            <text:p>Н0000088626</text:p>
          </table:table-cell>
          <table:table-cell office:value-type="string" calcext:value-type="string">
            <text:p>Н0000084378</text:p>
          </table:table-cell>
          <table:table-cell/>
          <table:table-cell office:value-type="string" calcext:value-type="string">
            <text:p>Н0000094735</text:p>
          </table:table-cell>
          <table:table-cell table:number-columns-repeated="3"/>
          <table:table-cell office:value-type="string" calcext:value-type="string">
            <text:p>Н0000090331</text:p>
          </table:table-cell>
          <table:table-cell office:value-type="string" calcext:value-type="string">
            <text:p>Н0000094274</text:p>
          </table:table-cell>
          <table:table-cell/>
          <table:table-cell office:value-type="string" calcext:value-type="string">
            <text:p>Н0000094698</text:p>
          </table:table-cell>
          <table:table-cell office:value-type="string" calcext:value-type="string">
            <text:p>Н0000094897</text:p>
          </table:table-cell>
          <table:table-cell/>
          <table:table-cell office:value-type="string" calcext:value-type="string">
            <text:p>Н0000094734</text:p>
          </table:table-cell>
          <table:table-cell table:number-columns-repeated="4"/>
          <table:table-cell office:value-type="string" calcext:value-type="string">
            <text:p>Н0000094726</text:p>
          </table:table-cell>
          <table:table-cell office:value-type="string" calcext:value-type="string">
            <text:p>Н0000093998</text:p>
          </table:table-cell>
          <table:table-cell/>
          <table:table-cell office:value-type="string" calcext:value-type="string">
            <text:p>Н0000094497</text:p>
          </table:table-cell>
          <table:table-cell office:value-type="string" calcext:value-type="string">
            <text:p>Н0000094739</text:p>
          </table:table-cell>
          <table:table-cell/>
          <table:table-cell office:value-type="string" calcext:value-type="string">
            <text:p>Н0000087862</text:p>
          </table:table-cell>
          <table:table-cell office:value-type="string" calcext:value-type="string">
            <text:p>Н0000094728</text:p>
          </table:table-cell>
          <table:table-cell table:number-columns-repeated="2"/>
          <table:table-cell office:value-type="string" calcext:value-type="string">
            <text:p>Н0000094729</text:p>
          </table:table-cell>
          <table:table-cell office:value-type="string" calcext:value-type="string">
            <text:p>Н0000094736</text:p>
          </table:table-cell>
          <table:table-cell table:number-columns-repeated="3"/>
          <table:table-cell office:value-type="float" office:value="327193010" calcext:value-type="float">
            <text:p>327193010</text:p>
          </table:table-cell>
          <table:table-cell office:value-type="string" calcext:value-type="string">
            <text:p>Н0000090381</text:p>
          </table:table-cell>
          <table:table-cell office:value-type="string" calcext:value-type="string">
            <text:p>Н0000087861</text:p>
          </table:table-cell>
          <table:table-cell/>
          <table:table-cell office:value-type="string" calcext:value-type="string">
            <text:p>Н0000094727</text:p>
          </table:table-cell>
          <table:table-cell table:number-columns-repeated="5"/>
          <table:table-cell office:value-type="float" office:value="327192013" calcext:value-type="float">
            <text:p>327192013</text:p>
          </table:table-cell>
          <table:table-cell office:value-type="string" calcext:value-type="string">
            <text:p>Н0000089109</text:p>
          </table:table-cell>
          <table:table-cell/>
          <table:table-cell office:value-type="string" calcext:value-type="string">
            <text:p>Н0000088470</text:p>
          </table:table-cell>
          <table:table-cell table:number-columns-repeated="2"/>
          <table:table-cell office:value-type="string" calcext:value-type="string">
            <text:p>Н0000088471</text:p>
          </table:table-cell>
          <table:table-cell/>
          <table:table-cell office:value-type="string" calcext:value-type="string">
            <text:p>Н0000086888</text:p>
          </table:table-cell>
          <table:table-cell/>
          <table:table-cell office:value-type="string" calcext:value-type="string">
            <text:p>Н0000086349</text:p>
          </table:table-cell>
          <table:table-cell office:value-type="string" calcext:value-type="string">
            <text:p>Н0000094030</text:p>
          </table:table-cell>
          <table:table-cell office:value-type="string" calcext:value-type="string">
            <text:p>Н0000094029</text:p>
          </table:table-cell>
          <table:table-cell office:value-type="float" office:value="326635016" calcext:value-type="float">
            <text:p>326635016</text:p>
          </table:table-cell>
          <table:table-cell office:value-type="string" calcext:value-type="string">
            <text:p>Н0000093950</text:p>
          </table:table-cell>
          <table:table-cell/>
          <table:table-cell office:value-type="string" calcext:value-type="string">
            <text:p>Н0000094994</text:p>
          </table:table-cell>
          <table:table-cell office:value-type="string" calcext:value-type="string">
            <text:p>Н0000086350</text:p>
          </table:table-cell>
          <table:table-cell/>
          <table:table-cell office:value-type="string" calcext:value-type="string">
            <text:p>Н0000094993</text:p>
          </table:table-cell>
          <table:table-cell office:value-type="string" calcext:value-type="string">
            <text:p>Н0000086352</text:p>
          </table:table-cell>
          <table:table-cell office:value-type="string" calcext:value-type="string">
            <text:p>Н0000088771</text:p>
          </table:table-cell>
          <table:table-cell office:value-type="string" calcext:value-type="string">
            <text:p>Н0000090708</text:p>
          </table:table-cell>
          <table:table-cell office:value-type="string" calcext:value-type="string">
            <text:p>Н0000094742</text:p>
          </table:table-cell>
          <table:table-cell office:value-type="float" office:value="3503984" calcext:value-type="float">
            <text:p>3503984</text:p>
          </table:table-cell>
          <table:table-cell office:value-type="string" calcext:value-type="string">
            <text:p>Н0000090330</text:p>
          </table:table-cell>
          <table:table-cell office:value-type="string" calcext:value-type="string">
            <text:p>Н0000094741</text:p>
          </table:table-cell>
          <table:table-cell/>
          <table:table-cell office:value-type="string" calcext:value-type="string">
            <text:p>Н0000081879</text:p>
          </table:table-cell>
          <table:table-cell/>
          <table:table-cell office:value-type="string" calcext:value-type="string">
            <text:p>Н0000094903</text:p>
          </table:table-cell>
          <table:table-cell office:value-type="string" calcext:value-type="string">
            <text:p>Н0000093444</text:p>
          </table:table-cell>
          <table:table-cell office:value-type="string" calcext:value-type="string">
            <text:p>Н0000094632</text:p>
          </table:table-cell>
          <table:table-cell office:value-type="string" calcext:value-type="string">
            <text:p>Н0000094227</text:p>
          </table:table-cell>
          <table:table-cell table:number-columns-repeated="911"/>
        </table:table-row>
        <table:table-row table:style-name="ro1" table:number-rows-repeated="3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Кавказский "Умалат" (Окей), 45%, кг, в/у</text:p>
          </table:table-cell>
          <table:table-cell office:value-type="string" calcext:value-type="string">
            <text:p>Кавказский "Умалат" (Перекресток), 45%, кг, в/у</text:p>
          </table:table-cell>
          <table:table-cell office:value-type="string" calcext:value-type="string">
            <text:p>Кавказский "Умалат" (половинки), 45%, кг, в/у</text:p>
          </table:table-cell>
          <table:table-cell office:value-type="string" calcext:value-type="string">
            <text:p>Кавказский "Умалат" (Тандер), 45%, кг, в/у</text:p>
          </table:table-cell>
          <table:table-cell office:value-type="string" calcext:value-type="string">
            <text:p>Кавказский "Умалат", 45%, 0,37 кг, в/у</text:p>
          </table:table-cell>
          <table:table-cell/>
          <table:table-cell office:value-type="string" calcext:value-type="string">
            <text:p>Качокавалло "Ungrande", 45%, 0,26 кг, в/у</text:p>
          </table:table-cell>
          <table:table-cell table:number-columns-repeated="4"/>
          <table:table-cell office:value-type="string" calcext:value-type="string">
            <text:p>Качорикотта "Unagrande", 45%, 0,37 кг, в/у</text:p>
          </table:table-cell>
          <table:table-cell office:value-type="string" calcext:value-type="string">
            <text:p>Кремчиз "Pretto", 75%, 0,2 кг, пл/с</text:p>
          </table:table-cell>
          <table:table-cell/>
          <table:table-cell office:value-type="string" calcext:value-type="string">
            <text:p>Кремчиз № 1 "Ungrande", 70%, 0,18 кг, пл/с</text:p>
          </table:table-cell>
          <table:table-cell office:value-type="string" calcext:value-type="string">
            <text:p>Маскарпоне "Ungrande Professionale", 80%, 0,5 кг, пл/с</text:p>
          </table:table-cell>
          <table:table-cell table:number-columns-repeated="6"/>
          <table:table-cell office:value-type="string" calcext:value-type="string">
            <text:p>Маскарпоне "Глобус", 80%, 0,25 кг, пл/с</text:p>
          </table:table-cell>
          <table:table-cell office:value-type="string" calcext:value-type="string">
            <text:p>Маскарпоне с шоколадом "Unagrande Per Bambini", 50%, 0,18 кг, пл/с</text:p>
          </table:table-cell>
          <table:table-cell office:value-type="string" calcext:value-type="string">
            <text:p>Масло Sale Marino "Ungrande Burro", 72,5%, 0,5 кг</text:p>
          </table:table-cell>
          <table:table-cell table:number-columns-repeated="6"/>
          <table:table-cell office:value-type="string" calcext:value-type="string">
            <text:p>Масло сладко-сливочное Традиционное, 82,5%, 2 кг, к/к</text:p>
          </table:table-cell>
          <table:table-cell table:number-columns-repeated="4"/>
          <table:table-cell office:value-type="string" calcext:value-type="string">
            <text:p>Моцарелла "Unagrande Professionale", 45%, 1 кг, пл/л</text:p>
          </table:table-cell>
          <table:table-cell office:value-type="string" calcext:value-type="string">
            <text:p>Моцарелла "Unagrande Professionale", 45%, 2 кг, пл/л</text:p>
          </table:table-cell>
          <table:table-cell table:number-columns-repeated="4"/>
          <table:table-cell office:value-type="string" calcext:value-type="string">
            <text:p>Моцарелла детская "Unagrande Per Bambini", 50%, 0,125 кг, ф/п, 6 шт</text:p>
          </table:table-cell>
          <table:table-cell office:value-type="string" calcext:value-type="string">
            <text:p>Моцарелла для пиццы "Fine Life", 45%, 0,37 кг, т/ф</text:p>
          </table:table-cell>
          <table:table-cell/>
          <table:table-cell office:value-type="string" calcext:value-type="string">
            <text:p>Моцарелла для пиццы "Pretto", 45 %, <text:s/>0,46 кг, т/ф</text:p>
          </table:table-cell>
          <table:table-cell office:value-type="string" calcext:value-type="string">
            <text:p>Моцарелла для пиццы "Pretto", 45%, 0,46 кг, т/ф (20 шт)</text:p>
          </table:table-cell>
          <table:table-cell office:value-type="string" calcext:value-type="string">
            <text:p>Моцарелла для пиццы "Unagrande", 45%, 0,46 кг, в/у (20 шт)</text:p>
          </table:table-cell>
          <table:table-cell/>
          <table:table-cell office:value-type="string" calcext:value-type="string">
            <text:p>Моцарелла Фиор ди латте в воде "Fine Life", 45%, 0,125 кг, ф/п</text:p>
          </table:table-cell>
          <table:table-cell table:number-columns-repeated="3"/>
          <table:table-cell table:number-columns-repeated="2" office:value-type="string" calcext:value-type="string">
            <text:p>Моцарелла Фиор ди Латте в воде "Unagrande", 50%, 0,125 кг, пл/с</text:p>
          </table:table-cell>
          <table:table-cell/>
          <table:table-cell office:value-type="string" calcext:value-type="string">
            <text:p>Моцарелла Чильеджина в воде "Fine Life", 45%, 0,125 кг, ф/п</text:p>
          </table:table-cell>
          <table:table-cell office:value-type="string" calcext:value-type="string">
            <text:p>Моцарелла Чильеджина в воде "Pretto", 45%, 0,1 кг, ф/п, 12 шт</text:p>
          </table:table-cell>
          <table:table-cell/>
          <table:table-cell office:value-type="string" calcext:value-type="string">
            <text:p>Моцарелла Чильеджина в воде "Pretto", 45%, 0,125 кг, ф/п</text:p>
          </table:table-cell>
          <table:table-cell table:number-columns-repeated="3"/>
          <table:table-cell office:value-type="string" calcext:value-type="string">
            <text:p>Моцарелла Чильеджина в воде "Unagrande", 50%, 0,125, ф/п, 6 шт</text:p>
          </table:table-cell>
          <table:table-cell table:number-columns-repeated="2" office:value-type="string" calcext:value-type="string">
            <text:p>Моцарелла Чильеджина в воде "Лакомо", 45%, 0,125 кг, ф/п</text:p>
          </table:table-cell>
          <table:table-cell table:number-columns-repeated="2"/>
          <table:table-cell office:value-type="string" calcext:value-type="string">
            <text:p>Моцарелла Чильеджина в воде "Лакомо", 45%, 0,125 кг, ф/п</text:p>
          </table:table-cell>
          <table:table-cell office:value-type="string" calcext:value-type="string">
            <text:p>Моцарелла шары "Pretto", 45%, кг, в/у </text:p>
          </table:table-cell>
          <table:table-cell office:value-type="string" calcext:value-type="string">
            <text:p>Рикотта "Horeca Select", 30%, 1 кг, пл/в</text:p>
          </table:table-cell>
          <table:table-cell table:number-columns-repeated="7"/>
          <table:table-cell office:value-type="string" calcext:value-type="string">
            <text:p>Рикотта "Pretto" (зернистая), 30%, 0,37 кг, в/у</text:p>
          </table:table-cell>
          <table:table-cell/>
          <table:table-cell office:value-type="string" calcext:value-type="string">
            <text:p>Рикотта "Pretto", 30%, 0,2 кг, пл/с</text:p>
          </table:table-cell>
          <table:table-cell office:value-type="string" calcext:value-type="string">
            <text:p>Рикотта "Pretto", 30%, 0,25 кг, пл/с</text:p>
          </table:table-cell>
          <table:table-cell table:number-columns-repeated="2"/>
          <table:table-cell office:value-type="string" calcext:value-type="string">
            <text:p>Рикотта "Pretto", 30%, 0,5 кг, пл/с</text:p>
          </table:table-cell>
          <table:table-cell/>
          <table:table-cell office:value-type="string" calcext:value-type="string">
            <text:p>Рикотта "Unagrande Professionale", 45%, 0,5 кг, пл/с</text:p>
          </table:table-cell>
          <table:table-cell/>
          <table:table-cell office:value-type="string" calcext:value-type="string">
            <text:p>Рикотта "Unagrande", 45%, 0,25 кг, пл/с</text:p>
          </table:table-cell>
          <table:table-cell office:value-type="string" calcext:value-type="string">
            <text:p>Рикотта "Глобус", 45%, 0,25 кг, пл/с</text:p>
          </table:table-cell>
          <table:table-cell office:value-type="string" calcext:value-type="string">
            <text:p>Рикотта "Каждый день", 30%, 0,25 кг, пл/с</text:p>
          </table:table-cell>
          <table:table-cell office:value-type="string" calcext:value-type="string">
            <text:p>Рикотта с шоколадом "Unagrande dolce", 30%, 0,25 кг, пл/с </text:p>
          </table:table-cell>
          <table:table-cell table:number-columns-repeated="2"/>
          <table:table-cell office:value-type="string" calcext:value-type="string">
            <text:p>Робиола "Unagrande", 65%, 0,18 кг, пл/с</text:p>
          </table:table-cell>
          <table:table-cell office:value-type="string" calcext:value-type="string">
            <text:p>Робиола "Unagrande", 65%, 0,25 кг, пл/с</text:p>
          </table:table-cell>
          <table:table-cell/>
          <table:table-cell office:value-type="string" calcext:value-type="string">
            <text:p>Свели-Квели "Умалат", 30%, 0,37 кг, в/у</text:p>
          </table:table-cell>
          <table:table-cell office:value-type="string" calcext:value-type="string">
            <text:p>Сулугуни "Лакомо", 45%, 0,28 кг, т/ф</text:p>
          </table:table-cell>
          <table:table-cell office:value-type="string" calcext:value-type="string">
            <text:p>Сулугуни "Маркет Перекресток", 45%, 0,28 кг, т/ф</text:p>
          </table:table-cell>
          <table:table-cell table:number-columns-repeated="3"/>
          <table:table-cell office:value-type="string" calcext:value-type="string">
            <text:p>Сырная крошка</text:p>
          </table:table-cell>
          <table:table-cell office:value-type="string" calcext:value-type="string">
            <text:p>Четук "Умалат", 45%, 0,37 кг, в/у</text:p>
          </table:table-cell>
          <table:table-cell office:value-type="string" calcext:value-type="string">
            <text:p>Чечил "Умалат", 43%, 0,19 кг, т/ф</text:p>
          </table:table-cell>
          <table:table-cell table:number-columns-repeated="3"/>
          <table:table-cell office:value-type="string" calcext:value-type="string">
            <text:p>Чечил соломка "Умалат", 43%, 0,185 кг, в/у</text:p>
          </table:table-cell>
          <table:table-cell office:value-type="string" calcext:value-type="string">
            <text:p>Итог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Складе ГП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7.768" calcext:value-type="float">
            <text:p>7.768</text:p>
          </table:table-cell>
          <table:table-cell office:value-type="float" office:value="82.017" calcext:value-type="float">
            <text:p>82.017</text:p>
          </table:table-cell>
          <table:table-cell office:value-type="float" office:value="344.1" calcext:value-type="float">
            <text:p>344.1</text:p>
          </table:table-cell>
          <table:table-cell/>
          <table:table-cell office:value-type="float" office:value="849.68" calcext:value-type="float">
            <text:p>849.68</text:p>
          </table:table-cell>
          <table:table-cell table:number-columns-repeated="4"/>
          <table:table-cell office:value-type="float" office:value="33.3" calcext:value-type="float">
            <text:p>33.3</text:p>
          </table:table-cell>
          <table:table-cell office:value-type="float" office:value="130.4" calcext:value-type="float">
            <text:p>130.4</text:p>
          </table:table-cell>
          <table:table-cell/>
          <table:table-cell office:value-type="float" office:value="571.85" calcext:value-type="float">
            <text:p>571.85</text:p>
          </table:table-cell>
          <table:table-cell office:value-type="float" office:value="551" calcext:value-type="float">
            <text:p>551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013.66" calcext:value-type="float">
            <text:p>1013.66</text:p>
          </table:table-cell>
          <table:table-cell office:value-type="float" office:value="319.5" calcext:value-type="float">
            <text:p>319.5</text:p>
          </table:table-cell>
          <table:table-cell table:number-columns-repeated="6"/>
          <table:table-cell office:value-type="float" office:value="392" calcext:value-type="float">
            <text:p>39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.9" calcext:value-type="float">
            <text:p>25.9</text:p>
          </table:table-cell>
          <table:table-cell/>
          <table:table-cell office:value-type="float" office:value="83.72" calcext:value-type="float">
            <text:p>83.72</text:p>
          </table:table-cell>
          <table:table-cell office:value-type="float" office:value="929.2" calcext:value-type="float">
            <text:p>929.2</text:p>
          </table:table-cell>
          <table:table-cell office:value-type="float" office:value="432.4" calcext:value-type="float">
            <text:p>432.4</text:p>
          </table:table-cell>
          <table:table-cell table:number-columns-repeated="5"/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number-columns-repeated="2" office:value-type="float" office:value="241.5" calcext:value-type="float">
            <text:p>241.5</text:p>
          </table:table-cell>
          <table:table-cell table:number-columns-repeated="2"/>
          <table:table-cell office:value-type="float" office:value="241.5" calcext:value-type="float">
            <text:p>241.5</text:p>
          </table:table-cell>
          <table:table-cell office:value-type="float" office:value="-45" calcext:value-type="float">
            <text:p>-45</text:p>
          </table:table-cell>
          <table:table-cell office:value-type="float" office:value="168" calcext:value-type="float">
            <text:p>168</text:p>
          </table:table-cell>
          <table:table-cell table:number-columns-repeated="7"/>
          <table:table-cell office:value-type="float" office:value="-4.07" calcext:value-type="float">
            <text:p>-4.07</text:p>
          </table:table-cell>
          <table:table-cell/>
          <table:table-cell office:value-type="float" office:value="2776" calcext:value-type="float">
            <text:p>2776</text:p>
          </table:table-cell>
          <table:table-cell office:value-type="float" office:value="157.25" calcext:value-type="float">
            <text:p>157.25</text:p>
          </table:table-cell>
          <table:table-cell table:number-columns-repeated="2"/>
          <table:table-cell office:value-type="float" office:value="660.298" calcext:value-type="float">
            <text:p>660.298</text:p>
          </table:table-cell>
          <table:table-cell/>
          <table:table-cell office:value-type="float" office:value="429" calcext:value-type="float">
            <text:p>429</text:p>
          </table:table-cell>
          <table:table-cell/>
          <table:table-cell office:value-type="float" office:value="5152" calcext:value-type="float">
            <text:p>5152</text:p>
          </table:table-cell>
          <table:table-cell office:value-type="float" office:value="7.5" calcext:value-type="float">
            <text:p>7.5</text:p>
          </table:table-cell>
          <table:table-cell office:value-type="float" office:value="954.5" calcext:value-type="float">
            <text:p>954.5</text:p>
          </table:table-cell>
          <table:table-cell office:value-type="float" office:value="16.84" calcext:value-type="float">
            <text:p>16.84</text:p>
          </table:table-cell>
          <table:table-cell table:number-columns-repeated="2"/>
          <table:table-cell office:value-type="float" office:value="439.02" calcext:value-type="float">
            <text:p>439.02</text:p>
          </table:table-cell>
          <table:table-cell office:value-type="float" office:value="-4.25" calcext:value-type="float">
            <text:p>-4.25</text:p>
          </table:table-cell>
          <table:table-cell/>
          <table:table-cell office:value-type="float" office:value="61.42" calcext:value-type="float">
            <text:p>61.42</text:p>
          </table:table-cell>
          <table:table-cell office:value-type="float" office:value="409.28" calcext:value-type="float">
            <text:p>409.28</text:p>
          </table:table-cell>
          <table:table-cell office:value-type="float" office:value="120.96" calcext:value-type="float">
            <text:p>120.96</text:p>
          </table:table-cell>
          <table:table-cell table:number-columns-repeated="3"/>
          <table:table-cell office:value-type="float" office:value="70.4" calcext:value-type="float">
            <text:p>70.4</text:p>
          </table:table-cell>
          <table:table-cell office:value-type="float" office:value="136.6" calcext:value-type="float">
            <text:p>136.6</text:p>
          </table:table-cell>
          <table:table-cell office:value-type="float" office:value="121.41" calcext:value-type="float">
            <text:p>121.41</text:p>
          </table:table-cell>
          <table:table-cell table:number-columns-repeated="3"/>
          <table:table-cell office:value-type="float" office:value="429.405" calcext:value-type="float">
            <text:p>429.405</text:p>
          </table:table-cell>
          <table:table-cell office:value-type="float" office:value="46756.085" calcext:value-type="float">
            <text:p>46756.085</text:p>
          </table:table-cell>
          <table:table-cell office:value-type="float" office:value="-1637.34900000002" calcext:value-type="float">
            <text:p>-1637.34900000002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е Прайм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946" calcext:value-type="float">
            <text:p>1.946</text:p>
          </table:table-cell>
          <table:table-cell office:value-type="float" office:value="0.002" calcext:value-type="float">
            <text:p>0.002</text:p>
          </table:table-cell>
          <table:table-cell office:value-type="float" office:value="11.84" calcext:value-type="float">
            <text:p>11.84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4"/>
          <table:table-cell office:value-type="float" office:value="20.72" calcext:value-type="float">
            <text:p>20.72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table:number-columns-repeated="8"/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5.52" calcext:value-type="float">
            <text:p>5.5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9"/>
          <table:table-cell office:value-type="float" office:value="2.96" calcext:value-type="float">
            <text:p>2.96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3"/>
          <table:table-cell office:value-type="float" office:value="110.88" calcext:value-type="float">
            <text:p>110.88</text:p>
          </table:table-cell>
          <table:table-cell table:number-columns-repeated="6"/>
          <table:table-cell office:value-type="float" office:value="2.28" calcext:value-type="float">
            <text:p>2.28</text:p>
          </table:table-cell>
          <table:table-cell table:number-columns-repeated="3"/>
          <table:table-cell office:value-type="float" office:value="2.22" calcext:value-type="float">
            <text:p>2.22</text:p>
          </table:table-cell>
          <table:table-cell office:value-type="float" office:value="1521.784" calcext:value-type="float">
            <text:p>1521.784</text:p>
          </table:table-cell>
          <table:table-cell office:value-type="float" office:value="804.09" calcext:value-type="float">
            <text:p>804.09</text:p>
          </table:table-cell>
          <table:table-cell table:number-columns-repeated="911"/>
        </table:table-row>
        <table:table-row table:style-name="ro1">
          <table:table-cell table:style-name="ce1"/>
          <table:table-cell office:value-type="string" calcext:value-type="string">
            <text:p>Кавказский "Умалат" (Окей), 45%, кг, в/у</text:p>
          </table:table-cell>
          <table:table-cell office:value-type="string" calcext:value-type="string">
            <text:p>Кавказский "Умалат" (Перекресток), 45%, кг, в/у</text:p>
          </table:table-cell>
          <table:table-cell table:number-columns-repeated="2"/>
          <table:table-cell office:value-type="string" calcext:value-type="string">
            <text:p>Кавказский "Умалат", 45%, 0,37 кг, в/у</text:p>
          </table:table-cell>
          <table:table-cell table:number-columns-repeated="6"/>
          <table:table-cell office:value-type="string" calcext:value-type="string">
            <text:p>Качорикотта "Unagrande", 45%, 0,37 кг, в/у</text:p>
          </table:table-cell>
          <table:table-cell office:value-type="string" calcext:value-type="string">
            <text:p>Кремчиз "Pretto", 75%, 0,2 кг, пл/с</text:p>
          </table:table-cell>
          <table:table-cell table:number-columns-repeated="9"/>
          <table:table-cell office:value-type="string" calcext:value-type="string">
            <text:p>Маскарпоне "Глобус", 80%, 0,25 кг, пл/с</text:p>
          </table:table-cell>
          <table:table-cell table:number-columns-repeated="8"/>
          <table:table-cell office:value-type="string" calcext:value-type="string">
            <text:p>Масло сладко-сливочное Традиционное, 82,5%, 2 кг, к/к</text:p>
          </table:table-cell>
          <table:table-cell table:number-columns-repeated="17"/>
          <table:table-cell office:value-type="string" calcext:value-type="string">
            <text:p>Моцарелла Фиор ди латте в воде "Fine Life", 45%, 0,125 кг, ф/п</text:p>
          </table:table-cell>
          <table:table-cell table:number-columns-repeated="6"/>
          <table:table-cell office:value-type="string" calcext:value-type="string">
            <text:p>Моцарелла Чильеджина в воде "Fine Life", 45%, 0,125 кг, ф/п</text:p>
          </table:table-cell>
          <table:table-cell table:number-columns-repeated="21"/>
          <table:table-cell office:value-type="string" calcext:value-type="string">
            <text:p>Рикотта "Pretto" (зернистая), 30%, 0,37 кг, в/у</text:p>
          </table:table-cell>
          <table:table-cell table:number-columns-repeated="7"/>
          <table:table-cell office:value-type="string" calcext:value-type="string">
            <text:p>Рикотта "Unagrande Professionale", 45%, 0,5 кг, пл/с</text:p>
          </table:table-cell>
          <table:table-cell table:number-columns-repeated="2"/>
          <table:table-cell office:value-type="string" calcext:value-type="string">
            <text:p>Рикотта "Глобус", 45%, 0,25 кг, пл/с</text:p>
          </table:table-cell>
          <table:table-cell table:number-columns-repeated="4"/>
          <table:table-cell office:value-type="string" calcext:value-type="string">
            <text:p>Робиола "Unagrande", 65%, 0,18 кг, пл/с</text:p>
          </table:table-cell>
          <table:table-cell table:number-columns-repeated="2"/>
          <table:table-cell office:value-type="string" calcext:value-type="string">
            <text:p>Свели-Квели "Умалат", 30%, 0,37 кг, в/у</text:p>
          </table:table-cell>
          <table:table-cell/>
          <table:table-cell office:value-type="string" calcext:value-type="string">
            <text:p>Сулугуни "Маркет Перекресток", 45%, 0,28 кг, т/ф</text:p>
          </table:table-cell>
          <table:table-cell table:number-columns-repeated="4"/>
          <table:table-cell office:value-type="string" calcext:value-type="string">
            <text:p>Четук "Умалат", 45%, 0,37 кг, в/у</text:p>
          </table:table-cell>
          <table:table-cell table:number-columns-repeated="918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ланирование суточное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Форм фактор</text:p>
          </table:table-cell>
          <table:table-cell office:value-type="string" calcext:value-type="string">
            <text:p>Бренд</text:p>
          </table:table-cell>
          <table:table-cell office:value-type="string" calcext:value-type="string">
            <text:p>Номенклатура</text:p>
          </table:table-cell>
          <table:table-cell office:value-type="string" calcext:value-type="string">
            <text:p>Факт.остатки, заявка</text:p>
          </table:table-cell>
          <table:table-cell office:value-type="string" calcext:value-type="string">
            <text:p>Нормативные остатки</text:p>
          </table:table-cell>
          <table:table-cell office:value-type="string" calcext:value-type="string">
            <text:p>План производства</text:p>
          </table:table-cell>
          <table:table-cell table:number-columns-repeated="5"/>
          <table:table-cell office:value-type="string" calcext:value-type="string">
            <text:p>Расчет</text:p>
          </table:table-cell>
          <table:table-cell office:value-type="string" calcext:value-type="string">
            <text:p>План</text:p>
          </table:table-cell>
          <table:table-cell/>
          <table:table-cell office:value-type="string" calcext:value-type="string">
            <text:p>Фактические остатки на складах - Заявлено, кг: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Моцарелла</text:p>
          </table:table-cell>
          <table:table-cell office:value-type="string" calcext:value-type="string">
            <text:p>Бонджорно</text:p>
          </table:table-cell>
          <table:table-cell office:value-type="string" calcext:value-type="string">
            <text:p>Моцарелла палочки "Бонджорно", 45%, 0,12 кг, т/ф</text:p>
          </table:table-cell>
          <table:table-cell table:formula="of:=INDEX($'файл остатки'.$A$5:$DK$265,MATCH($O$1,$'файл остатки'.$A$5:$A$228,0),MATCH(C2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,$'файл остатки'.$A$5:$DK$5,0)))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2'+ 'd3'" office:value-type="float" office:value="0" calcext:value-type="float">
            <text:p>0</text:p>
          </table:table-cell>
          <table:table-cell table:formula="of:=ROUND([.L2])" office:value-type="float" office:value="0" calcext:value-type="float">
            <text:p>0</text:p>
          </table:table-cell>
          <table:table-cell/>
          <table:table-cell office:value-type="string" calcext:value-type="string">
            <text:p>Нормативные остатки, кг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Моцарелла</text:p>
          </table:table-cell>
          <table:table-cell office:value-type="string" calcext:value-type="string">
            <text:p>Эсперсон</text:p>
          </table:table-cell>
          <table:table-cell office:value-type="string" calcext:value-type="string">
            <text:p>Моцарелла (палочки), 45%, кг, пл/л</text:p>
          </table:table-cell>
          <table:table-cell table:formula="of:=INDEX($'файл остатки'.$A$5:$DK$265,MATCH($O$1,$'файл остатки'.$A$5:$A$228,0),MATCH(C3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,$'файл остатки'.$A$5:$DK$5,0)))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"Маркет Перекресток", 45%, 0,28 кг, т/ф</text:p>
          </table:table-cell>
          <table:table-cell table:formula="of:=INDEX($'файл остатки'.$A$5:$DK$265,MATCH($O$1,$'файл остатки'.$A$5:$A$228,0),MATCH(C7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7,$'файл остатки'.$A$5:$DK$5,0)))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7'" office:value-type="float" office:value="0" calcext:value-type="float">
            <text:p>0</text:p>
          </table:table-cell>
          <table:table-cell table:formula="of:=ROUND([.L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Сулугуни "ВкусВилл", 45%, 0,28 кг, т/ф</text:p>
          </table:table-cell>
          <table:table-cell table:formula="of:=INDEX($'файл остатки'.$A$5:$DK$265,MATCH($O$1,$'файл остатки'.$A$5:$A$228,0),MATCH(C8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8,$'файл остатки'.$A$5:$DK$5,0)))" office:value-type="float" office:value="0" calcext:value-type="float">
            <text:p>0</text:p>
          </table:table-cell>
          <table:table-cell table:formula="of:=[.D8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8'+ 'd9'+ 'd10'+ 'd11'+ 'd12'+ 'd13'+ 'd14'" office:value-type="float" office:value="0" calcext:value-type="float">
            <text:p>0</text:p>
          </table:table-cell>
          <table:table-cell table:formula="of:=ROUND([.L8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"Умалат", 45%, 0,28 кг, т/ф, (8 шт)</text:p>
          </table:table-cell>
          <table:table-cell table:formula="of:=INDEX($'файл остатки'.$A$5:$DK$265,MATCH($O$1,$'файл остатки'.$A$5:$A$228,0),MATCH(C9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9,$'файл остатки'.$A$5:$DK$5,0)))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"Умалат", 45%, 0,2 кг, т/ф, (9 шт)</text:p>
          </table:table-cell>
          <table:table-cell table:formula="of:=INDEX($'файл остатки'.$A$5:$DK$265,MATCH($O$1,$'файл остатки'.$A$5:$A$228,0),MATCH(C10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0,$'файл остатки'.$A$5:$DK$5,0)))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палочки "Умалат", 45%, 0,12 кг, т/ф (10 шт.)</text:p>
          </table:table-cell>
          <table:table-cell table:formula="of:=INDEX($'файл остатки'.$A$5:$DK$265,MATCH($O$1,$'файл остатки'.$A$5:$A$228,0),MATCH(C11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1,$'файл остатки'.$A$5:$DK$5,0)))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"Умалат" (для хачапури), 45%, 0,12 кг, ф/п</text:p>
          </table:table-cell>
          <table:table-cell table:formula="of:=INDEX($'файл остатки'.$A$5:$DK$265,MATCH($O$1,$'файл остатки'.$A$5:$A$228,0),MATCH(C12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2,$'файл остатки'.$A$5:$DK$5,0)))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Сулугуни кубики "ВкусВилл", 45%, 0,12 кг, ф/п</text:p>
          </table:table-cell>
          <table:table-cell table:formula="of:=INDEX($'файл остатки'.$A$5:$DK$265,MATCH($O$1,$'файл остатки'.$A$5:$A$228,0),MATCH(C13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3,$'файл остатки'.$A$5:$DK$5,0)))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<text:s/>"Умалат", 45%, 0,37 кг, т/ф, (6 шт)</text:p>
          </table:table-cell>
          <table:table-cell table:formula="of:=INDEX($'файл остатки'.$A$5:$DK$265,MATCH($O$1,$'файл остатки'.$A$5:$A$228,0),MATCH(C14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4,$'файл остатки'.$A$5:$DK$5,0)))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Качокавалло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Качокавалло "Unagrande" (ОК), 45%, кг</text:p>
          </table:table-cell>
          <table:table-cell table:formula="of:=INDEX($'файл остатки'.$A$5:$DK$265,MATCH($O$1,$'файл остатки'.$A$5:$A$228,0),MATCH(C18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8,$'файл остатки'.$A$5:$DK$5,0)))" office:value-type="float" office:value="0" calcext:value-type="float">
            <text:p>0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6% варка</text:p>
          </table:table-cell>
          <table:covered-table-cell/>
          <table:table-cell table:formula="of:='d18'" office:value-type="float" office:value="0" calcext:value-type="float">
            <text:p>0</text:p>
          </table:table-cell>
          <table:table-cell table:formula="of:=ROUND([.L18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ачокавалло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Качокавалло "Unagrande", 45%, 0,26 кг, в/у, (8 шт)</text:p>
          </table:table-cell>
          <table:table-cell table:formula="of:=INDEX($'файл остатки'.$A$5:$DK$265,MATCH($O$1,$'файл остатки'.$A$5:$A$228,0),MATCH(C19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9,$'файл остатки'.$A$5:$DK$5,0)))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6% варка</text:p>
          </table:table-cell>
          <table:covered-table-cell/>
          <table:table-cell table:formula="of:='d19'+ 'd20'" office:value-type="float" office:value="0" calcext:value-type="float">
            <text:p>0</text:p>
          </table:table-cell>
          <table:table-cell table:formula="of:=ROUND([.L19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ачокавалло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Качокавалло "Unagrande", 45%, кг</text:p>
          </table:table-cell>
          <table:table-cell table:formula="of:=INDEX($'файл остатки'.$A$5:$DK$265,MATCH($O$1,$'файл остатки'.$A$5:$A$228,0),MATCH(C20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0,$'файл остатки'.$A$5:$DK$5,0)))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Моцарелла в воде Фиор Ди Латте без лактозы "ВкусВилл", 45%, 0,125 кг, ф/п (8 шт)</text:p>
          </table:table-cell>
          <table:table-cell table:formula="of:=INDEX($'файл остатки'.$A$5:$DK$265,MATCH($O$1,$'файл остатки'.$A$5:$A$228,0),MATCH(C24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4,$'файл остатки'.$A$5:$DK$5,0)))" office:value-type="float" office:value="0" calcext:value-type="float">
            <text:p>0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24'" office:value-type="float" office:value="0" calcext:value-type="float">
            <text:p>0</text:p>
          </table:table-cell>
          <table:table-cell table:formula="of:=ROUND([.L24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Фиор ди латте в воде "Unagrande", 50%, 0,125 кг, ф/п, (8 шт)</text:p>
          </table:table-cell>
          <table:table-cell table:formula="of:=INDEX($'файл остатки'.$A$5:$DK$265,MATCH($O$1,$'файл остатки'.$A$5:$A$228,0),MATCH(C25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5,$'файл остатки'.$A$5:$DK$5,0)))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6% варка</text:p>
          </table:table-cell>
          <table:covered-table-cell/>
          <table:table-cell table:formula="of:='d25'+ 'd26'" office:value-type="float" office:value="0" calcext:value-type="float">
            <text:p>0</text:p>
          </table:table-cell>
          <table:table-cell table:formula="of:=ROUND([.L2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Грандиоза в воде "Unagrande", 50%, 0,2 кг, ф/п</text:p>
          </table:table-cell>
          <table:table-cell table:formula="of:=INDEX($'файл остатки'.$A$5:$DK$265,MATCH($O$1,$'файл остатки'.$A$5:$A$228,0),MATCH(C26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6,$'файл остатки'.$A$5:$DK$5,0)))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27'+ 'd28'+ 'd29'+ 'd30'+ 'd31'" office:value-type="float" office:value="0" calcext:value-type="float">
            <text:p>0</text:p>
          </table:table-cell>
          <table:table-cell table:formula="of:=ROUND([.L2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Моцарелла Фиор Ди Латте в воде "Pretto", 45%, 0,125 кг, ф/п, (8 шт)</text:p>
          </table:table-cell>
          <table:table-cell table:formula="of:=INDEX($'файл остатки'.$A$5:$DK$265,MATCH($O$1,$'файл остатки'.$A$5:$A$228,0),MATCH(C27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7,$'файл остатки'.$A$5:$DK$5,0)))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32'" office:value-type="float" office:value="0" calcext:value-type="float">
            <text:p>0</text:p>
          </table:table-cell>
          <table:table-cell table:formula="of:=ROUND([.L2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Моцарелла Фиор Ди Латте в воде "Pretto", 45%, 0,1 кг, ф/п, (8 шт)</text:p>
          </table:table-cell>
          <table:table-cell table:formula="of:=INDEX($'файл остатки'.$A$5:$DK$265,MATCH($O$1,$'файл остатки'.$A$5:$A$228,0),MATCH(C28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8,$'файл остатки'.$A$5:$DK$5,0)))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Ваш выбор</text:p>
          </table:table-cell>
          <table:table-cell office:value-type="string" calcext:value-type="string">
            <text:p>Моцарелла Фиор ди Латте в воде "Ваш выбор", 50%, 0,1 кг, ф/п</text:p>
          </table:table-cell>
          <table:table-cell table:formula="of:=INDEX($'файл остатки'.$A$5:$DK$265,MATCH($O$1,$'файл остатки'.$A$5:$A$228,0),MATCH(C29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9,$'файл остатки'.$A$5:$DK$5,0)))" office:value-type="float" office:value="0" calcext:value-type="float">
            <text:p>0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Красная птица</text:p>
          </table:table-cell>
          <table:table-cell office:value-type="string" calcext:value-type="string">
            <text:p>Моцарелла Фиор ди Латте в воде "Красная птица", 45%, 0,125 кг, ф/п</text:p>
          </table:table-cell>
          <table:table-cell table:formula="of:=INDEX($'файл остатки'.$A$5:$DK$265,MATCH($O$1,$'файл остатки'.$A$5:$A$228,0),MATCH(C30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0,$'файл остатки'.$A$5:$DK$5,0)))" office:value-type="float" office:value="0" calcext:value-type="float">
            <text:p>0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Fine Life</text:p>
          </table:table-cell>
          <table:table-cell office:value-type="string" calcext:value-type="string">
            <text:p>Моцарелла Фиор ди латте в воде "Fine Life", 45%, 0,125 кг, ф/п</text:p>
          </table:table-cell>
          <table:table-cell table:formula="of:=INDEX($'файл остатки'.$A$5:$DK$265,MATCH($O$1,$'файл остатки'.$A$5:$A$228,0),MATCH(C31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1,$'файл остатки'.$A$5:$DK$5,0)))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сердечки в воде "Unagrande", 45%, 0,125 кг, ф/п, (8 шт)</text:p>
          </table:table-cell>
          <table:table-cell table:formula="of:=INDEX($'файл остатки'.$A$5:$DK$265,MATCH($O$1,$'файл остатки'.$A$5:$A$228,0),MATCH(C32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2,$'файл остатки'.$A$5:$DK$5,0)))" office:value-type="float" office:value="0" calcext:value-type="float">
            <text:p>0</text:p>
          </table:table-cell>
          <table:table-cell table:formula="of:=[.D32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без лактозы для сэндвичей "Unagrande", 45%, 0,28 кг, т/ф</text:p>
          </table:table-cell>
          <table:table-cell table:formula="of:=INDEX($'файл остатки'.$A$5:$DK$265,MATCH($O$1,$'файл остатки'.$A$5:$A$228,0),MATCH(C36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6,$'файл остатки'.$A$5:$DK$5,0)))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36'" office:value-type="float" office:value="0" calcext:value-type="float">
            <text:p>0</text:p>
          </table:table-cell>
          <table:table-cell table:formula="of:=ROUND([.L3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Fine Life</text:p>
          </table:table-cell>
          <table:table-cell office:value-type="string" calcext:value-type="string">
            <text:p>Моцарелла для пиццы «Fine Life», 45%, 0,37 кг, т/ф, (6 шт)</text:p>
          </table:table-cell>
          <table:table-cell table:formula="of:=INDEX($'файл остатки'.$A$5:$DK$265,MATCH($O$1,$'файл остатки'.$A$5:$A$228,0),MATCH(C37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7,$'файл остатки'.$A$5:$DK$5,0)))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37'+ 'd38'+ 'd39'+ 'd40'+ 'd41'" office:value-type="float" office:value="0" calcext:value-type="float">
            <text:p>0</text:p>
          </table:table-cell>
          <table:table-cell table:formula="of:=ROUND([.L3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Моцарелла "Pretto", 45%, 1,2 кг, в/у</text:p>
          </table:table-cell>
          <table:table-cell table:formula="of:=INDEX($'файл остатки'.$A$5:$DK$265,MATCH($O$1,$'файл остатки'.$A$5:$A$228,0),MATCH(C38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8,$'файл остатки'.$A$5:$DK$5,0)))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42'+ 'd43'+ 'd44'+ 'd45'+ 'd46'+ 'd47'" office:value-type="float" office:value="0" calcext:value-type="float">
            <text:p>0</text:p>
          </table:table-cell>
          <table:table-cell table:formula="of:=ROUND([.L38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Моцарелла "Pretto" (для бутербродов), 45%, 0,2 кг, т/ф, (9 шт)</text:p>
          </table:table-cell>
          <table:table-cell table:formula="of:=INDEX($'файл остатки'.$A$5:$DK$265,MATCH($O$1,$'файл остатки'.$A$5:$A$228,0),MATCH(C39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9,$'файл остатки'.$A$5:$DK$5,0)))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Фермерская коллекция</text:p>
          </table:table-cell>
          <table:table-cell office:value-type="string" calcext:value-type="string">
            <text:p>Моцарелла для пиццы "Фермерская коллекция", 45%, 0,2 кг, т/ф</text:p>
          </table:table-cell>
          <table:table-cell table:formula="of:=INDEX($'файл остатки'.$A$5:$DK$265,MATCH($O$1,$'файл остатки'.$A$5:$A$228,0),MATCH(C40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0,$'файл остатки'.$A$5:$DK$5,0)))" office:value-type="float" office:value="0" calcext:value-type="float">
            <text:p>0</text:p>
          </table:table-cell>
          <table:table-cell table:formula="of:=[.D40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Metro Chef</text:p>
          </table:table-cell>
          <table:table-cell office:value-type="string" calcext:value-type="string">
            <text:p>Моцарелла шары "Metro Chef", 45%, кг, в/у</text:p>
          </table:table-cell>
          <table:table-cell table:formula="of:=INDEX($'файл остатки'.$A$5:$DK$265,MATCH($O$1,$'файл остатки'.$A$5:$A$228,0),MATCH(C41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1,$'файл остатки'.$A$5:$DK$5,0)))" office:value-type="float" office:value="0" calcext:value-type="float">
            <text:p>0</text:p>
          </table:table-cell>
          <table:table-cell table:formula="of:=[.D41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для пиццы "Unagrande", 45%, 0,46 кг, в/у, (8 шт)</text:p>
          </table:table-cell>
          <table:table-cell table:formula="of:=INDEX($'файл остатки'.$A$5:$DK$265,MATCH($O$1,$'файл остатки'.$A$5:$A$228,0),MATCH(C42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2,$'файл остатки'.$A$5:$DK$5,0)))" office:value-type="float" office:value="0" calcext:value-type="float">
            <text:p>0</text:p>
          </table:table-cell>
          <table:table-cell table:formula="of:=[.D42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палочки "Unagrande", 45%, 0,12 кг, т/ф</text:p>
          </table:table-cell>
          <table:table-cell table:formula="of:=INDEX($'файл остатки'.$A$5:$DK$265,MATCH($O$1,$'файл остатки'.$A$5:$A$228,0),MATCH(C43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3,$'файл остатки'.$A$5:$DK$5,0)))" office:value-type="float" office:value="0" calcext:value-type="float">
            <text:p>0</text:p>
          </table:table-cell>
          <table:table-cell table:formula="of:=[.D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Моцарелла палочки "ВкусВилл", 45%, 0,12 кг, т/ф</text:p>
          </table:table-cell>
          <table:table-cell table:formula="of:=INDEX($'файл остатки'.$A$5:$DK$265,MATCH($O$1,$'файл остатки'.$A$5:$A$228,0),MATCH(C44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4,$'файл остатки'.$A$5:$DK$5,0)))" office:value-type="float" office:value="0" calcext:value-type="float">
            <text:p>0</text:p>
          </table:table-cell>
          <table:table-cell table:formula="of:=[.D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для сэндвичей "Unagrande", 45%, 0,28 кг, т/ф, (8 шт)</text:p>
          </table:table-cell>
          <table:table-cell table:formula="of:=INDEX($'файл остатки'.$A$5:$DK$265,MATCH($O$1,$'файл остатки'.$A$5:$A$228,0),MATCH(C45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5,$'файл остатки'.$A$5:$DK$5,0)))" office:value-type="float" office:value="0" calcext:value-type="float">
            <text:p>0</text:p>
          </table:table-cell>
          <table:table-cell table:formula="of:=[.D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"Unagrande", 45%, 3 кг, пл/л</text:p>
          </table:table-cell>
          <table:table-cell table:formula="of:=INDEX($'файл остатки'.$A$5:$DK$265,MATCH($O$1,$'файл остатки'.$A$5:$A$228,0),MATCH(C46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6,$'файл остатки'.$A$5:$DK$5,0)))" office:value-type="float" office:value="0" calcext:value-type="float">
            <text:p>0</text:p>
          </table:table-cell>
          <table:table-cell table:formula="of:=[.D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"Unagrande", 45%, 0,12 кг, ф/п (кубики)</text:p>
          </table:table-cell>
          <table:table-cell table:formula="of:=INDEX($'файл остатки'.$A$5:$DK$265,MATCH($O$1,$'файл остатки'.$A$5:$A$228,0),MATCH(C47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7,$'файл остатки'.$A$5:$DK$5,0)))" office:value-type="float" office:value="0" calcext:value-type="float">
            <text:p>0</text:p>
          </table:table-cell>
          <table:table-cell table:formula="of:=[.D47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Orecchio Oro</text:p>
          </table:table-cell>
          <table:table-cell office:value-type="string" calcext:value-type="string">
            <text:p>Моцарелла в воде Фиор Ди Латте "Orecchio Oro", 45%, 0,1 кг, ф/п</text:p>
          </table:table-cell>
          <table:table-cell table:formula="of:=INDEX($'файл остатки'.$A$5:$DK$265,MATCH($O$1,$'файл остатки'.$A$5:$A$228,0),MATCH(C51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1,$'файл остатки'.$A$5:$DK$5,0)))" office:value-type="float" office:value="0" calcext:value-type="float">
            <text:p>0</text:p>
          </table:table-cell>
          <table:table-cell table:formula="of:=[.D51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51'" office:value-type="float" office:value="0" calcext:value-type="float">
            <text:p>0</text:p>
          </table:table-cell>
          <table:table-cell table:formula="of:=ROUND([.L5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Моцарелла Чильеджина в воде "Pretto", 45%, 0,1 кг, ф/п, (8 шт)</text:p>
          </table:table-cell>
          <table:table-cell table:formula="of:=INDEX($'файл остатки'.$A$5:$DK$265,MATCH($O$1,$'файл остатки'.$A$5:$A$228,0),MATCH(C55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5,$'файл остатки'.$A$5:$DK$5,0)))" office:value-type="float" office:value="0" calcext:value-type="float">
            <text:p>0</text:p>
          </table:table-cell>
          <table:table-cell table:formula="of:=[.D55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55'+ 'd56'+ 'd57'+ 'd58'+ 'd59'" office:value-type="float" office:value="0" calcext:value-type="float">
            <text:p>0</text:p>
          </table:table-cell>
          <table:table-cell table:formula="of:=ROUND([.L5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Fine Life</text:p>
          </table:table-cell>
          <table:table-cell office:value-type="string" calcext:value-type="string">
            <text:p>Моцарелла Чильеджина в воде "Fine Life", 45%, 0,125 кг, ф/п</text:p>
          </table:table-cell>
          <table:table-cell table:formula="of:=INDEX($'файл остатки'.$A$5:$DK$265,MATCH($O$1,$'файл остатки'.$A$5:$A$228,0),MATCH(C56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6,$'файл остатки'.$A$5:$DK$5,0)))" office:value-type="float" office:value="0" calcext:value-type="float">
            <text:p>0</text:p>
          </table:table-cell>
          <table:table-cell table:formula="of:=[.D56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6% варка</text:p>
          </table:table-cell>
          <table:covered-table-cell/>
          <table:table-cell table:formula="of:='d60'" office:value-type="float" office:value="0" calcext:value-type="float">
            <text:p>0</text:p>
          </table:table-cell>
          <table:table-cell table:formula="of:=ROUND([.L5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Orecchio Oro</text:p>
          </table:table-cell>
          <table:table-cell office:value-type="string" calcext:value-type="string">
            <text:p>Моцарелла в воде Чильеджина "Orecchio Oro", 45%, 0,1 кг, ф/п</text:p>
          </table:table-cell>
          <table:table-cell table:formula="of:=INDEX($'файл остатки'.$A$5:$DK$265,MATCH($O$1,$'файл остатки'.$A$5:$A$228,0),MATCH(C57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7,$'файл остатки'.$A$5:$DK$5,0)))" office:value-type="float" office:value="0" calcext:value-type="float">
            <text:p>0</text:p>
          </table:table-cell>
          <table:table-cell table:formula="of:=[.D57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61'" office:value-type="float" office:value="0" calcext:value-type="float">
            <text:p>0</text:p>
          </table:table-cell>
          <table:table-cell table:formula="of:=ROUND([.L5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Ваш выбор</text:p>
          </table:table-cell>
          <table:table-cell office:value-type="string" calcext:value-type="string">
            <text:p>Моцарелла Чильеджина в воде "Ваш выбор", 50%, 0,1 кг, ф/п</text:p>
          </table:table-cell>
          <table:table-cell table:formula="of:=INDEX($'файл остатки'.$A$5:$DK$265,MATCH($O$1,$'файл остатки'.$A$5:$A$228,0),MATCH(C58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8,$'файл остатки'.$A$5:$DK$5,0)))" office:value-type="float" office:value="0" calcext:value-type="float">
            <text:p>0</text:p>
          </table:table-cell>
          <table:table-cell table:formula="of:=[.D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Красная птица</text:p>
          </table:table-cell>
          <table:table-cell office:value-type="string" calcext:value-type="string">
            <text:p>Моцарелла Чильеджина в воде "Красная птица", 45%, 0,125 кг, ф/п</text:p>
          </table:table-cell>
          <table:table-cell table:formula="of:=INDEX($'файл остатки'.$A$5:$DK$265,MATCH($O$1,$'файл остатки'.$A$5:$A$228,0),MATCH(C59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9,$'файл остатки'.$A$5:$DK$5,0)))" office:value-type="float" office:value="0" calcext:value-type="float">
            <text:p>0</text:p>
          </table:table-cell>
          <table:table-cell table:formula="of:=[.D59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Чильеджина в воде "Unagrande", 50%, 0,125, ф/п, (8 шт)</text:p>
          </table:table-cell>
          <table:table-cell table:formula="of:=INDEX($'файл остатки'.$A$5:$DK$265,MATCH($O$1,$'файл остатки'.$A$5:$A$228,0),MATCH(C60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60,$'файл остатки'.$A$5:$DK$5,0)))" office:value-type="float" office:value="0" calcext:value-type="float">
            <text:p>0</text:p>
          </table:table-cell>
          <table:table-cell table:formula="of:=[.D60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в воде Чильеджина без лактозы "Unagrande", 45%, 0,125 кг, ф/п</text:p>
          </table:table-cell>
          <table:table-cell table:formula="of:=INDEX($'файл остатки'.$A$5:$DK$265,MATCH($O$1,$'файл остатки'.$A$5:$A$228,0),MATCH(C61,$'файл остатки'.$A$5:$DK$5,0)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61,$'файл остатки'.$A$5:$DK$5,0)))" office:value-type="float" office:value="0" calcext:value-type="float">
            <text:p>0</text:p>
          </table:table-cell>
          <table:table-cell table:formula="of:=[.D61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планирование_20_суточное" style:display-name="PageStyle_планирование суточно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файл_20_остатки" style:display-name="PageStyle_файл остатк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5:02:48</meta:creation-date>
    <dc:date>2020-11-10T15:02:48</dc:date>
    <meta:generator>LibreOffice/6.0.7.3$Linux_X86_64 LibreOffice_project/00m0$Build-3</meta:generator>
    <meta:document-statistic meta:table-count="2" meta:cell-count="141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